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cm" table:align="margins"/>
    </style:style>
    <style:style style:name="Таблица1.A" style:family="table-column">
      <style:table-column-properties style:column-width="1.699cm" style:rel-column-width="6548*"/>
    </style:style>
    <style:style style:name="Таблица1.B" style:family="table-column">
      <style:table-column-properties style:column-width="1.7cm" style:rel-column-width="6554*"/>
    </style:style>
    <style:style style:name="Таблица1.J" style:family="table-column">
      <style:table-column-properties style:column-width="1.704cm" style:rel-column-width="6567*"/>
    </style:style>
    <style:style style:name="Таблица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Таблица1.B1" style:family="table-cell">
      <style:table-cell-properties fo:background-color="#009353" fo:padding="0cm" fo:border-left="none" fo:border-right="none" fo:border-top="0.75pt solid #009353" fo:border-bottom="none" style:writing-mode="page">
        <style:background-image/>
      </style:table-cell-properties>
    </style:style>
    <style:style style:name="Таблица1.J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Таблица1.A2" style:family="table-cell">
      <style:table-cell-properties fo:background-color="transparent" fo:padding="0cm" fo:border-left="0.75pt solid #009353" fo:border-right="none" fo:border-top="none" fo:border-bottom="none" style:writing-mode="page">
        <style:background-image/>
      </style:table-cell-properties>
    </style:style>
    <style:style style:name="Таблица1.B2" style:family="table-cell">
      <style:table-cell-properties fo:background-color="transparent" fo:padding="0cm" fo:border="none" style:writing-mode="page">
        <style:background-image/>
      </style:table-cell-properties>
    </style:style>
    <style:style style:name="Таблица1.J2" style:family="table-cell">
      <style:table-cell-properties fo:background-color="transparent" fo:padding="0cm" fo:border-left="none" fo:border-right="0.75pt solid #009353" fo:border-top="none" fo:border-bottom="none" style:writing-mode="page">
        <style:background-image/>
      </style:table-cell-properties>
    </style:style>
    <style:style style:name="Таблица1.A3" style:family="table-cell">
      <style:table-cell-properties fo:background-color="#dddddd" fo:padding="0cm" fo:border-left="0.75pt solid #009353" fo:border-right="none" fo:border-top="none" fo:border-bottom="none" style:writing-mode="page">
        <style:background-image/>
      </style:table-cell-properties>
    </style:style>
    <style:style style:name="Таблица1.B3" style:family="table-cell">
      <style:table-cell-properties fo:background-color="#dddddd" fo:padding="0cm" fo:border="none" style:writing-mode="page">
        <style:background-image/>
      </style:table-cell-properties>
    </style:style>
    <style:style style:name="Таблица1.J3" style:family="table-cell">
      <style:table-cell-properties fo:background-color="#dddddd" fo:padding="0cm" fo:border-left="none" fo:border-right="0.75pt solid #009353" fo:border-top="none" fo:border-bottom="none" style:writing-mode="page">
        <style:background-image/>
      </style:table-cell-properties>
    </style:style>
    <style:style style:name="Таблица1.A10"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Таблица1.B10" style:family="table-cell">
      <style:table-cell-properties fo:background-color="#bee3d3" fo:padding="0cm" fo:border-left="none" fo:border-right="none" fo:border-top="none" fo:border-bottom="0.75pt solid #009353" style:writing-mode="page">
        <style:background-image/>
      </style:table-cell-properties>
    </style:style>
    <style:style style:name="Таблица1.J10"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Таблица2" style:family="table">
      <style:table-properties style:width="17cm" table:align="margins"/>
    </style:style>
    <style:style style:name="Таблица2.A" style:family="table-column">
      <style:table-column-properties style:column-width="1.699cm" style:rel-column-width="6548*"/>
    </style:style>
    <style:style style:name="Таблица2.B" style:family="table-column">
      <style:table-column-properties style:column-width="1.7cm" style:rel-column-width="6554*"/>
    </style:style>
    <style:style style:name="Таблица2.J" style:family="table-column">
      <style:table-column-properties style:column-width="1.704cm" style:rel-column-width="6567*"/>
    </style:style>
    <style:style style:name="Таблица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Таблица2.B1" style:family="table-cell">
      <style:table-cell-properties fo:background-color="#009353" fo:padding="0cm" fo:border-left="none" fo:border-right="none" fo:border-top="0.75pt solid #009353" fo:border-bottom="none" style:writing-mode="page">
        <style:background-image/>
      </style:table-cell-properties>
    </style:style>
    <style:style style:name="Таблица2.J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Таблица2.A2" style:family="table-cell">
      <style:table-cell-properties fo:background-color="transparent" fo:padding="0cm" fo:border-left="0.75pt solid #009353" fo:border-right="none" fo:border-top="none" fo:border-bottom="none" style:writing-mode="page">
        <style:background-image/>
      </style:table-cell-properties>
    </style:style>
    <style:style style:name="Таблица2.B2" style:family="table-cell">
      <style:table-cell-properties fo:background-color="transparent" fo:padding="0cm" fo:border="none" style:writing-mode="page">
        <style:background-image/>
      </style:table-cell-properties>
    </style:style>
    <style:style style:name="Таблица2.J2" style:family="table-cell">
      <style:table-cell-properties fo:background-color="transparent" fo:padding="0cm" fo:border-left="none" fo:border-right="0.75pt solid #009353" fo:border-top="none" fo:border-bottom="none" style:writing-mode="page">
        <style:background-image/>
      </style:table-cell-properties>
    </style:style>
    <style:style style:name="Таблица2.A3" style:family="table-cell">
      <style:table-cell-properties fo:background-color="#dddddd" fo:padding="0cm" fo:border-left="0.75pt solid #009353" fo:border-right="none" fo:border-top="none" fo:border-bottom="none" style:writing-mode="page">
        <style:background-image/>
      </style:table-cell-properties>
    </style:style>
    <style:style style:name="Таблица2.B3" style:family="table-cell">
      <style:table-cell-properties fo:background-color="#dddddd" fo:padding="0cm" fo:border="none" style:writing-mode="page">
        <style:background-image/>
      </style:table-cell-properties>
    </style:style>
    <style:style style:name="Таблица2.J3" style:family="table-cell">
      <style:table-cell-properties fo:background-color="#dddddd" fo:padding="0cm" fo:border-left="none" fo:border-right="0.75pt solid #009353" fo:border-top="none" fo:border-bottom="none" style:writing-mode="page">
        <style:background-image/>
      </style:table-cell-properties>
    </style:style>
    <style:style style:name="Таблица2.A10"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Таблица2.B10" style:family="table-cell">
      <style:table-cell-properties fo:background-color="#bee3d3" fo:padding="0cm" fo:border-left="none" fo:border-right="none" fo:border-top="none" fo:border-bottom="0.75pt solid #009353" style:writing-mode="page">
        <style:background-image/>
      </style:table-cell-properties>
    </style:style>
    <style:style style:name="Таблица2.J10"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Таблица3" style:family="table">
      <style:table-properties style:width="17.912cm" fo:margin-left="0cm" table:align="left" fo:background-color="transparent">
        <style:background-image/>
      </style:table-properties>
    </style:style>
    <style:style style:name="Таблица3.A" style:family="table-column">
      <style:table-column-properties style:column-width="2.302cm"/>
    </style:style>
    <style:style style:name="Таблица3.B" style:family="table-column">
      <style:table-column-properties style:column-width="2.91cm"/>
    </style:style>
    <style:style style:name="Таблица3.C" style:family="table-column">
      <style:table-column-properties style:column-width="2.593cm"/>
    </style:style>
    <style:style style:name="Таблица3.E" style:family="table-column">
      <style:table-column-properties style:column-width="1.984cm"/>
    </style:style>
    <style:style style:name="Таблица3.1" style:family="table-row">
      <style:table-row-properties fo:background-color="transparent" fo:keep-together="always">
        <style:background-image/>
      </style:table-row-properties>
    </style:style>
    <style:style style:name="Таблица3.A1" style:family="table-cell">
      <style:table-cell-properties style:vertical-align="middle" fo:padding="0.049cm" fo:border="none"/>
    </style:style>
    <style:style style:name="Таблица4" style:family="table">
      <style:table-properties style:width="17.013cm" fo:margin-left="0cm" table:align="left" fo:background-color="transparent">
        <style:background-image/>
      </style:table-properties>
    </style:style>
    <style:style style:name="Таблица4.A" style:family="table-column">
      <style:table-column-properties style:column-width="1.755cm"/>
    </style:style>
    <style:style style:name="Таблица4.B" style:family="table-column">
      <style:table-column-properties style:column-width="1.949cm"/>
    </style:style>
    <style:style style:name="Таблица4.C" style:family="table-column">
      <style:table-column-properties style:column-width="1.984cm"/>
    </style:style>
    <style:style style:name="Таблица4.D" style:family="table-column">
      <style:table-column-properties style:column-width="2.699cm"/>
    </style:style>
    <style:style style:name="Таблица4.E" style:family="table-column">
      <style:table-column-properties style:column-width="2.117cm"/>
    </style:style>
    <style:style style:name="Таблица4.F" style:family="table-column">
      <style:table-column-properties style:column-width="2.99cm"/>
    </style:style>
    <style:style style:name="Таблица4.G" style:family="table-column">
      <style:table-column-properties style:column-width="3.519cm"/>
    </style:style>
    <style:style style:name="Таблица4.1" style:family="table-row">
      <style:table-row-properties fo:background-color="transparent" fo:keep-together="always">
        <style:background-image/>
      </style:table-row-properties>
    </style:style>
    <style:style style:name="Таблица4.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7871b8" officeooo:paragraph-rsid="007871b8" style:font-weight-asian="bold" style:font-weight-complex="bold"/>
    </style:style>
    <style:style style:name="P3" style:family="paragraph" style:parent-style-name="Standard">
      <style:text-properties fo:font-weight="bold" officeooo:rsid="008cc49f" officeooo:paragraph-rsid="008cc49f" style:font-weight-asian="bold" style:font-weight-complex="bold"/>
    </style:style>
    <style:style style:name="P4" style:family="paragraph" style:parent-style-name="Standard">
      <style:text-properties fo:font-weight="bold" officeooo:rsid="008aca49" officeooo:paragraph-rsid="008aca49" style:font-weight-asian="bold" style:font-weight-complex="bold"/>
    </style:style>
    <style:style style:name="P5" style:family="paragraph" style:parent-style-name="Standard">
      <style:text-properties fo:font-weight="bold" officeooo:rsid="009752a1" officeooo:paragraph-rsid="009752a1" style:font-weight-asian="bold" style:font-weight-complex="bold"/>
    </style:style>
    <style:style style:name="P6" style:family="paragraph" style:parent-style-name="Text_20_body">
      <style:text-properties fo:font-weight="bold" officeooo:rsid="009752a1" officeooo:paragraph-rsid="009752a1" style:font-weight-asian="bold" style:font-weight-complex="bold"/>
    </style:style>
    <style:style style:name="P7" style:family="paragraph" style:parent-style-name="Text_20_body">
      <style:text-properties fo:font-weight="bold" officeooo:rsid="004eb4bb" officeooo:paragraph-rsid="004eb4bb" style:font-weight-asian="bold" style:font-weight-complex="bold"/>
    </style:style>
    <style:style style:name="P8" style:family="paragraph" style:parent-style-name="Text_20_body">
      <style:text-properties fo:font-weight="bold" officeooo:rsid="00a6d58c" officeooo:paragraph-rsid="00a6d58c" style:font-weight-asian="bold" style:font-weight-complex="bold"/>
    </style:style>
    <style:style style:name="P9" style:family="paragraph" style:parent-style-name="Text_20_body">
      <style:text-properties fo:font-weight="bold" officeooo:rsid="00a6ed65" officeooo:paragraph-rsid="00a6ed65" style:font-weight-asian="bold" style:font-weight-complex="bold"/>
    </style:style>
    <style:style style:name="P10" style:family="paragraph" style:parent-style-name="Text_20_body">
      <style:paragraph-properties fo:margin-top="0cm" fo:margin-bottom="0cm" style:contextual-spacing="false" fo:text-align="start" style:justify-single-word="false"/>
      <style:text-properties fo:font-weight="bold" style:font-weight-asian="bold" style:font-weight-complex="bold"/>
    </style:style>
    <style:style style:name="P11" style:family="paragraph" style:parent-style-name="Text_20_body">
      <style:text-properties fo:font-weight="bold" officeooo:rsid="01131073" officeooo:paragraph-rsid="01131073" style:font-weight-asian="bold" style:font-weight-complex="bold"/>
    </style:style>
    <style:style style:name="P12" style:family="paragraph" style:parent-style-name="Standard">
      <style:text-properties fo:color="#ffffff" loext:opacity="100%" fo:background-color="#000000"/>
    </style:style>
    <style:style style:name="P13" style:family="paragraph" style:parent-style-name="Standard">
      <style:text-properties fo:color="#ffffff" loext:opacity="100%" officeooo:paragraph-rsid="01131073" fo:background-color="#000000"/>
    </style:style>
    <style:style style:name="P14" style:family="paragraph" style:parent-style-name="Standard">
      <style:text-properties fo:color="#ffffff" loext:opacity="100%" style:font-name="Liberation Mono" fo:background-color="#000000"/>
    </style:style>
    <style:style style:name="P15" style:family="paragraph" style:parent-style-name="Standard">
      <style:text-properties officeooo:paragraph-rsid="0047dc70"/>
    </style:style>
    <style:style style:name="P16" style:family="paragraph" style:parent-style-name="Standard">
      <style:text-properties officeooo:paragraph-rsid="0049c3e6"/>
    </style:style>
    <style:style style:name="P17" style:family="paragraph" style:parent-style-name="Standard">
      <style:text-properties officeooo:paragraph-rsid="00735ecb"/>
    </style:style>
    <style:style style:name="P18" style:family="paragraph" style:parent-style-name="Standard">
      <style:text-properties fo:font-weight="normal" officeooo:rsid="008cc49f" officeooo:paragraph-rsid="008cc49f" style:font-weight-asian="normal" style:font-weight-complex="normal"/>
    </style:style>
    <style:style style:name="P19" style:family="paragraph" style:parent-style-name="Standard">
      <style:text-properties officeooo:paragraph-rsid="00b73aea"/>
    </style:style>
    <style:style style:name="P20" style:family="paragraph" style:parent-style-name="Standard">
      <style:text-properties officeooo:paragraph-rsid="00b908b3"/>
    </style:style>
    <style:style style:name="P21" style:family="paragraph" style:parent-style-name="Standard">
      <style:text-properties officeooo:rsid="00b9133c" officeooo:paragraph-rsid="00b9133c"/>
    </style:style>
    <style:style style:name="P22" style:family="paragraph" style:parent-style-name="Standard">
      <style:text-properties officeooo:rsid="00bb7747" officeooo:paragraph-rsid="00bb7747"/>
    </style:style>
    <style:style style:name="P23" style:family="paragraph" style:parent-style-name="Standard">
      <style:text-properties officeooo:rsid="00bcfa97" officeooo:paragraph-rsid="00bcfa97"/>
    </style:style>
    <style:style style:name="P24" style:family="paragraph" style:parent-style-name="Standard">
      <style:text-properties officeooo:rsid="00bed1f0" officeooo:paragraph-rsid="00bed1f0"/>
    </style:style>
    <style:style style:name="P25" style:family="paragraph" style:parent-style-name="Standard">
      <style:text-properties officeooo:paragraph-rsid="00bed1f0"/>
    </style:style>
    <style:style style:name="P26" style:family="paragraph" style:parent-style-name="Standard">
      <style:text-properties officeooo:paragraph-rsid="00bef487"/>
    </style:style>
    <style:style style:name="P27" style:family="paragraph" style:parent-style-name="Standard">
      <style:text-properties officeooo:paragraph-rsid="00ddca2b"/>
    </style:style>
    <style:style style:name="P28" style:family="paragraph" style:parent-style-name="Standard">
      <style:paragraph-properties fo:text-align="justify" style:justify-single-word="false"/>
      <style:text-properties officeooo:paragraph-rsid="00ed7216"/>
    </style:style>
    <style:style style:name="P29" style:family="paragraph" style:parent-style-name="Standard">
      <style:paragraph-properties fo:text-align="justify" style:justify-single-word="false"/>
      <style:text-properties officeooo:paragraph-rsid="01093dd9"/>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ff7b2"/>
    </style:style>
    <style:style style:name="P32" style:family="paragraph" style:parent-style-name="Standard">
      <style:paragraph-properties fo:text-align="justify" style:justify-single-word="false"/>
      <style:text-properties officeooo:paragraph-rsid="00a26e9d"/>
    </style:style>
    <style:style style:name="P33" style:family="paragraph" style:parent-style-name="Standard">
      <style:paragraph-properties fo:text-align="justify" style:justify-single-word="false"/>
      <style:text-properties officeooo:paragraph-rsid="00b29b00"/>
    </style:style>
    <style:style style:name="P34" style:family="paragraph" style:parent-style-name="Standard">
      <style:paragraph-properties fo:text-align="justify" style:justify-single-word="false"/>
      <style:text-properties officeooo:paragraph-rsid="00b5c33f"/>
    </style:style>
    <style:style style:name="P35" style:family="paragraph" style:parent-style-name="Standard">
      <style:paragraph-properties fo:text-align="justify" style:justify-single-word="false"/>
      <style:text-properties officeooo:paragraph-rsid="0124c0c8"/>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9ad92c"/>
    </style:style>
    <style:style style:name="P38" style:family="paragraph" style:parent-style-name="Standard">
      <style:text-properties officeooo:rsid="00f33f42" officeooo:paragraph-rsid="00f33f42"/>
    </style:style>
    <style:style style:name="P39" style:family="paragraph" style:parent-style-name="Text_20_body">
      <style:text-properties officeooo:rsid="00f33f42" officeooo:paragraph-rsid="00f33f42"/>
    </style:style>
    <style:style style:name="P40" style:family="paragraph" style:parent-style-name="Standard">
      <style:paragraph-properties fo:text-align="justify" style:justify-single-word="false"/>
      <style:text-properties officeooo:rsid="01093dd9" officeooo:paragraph-rsid="01093dd9"/>
    </style:style>
    <style:style style:name="P41" style:family="paragraph" style:parent-style-name="Text_20_body">
      <style:text-properties officeooo:rsid="01093dd9" officeooo:paragraph-rsid="01093dd9"/>
    </style:style>
    <style:style style:name="P42" style:family="paragraph" style:parent-style-name="Table_20_Contents">
      <style:paragraph-properties fo:text-align="center" style:justify-single-word="false"/>
      <style:text-properties style:font-name="Liberation Serif" fo:font-weight="bold"/>
    </style:style>
    <style:style style:name="P43" style:family="paragraph" style:parent-style-name="Table_20_Contents">
      <style:paragraph-properties fo:text-align="start" style:justify-single-word="false"/>
      <style:text-properties style:font-name="Liberation Serif"/>
    </style:style>
    <style:style style:name="P44" style:family="paragraph" style:parent-style-name="Table_20_Contents">
      <style:text-properties officeooo:paragraph-rsid="00a9d1d0"/>
    </style:style>
    <style:style style:name="P45" style:family="paragraph" style:parent-style-name="Text_20_body">
      <style:text-properties officeooo:paragraph-rsid="00a9d1d0"/>
    </style:style>
    <style:style style:name="P46" style:family="paragraph" style:parent-style-name="Table_20_Heading">
      <style:text-properties officeooo:paragraph-rsid="00a9d1d0"/>
    </style:style>
    <style:style style:name="P47" style:family="paragraph" style:parent-style-name="Preformatted_20_Text">
      <style:paragraph-properties fo:margin-top="0cm" fo:margin-bottom="0.499cm" style:contextual-spacing="false"/>
    </style:style>
    <style:style style:name="P48" style:family="paragraph" style:parent-style-name="Text_20_body">
      <style:text-properties officeooo:rsid="008b0298" officeooo:paragraph-rsid="008b0298"/>
    </style:style>
    <style:style style:name="P49" style:family="paragraph" style:parent-style-name="Text_20_body">
      <style:text-properties officeooo:rsid="00a6d58c" officeooo:paragraph-rsid="00a6d58c"/>
    </style:style>
    <style:style style:name="P50" style:family="paragraph" style:parent-style-name="Text_20_body">
      <style:text-properties officeooo:rsid="00cc4525" officeooo:paragraph-rsid="00cc4525"/>
    </style:style>
    <style:style style:name="P51" style:family="paragraph" style:parent-style-name="Text_20_body">
      <style:text-properties officeooo:rsid="00cc4525" officeooo:paragraph-rsid="00d34800"/>
    </style:style>
    <style:style style:name="P52" style:family="paragraph" style:parent-style-name="Text_20_body">
      <style:text-properties officeooo:rsid="00ce27e8" officeooo:paragraph-rsid="00ce27e8"/>
    </style:style>
    <style:style style:name="P53" style:family="paragraph" style:parent-style-name="Text_20_body">
      <style:text-properties officeooo:rsid="00cf9006" officeooo:paragraph-rsid="00cf9006"/>
    </style:style>
    <style:style style:name="P54" style:family="paragraph" style:parent-style-name="Text_20_body">
      <style:text-properties officeooo:rsid="00d18c25" officeooo:paragraph-rsid="00d18c25"/>
    </style:style>
    <style:style style:name="P55" style:family="paragraph" style:parent-style-name="Text_20_body">
      <style:text-properties officeooo:rsid="00d34800" officeooo:paragraph-rsid="00d34800"/>
    </style:style>
    <style:style style:name="P56" style:family="paragraph" style:parent-style-name="Text_20_body">
      <style:text-properties officeooo:rsid="00d54d39" officeooo:paragraph-rsid="00d54d39"/>
    </style:style>
    <style:style style:name="P57" style:family="paragraph" style:parent-style-name="Text_20_body">
      <style:text-properties officeooo:rsid="00d79fbb" officeooo:paragraph-rsid="00d79fbb"/>
    </style:style>
    <style:style style:name="P58" style:family="paragraph" style:parent-style-name="Text_20_body">
      <style:text-properties officeooo:rsid="00dbd2a1" officeooo:paragraph-rsid="00dbd2a1"/>
    </style:style>
    <style:style style:name="P59" style:family="paragraph" style:parent-style-name="Text_20_body">
      <style:text-properties officeooo:rsid="00e0a132" officeooo:paragraph-rsid="00e0a132"/>
    </style:style>
    <style:style style:name="P60" style:family="paragraph" style:parent-style-name="Text_20_body">
      <style:text-properties officeooo:rsid="00e42f65" officeooo:paragraph-rsid="00e42f65"/>
    </style:style>
    <style:style style:name="P61" style:family="paragraph" style:parent-style-name="Text_20_body">
      <style:text-properties officeooo:rsid="00e42f65" officeooo:paragraph-rsid="00e73b8e"/>
    </style:style>
    <style:style style:name="P62" style:family="paragraph" style:parent-style-name="Text_20_body">
      <style:text-properties officeooo:paragraph-rsid="00e42f65"/>
    </style:style>
    <style:style style:name="P63" style:family="paragraph" style:parent-style-name="Text_20_body">
      <style:text-properties officeooo:rsid="00ed7216" officeooo:paragraph-rsid="00ed7216"/>
    </style:style>
    <style:style style:name="P64" style:family="paragraph" style:parent-style-name="Text_20_body">
      <style:text-properties officeooo:rsid="00fd767f" officeooo:paragraph-rsid="00fd767f"/>
    </style:style>
    <style:style style:name="P65" style:family="paragraph" style:parent-style-name="Text_20_body">
      <style:text-properties officeooo:rsid="0101c7db" officeooo:paragraph-rsid="0101c7db"/>
    </style:style>
    <style:style style:name="P66" style:family="paragraph" style:parent-style-name="Text_20_body">
      <style:text-properties officeooo:rsid="01050775" officeooo:paragraph-rsid="01050775"/>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Table">
      <style:paragraph-properties fo:keep-with-next="always"/>
    </style:style>
    <style:style style:name="P72" style:family="paragraph" style:parent-style-name="Table_20_Heading">
      <style:text-properties fo:font-size="2pt" style:font-size-asian="2pt" style:font-size-complex="2pt"/>
    </style:style>
    <style:style style:name="P73" style:family="paragraph" style:parent-style-name="Table_20_Heading">
      <style:text-properties fo:font-size="2pt" officeooo:paragraph-rsid="00a9d1d0" style:font-size-asian="2pt" style:font-size-complex="2pt"/>
    </style:style>
    <style:style style:name="P74" style:family="paragraph" style:parent-style-name="Standard">
      <style:text-properties officeooo:paragraph-rsid="0114e860"/>
    </style:style>
    <style:style style:name="P75" style:family="paragraph" style:parent-style-name="Standard">
      <style:text-properties officeooo:paragraph-rsid="0116c1dc"/>
    </style:style>
    <style:style style:name="P76" style:family="paragraph" style:parent-style-name="Text_20_body">
      <style:text-properties officeooo:rsid="01131073" officeooo:paragraph-rsid="01131073"/>
    </style:style>
    <style:style style:name="P77" style:family="paragraph" style:parent-style-name="Text_20_body">
      <style:text-properties officeooo:paragraph-rsid="011a7bc2"/>
    </style:style>
    <style:style style:name="P78" style:family="paragraph" style:parent-style-name="Text_20_body">
      <style:text-properties officeooo:paragraph-rsid="011cb927"/>
    </style:style>
    <style:style style:name="P79" style:family="paragraph" style:parent-style-name="Standard">
      <style:text-properties officeooo:rsid="0114e860" officeooo:paragraph-rsid="0116c1dc"/>
    </style:style>
    <style:style style:name="P80" style:family="paragraph" style:parent-style-name="Standard">
      <style:text-properties officeooo:rsid="011cb927" officeooo:paragraph-rsid="011cb927"/>
    </style:style>
    <style:style style:name="P81" style:family="paragraph" style:parent-style-name="Standard">
      <style:paragraph-properties fo:text-align="justify" style:justify-single-word="false"/>
      <style:text-properties officeooo:rsid="007871b8" officeooo:paragraph-rsid="007871b8"/>
    </style:style>
    <style:style style:name="P82" style:family="paragraph" style:parent-style-name="Standard">
      <style:text-properties officeooo:paragraph-rsid="01237d06"/>
    </style:style>
    <style:style style:name="P83" style:family="paragraph" style:parent-style-name="Text_20_body">
      <style:paragraph-properties fo:text-align="justify" style:justify-single-word="false"/>
      <style:text-properties officeooo:rsid="011b93a6" officeooo:paragraph-rsid="011b93a6"/>
    </style:style>
    <style:style style:name="P84" style:family="paragraph" style:parent-style-name="Text_20_body">
      <style:paragraph-properties fo:text-align="justify" style:justify-single-word="false"/>
      <style:text-properties officeooo:rsid="011bd645" officeooo:paragraph-rsid="011bd645"/>
    </style:style>
    <style:style style:name="P85" style:family="paragraph" style:parent-style-name="Text_20_body">
      <style:paragraph-properties fo:text-align="justify" style:justify-single-word="false"/>
      <style:text-properties officeooo:rsid="010fc48d" officeooo:paragraph-rsid="010fc48d"/>
    </style:style>
    <style:style style:name="P86" style:family="paragraph" style:parent-style-name="Text_20_body">
      <style:paragraph-properties fo:text-align="justify" style:justify-single-word="false"/>
      <style:text-properties officeooo:rsid="01121771" officeooo:paragraph-rsid="01121771"/>
    </style:style>
    <style:style style:name="P87" style:family="paragraph" style:parent-style-name="Text_20_body">
      <style:paragraph-properties fo:text-align="justify" style:justify-single-word="false"/>
      <style:text-properties officeooo:rsid="011e9638" officeooo:paragraph-rsid="011e9638"/>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Heading_20_1">
      <style:text-properties officeooo:paragraph-rsid="011b93a6"/>
    </style:style>
    <style:style style:name="P93" style:family="paragraph" style:parent-style-name="Heading_20_2">
      <style:text-properties officeooo:rsid="011a7bc2" officeooo:paragraph-rsid="011a7bc2"/>
    </style:style>
    <style:style style:name="P94" style:family="paragraph" style:parent-style-name="Heading_20_2">
      <style:text-properties officeooo:paragraph-rsid="011cb927"/>
    </style:style>
    <style:style style:name="P95" style:family="paragraph" style:parent-style-name="Heading_20_3">
      <style:text-properties officeooo:paragraph-rsid="011cb927"/>
    </style:style>
    <style:style style:name="P96" style:family="paragraph" style:parent-style-name="Standard" style:list-style-name="L1">
      <style:paragraph-properties fo:text-align="justify" style:justify-single-word="false"/>
    </style:style>
    <style:style style:name="P97" style:family="paragraph" style:parent-style-name="Standard" style:list-style-name="L4">
      <style:text-properties officeooo:rsid="00c76116" officeooo:paragraph-rsid="00c76116"/>
    </style:style>
    <style:style style:name="P98" style:family="paragraph" style:parent-style-name="Standard" style:list-style-name="L4">
      <style:text-properties officeooo:rsid="011cb927" officeooo:paragraph-rsid="011cb927"/>
    </style:style>
    <style:style style:name="P99" style:family="paragraph" style:parent-style-name="Text_20_body" style:list-style-name="L2">
      <style:paragraph-properties fo:margin-top="0cm" fo:margin-bottom="0cm" style:contextual-spacing="false" fo:text-align="justify" style:justify-single-word="false"/>
    </style:style>
    <style:style style:name="P100" style:family="paragraph" style:parent-style-name="Text_20_body" style:list-style-name="L2">
      <style:paragraph-properties fo:text-align="justify" style:justify-single-word="false"/>
    </style:style>
    <style:style style:name="P101" style:family="paragraph" style:parent-style-name="Text_20_body" style:list-style-name="L3">
      <style:paragraph-properties fo:text-align="justify" style:justify-single-word="false"/>
      <style:text-properties officeooo:paragraph-rsid="00994130"/>
    </style:style>
    <style:style style:name="P102" style:family="paragraph" style:parent-style-name="Text_20_body" style:list-style-name="L3">
      <style:paragraph-properties fo:text-align="justify" style:justify-single-word="false"/>
      <style:text-properties officeooo:paragraph-rsid="009a41d0"/>
    </style:style>
    <style:style style:name="P103" style:family="paragraph" style:parent-style-name="Text_20_body" style:list-style-name="L3">
      <style:paragraph-properties fo:text-align="justify" style:justify-single-word="false"/>
      <style:text-properties officeooo:paragraph-rsid="009ad92c"/>
    </style:style>
    <style:style style:name="P104" style:family="paragraph" style:parent-style-name="Text_20_body" style:list-style-name="L5">
      <style:text-properties officeooo:paragraph-rsid="011cb927"/>
    </style:style>
    <style:style style:name="P105" style:family="paragraph" style:parent-style-name="Text_20_body" style:list-style-name="L6">
      <style:text-properties officeooo:paragraph-rsid="011cb927"/>
    </style:style>
    <style:style style:name="P106" style:family="paragraph" style:parent-style-name="Text_20_body" style:list-style-name="L7">
      <style:text-properties officeooo:paragraph-rsid="011cb927"/>
    </style:style>
    <style:style style:name="P107" style:family="paragraph" style:parent-style-name="Text_20_body" style:list-style-name="L8">
      <style:text-properties officeooo:paragraph-rsid="011cb927"/>
    </style:style>
    <style:style style:name="P108" style:family="paragraph" style:parent-style-name="Text_20_body" style:list-style-name="L9">
      <style:text-properties officeooo:paragraph-rsid="011cb927"/>
    </style:style>
    <style:style style:name="P109" style:family="paragraph" style:parent-style-name="Text_20_body" style:list-style-name="L10">
      <style:text-properties officeooo:paragraph-rsid="011cb927"/>
    </style:style>
    <style:style style:name="T1" style:family="text">
      <style:text-properties fo:font-weight="bold" style:font-weight-asian="bold" style:font-weight-complex="bold"/>
    </style:style>
    <style:style style:name="T2" style:family="text">
      <style:text-properties fo:font-weight="bold" officeooo:rsid="01148853" style:font-weight-asian="bold" style:font-weight-complex="bold"/>
    </style:style>
    <style:style style:name="T3" style:family="text">
      <style:text-properties fo:font-weight="bold" officeooo:rsid="011a7bc2" style:font-weight-asian="bold" style:font-weight-complex="bold"/>
    </style:style>
    <style:style style:name="T4" style:family="text">
      <style:text-properties officeooo:rsid="001ff7b2"/>
    </style:style>
    <style:style style:name="T5" style:family="text">
      <style:text-properties style:text-position="super 58%"/>
    </style:style>
    <style:style style:name="T6" style:family="text">
      <style:text-properties fo:background-color="#000000" loext:char-shading-value="0"/>
    </style:style>
    <style:style style:name="T7" style:family="text">
      <style:text-properties fo:color="#ffffff" loext:opacity="100%" fo:background-color="#000000" loext:char-shading-value="0"/>
    </style:style>
    <style:style style:name="T8" style:family="text">
      <style:text-properties fo:color="#ffffff" loext:opacity="100%" officeooo:rsid="0023194b" fo:background-color="#000000" loext:char-shading-value="0"/>
    </style:style>
    <style:style style:name="T9" style:family="text">
      <style:text-properties fo:color="#ffffff" loext:opacity="100%" officeooo:rsid="003d1326" fo:background-color="#000000" loext:char-shading-value="0"/>
    </style:style>
    <style:style style:name="T10" style:family="text">
      <style:text-properties fo:color="#ffffff" loext:opacity="100%" officeooo:rsid="006f91b9" fo:background-color="#000000" loext:char-shading-value="0"/>
    </style:style>
    <style:style style:name="T11" style:family="text">
      <style:text-properties fo:color="#ffffff" loext:opacity="100%" officeooo:rsid="009752a1" fo:background-color="#000000" loext:char-shading-value="0"/>
    </style:style>
    <style:style style:name="T12" style:family="text">
      <style:text-properties fo:color="#ffffff" loext:opacity="100%" officeooo:rsid="00b29b00" fo:background-color="#000000" loext:char-shading-value="0"/>
    </style:style>
    <style:style style:name="T13" style:family="text">
      <style:text-properties fo:color="#ffffff" loext:opacity="100%" officeooo:rsid="0121af54" fo:background-color="#000000" loext:char-shading-value="0"/>
    </style:style>
    <style:style style:name="T14" style:family="text">
      <style:text-properties style:use-window-font-color="true" loext:opacity="0%" fo:background-color="transparent" loext:char-shading-value="0"/>
    </style:style>
    <style:style style:name="T15" style:family="text">
      <style:text-properties style:use-window-font-color="true" loext:opacity="0%" officeooo:rsid="003d1326" fo:background-color="transparent" loext:char-shading-value="0"/>
    </style:style>
    <style:style style:name="T16" style:family="text">
      <style:text-properties officeooo:rsid="0023194b"/>
    </style:style>
    <style:style style:name="T17" style:family="text">
      <style:text-properties officeooo:rsid="00246fce"/>
    </style:style>
    <style:style style:name="T18" style:family="text">
      <style:text-properties officeooo:rsid="002cd834"/>
    </style:style>
    <style:style style:name="T19" style:family="text">
      <style:text-properties officeooo:rsid="002f58fd"/>
    </style:style>
    <style:style style:name="T20" style:family="text">
      <style:text-properties officeooo:rsid="002fd88b"/>
    </style:style>
    <style:style style:name="T21" style:family="text">
      <style:text-properties officeooo:rsid="00315741"/>
    </style:style>
    <style:style style:name="T22" style:family="text">
      <style:text-properties officeooo:rsid="0033c3d8"/>
    </style:style>
    <style:style style:name="T23" style:family="text">
      <style:text-properties officeooo:rsid="00363748"/>
    </style:style>
    <style:style style:name="T24" style:family="text">
      <style:text-properties officeooo:rsid="0056e501"/>
    </style:style>
    <style:style style:name="T25" style:family="text">
      <style:text-properties officeooo:rsid="005afcc2"/>
    </style:style>
    <style:style style:name="T26" style:family="text">
      <style:text-properties officeooo:rsid="00651c70"/>
    </style:style>
    <style:style style:name="T27" style:family="text">
      <style:text-properties officeooo:rsid="00659c6c"/>
    </style:style>
    <style:style style:name="T28" style:family="text">
      <style:text-properties officeooo:rsid="00695f72"/>
    </style:style>
    <style:style style:name="T29" style:family="text">
      <style:text-properties officeooo:rsid="0069d95b"/>
    </style:style>
    <style:style style:name="T30" style:family="text">
      <style:text-properties officeooo:rsid="006b4833"/>
    </style:style>
    <style:style style:name="T31" style:family="text">
      <style:text-properties officeooo:rsid="006d1ceb"/>
    </style:style>
    <style:style style:name="T32" style:family="text">
      <style:text-properties officeooo:rsid="006d6d32"/>
    </style:style>
    <style:style style:name="T33" style:family="text">
      <style:text-properties officeooo:rsid="006f91b9"/>
    </style:style>
    <style:style style:name="T34" style:family="text">
      <style:text-properties officeooo:rsid="007b28e9"/>
    </style:style>
    <style:style style:name="T35" style:family="text">
      <style:text-properties officeooo:rsid="007c4fbd"/>
    </style:style>
    <style:style style:name="T36" style:family="text">
      <style:text-properties officeooo:rsid="0086c360"/>
    </style:style>
    <style:style style:name="T37" style:family="text">
      <style:text-properties officeooo:rsid="008a9062"/>
    </style:style>
    <style:style style:name="T38" style:family="text">
      <style:text-properties officeooo:rsid="008ea86c"/>
    </style:style>
    <style:style style:name="T39" style:family="text">
      <style:text-properties officeooo:rsid="008fc280"/>
    </style:style>
    <style:style style:name="T40" style:family="text">
      <style:text-properties officeooo:rsid="00901495"/>
    </style:style>
    <style:style style:name="T41" style:family="text">
      <style:text-properties officeooo:rsid="00920a0d"/>
    </style:style>
    <style:style style:name="T42" style:family="text">
      <style:text-properties officeooo:rsid="009752a1"/>
    </style:style>
    <style:style style:name="T43" style:family="text">
      <style:text-properties officeooo:rsid="009a41d0"/>
    </style:style>
    <style:style style:name="T44" style:family="text">
      <style:text-properties officeooo:rsid="009e9236"/>
    </style:style>
    <style:style style:name="T45" style:family="text">
      <style:text-properties officeooo:rsid="00a11103"/>
    </style:style>
    <style:style style:name="T46" style:family="text">
      <style:text-properties officeooo:rsid="00a20e92"/>
    </style:style>
    <style:style style:name="T47" style:family="text">
      <style:text-properties officeooo:rsid="00a43393"/>
    </style:style>
    <style:style style:name="T48" style:family="text">
      <style:text-properties officeooo:rsid="00a6d58c"/>
    </style:style>
    <style:style style:name="T49" style:family="text">
      <style:text-properties officeooo:rsid="00b29b00"/>
    </style:style>
    <style:style style:name="T50" style:family="text">
      <style:text-properties officeooo:rsid="00b5c33f"/>
    </style:style>
    <style:style style:name="T51" style:family="text">
      <style:text-properties officeooo:rsid="00b73aea"/>
    </style:style>
    <style:style style:name="T52" style:family="text">
      <style:text-properties officeooo:rsid="00baa8b7"/>
    </style:style>
    <style:style style:name="T53" style:family="text">
      <style:text-properties officeooo:rsid="00bb01f6"/>
    </style:style>
    <style:style style:name="T54" style:family="text">
      <style:text-properties officeooo:rsid="00bcfa97"/>
    </style:style>
    <style:style style:name="T55" style:family="text">
      <style:text-properties officeooo:rsid="00bdcf34"/>
    </style:style>
    <style:style style:name="T56" style:family="text">
      <style:text-properties officeooo:rsid="00bef487"/>
    </style:style>
    <style:style style:name="T57" style:family="text">
      <style:text-properties officeooo:rsid="00c3f0b9"/>
    </style:style>
    <style:style style:name="T58" style:family="text">
      <style:text-properties officeooo:rsid="00c65ed0"/>
    </style:style>
    <style:style style:name="T59" style:family="text">
      <style:text-properties officeooo:rsid="00cc06f8"/>
    </style:style>
    <style:style style:name="T60" style:family="text">
      <style:text-properties officeooo:rsid="00d2ec34"/>
    </style:style>
    <style:style style:name="T61" style:family="text">
      <style:text-properties officeooo:rsid="00d54d39"/>
    </style:style>
    <style:style style:name="T62" style:family="text">
      <style:text-properties officeooo:rsid="00d79fbb"/>
    </style:style>
    <style:style style:name="T63" style:family="text">
      <style:text-properties officeooo:rsid="00db9fa9"/>
    </style:style>
    <style:style style:name="T64" style:family="text">
      <style:text-properties officeooo:rsid="00dd6658"/>
    </style:style>
    <style:style style:name="T65" style:family="text">
      <style:text-properties officeooo:rsid="00ddca2b"/>
    </style:style>
    <style:style style:name="T66" style:family="text">
      <style:text-properties officeooo:rsid="00df341b"/>
    </style:style>
    <style:style style:name="T67" style:family="text">
      <style:text-properties officeooo:rsid="00e02633"/>
    </style:style>
    <style:style style:name="T68" style:family="text">
      <style:text-properties officeooo:rsid="00e0a132"/>
    </style:style>
    <style:style style:name="T69" style:family="text">
      <style:text-properties officeooo:rsid="00e42f65"/>
    </style:style>
    <style:style style:name="T70" style:family="text">
      <style:text-properties officeooo:rsid="00e73b8e"/>
    </style:style>
    <style:style style:name="T71" style:family="text">
      <style:text-properties officeooo:rsid="00ed7216"/>
    </style:style>
    <style:style style:name="T72" style:family="text">
      <style:text-properties officeooo:rsid="00f33f42"/>
    </style:style>
    <style:style style:name="T73" style:family="text">
      <style:text-properties officeooo:rsid="00f51262"/>
    </style:style>
    <style:style style:name="T74" style:family="text">
      <style:text-properties officeooo:rsid="00f8e0b0"/>
    </style:style>
    <style:style style:name="T75" style:family="text">
      <style:text-properties officeooo:rsid="00fe4a22"/>
    </style:style>
    <style:style style:name="T76" style:family="text">
      <style:text-properties officeooo:rsid="01049563"/>
    </style:style>
    <style:style style:name="T77" style:family="text">
      <style:text-properties officeooo:rsid="0108a1ef"/>
    </style:style>
    <style:style style:name="T78" style:family="text">
      <style:text-properties officeooo:rsid="01093dd9"/>
    </style:style>
    <style:style style:name="T79" style:family="text">
      <style:text-properties officeooo:rsid="010fc48d"/>
    </style:style>
    <style:style style:name="T80" style:family="text">
      <style:text-properties officeooo:rsid="01148853"/>
    </style:style>
    <style:style style:name="T81" style:family="text">
      <style:text-properties officeooo:rsid="0114e860"/>
    </style:style>
    <style:style style:name="T82" style:family="text">
      <style:text-properties officeooo:rsid="0115520b"/>
    </style:style>
    <style:style style:name="T83" style:family="text">
      <style:text-properties style:font-name="Liberation Sans"/>
    </style:style>
    <style:style style:name="T84" style:family="text">
      <style:text-properties style:font-name="Liberation Sans" officeooo:rsid="011a7bc2"/>
    </style:style>
    <style:style style:name="T85" style:family="text">
      <style:text-properties officeooo:rsid="011a7bc2"/>
    </style:style>
    <style:style style:name="T86" style:family="text">
      <style:text-properties officeooo:rsid="011b93a6"/>
    </style:style>
    <style:style style:name="T87" style:family="text">
      <style:text-properties officeooo:rsid="011bd645"/>
    </style:style>
    <style:style style:name="T88" style:family="text">
      <style:text-properties officeooo:rsid="011cb927"/>
    </style:style>
    <style:style style:name="T89" style:family="text">
      <style:text-properties fo:font-weight="normal" style:font-weight-asian="normal" style:font-weight-complex="normal"/>
    </style:style>
    <style:style style:name="T90" style:family="text">
      <style:text-properties fo:font-weight="normal" officeooo:rsid="011bd645" style:font-weight-asian="normal" style:font-weight-complex="normal"/>
    </style:style>
    <style:style style:name="T91" style:family="text">
      <style:text-properties fo:font-weight="normal" officeooo:rsid="011cb927" style:font-weight-asian="normal" style:font-weight-complex="normal"/>
    </style:style>
    <style:style style:name="T92" style:family="text">
      <style:text-properties officeooo:rsid="011df50e"/>
    </style:style>
    <style:style style:name="T93" style:family="text">
      <style:text-properties officeooo:rsid="011f3470"/>
    </style:style>
    <style:style style:name="T94" style:family="text">
      <style:text-properties officeooo:rsid="01274527"/>
    </style:style>
    <style:style style:name="T95" style:family="text">
      <style:text-properties officeooo:rsid="0129402e"/>
    </style:style>
    <style:style style:name="T96" style:family="text">
      <style:text-properties officeooo:rsid="0129f48f"/>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6">Яблочкин К.В.. «Введение в Linux для начинающих с нуля» или «</text:span><text:span text:style-name="T79">Несколько записей</text:span> по GNU/Linux <text:span text:style-name="T79">для начинающих с нуля. И шпаргалка для опытных пользователей»</text:span> <text:span text:style-name="T86">Ч</text:span><text:span text:style-name="T4">ерновик!</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7"><text:a xlink:type="simple" xlink:href="#__RefHeading___Toc7281_1940759612" text:style-name="Index_20_Link" text:visited-style-name="Index_20_Link">«Предупреждение»<text:tab/>3</text:a></text:p>
          <text:p text:style-name="P67"><text:a xlink:type="simple" xlink:href="#__RefHeading___Toc7283_1940759612%20%D0%9A%D0%BE%D0%BF%D0%B8%D1%8F%201" text:style-name="Index_20_Link" text:visited-style-name="Index_20_Link">Обновление от 2024-02-01<text:tab/>3</text:a></text:p>
          <text:p text:style-name="P67"><text:a xlink:type="simple" xlink:href="#__RefHeading___Toc7283_1940759612" text:style-name="Index_20_Link" text:visited-style-name="Index_20_Link">Обновление от 2024-01-31<text:tab/>3</text:a></text:p>
          <text:p text:style-name="P68"><text:a xlink:type="simple" xlink:href="#__RefHeading___Toc7285_1940759612" text:style-name="Index_20_Link" text:visited-style-name="Index_20_Link">1. Первое<text:tab/>3</text:a></text:p>
          <text:p text:style-name="P68"><text:a xlink:type="simple" xlink:href="#__RefHeading___Toc7287_1940759612" text:style-name="Index_20_Link" text:visited-style-name="Index_20_Link">2. Второе<text:tab/>4</text:a></text:p>
          <text:p text:style-name="P68"><text:a xlink:type="simple" xlink:href="#__RefHeading___Toc7289_1940759612" text:style-name="Index_20_Link" text:visited-style-name="Index_20_Link">3. Третье<text:tab/>4</text:a></text:p>
          <text:p text:style-name="P68"><text:a xlink:type="simple" xlink:href="#__RefHeading___Toc7291_1940759612" text:style-name="Index_20_Link" text:visited-style-name="Index_20_Link">4. Четвёртое<text:tab/>4</text:a></text:p>
          <text:p text:style-name="P67"><text:a xlink:type="simple" xlink:href="#__RefHeading___Toc4292_549679178" text:style-name="Index_20_Link" text:visited-style-name="Index_20_Link">"Введение"<text:tab/>4</text:a></text:p>
          <text:p text:style-name="P67"><text:a xlink:type="simple" xlink:href="#__RefHeading___Toc4294_549679178" text:style-name="Index_20_Link" text:visited-style-name="Index_20_Link"><text:s/>"Среда для изучения GNU/Linux"<text:tab/>5</text:a></text:p>
          <text:p text:style-name="P67"><text:a xlink:type="simple" xlink:href="#__RefHeading___Toc4296_549679178" text:style-name="Index_20_Link" text:visited-style-name="Index_20_Link">"Базовые понятия и обозначения"<text:tab/>5</text:a></text:p>
          <text:p text:style-name="P68"><text:a xlink:type="simple" xlink:href="#__RefHeading___Toc4298_549679178" text:style-name="Index_20_Link" text:visited-style-name="Index_20_Link"><text:s/>"Единицы измерения количества данных"<text:tab/>7</text:a></text:p>
          <text:p text:style-name="P67"><text:a xlink:type="simple" xlink:href="#__RefHeading___Toc4300_549679178" text:style-name="Index_20_Link" text:visited-style-name="Index_20_Link">"Как вводить команды"<text:tab/>9</text:a></text:p>
          <text:p text:style-name="P68"><text:a xlink:type="simple" xlink:href="#__RefHeading___Toc4302_549679178" text:style-name="Index_20_Link" text:visited-style-name="Index_20_Link">Код завершения<text:tab/>10</text:a></text:p>
          <text:p text:style-name="P68"><text:a xlink:type="simple" xlink:href="#__RefHeading___Toc4304_549679178" text:style-name="Index_20_Link" text:visited-style-name="Index_20_Link">Перенаправление вывода и ввода команд<text:tab/>10</text:a></text:p>
          <text:p text:style-name="P67"><text:a xlink:type="simple" xlink:href="#__RefHeading___Toc4306_549679178" text:style-name="Index_20_Link" text:visited-style-name="Index_20_Link">"Переменные среды (окружения) и переменные bash"<text:tab/>11</text:a></text:p>
          <text:p text:style-name="P67"><text:a xlink:type="simple" xlink:href="#__RefHeading___Toc4308_549679178" text:style-name="Index_20_Link" text:visited-style-name="Index_20_Link">"Подстановки с тильдой (~)"<text:tab/>11</text:a></text:p>
          <text:p text:style-name="P67"><text:a xlink:type="simple" xlink:href="#__RefHeading___Toc4310_549679178" text:style-name="Index_20_Link" text:visited-style-name="Index_20_Link">"Папка ~/bin"<text:tab/>11</text:a></text:p>
          <text:p text:style-name="P67"><text:a xlink:type="simple" xlink:href="#__RefHeading___Toc4312_549679178" text:style-name="Index_20_Link" text:visited-style-name="Index_20_Link">"Базовые команды"<text:tab/>12</text:a></text:p>
          <text:p text:style-name="P68"><text:a xlink:type="simple" xlink:href="#__RefHeading___Toc4314_549679178" text:style-name="Index_20_Link" text:visited-style-name="Index_20_Link"><text:s/>Команда cd<text:tab/>12</text:a></text:p>
          <text:p text:style-name="P68"><text:a xlink:type="simple" xlink:href="#__RefHeading___Toc4316_549679178" text:style-name="Index_20_Link" text:visited-style-name="Index_20_Link"><text:s/>Команда ls<text:tab/>12</text:a></text:p>
          <text:p text:style-name="P68"><text:a xlink:type="simple" xlink:href="#__RefHeading___Toc4318_549679178" text:style-name="Index_20_Link" text:visited-style-name="Index_20_Link"><text:s/>"Команда cat"<text:tab/>13</text:a></text:p>
          <text:p text:style-name="P68"><text:a xlink:type="simple" xlink:href="#__RefHeading___Toc4320_549679178" text:style-name="Index_20_Link" text:visited-style-name="Index_20_Link"><text:s/>"Команда cp"<text:tab/>13</text:a></text:p>
          <text:p text:style-name="P68"><text:a xlink:type="simple" xlink:href="#__RefHeading___Toc4322_549679178" text:style-name="Index_20_Link" text:visited-style-name="Index_20_Link"><text:s/>"Команды less и man"<text:tab/>13</text:a></text:p>
          <text:p text:style-name="P69"><text:a xlink:type="simple" xlink:href="#__RefHeading___Toc4324_549679178" text:style-name="Index_20_Link" text:visited-style-name="Index_20_Link"><text:s/>"Отдельно о команде man"<text:tab/>14</text:a></text:p>
          <text:p text:style-name="P68"><text:a xlink:type="simple" xlink:href="#__RefHeading___Toc4326_549679178" text:style-name="Index_20_Link" text:visited-style-name="Index_20_Link">Команда mkdir<text:tab/>14</text:a></text:p>
          <text:p text:style-name="P68"><text:a xlink:type="simple" xlink:href="#__RefHeading___Toc4328_549679178" text:style-name="Index_20_Link" text:visited-style-name="Index_20_Link">Команда info<text:tab/>15</text:a></text:p>
          <text:p text:style-name="P68"><text:a xlink:type="simple" xlink:href="#__RefHeading___Toc4330_549679178" text:style-name="Index_20_Link" text:visited-style-name="Index_20_Link">Команда help<text:tab/>15</text:a></text:p>
          <text:p text:style-name="P68"><text:a xlink:type="simple" xlink:href="#__RefHeading___Toc4332_549679178" text:style-name="Index_20_Link" text:visited-style-name="Index_20_Link">Команда mv<text:tab/>15</text:a></text:p>
          <text:p text:style-name="P68"><text:a xlink:type="simple" xlink:href="#__RefHeading___Toc4334_549679178" text:style-name="Index_20_Link" text:visited-style-name="Index_20_Link">Команда exit<text:tab/>15</text:a></text:p>
          <text:p text:style-name="P68"><text:a xlink:type="simple" xlink:href="#__RefHeading___Toc4336_549679178" text:style-name="Index_20_Link" text:visited-style-name="Index_20_Link">Команда pwd<text:tab/>16</text:a></text:p>
          <text:p text:style-name="P68"><text:a xlink:type="simple" xlink:href="#__RefHeading___Toc4338_549679178" text:style-name="Index_20_Link" text:visited-style-name="Index_20_Link">Команда rm<text:tab/>16</text:a></text:p>
          <text:p text:style-name="P68"><text:a xlink:type="simple" xlink:href="#__RefHeading___Toc4340_549679178" text:style-name="Index_20_Link" text:visited-style-name="Index_20_Link">Команда rmdir<text:tab/>16</text:a></text:p>
          <text:p text:style-name="P68"><text:a xlink:type="simple" xlink:href="#__RefHeading___Toc4342_549679178" text:style-name="Index_20_Link" text:visited-style-name="Index_20_Link">Команда alias<text:tab/>16</text:a></text:p>
          <text:p text:style-name="P68"><text:a xlink:type="simple" xlink:href="#__RefHeading___Toc4344_549679178" text:style-name="Index_20_Link" text:visited-style-name="Index_20_Link">Команд unalias<text:tab/>16</text:a></text:p>
          <text:p text:style-name="P68"><text:a xlink:type="simple" xlink:href="#__RefHeading___Toc4346_549679178" text:style-name="Index_20_Link" text:visited-style-name="Index_20_Link"><text:soft-page-break/>Команда touch<text:tab/>17</text:a></text:p>
          <text:p text:style-name="P68"><text:a xlink:type="simple" xlink:href="#__RefHeading___Toc4348_549679178" text:style-name="Index_20_Link" text:visited-style-name="Index_20_Link">Команда type<text:tab/>17</text:a></text:p>
          <text:p text:style-name="P68"><text:a xlink:type="simple" xlink:href="#__RefHeading___Toc4350_549679178" text:style-name="Index_20_Link" text:visited-style-name="Index_20_Link">Команда which<text:tab/>17</text:a></text:p>
          <text:p text:style-name="P68"><text:a xlink:type="simple" xlink:href="#__RefHeading___Toc4352_549679178" text:style-name="Index_20_Link" text:visited-style-name="Index_20_Link">Команда more<text:tab/>17</text:a></text:p>
          <text:p text:style-name="P67"><text:a xlink:type="simple" xlink:href="#__RefHeading___Toc4354_549679178" text:style-name="Index_20_Link" text:visited-style-name="Index_20_Link">Перенаправление ввода из файлов и вывода в файлы<text:tab/>18</text:a></text:p>
          <text:p text:style-name="P67"><text:a xlink:type="simple" xlink:href="#__RefHeading___Toc4356_549679178" text:style-name="Index_20_Link" text:visited-style-name="Index_20_Link">Абсолютные и относительные пути<text:tab/>18</text:a></text:p>
          <text:p text:style-name="P67"><text:a xlink:type="simple" xlink:href="#__RefHeading___Toc4358_549679178" text:style-name="Index_20_Link" text:visited-style-name="Index_20_Link">Текстовые файлы и комментарии<text:tab/>18</text:a></text:p>
          <text:p text:style-name="P67"><text:a xlink:type="simple" xlink:href="#__RefHeading___Toc4360_549679178" text:style-name="Index_20_Link" text:visited-style-name="Index_20_Link">"Создание скриптов на bash и работа в интерактивном режиме bash"<text:tab/>19</text:a></text:p>
          <text:p text:style-name="P68"><text:a xlink:type="simple" xlink:href="#__RefHeading___Toc4362_549679178" text:style-name="Index_20_Link" text:visited-style-name="Index_20_Link"><text:s/>"Про комментарии в командной строке bash и скриптах bash"<text:tab/>19</text:a></text:p>
          <text:p text:style-name="P68"><text:a xlink:type="simple" xlink:href="#__RefHeading___Toc4364_549679178" text:style-name="Index_20_Link" text:visited-style-name="Index_20_Link">Управляющие конструкции bash<text:tab/>19</text:a></text:p>
          <text:p text:style-name="P69"><text:a xlink:type="simple" xlink:href="#__RefHeading___Toc4366_549679178" text:style-name="Index_20_Link" text:visited-style-name="Index_20_Link"><text:s/>"Ветвление (условное выполнение, if)"<text:tab/>19</text:a></text:p>
          <text:p text:style-name="P70"><text:a xlink:type="simple" xlink:href="#__RefHeading___Toc6221_1855652721" text:style-name="Index_20_Link" text:visited-style-name="Index_20_Link">Пример if<text:tab/>20</text:a></text:p>
          <text:p text:style-name="P70"><text:a xlink:type="simple" xlink:href="#__RefHeading___Toc6223_1855652721" text:style-name="Index_20_Link" text:visited-style-name="Index_20_Link">Другой пример: if, case, for in, export, return, комментарии<text:tab/>21</text:a></text:p>
          <text:p text:style-name="P69"><text:a xlink:type="simple" xlink:href="#__RefHeading___Toc4368_549679178" text:style-name="Index_20_Link" text:visited-style-name="Index_20_Link">Цикл for как в C++<text:tab/>25</text:a></text:p>
          <text:p text:style-name="P69"><text:a xlink:type="simple" xlink:href="#__RefHeading___Toc4370_549679178" text:style-name="Index_20_Link" text:visited-style-name="Index_20_Link">Цикл for in<text:tab/>25</text:a></text:p>
          <text:p text:style-name="P69"><text:a xlink:type="simple" xlink:href="#__RefHeading___Toc4372_549679178" text:style-name="Index_20_Link" text:visited-style-name="Index_20_Link">Инструкция return<text:tab/>25</text:a></text:p>
          <text:p text:style-name="P69"><text:a xlink:type="simple" xlink:href="#__RefHeading___Toc4374_549679178" text:style-name="Index_20_Link" text:visited-style-name="Index_20_Link"><text:s/>"Циклы while, until"<text:tab/>26</text:a></text:p>
          <text:p text:style-name="P69"><text:a xlink:type="simple" xlink:href="#__RefHeading___Toc4376_549679178" text:style-name="Index_20_Link" text:visited-style-name="Index_20_Link"><text:s/>"Ключевое слово break"<text:tab/>26</text:a></text:p>
          <text:p text:style-name="P69"><text:a xlink:type="simple" xlink:href="#__RefHeading___Toc4378_549679178" text:style-name="Index_20_Link" text:visited-style-name="Index_20_Link"><text:s/>"Ключевое слово continue"<text:tab/>27</text:a></text:p>
          <text:p text:style-name="P69"><text:a xlink:type="simple" xlink:href="#__RefHeading___Toc6225_1855652721" text:style-name="Index_20_Link" text:visited-style-name="Index_20_Link">Определение функции<text:tab/>27</text:a></text:p>
          <text:p text:style-name="P69"><text:a xlink:type="simple" xlink:href="#__RefHeading___Toc4380_549679178" text:style-name="Index_20_Link" text:visited-style-name="Index_20_Link"><text:s/>"Инструкция exec"<text:tab/>28</text:a></text:p>
          <text:p text:style-name="P69"><text:a xlink:type="simple" xlink:href="#__RefHeading___Toc4382_549679178" text:style-name="Index_20_Link" text:visited-style-name="Index_20_Link"><text:s/>"Ключевое слово case"<text:tab/>28</text:a></text:p>
          <text:p text:style-name="P69"><text:a xlink:type="simple" xlink:href="#__RefHeading___Toc4384_549679178" text:style-name="Index_20_Link" text:visited-style-name="Index_20_Link"><text:s/>"Ключевое слово test"<text:tab/>29</text:a></text:p>
          <text:p text:style-name="P68"><text:a xlink:type="simple" xlink:href="#__RefHeading___Toc4386_549679178" text:style-name="Index_20_Link" text:visited-style-name="Index_20_Link"><text:s/>"Экранирование символов в bash"<text:tab/>29</text:a></text:p>
          <text:p text:style-name="P68"><text:a xlink:type="simple" xlink:href="#__RefHeading___Toc4388_549679178" text:style-name="Index_20_Link" text:visited-style-name="Index_20_Link"><text:s/>"here-документы"<text:tab/>30</text:a></text:p>
          <text:p text:style-name="P68"><text:a xlink:type="simple" xlink:href="#__RefHeading___Toc4390_549679178" text:style-name="Index_20_Link" text:visited-style-name="Index_20_Link"><text:s/>"Многострочые команды"<text:tab/>30</text:a></text:p>
          <text:p text:style-name="P68"><text:a xlink:type="simple" xlink:href="#__RefHeading___Toc4392_549679178" text:style-name="Index_20_Link" text:visited-style-name="Index_20_Link"><text:s/>"Переменные bash"<text:tab/>30</text:a></text:p>
          <text:p text:style-name="P68"><text:a xlink:type="simple" xlink:href="#__RefHeading___Toc6439_3778804287" text:style-name="Index_20_Link" text:visited-style-name="Index_20_Link">Шаблоны bash<text:tab/>31</text:a></text:p>
          <text:p text:style-name="P69"><text:a xlink:type="simple" xlink:href="#__RefHeading___Toc6441_3778804287" text:style-name="Index_20_Link" text:visited-style-name="Index_20_Link">Примеры шаблонов bash<text:tab/>32</text:a></text:p>
          <text:p text:style-name="P67"><text:a xlink:type="simple" xlink:href="#__RefHeading___Toc6227_1855652721" text:style-name="Index_20_Link" text:visited-style-name="Index_20_Link">Разделы жёсткого диска<text:tab/>33</text:a></text:p>
          <text:p text:style-name="P67"><text:a xlink:type="simple" xlink:href="#__RefHeading___Toc6443_3778804287" text:style-name="Index_20_Link" text:visited-style-name="Index_20_Link">Безопасность<text:tab/>33</text:a></text:p>
          <text:p text:style-name="P68"><text:a xlink:type="simple" xlink:href="#__RefHeading___Toc6445_3778804287" text:style-name="Index_20_Link" text:visited-style-name="Index_20_Link">Базовые права на объекты файловой системы (раздел не доработан; см. английский текст по этой теме в этом файле)<text:tab/>33</text:a></text:p>
          <text:p text:style-name="P67"><text:a xlink:type="simple" xlink:href="#__RefHeading___Toc4394_549679178" text:style-name="Index_20_Link" text:visited-style-name="Index_20_Link">Краткий сбор команд, комбинаций клавиш и другого<text:tab/>34</text:a></text:p>
          <text:p text:style-name="P68"><text:a xlink:type="simple" xlink:href="#__RefHeading___Toc4396_549679178" text:style-name="Index_20_Link" text:visited-style-name="Index_20_Link">Большой список команд командной строки, без аргументов<text:tab/>34</text:a></text:p>
          <text:p text:style-name="P69"><text:a xlink:type="simple" xlink:href="#__RefHeading___Toc6690_719203436" text:style-name="Index_20_Link" text:visited-style-name="Index_20_Link">Команды для развлечения<text:tab/>35</text:a></text:p>
          <text:p text:style-name="P70"><text:a xlink:type="simple" xlink:href="#__RefHeading___Toc6692_719203436" text:style-name="Index_20_Link" text:visited-style-name="Index_20_Link">Сторонние команды для развлечения<text:tab/>35</text:a></text:p>
          <text:p text:style-name="P68"><text:a xlink:type="simple" xlink:href="#__RefHeading___Toc4398_549679178" text:style-name="Index_20_Link" text:visited-style-name="Index_20_Link">Команды с аргументами (часть информации взята из интернета и не проверена, в т.ч., там, где об этом явно не говорится)<text:tab/>35</text:a></text:p>
          <text:p text:style-name="P68"><text:a xlink:type="simple" xlink:href="#__RefHeading___Toc4400_549679178" text:style-name="Index_20_Link" text:visited-style-name="Index_20_Link">Остальное<text:tab/>48</text:a></text:p>
          <text:p text:style-name="P69"><text:a xlink:type="simple" xlink:href="#__RefHeading___Toc4402_549679178" text:style-name="Index_20_Link" text:visited-style-name="Index_20_Link">Установка пакетов в Mint<text:tab/>48</text:a></text:p>
          <text:p text:style-name="P69"><text:a xlink:type="simple" xlink:href="#__RefHeading___Toc4404_549679178" text:style-name="Index_20_Link" text:visited-style-name="Index_20_Link">GrUB<text:tab/>50</text:a></text:p>
          <text:p text:style-name="P70"><text:a xlink:type="simple" xlink:href="#__RefHeading___Toc4406_549679178" text:style-name="Index_20_Link" text:visited-style-name="Index_20_Link"><text:s/>Установка GrUB:<text:tab/>50</text:a></text:p>
          <text:p text:style-name="P70"><text:a xlink:type="simple" xlink:href="#__RefHeading___Toc4408_549679178" text:style-name="Index_20_Link" text:visited-style-name="Index_20_Link"><text:s/>grub rescue commands:<text:tab/>50</text:a></text:p>
          <text:p text:style-name="P70"><text:a xlink:type="simple" xlink:href="#__RefHeading___Toc4410_549679178" text:style-name="Index_20_Link" text:visited-style-name="Index_20_Link"><text:s/>grub commands<text:tab/>50</text:a></text:p>
          <text:p text:style-name="P70"><text:a xlink:type="simple" xlink:href="#__RefHeading___Toc4412_549679178" text:style-name="Index_20_Link" text:visited-style-name="Index_20_Link"><text:s/>/etc/default/grub:<text:tab/>50</text:a></text:p>
          <text:p text:style-name="P68"><text:a xlink:type="simple" xlink:href="#__RefHeading___Toc4414_549679178" text:style-name="Index_20_Link" text:visited-style-name="Index_20_Link">env<text:tab/>50</text:a></text:p>
          <text:p text:style-name="P68"><text:a xlink:type="simple" xlink:href="#__RefHeading___Toc4416_549679178" text:style-name="Index_20_Link" text:visited-style-name="Index_20_Link">GNU screen. комбинации клавиш<text:tab/>51</text:a></text:p>
          <text:p text:style-name="P68"><text:a xlink:type="simple" xlink:href="#__RefHeading___Toc4418_549679178" text:style-name="Index_20_Link" text:visited-style-name="Index_20_Link">таблицы разделов<text:tab/>51</text:a></text:p>
          <text:p text:style-name="P68"><text:a xlink:type="simple" xlink:href="#__RefHeading___Toc4420_549679178" text:style-name="Index_20_Link" text:visited-style-name="Index_20_Link">Файлы<text:tab/>51</text:a></text:p>
          <text:p text:style-name="P68"><text:a xlink:type="simple" xlink:href="#__RefHeading___Toc4422_549679178" text:style-name="Index_20_Link" text:visited-style-name="Index_20_Link">Кнопки при работе с bash<text:tab/>52</text:a></text:p>
          <text:p text:style-name="P68"><text:a xlink:type="simple" xlink:href="#__RefHeading___Toc4424_549679178" text:style-name="Index_20_Link" text:visited-style-name="Index_20_Link">Переменные среды<text:tab/>52</text:a></text:p>
          <text:p text:style-name="P68"><text:a xlink:type="simple" xlink:href="#__RefHeading___Toc4426_549679178" text:style-name="Index_20_Link" text:visited-style-name="Index_20_Link"><text:soft-page-break/>Комбинации клавиш<text:tab/>52</text:a></text:p>
          <text:p text:style-name="P68"><text:a xlink:type="simple" xlink:href="#__RefHeading___Toc7012_3855655547" text:style-name="Index_20_Link" text:visited-style-name="Index_20_Link">Пакеты Debian/MX_Linux (не Mint Linux)<text:tab/>53</text:a></text:p>
          <text:p text:style-name="P68"><text:a xlink:type="simple" xlink:href="#__RefHeading___Toc7203_1860346415" text:style-name="Index_20_Link" text:visited-style-name="Index_20_Link">Talks about using octal mode with chmod and about permissions<text:tab/>53</text:a></text:p>
          <text:p text:style-name="P67"><text:a xlink:type="simple" xlink:href="#__RefHeading___Toc6732_3395833612" text:style-name="Index_20_Link" text:visited-style-name="Index_20_Link">Ссылки<text:tab/>54</text:a></text:p>
          <text:p text:style-name="P68"><text:a xlink:type="simple" xlink:href="#__RefHeading___Toc7418_2778591242" text:style-name="Index_20_Link" text:visited-style-name="Index_20_Link">Ссылки, взятые со страницы от acetone<text:tab/>55</text:a></text:p>
          <text:p text:style-name="P69"><text:a xlink:type="simple" xlink:href="#__RefHeading___Toc7420_2778591242" text:style-name="Index_20_Link" text:visited-style-name="Index_20_Link">Первая часть<text:tab/>55</text:a></text:p>
          <text:p text:style-name="P69"><text:a xlink:type="simple" xlink:href="#__RefHeading___Toc7422_2778591242" text:style-name="Index_20_Link" text:visited-style-name="Index_20_Link">Вторая часть<text:tab/>55</text:a></text:p>
          <text:p text:style-name="P69"><text:a xlink:type="simple" xlink:href="#__RefHeading___Toc7424_2778591242" text:style-name="Index_20_Link" text:visited-style-name="Index_20_Link">Третья часть<text:tab/>55</text:a></text:p>
          <text:p text:style-name="P69"><text:a xlink:type="simple" xlink:href="#__RefHeading___Toc7426_2778591242" text:style-name="Index_20_Link" text:visited-style-name="Index_20_Link">Дополнительно<text:tab/>55</text:a></text:p>
          <text:p text:style-name="P69"><text:a xlink:type="simple" xlink:href="#__RefHeading___Toc7428_2778591242" text:style-name="Index_20_Link" text:visited-style-name="Index_20_Link">что-то про Nvidia http://help.ubuntu.ru/совместимость/nvidia Форумы Родственников Минта (дистрибутивов?)<text:tab/>56</text:a></text:p>
          <text:p text:style-name="P69"><text:a xlink:type="simple" xlink:href="#__RefHeading___Toc7430_2778591242" text:style-name="Index_20_Link" text:visited-style-name="Index_20_Link">Разное<text:tab/>56</text:a></text:p>
          <text:p text:style-name="P69"><text:a xlink:type="simple" xlink:href="#__RefHeading___Toc7432_2778591242" text:style-name="Index_20_Link" text:visited-style-name="Index_20_Link">О программировании<text:tab/>56</text:a></text:p>
        </text:index-body>
      </text:table-of-content>
      <text:p text:style-name="Standard"/>
      <text:h text:style-name="Heading_20_1" text:outline-level="1"><text:bookmark-start text:name="__RefHeading___Toc7281_1940759612"/>«<text:span text:style-name="T79">Предупреждение</text:span>»<text:bookmark-end text:name="__RefHeading___Toc7281_1940759612"/></text:h>
      <text:p text:style-name="P85">Данный файл создавался без определённых целей. Я (Яблочкин Константин Владимирович, адрес эл. почты: qzfq1989@gmail.com ) пытался создать хороший документ, но мне это, возможно, не удалось. Здесь могут быть ошибки. Если вы используете этот файл, вы сами отвечаете за последствия и я ни за что не отвечаю. По состоянию на сентябрь 2023 года у меня 20 лет пользовательского стажа в системах Linux (GNU/Linux). Последняя правка этого файла: 2024-0<text:span text:style-name="T86">2</text:span>-<text:span text:style-name="T86">01</text:span> (<text:span text:style-name="T86">01</text:span> <text:span text:style-name="T86">феврял</text:span>я 2024 года «нашей» эры). Я считаю, что и некоторые опытные пользователи Linux могут найти здесь что-то новое для себя. <text:span text:style-name="T82">Не исключено, что я согласен не со всем, что написано в этом файле (со временем точка зрения могла измениться или исчезнуть, а перечитывать и корректировать весь файл я не хочу).</text:span></text:p>
      <text:p text:style-name="P86">Лицензия распространения файла: делайте с ним что хотите бесплатно и за последствия я не отвечаю.</text:p>
      <text:p text:style-name="P11">Конец раздела «предупреждение»</text:p>
      <text:h text:style-name="P92" text:outline-level="1"><text:bookmark-start text:name="__RefHeading___Toc7283_1940759612 Копия 1"/>Обновление от 2024-0<text:span text:style-name="T86">2</text:span>-<text:span text:style-name="T86">01</text:span><text:bookmark-end text:name="__RefHeading___Toc7283_1940759612 Копия 1"/></text:h>
      <text:p text:style-name="P83">(добавились ссылки, удалился фрагмент статьи от acetone)</text:p>
      <text:p text:style-name="P84">И мне кажется, что файл получился местами не оень плохой. Может быть кто-то его доработает (просьба за основу брать файл с расширением «.odt» и дорабатывать по возможности «качественно» в каком-то смысле) и выложит. <text:span text:style-name="T92">(У меня, возможно, не будет времени заниматься доработкой.)</text:span></text:p>
      <text:p text:style-name="P87">И кто не понял, LMDE6 = Linux Mint Debian Edition 6.</text:p>
      <text:h text:style-name="Heading_20_1" text:outline-level="1"><text:bookmark-start text:name="__RefHeading___Toc7283_1940759612"/>Обновление от 2024-01-31<text:bookmark-end text:name="__RefHeading___Toc7283_1940759612"/></text:h>
      <text:h text:style-name="P93" text:outline-level="2"><text:bookmark-start text:name="__RefHeading___Toc7285_1940759612"/>1. Первое<text:bookmark-end text:name="__RefHeading___Toc7285_1940759612"/></text:h>
      <text:p text:style-name="P76">Используйте следующую команду (в bash) для получения списка всех доступных команд:</text:p>
      <text:p text:style-name="P13"><text:span text:style-name="Source_20_Text"><text:s text:c="2"/>$ compgen <text:s/>-c</text:span></text:p>
      <text:p text:style-name="P13"><text:span text:style-name="Source_20_Text"/></text:p>
      <text:h text:style-name="Heading_20_2" text:outline-level="2"><text:bookmark-start text:name="__RefHeading___Toc7287_1940759612"/><text:soft-page-break/><text:span text:style-name="Source_20_Text"><text:span text:style-name="T85">2. </text:span></text:span><text:span text:style-name="Source_20_Text">Второе</text:span><text:bookmark-end text:name="__RefHeading___Toc7287_1940759612"/></text:h>
      <text:p text:style-name="P79">После установки системы LMDE6 я рекомендую её запустить и выполнить следующую команду <text:span text:style-name="T93">(доллар в начале не вводить; всё, что идёт после слова, начинающегося на символ «#», интерпретатор bash проигнорирует)</text:span>:</text:p>
      <text:p text:style-name="P75"><text:span text:style-name="Source_20_Text"><text:span text:style-name="T7">$ sudo <text:s/>dpkg-divert <text:s text:c="2"/>--add <text:s/>--local <text:s/>--rename <text:s/>/etc/ssh/sshd_config <text:s/>; <text:s/>sync <text:s/># <text:s/>защита от случайного запуска sshd с небезопасными настройками в случае установки пакета openssh-server (оно его автоматически пытается запустить, а без файла конфигурации он не запустится). <text:s/></text:span></text:span></text:p>
      <text:p text:style-name="P75"><text:span text:style-name="Source_20_Text"/></text:p>
      <text:h text:style-name="Heading_20_2" text:outline-level="2"><text:bookmark-start text:name="__RefHeading___Toc7289_1940759612"/><text:span text:style-name="Source_20_Text">3. Третье</text:span><text:bookmark-end text:name="__RefHeading___Toc7289_1940759612"/></text:h>
      <text:p text:style-name="Text_20_body"><text:span text:style-name="Source_20_Text"><text:span text:style-name="T84">П</text:span></text:span><text:span text:style-name="Source_20_Text"><text:span text:style-name="T83">о состоянию на 2024-01-31 я рекомендую начинающим пользователям использовать «Linux Mint Debian Edition 6» (это не Linux Mint; в отличие от Linux Mint, здесь внутренности от Debian 12 (а в Linux Mint внутренности от Ubuntu)).</text:span></text:span></text:p>
      <text:h text:style-name="Heading_20_2" text:outline-level="2"><text:bookmark-start text:name="__RefHeading___Toc7291_1940759612"/><text:span text:style-name="Source_20_Text">4. Четвёртое</text:span><text:bookmark-end text:name="__RefHeading___Toc7291_1940759612"/></text:h>
      <text:p text:style-name="P77"><text:span text:style-name="Source_20_Text"><text:span text:style-name="T85">Файл создан в программе LibreOffice Writer. Ещё из бесплатного для офиса в LMDE6 есть: Calligra Sheets, Calligra Words, Calligra Stage, Abiword, Gnumeric, LibreOffice Calc, LibreOffice Impress, Libreoffice Draw. Может быть, есть что-то ещё (в Debian 12, на котором основан LMDE6, более 60 000 пакетов, а в подготовке его выпуска, согласно материалам из интернета, участвовали примерно 6500 человек).</text:span></text:span></text:p>
      <text:p text:style-name="P77"><text:span text:style-name="Source_20_Text"><text:span text:style-name="T3">Конец раздела «Обновление от 2024-01-31»</text:span></text:span></text:p>
      <text:h text:style-name="Heading_20_1" text:outline-level="1"><text:bookmark-start text:name="__RefHeading___Toc4292_549679178"/>"Введение"<text:bookmark-end text:name="__RefHeading___Toc4292_549679178"/></text:h>
      <text:p text:style-name="P30">Операционные системы GNU/Linux иногда называется Linux. GNU (расшифровывается «GNU is Not Unix») - Unix-подобная операционная система, имеющая ядро GNU Hurd. Ядро — компонент операционной системы, который работает в привилегированном режиме и управляет системой. Ядро управляет запущенными процессами и устройствами. Unix - операционная система, некоторые её варианты продолжают развиваться, например, FreeBSD, NetBSD, OpenBSD. В сборках, называемых дистрибутивами Linux, взяты программы из проекта GNU, а ядро Hurd заменено ядром Linux. Кроме этого, в сборку входят программы/библиотеки, не относящиеся к проекту GNU.</text:p>
      <text:p text:style-name="P30"/>
      <text:p text:style-name="P31">Список популярных дистрибутивов GNU/Linux можно посмотреть здесь: <text:a xlink:type="simple" xlink:href="https://distrowatch.com/" text:style-name="Internet_20_link" text:visited-style-name="Visited_20_Internet_20_Link">https://distrowatch.com/</text:a> . Там же есть поиск дистрибутива по критериям (например, можно найти дистрибутивы, поддерживающие 32-битные процессоры): <text:a xlink:type="simple" xlink:href="https://distrowatch.com/search.php" text:style-name="Internet_20_link" text:visited-style-name="Visited_20_Internet_20_Link">https://distrowatch.com/search.php</text:a></text:p>
      <text:p text:style-name="P30"/>
      <text:p text:style-name="P30">По рейтингу distrowatch, одни из самых популярных дистрибутивов - MX Linux и Linux Mint. Я обычно использую дистрибутив Linux Mint. (<text:span text:style-name="T80">устаревшая информация: «</text:span>Его могу рекомендовать как подходящий для начинающих пользователей».) <text:span text:style-name="T2">Обновление</text:span><text:span text:style-name="T80">: по состоянию на 2024-01-31 я рекомендую начинающим пользователям использовать «Linux Mint Debian Edition 6» (это не Linux Mint; в отличие от Linux Mint, здесь внутренности от </text:span><text:soft-page-break/><text:span text:style-name="T80">Debian 12 (а в Linux Mint внутренности от Ubuntu)). </text:span><text:span text:style-name="T81">После установки системы LMDE6 я рекомендую её запустить и выполнить следующую команду:</text:span></text:p>
      <text:p text:style-name="P74"><text:span text:style-name="Source_20_Text"><text:span text:style-name="T7">$ sudo <text:s/>dpkg-divert <text:s text:c="2"/>--add <text:s/>--local <text:s/>--rename <text:s/>/etc/ssh/sshd_config <text:s/>; <text:s/>sync <text:s/># <text:s/>защита от случайного запуска sshd с небезопасными настройками в случае установки пакета openssh-server (оно его автоматически пытается запустить, а без файла конфигурации он не запустится). <text:s/></text:span></text:span></text:p>
      <text:p text:style-name="Standard"/>
      <text:p text:style-name="P30">В GNU/Linux есть несколько окружений рабочего стола: Xfce, Gnome, Kde, LXDE, LXQt, Mate, Cinnamon, другие. Окружение рабочего стола - это файловый менеджер, рабочий стол, панели, кнопка "Пуск" (точнее, аналогичная ей), некоторые программы (например, эмулятор терминала xfce4-terminal входит в комплект Xfce).</text:p>
      <text:p text:style-name="P30"/>
      <text:p text:style-name="P30">Xfce - используемый мной легковесный рабочий стол. В Linux Mint вариант с окружением рабочего стола Xfce отмечен как самый стабильный.</text:p>
      <text:p text:style-name="P30"/>
      <text:p text:style-name="P30">Для некоторых действий в Linux можно пользоваться командной строкой (т.е. работать в терминале, в текстовом режиме). Для начала предлагается запомнить некоторые команды командной строки, возможности работы с ними и некоторые факты об операционных системах GNU/Linux.</text:p>
      <text:p text:style-name="Standard"><text:s/></text:p>
      <text:h text:style-name="Heading_20_1" text:outline-level="1"><text:bookmark-start text:name="__RefHeading___Toc4294_549679178"/><text:s/>"Среда для изучения GNU/Linux"<text:bookmark-end text:name="__RefHeading___Toc4294_549679178"/></text:h>
      <text:p text:style-name="P30">Можно изучать GNU/Linux через виртуальную машину. Для создания тестовой среды достаточно включить аппаратную виртуализацию <text:span text:style-name="T23">(Intel VT-x или AMD-V)</text:span> в BIOS или UEFI, установить VirtualBox, создать виртуальную машину с 2 (минимум - около 1) GiB оперативной памяти и виртуальным жёстким диском размером 14 GiB. 1 GiB равен 2<text:span text:style-name="T5">30</text:span> байт, что равно 1073741824 байт (примерно равно 10<text:span text:style-name="T5">9</text:span> байт).</text:p>
      <text:p text:style-name="P30"/>
      <text:p text:style-name="P30">При работе в виртуальной машине можно случайно сломать установленную на виртуальную машину операционную систему (ОС). От этого не перестанет работать основная ОС на физическом компьютере. Виртуальную машину в случае поломки можно удалить и пересоздать. Кроме того, можно создать снимок (snapshot) виртуальной машины (VM, Virtual Machine) в исправном (включенном или выключенном) состоянии и в случае поломки восстановить виртуальную машину из этого снимка.</text:p>
      <text:p text:style-name="P30"/>
      <text:p text:style-name="P30">При наличии функции аппаратной виртуализации рекомендуется установить последнюю версию VirtualBox и установить последнюю версию Linux Mint (вариант Xfce) на виртуальнюю машину в VirtualBox. Если аппаратная виртуализация недоступна, можно установить VirtualBox версии 6.0.24 ( <text:a xlink:type="simple" xlink:href="https://www.virtualbox.org/wiki/Download_Old_Builds_6_0" text:style-name="Internet_20_link" text:visited-style-name="Visited_20_Internet_20_Link">https://www.virtualbox.org/wiki/Download_Old_Builds_6_0</text:a> ) и установить MX Linux i686 (оно же x32, x86) на виртуальную машину. Или установить на виртуальную машину debian i386</text:p>
      <text:p text:style-name="Standard"><text:s/><text:span text:style-name="T1">КОНЕЦ "Среда для изучения GNU/Linux"</text:span></text:p>
      <text:p text:style-name="P1">КОНЕЦ "Введение"</text:p>
      <text:p text:style-name="Standard"/>
      <text:h text:style-name="Heading_20_1" text:outline-level="1"><text:bookmark-start text:name="__RefHeading___Toc4296_549679178"/>"Базовые понятия и обозначения"<text:bookmark-end text:name="__RefHeading___Toc4296_549679178"/></text:h>
      <text:p text:style-name="P30"><text:s/>Натуральное число: число из последовательности 1, 2, 3, 4, … (их бесконечно)</text:p>
      <text:p text:style-name="P30"><text:s/></text:p>
      <text:p text:style-name="P30"><text:s/>Целое число: число из последовательности 0, 1, -1, 2, -2, 3, -3, 4, -4, … (здесь</text:p>
      <text:p text:style-name="P30"><text:s/>есть 0, ряд натуральных чисел и ряд чисел, противоположных натуральным; других</text:p>
      <text:p text:style-name="P30"><text:soft-page-break/><text:s/>элементов здесь нет)</text:p>
      <text:p text:style-name="P30"><text:s/></text:p>
      <text:p text:style-name="P30"><text:s/>Конечная последовательность элементов (кортеж): набор из N элементов, где N - натуральное</text:p>
      <text:p text:style-name="P30"><text:s/>число или 0. Элементы последовательности имеют номера от 1 до N и индексы от 0 до N-1.</text:p>
      <text:p text:style-name="P30"><text:s/>Индекс = номер - 1. Записывается списком элементов через запятую в скобках. Например,</text:p>
      <text:p text:style-name="P30"><text:s/>(1,5,6) - последовательность из 3 элементов 1, 5 и 6. () - пустая последовательность (N = 0).</text:p>
      <text:p text:style-name="P30"><text:s/></text:p>
      <text:p text:style-name="P30"><text:s/>Пара - последовательность из двух элементов. Например, (1,2) или ((1,2,3),(4,5,6)).</text:p>
      <text:p text:style-name="P30"><text:s/>Второй элемент последней пары - кортеж (последовательость) (4,5,6).</text:p>
      <text:p text:style-name="P30"><text:s/></text:p>
      <text:p text:style-name="P30"><text:s/><text:span text:style-name="T4">Множество — набор элементов, для которого определено, какие элементы в него входят, и не определён порядок элементов. Конечные множества можно записывать списком всех элементов в фигурных скобках. Например, {1,2} = {2,1} = множество их двух натуральных чисел (числа 1 и 2).</text:span></text:p>
      <text:p text:style-name="P30"/>
      <text:p text:style-name="P30"><text:s/>Число A, умноженно на B (произведение A и B), записывается так: A * B</text:p>
      <text:p text:style-name="P30"><text:s/></text:p>
      <text:p text:style-name="P30"><text:s/>Число A в степени B записывается так: A^B или A**B. Например, 2^10 = 2 ** 10 =</text:p>
      <text:p text:style-name="P30"><text:s/>2 * 2 * 2 * 2 * 2 * 2 * 2 * 2 * 2 * 2 (десять двоек, 9 знаков *) = 1024</text:p>
      <text:p text:style-name="P30"><text:s/></text:p>
      <text:p text:style-name="P30"><text:s/>Бит: элемент множества {0,1} (это множество из двух элементов: 0 и 1)</text:p>
      <text:p text:style-name="P30"/>
      <text:p text:style-name="P30"><text:s/>Байт как число: элемент множества {0, 1, 2, 3, …, 255} (целые числа от 0 до 255)</text:p>
      <text:p text:style-name="P30"/>
      <text:p text:style-name="P30"><text:s/>Байт как последовательность бит (октет): последовательность из 8 бит</text:p>
      <text:p text:style-name="P30"/>
      <text:p text:style-name="P30"><text:s/>Позиционная система счисления по основанию q (q — целое число, не меньше 2), она же -</text:p>
      <text:p text:style-name="P30"><text:s/>q-ичная система счисления: способ записи целых чисел. В записи используются: знак «-»</text:p>
      <text:p text:style-name="P30"><text:s/>(минус) и цифры с числовыми значениями от 0 до q-1. Для обозначения целых значений от</text:p>
      <text:p text:style-name="P30"><text:s/>0 до 9 можно использовать цифры от 0 до 9. Для обозначения целых значений от 10 до 35</text:p>
      <text:p text:style-name="P30"><text:s/>можно использовать латинские буквы от A до Z (A = 10, B = 11, C = 12, ..., Z = 35). Для</text:p>
      <text:p text:style-name="P30"><text:s/>обозначения чисел больше 35 можно ввести другие символы (цифры). Каждому целому числу</text:p>
      <text:p text:style-name="P30"><text:s/>соответствует одна запись без лишних лидирующих нулей (нелишний лидирующий нуль есть</text:p>
      <text:p text:style-name="P30"><text:s/>только в записи числа 0 (это запись «0»)). Обычно для записи чисел используется</text:p>
      <text:p text:style-name="P30"><text:s/>позиционная система счисления по основанию 10 (десятиричная система счисления, q = 10).</text:p>
      <text:p text:style-name="P30"><text:s/>Примеры записи целых чисел при q=10: «0», «12», «-104».</text:p>
      <text:p text:style-name="P30"/>
      <text:p text:style-name="P30"><text:s/>Алгоритм перевода целого неотрицательного числа из десятичного представления в</text:p>
      <text:p text:style-name="P30"><text:s/>представление в q-ичной системе счисления (q - целое число, не меньше 2). Выход</text:p>
      <text:p text:style-name="P30"><text:s/>(результат работы) алгоритма - последовательность цифр от старшей цифры к младшей</text:p>
      <text:p text:style-name="P30"><text:s/>(это порядок цифр big endian, он используется в популярной десятиричной системе счисления).</text:p>
      <text:p text:style-name="P30"><text:s/>Если нужно перевести отрицательное число x из десятиричной системы счисления в q-ичную, можно</text:p>
      <text:p text:style-name="P30"><text:s/>взять его модуль (неотрицательное целое число -x), перевести его в q-ичную систему счисления</text:p>
      <text:p text:style-name="P30"><text:s/>и приписать к результату слева «-» (минус).</text:p>
      <text:p text:style-name="P30"><text:s/>Алгоритм:</text:p>
      <text:p text:style-name="P30"><text:s text:c="4"/>1. Присвоить x = исходное число.</text:p>
      <text:p text:style-name="P30"><text:soft-page-break/><text:s text:c="4"/>2. Присвоить СТРОКА = «» (пустая последовательность символов).</text:p>
      <text:p text:style-name="P30"><text:s text:c="4"/>3. Если x = 0, то результат = «0» и закончить выполнение алгоритма.</text:p>
      <text:p text:style-name="P30"><text:s text:c="4"/>4. Разделить x на q с остатком. Результат деления - представление x = a * q + b, где</text:p>
      <text:p text:style-name="P30"><text:s text:c="7"/>b - целое число от 0 до q-1, a - целое число, знак * - умножение.</text:p>
      <text:p text:style-name="P30"><text:s text:c="4"/>5. Приписать цифру с числовым значением b слева к СТРОКА (изменить значение переменной</text:p>
      <text:p text:style-name="P30"><text:s text:c="7"/>СТРОКА). Смотрите комментарий после алгоритма.</text:p>
      <text:p text:style-name="P30"><text:s text:c="4"/>6. Если a = 0, то результат = СТРОКА и закончить выполнение алгоритма.</text:p>
      <text:p text:style-name="P30"><text:s text:c="4"/>7. Присвоить x = a, перейти к шагу 4 этого алгоритма.</text:p>
      <text:p text:style-name="P30"><text:s/>Комментарий: цифры с числовыми значениями 0-9 - это цифры 0-9 (0, 1, 2, ..., 9). Цифры со</text:p>
      <text:p text:style-name="P30"><text:s/>значениями 10, 11, 12, ... 35 - это A, B, C, D, E, F, G, H, I, ..., Z (A = 10, B = 11, ...,</text:p>
      <text:p text:style-name="P30"><text:s/>Z = 35). При q &lt;= 36 (q меньше или равно 36) используются цифры со значениями не более 35.</text:p>
      <text:p text:style-name="P30"><text:s/>При q &gt; 36 использовать другие цифры (латинского алфавита не хватит).</text:p>
      <text:p text:style-name="P30"><text:s/>Пример: перевести 243 в 16-ричную систему счисления, получить «F3».</text:p>
      <text:p text:style-name="P30"/>
      <text:p text:style-name="P30"><text:s/>Алгоритм перевода целого неотрицательного числа из q-ичной системы счисления в десятиричную:</text:p>
      <text:p text:style-name="P30"><text:s text:c="4"/>1. Взять СТРОКА = последовательность цифр в исходном представлении числа.</text:p>
      <text:p text:style-name="P30"><text:s text:c="4"/>2. В СТРОКА каждую цифру замения её числовым значением (например, послеловательность</text:p>
      <text:p text:style-name="P30"><text:s text:c="7"/>"AB1" перейдёт в последовательность (10, 11, 1))</text:p>
      <text:p text:style-name="P30"><text:s text:c="4"/>3. Каждому числу в СТРОКА приписать индекс, справа налево, начиная с нуля (например,</text:p>
      <text:p text:style-name="P30"><text:s text:c="7"/>(10, 11, 1) перейдёт в ((10, 2), (11, 1), (1, 0)). Здесь это последовательность</text:p>
      <text:p text:style-name="P30"><text:s text:c="7"/>из трёх пар, где первая пара - пара из элементов 10 и 2).</text:p>
      <text:p text:style-name="P30"><text:s text:c="4"/>4. Каждое число (первые элементы пар в СТРОКА) домножить на q<text:span text:style-name="T5">индекс</text:span> (q в степени</text:p>
      <text:p text:style-name="P30"><text:s text:c="7"/>индекс). Например, при q=16 из ((10, 2), (11, 1), (1, 0)) получим</text:p>
      <text:p text:style-name="P30"><text:s text:c="7"/>((2560, 2), (176, 1), (1, 0)).</text:p>
      <text:p text:style-name="P30"><text:s text:c="4"/>5. РЕЗУЛЬТАТ = сумма всех полученных чисел, кроме индексов</text:p>
      <text:p text:style-name="P30"><text:s text:c="7"/>(например, (2560+176+1) = 2737). Закончить алгоритм.</text:p>
      <text:p text:style-name="P30"><text:s/>Пример: Перевести «1A» из 36-ричной, получить 46. «K1» (q = 22) перейдёт в 441. «F4» при q=16</text:p>
      <text:p text:style-name="P30"><text:s/>перейдёт в 244.</text:p>
      <text:p text:style-name="P30"><text:s/></text:p>
      <text:p text:style-name="P30"><text:s/>Битовое представление байта как числа: последовательность цифр представления этого числа</text:p>
      <text:p text:style-name="P30"><text:s/>(байта) в двоичной системе счисления, дополненная нулями слева до последовательности (строки)</text:p>
      <text:p text:style-name="P30"><text:s/>длины 8.</text:p>
      <text:p text:style-name="Standard"><text:s/></text:p>
      <text:h text:style-name="Heading_20_2" text:outline-level="2"><text:bookmark-start text:name="__RefHeading___Toc4298_549679178"/><text:s/>"Единицы измерения количества данных"<text:bookmark-end text:name="__RefHeading___Toc4298_549679178"/></text:h>
      <text:p text:style-name="P71">Таблица <text:sequence text:ref-name="refTable0" text:name="Table" text:formula="ooow:Table+1" style:num-format="1">1</text:sequence>: Единицы количества данных по степеням десятки</text:p>
      <table:table table:name="Таблица1" table:style-name="Таблица1">
        <table:table-column table:style-name="Таблица1.A"/>
        <table:table-column table:style-name="Таблица1.B" table:number-columns-repeated="2"/>
        <table:table-column table:style-name="Таблица1.A"/>
        <table:table-column table:style-name="Таблица1.B" table:number-columns-repeated="3"/>
        <table:table-column table:style-name="Таблица1.A"/>
        <table:table-column table:style-name="Таблица1.B"/>
        <table:table-column table:style-name="Таблица1.J"/>
        <table:table-header-rows>
          <table:table-row>
            <table:table-cell table:style-name="Таблица1.A1" office:value-type="string">
              <text:p text:style-name="Table_20_Heading">Префикс (по-русски)</text:p>
            </table:table-cell>
            <table:table-cell table:style-name="Таблица1.B1" office:value-type="string">
              <text:p text:style-name="Table_20_Heading">Префикс (по-английски)</text:p>
            </table:table-cell>
            <table:table-cell table:style-name="Таблица1.B1" office:value-type="string">
              <text:p text:style-name="Table_20_Heading">Единица (рус.)</text:p>
            </table:table-cell>
            <table:table-cell table:style-name="Таблица1.B1" office:value-type="string">
              <text:p text:style-name="Table_20_Heading">Единица (англ.)</text:p>
            </table:table-cell>
            <table:table-cell table:style-name="Таблица1.B1" office:value-type="string">
              <text:p text:style-name="Table_20_Heading">Сокр. (рус.)</text:p>
            </table:table-cell>
            <table:table-cell table:style-name="Таблица1.B1" office:value-type="string">
              <text:p text:style-name="Table_20_Heading">Сокр. (англ.)</text:p>
            </table:table-cell>
            <table:table-cell table:style-name="Таблица1.B1" office:value-type="string">
              <text:p text:style-name="Table_20_Heading">Через предыдущее</text:p>
            </table:table-cell>
            <table:table-cell table:style-name="Таблица1.B1" office:value-type="string">
              <text:p text:style-name="Table_20_Heading">То же, степ. 10</text:p>
            </table:table-cell>
            <table:table-cell table:style-name="Таблица1.B1" office:value-type="string">
              <text:p text:style-name="Table_20_Heading">Через Б, степ. 10</text:p>
            </table:table-cell>
            <table:table-cell table:style-name="Таблица1.J1" office:value-type="string">
              <text:p text:style-name="P42">Через Б, степ. 1000</text:p>
            </table:table-cell>
          </table:table-row>
        </table:table-header-rows>
        <table:table-row>
          <table:table-cell table:style-name="Таблица1.A2" office:value-type="string">
            <text:p text:style-name="P43">-</text:p>
          </table:table-cell>
          <table:table-cell table:style-name="Таблица1.B2" office:value-type="string">
            <text:p text:style-name="P43">-</text:p>
          </table:table-cell>
          <table:table-cell table:style-name="Таблица1.B2" office:value-type="string">
            <text:p text:style-name="P43">1 Байт </text:p>
          </table:table-cell>
          <table:table-cell table:style-name="Таблица1.B2" office:value-type="string">
            <text:p text:style-name="P43">1 Byte </text:p>
          </table:table-cell>
          <table:table-cell table:style-name="Таблица1.B2" office:value-type="string">
            <text:p text:style-name="P43">1 Б </text:p>
          </table:table-cell>
          <table:table-cell table:style-name="Таблица1.B2" office:value-type="string">
            <text:p text:style-name="P43">1 B</text:p>
          </table:table-cell>
          <table:table-cell table:style-name="Таблица1.B2" office:value-type="string">
            <text:p text:style-name="P43">-</text:p>
          </table:table-cell>
          <table:table-cell table:style-name="Таблица1.B2" office:value-type="string">
            <text:p text:style-name="P43">-</text:p>
          </table:table-cell>
          <table:table-cell table:style-name="Таблица1.B2" office:value-type="string">
            <text:p text:style-name="P43">10<text:span text:style-name="T5">0</text:span> Б</text:p>
          </table:table-cell>
          <table:table-cell table:style-name="Таблица1.J2" office:value-type="string">
            <text:p text:style-name="P43">1000<text:span text:style-name="T5">0</text:span> Б</text:p>
          </table:table-cell>
        </table:table-row>
        <table:table-row>
          <table:table-cell table:style-name="Таблица1.A3" office:value-type="string">
            <text:p text:style-name="P43">К</text:p>
          </table:table-cell>
          <table:table-cell table:style-name="Таблица1.B3" office:value-type="string">
            <text:p text:style-name="P43">K</text:p>
          </table:table-cell>
          <table:table-cell table:style-name="Таблица1.B3" office:value-type="string">
            <text:p text:style-name="P43">1 КилоБайт</text:p>
          </table:table-cell>
          <table:table-cell table:style-name="Таблица1.B3" office:value-type="string">
            <text:p text:style-name="P43">1 KiloByte</text:p>
          </table:table-cell>
          <table:table-cell table:style-name="Таблица1.B3" office:value-type="string">
            <text:p text:style-name="P43">1 КБ</text:p>
          </table:table-cell>
          <table:table-cell table:style-name="Таблица1.B3" office:value-type="string">
            <text:p text:style-name="P43">1 KB</text:p>
          </table:table-cell>
          <table:table-cell table:style-name="Таблица1.B3" office:value-type="string">
            <text:p text:style-name="P43">1000 Б</text:p>
          </table:table-cell>
          <table:table-cell table:style-name="Таблица1.B3" office:value-type="string">
            <text:p text:style-name="P43">10<text:span text:style-name="T5">3</text:span> Б</text:p>
          </table:table-cell>
          <table:table-cell table:style-name="Таблица1.B3" office:value-type="string">
            <text:p text:style-name="P43">103 Б</text:p>
          </table:table-cell>
          <table:table-cell table:style-name="Таблица1.J3" office:value-type="string">
            <text:p text:style-name="P43">1000<text:span text:style-name="T5">1</text:span> Б</text:p>
          </table:table-cell>
        </table:table-row>
        <text:soft-page-break/>
        <table:table-row>
          <table:table-cell table:style-name="Таблица1.A2" office:value-type="string">
            <text:p text:style-name="P43">М</text:p>
          </table:table-cell>
          <table:table-cell table:style-name="Таблица1.B2" office:value-type="string">
            <text:p text:style-name="P43">M</text:p>
          </table:table-cell>
          <table:table-cell table:style-name="Таблица1.B2" office:value-type="string">
            <text:p text:style-name="P43">1 МегаБайт</text:p>
          </table:table-cell>
          <table:table-cell table:style-name="Таблица1.B2" office:value-type="string">
            <text:p text:style-name="P43">1 MegaByte</text:p>
          </table:table-cell>
          <table:table-cell table:style-name="Таблица1.B2" office:value-type="string">
            <text:p text:style-name="P43">1 МБ</text:p>
          </table:table-cell>
          <table:table-cell table:style-name="Таблица1.B2" office:value-type="string">
            <text:p text:style-name="P43">1 MB</text:p>
          </table:table-cell>
          <table:table-cell table:style-name="Таблица1.B2" office:value-type="string">
            <text:p text:style-name="P43">1000 КБ</text:p>
          </table:table-cell>
          <table:table-cell table:style-name="Таблица1.B2" office:value-type="string">
            <text:p text:style-name="P43">10<text:span text:style-name="T5">3</text:span> КБ</text:p>
          </table:table-cell>
          <table:table-cell table:style-name="Таблица1.B2" office:value-type="string">
            <text:p text:style-name="P43">10<text:span text:style-name="T5">6</text:span> Б</text:p>
          </table:table-cell>
          <table:table-cell table:style-name="Таблица1.J2" office:value-type="string">
            <text:p text:style-name="P43">1000<text:span text:style-name="T5">2</text:span> Б</text:p>
          </table:table-cell>
        </table:table-row>
        <table:table-row>
          <table:table-cell table:style-name="Таблица1.A3" office:value-type="string">
            <text:p text:style-name="P43">Г</text:p>
          </table:table-cell>
          <table:table-cell table:style-name="Таблица1.B3" office:value-type="string">
            <text:p text:style-name="P43">G</text:p>
          </table:table-cell>
          <table:table-cell table:style-name="Таблица1.B3" office:value-type="string">
            <text:p text:style-name="P43">1 ГигаБайт</text:p>
          </table:table-cell>
          <table:table-cell table:style-name="Таблица1.B3" office:value-type="string">
            <text:p text:style-name="P43">1 GigaByte</text:p>
          </table:table-cell>
          <table:table-cell table:style-name="Таблица1.B3" office:value-type="string">
            <text:p text:style-name="P43">1 ГБ</text:p>
          </table:table-cell>
          <table:table-cell table:style-name="Таблица1.B3" office:value-type="string">
            <text:p text:style-name="P43">1 GB</text:p>
          </table:table-cell>
          <table:table-cell table:style-name="Таблица1.B3" office:value-type="string">
            <text:p text:style-name="P43">1000 МБ</text:p>
          </table:table-cell>
          <table:table-cell table:style-name="Таблица1.B3" office:value-type="string">
            <text:p text:style-name="P43">10<text:span text:style-name="T5">3</text:span> МБ</text:p>
          </table:table-cell>
          <table:table-cell table:style-name="Таблица1.B3" office:value-type="string">
            <text:p text:style-name="P43">10<text:span text:style-name="T5">9</text:span> Б</text:p>
          </table:table-cell>
          <table:table-cell table:style-name="Таблица1.J3" office:value-type="string">
            <text:p text:style-name="P43">1000<text:span text:style-name="T5">3</text:span> Б</text:p>
          </table:table-cell>
        </table:table-row>
        <table:table-row>
          <table:table-cell table:style-name="Таблица1.A2" office:value-type="string">
            <text:p text:style-name="P43">Т</text:p>
          </table:table-cell>
          <table:table-cell table:style-name="Таблица1.B2" office:value-type="string">
            <text:p text:style-name="P43">T</text:p>
          </table:table-cell>
          <table:table-cell table:style-name="Таблица1.B2" office:value-type="string">
            <text:p text:style-name="P43">1 ТераБайт</text:p>
          </table:table-cell>
          <table:table-cell table:style-name="Таблица1.B2" office:value-type="string">
            <text:p text:style-name="P43">1 TeraByte</text:p>
          </table:table-cell>
          <table:table-cell table:style-name="Таблица1.B2" office:value-type="string">
            <text:p text:style-name="P43">1 ТБ</text:p>
          </table:table-cell>
          <table:table-cell table:style-name="Таблица1.B2" office:value-type="string">
            <text:p text:style-name="P43">1 TB</text:p>
          </table:table-cell>
          <table:table-cell table:style-name="Таблица1.B2" office:value-type="string">
            <text:p text:style-name="P43">1000 ГБ</text:p>
          </table:table-cell>
          <table:table-cell table:style-name="Таблица1.B2" office:value-type="string">
            <text:p text:style-name="P43">10<text:span text:style-name="T5">3</text:span> ГБ</text:p>
          </table:table-cell>
          <table:table-cell table:style-name="Таблица1.B2" office:value-type="string">
            <text:p text:style-name="P43">10<text:span text:style-name="T5">12</text:span> Б</text:p>
          </table:table-cell>
          <table:table-cell table:style-name="Таблица1.J2" office:value-type="string">
            <text:p text:style-name="P43">1000<text:span text:style-name="T5">4</text:span> Б</text:p>
          </table:table-cell>
        </table:table-row>
        <table:table-row>
          <table:table-cell table:style-name="Таблица1.A3" office:value-type="string">
            <text:p text:style-name="P43">П</text:p>
          </table:table-cell>
          <table:table-cell table:style-name="Таблица1.B3" office:value-type="string">
            <text:p text:style-name="P43">P</text:p>
          </table:table-cell>
          <table:table-cell table:style-name="Таблица1.B3" office:value-type="string">
            <text:p text:style-name="P43">1 ПетаБайт</text:p>
          </table:table-cell>
          <table:table-cell table:style-name="Таблица1.B3" office:value-type="string">
            <text:p text:style-name="P43">1 PetaByte</text:p>
          </table:table-cell>
          <table:table-cell table:style-name="Таблица1.B3" office:value-type="string">
            <text:p text:style-name="P43">1 ПБ</text:p>
          </table:table-cell>
          <table:table-cell table:style-name="Таблица1.B3" office:value-type="string">
            <text:p text:style-name="P43">1 PB</text:p>
          </table:table-cell>
          <table:table-cell table:style-name="Таблица1.B3" office:value-type="string">
            <text:p text:style-name="P43">1000 ТБ</text:p>
          </table:table-cell>
          <table:table-cell table:style-name="Таблица1.B3" office:value-type="string">
            <text:p text:style-name="P43">10<text:span text:style-name="T5">3</text:span> ТБ</text:p>
          </table:table-cell>
          <table:table-cell table:style-name="Таблица1.B3" office:value-type="string">
            <text:p text:style-name="P43">10<text:span text:style-name="T5">15</text:span> Б</text:p>
          </table:table-cell>
          <table:table-cell table:style-name="Таблица1.J3" office:value-type="string">
            <text:p text:style-name="P43">1000<text:span text:style-name="T5">5</text:span> Б</text:p>
          </table:table-cell>
        </table:table-row>
        <table:table-row>
          <table:table-cell table:style-name="Таблица1.A2" office:value-type="string">
            <text:p text:style-name="P43">Э</text:p>
          </table:table-cell>
          <table:table-cell table:style-name="Таблица1.B2" office:value-type="string">
            <text:p text:style-name="P43">E</text:p>
          </table:table-cell>
          <table:table-cell table:style-name="Таблица1.B2" office:value-type="string">
            <text:p text:style-name="P43">1 ЭксаБайт</text:p>
          </table:table-cell>
          <table:table-cell table:style-name="Таблица1.B2" office:value-type="string">
            <text:p text:style-name="P43">1 ExaByte</text:p>
          </table:table-cell>
          <table:table-cell table:style-name="Таблица1.B2" office:value-type="string">
            <text:p text:style-name="P43">1 ЭБ</text:p>
          </table:table-cell>
          <table:table-cell table:style-name="Таблица1.B2" office:value-type="string">
            <text:p text:style-name="P43">1 EB</text:p>
          </table:table-cell>
          <table:table-cell table:style-name="Таблица1.B2" office:value-type="string">
            <text:p text:style-name="P43">1000 ПБ</text:p>
          </table:table-cell>
          <table:table-cell table:style-name="Таблица1.B2" office:value-type="string">
            <text:p text:style-name="P43">10<text:span text:style-name="T5">3</text:span> ПБ</text:p>
          </table:table-cell>
          <table:table-cell table:style-name="Таблица1.B2" office:value-type="string">
            <text:p text:style-name="P43">10<text:span text:style-name="T5">18</text:span> Б</text:p>
          </table:table-cell>
          <table:table-cell table:style-name="Таблица1.J2" office:value-type="string">
            <text:p text:style-name="P43">1000<text:span text:style-name="T5">6</text:span> Б</text:p>
          </table:table-cell>
        </table:table-row>
        <table:table-row>
          <table:table-cell table:style-name="Таблица1.A3" office:value-type="string">
            <text:p text:style-name="P43">З</text:p>
          </table:table-cell>
          <table:table-cell table:style-name="Таблица1.B3" office:value-type="string">
            <text:p text:style-name="P43">Z</text:p>
          </table:table-cell>
          <table:table-cell table:style-name="Таблица1.B3" office:value-type="string">
            <text:p text:style-name="P43">1 ЗеттаБайт</text:p>
          </table:table-cell>
          <table:table-cell table:style-name="Таблица1.B3" office:value-type="string">
            <text:p text:style-name="P43">1 ZettaByte</text:p>
          </table:table-cell>
          <table:table-cell table:style-name="Таблица1.B3" office:value-type="string">
            <text:p text:style-name="P43">1 ЗБ</text:p>
          </table:table-cell>
          <table:table-cell table:style-name="Таблица1.B3" office:value-type="string">
            <text:p text:style-name="P43">1 ZB</text:p>
          </table:table-cell>
          <table:table-cell table:style-name="Таблица1.B3" office:value-type="string">
            <text:p text:style-name="P43">1000 ЭБ</text:p>
          </table:table-cell>
          <table:table-cell table:style-name="Таблица1.B3" office:value-type="string">
            <text:p text:style-name="P43">10<text:span text:style-name="T5">3</text:span> ЭБ</text:p>
          </table:table-cell>
          <table:table-cell table:style-name="Таблица1.B3" office:value-type="string">
            <text:p text:style-name="P43">10<text:span text:style-name="T5">21</text:span> Б</text:p>
          </table:table-cell>
          <table:table-cell table:style-name="Таблица1.J3" office:value-type="string">
            <text:p text:style-name="P43">1000<text:span text:style-name="T5">7</text:span> Б</text:p>
          </table:table-cell>
        </table:table-row>
        <table:table-row>
          <table:table-cell table:style-name="Таблица1.A10" office:value-type="string">
            <text:p text:style-name="P43">Й</text:p>
          </table:table-cell>
          <table:table-cell table:style-name="Таблица1.B10" office:value-type="string">
            <text:p text:style-name="P43">Y</text:p>
          </table:table-cell>
          <table:table-cell table:style-name="Таблица1.B10" office:value-type="string">
            <text:p text:style-name="P43">1 ЙоттаБайт</text:p>
          </table:table-cell>
          <table:table-cell table:style-name="Таблица1.B10" office:value-type="string">
            <text:p text:style-name="P43">1 YottaByte</text:p>
          </table:table-cell>
          <table:table-cell table:style-name="Таблица1.B10" office:value-type="string">
            <text:p text:style-name="P43">1 ЙБ</text:p>
          </table:table-cell>
          <table:table-cell table:style-name="Таблица1.B10" office:value-type="string">
            <text:p text:style-name="P43">1 YB</text:p>
          </table:table-cell>
          <table:table-cell table:style-name="Таблица1.B10" office:value-type="string">
            <text:p text:style-name="P43">1000 ЗБ</text:p>
          </table:table-cell>
          <table:table-cell table:style-name="Таблица1.B10" office:value-type="string">
            <text:p text:style-name="P43">10<text:span text:style-name="T5">3</text:span> ЗБ</text:p>
          </table:table-cell>
          <table:table-cell table:style-name="Таблица1.B10" office:value-type="string">
            <text:p text:style-name="P43">10<text:span text:style-name="T5">24</text:span> Б</text:p>
          </table:table-cell>
          <table:table-cell table:style-name="Таблица1.J10" office:value-type="string">
            <text:p text:style-name="P43">1000<text:span text:style-name="T5">8</text:span> Б</text:p>
          </table:table-cell>
        </table:table-row>
      </table:table>
      <text:p text:style-name="P71">Таблица <text:sequence text:ref-name="refTable1" text:name="Table" text:formula="ooow:Table+1" style:num-format="1">2</text:sequence>: Единицы количества данных по степеням двойки</text:p>
      <table:table table:name="Таблица2" table:style-name="Таблица2">
        <table:table-column table:style-name="Таблица2.A"/>
        <table:table-column table:style-name="Таблица2.B" table:number-columns-repeated="2"/>
        <table:table-column table:style-name="Таблица2.A"/>
        <table:table-column table:style-name="Таблица2.B" table:number-columns-repeated="3"/>
        <table:table-column table:style-name="Таблица2.A"/>
        <table:table-column table:style-name="Таблица2.B"/>
        <table:table-column table:style-name="Таблица2.J"/>
        <table:table-header-rows>
          <table:table-row>
            <table:table-cell table:style-name="Таблица2.A1" office:value-type="string">
              <text:p text:style-name="Table_20_Heading">Префикс (по-русски)</text:p>
            </table:table-cell>
            <table:table-cell table:style-name="Таблица2.B1" office:value-type="string">
              <text:p text:style-name="Table_20_Heading">Префикс (по-английски)</text:p>
            </table:table-cell>
            <table:table-cell table:style-name="Таблица2.B1" office:value-type="string">
              <text:p text:style-name="Table_20_Heading">Единица (рус.)</text:p>
            </table:table-cell>
            <table:table-cell table:style-name="Таблица2.B1" office:value-type="string">
              <text:p text:style-name="Table_20_Heading">Единица (англ.)</text:p>
            </table:table-cell>
            <table:table-cell table:style-name="Таблица2.B1" office:value-type="string">
              <text:p text:style-name="Table_20_Heading">Сокр. (рус.)</text:p>
            </table:table-cell>
            <table:table-cell table:style-name="Таблица2.B1" office:value-type="string">
              <text:p text:style-name="Table_20_Heading">Сокр. (англ.)</text:p>
            </table:table-cell>
            <table:table-cell table:style-name="Таблица2.B1" office:value-type="string">
              <text:p text:style-name="Table_20_Heading">Через предыдущее</text:p>
            </table:table-cell>
            <table:table-cell table:style-name="Таблица2.B1" office:value-type="string">
              <text:p text:style-name="Table_20_Heading">То же, степ. 2</text:p>
            </table:table-cell>
            <table:table-cell table:style-name="Таблица2.B1" office:value-type="string">
              <text:p text:style-name="Table_20_Heading">Через Б, степ. 2</text:p>
            </table:table-cell>
            <table:table-cell table:style-name="Таблица2.J1" office:value-type="string">
              <text:p text:style-name="P42">Через Б, степ. 1024</text:p>
            </table:table-cell>
          </table:table-row>
        </table:table-header-rows>
        <table:table-row>
          <table:table-cell table:style-name="Таблица2.A2" office:value-type="string">
            <text:p text:style-name="P43">-</text:p>
          </table:table-cell>
          <table:table-cell table:style-name="Таблица2.B2" office:value-type="string">
            <text:p text:style-name="P43">-</text:p>
          </table:table-cell>
          <table:table-cell table:style-name="Таблица2.B2" office:value-type="string">
            <text:p text:style-name="P43">1 Байт</text:p>
          </table:table-cell>
          <table:table-cell table:style-name="Таблица2.B2" office:value-type="string">
            <text:p text:style-name="P43">1 Byte</text:p>
          </table:table-cell>
          <table:table-cell table:style-name="Таблица2.B2" office:value-type="string">
            <text:p text:style-name="P43">1 Б</text:p>
          </table:table-cell>
          <table:table-cell table:style-name="Таблица2.B2" office:value-type="string">
            <text:p text:style-name="P43">1 B</text:p>
          </table:table-cell>
          <table:table-cell table:style-name="Таблица2.B2" office:value-type="string">
            <text:p text:style-name="P43">-</text:p>
          </table:table-cell>
          <table:table-cell table:style-name="Таблица2.B2" office:value-type="string">
            <text:p text:style-name="P43">-</text:p>
          </table:table-cell>
          <table:table-cell table:style-name="Таблица2.B2" office:value-type="string">
            <text:p text:style-name="P43">2<text:span text:style-name="T5">0</text:span> Б</text:p>
          </table:table-cell>
          <table:table-cell table:style-name="Таблица2.J2" office:value-type="string">
            <text:p text:style-name="P43">1024<text:span text:style-name="T5">0</text:span> Б</text:p>
          </table:table-cell>
        </table:table-row>
        <table:table-row>
          <table:table-cell table:style-name="Таблица2.A3" office:value-type="string">
            <text:p text:style-name="P43">Ки</text:p>
          </table:table-cell>
          <table:table-cell table:style-name="Таблица2.B3" office:value-type="string">
            <text:p text:style-name="P43">Ki</text:p>
          </table:table-cell>
          <table:table-cell table:style-name="Таблица2.B3" office:value-type="string">
            <text:p text:style-name="P43">1 КибиБайт</text:p>
          </table:table-cell>
          <table:table-cell table:style-name="Таблица2.B3" office:value-type="string">
            <text:p text:style-name="P43">1 KibiByte</text:p>
          </table:table-cell>
          <table:table-cell table:style-name="Таблица2.B3" office:value-type="string">
            <text:p text:style-name="P43">1 КиБ</text:p>
          </table:table-cell>
          <table:table-cell table:style-name="Таблица2.B3" office:value-type="string">
            <text:p text:style-name="P43">1 KiB</text:p>
          </table:table-cell>
          <table:table-cell table:style-name="Таблица2.B3" office:value-type="string">
            <text:p text:style-name="P43">1024 Б</text:p>
          </table:table-cell>
          <table:table-cell table:style-name="Таблица2.B3" office:value-type="string">
            <text:p text:style-name="P43">2<text:span text:style-name="T5">10</text:span> Б</text:p>
          </table:table-cell>
          <table:table-cell table:style-name="Таблица2.B3" office:value-type="string">
            <text:p text:style-name="P43">2<text:span text:style-name="T5">10</text:span> Б</text:p>
          </table:table-cell>
          <table:table-cell table:style-name="Таблица2.J3" office:value-type="string">
            <text:p text:style-name="P43">1024<text:span text:style-name="T5">1</text:span> Б</text:p>
          </table:table-cell>
        </table:table-row>
        <table:table-row>
          <table:table-cell table:style-name="Таблица2.A2" office:value-type="string">
            <text:p text:style-name="P43">Ми</text:p>
          </table:table-cell>
          <table:table-cell table:style-name="Таблица2.B2" office:value-type="string">
            <text:p text:style-name="P43">Mi</text:p>
          </table:table-cell>
          <table:table-cell table:style-name="Таблица2.B2" office:value-type="string">
            <text:p text:style-name="P43">1 МебиБайт</text:p>
          </table:table-cell>
          <table:table-cell table:style-name="Таблица2.B2" office:value-type="string">
            <text:p text:style-name="P43">1 MebiByte</text:p>
          </table:table-cell>
          <table:table-cell table:style-name="Таблица2.B2" office:value-type="string">
            <text:p text:style-name="P43">1 МиБ</text:p>
          </table:table-cell>
          <table:table-cell table:style-name="Таблица2.B2" office:value-type="string">
            <text:p text:style-name="P43">1 MiB</text:p>
          </table:table-cell>
          <table:table-cell table:style-name="Таблица2.B2" office:value-type="string">
            <text:p text:style-name="P43">1024 КиБ</text:p>
          </table:table-cell>
          <table:table-cell table:style-name="Таблица2.B2" office:value-type="string">
            <text:p text:style-name="P43">2<text:span text:style-name="T5">10</text:span> КиБ</text:p>
          </table:table-cell>
          <table:table-cell table:style-name="Таблица2.B2" office:value-type="string">
            <text:p text:style-name="P43">2<text:span text:style-name="T5">20</text:span> Б</text:p>
          </table:table-cell>
          <table:table-cell table:style-name="Таблица2.J2" office:value-type="string">
            <text:p text:style-name="P43">1024<text:span text:style-name="T5">2</text:span> Б</text:p>
          </table:table-cell>
        </table:table-row>
        <table:table-row>
          <table:table-cell table:style-name="Таблица2.A3" office:value-type="string">
            <text:p text:style-name="P43">Ги</text:p>
          </table:table-cell>
          <table:table-cell table:style-name="Таблица2.B3" office:value-type="string">
            <text:p text:style-name="P43">Gi</text:p>
          </table:table-cell>
          <table:table-cell table:style-name="Таблица2.B3" office:value-type="string">
            <text:p text:style-name="P43">1 ГибиБайт</text:p>
          </table:table-cell>
          <table:table-cell table:style-name="Таблица2.B3" office:value-type="string">
            <text:p text:style-name="P43">1 GibiByte</text:p>
          </table:table-cell>
          <table:table-cell table:style-name="Таблица2.B3" office:value-type="string">
            <text:p text:style-name="P43">1 ГиБ</text:p>
          </table:table-cell>
          <table:table-cell table:style-name="Таблица2.B3" office:value-type="string">
            <text:p text:style-name="P43">1 GiB</text:p>
          </table:table-cell>
          <table:table-cell table:style-name="Таблица2.B3" office:value-type="string">
            <text:p text:style-name="P43">1024 МиБ</text:p>
          </table:table-cell>
          <table:table-cell table:style-name="Таблица2.B3" office:value-type="string">
            <text:p text:style-name="P43">2<text:span text:style-name="T5">10</text:span> МиБ</text:p>
          </table:table-cell>
          <table:table-cell table:style-name="Таблица2.B3" office:value-type="string">
            <text:p text:style-name="P43">2<text:span text:style-name="T5">30</text:span> Б</text:p>
          </table:table-cell>
          <table:table-cell table:style-name="Таблица2.J3" office:value-type="string">
            <text:p text:style-name="P43">1024<text:span text:style-name="T5">3</text:span> Б</text:p>
          </table:table-cell>
        </table:table-row>
        <table:table-row>
          <table:table-cell table:style-name="Таблица2.A2" office:value-type="string">
            <text:p text:style-name="P43">Ти</text:p>
          </table:table-cell>
          <table:table-cell table:style-name="Таблица2.B2" office:value-type="string">
            <text:p text:style-name="P43">Ti</text:p>
          </table:table-cell>
          <table:table-cell table:style-name="Таблица2.B2" office:value-type="string">
            <text:p text:style-name="P43">1 ТебиБайт</text:p>
          </table:table-cell>
          <table:table-cell table:style-name="Таблица2.B2" office:value-type="string">
            <text:p text:style-name="P43">1 TebiByte</text:p>
          </table:table-cell>
          <table:table-cell table:style-name="Таблица2.B2" office:value-type="string">
            <text:p text:style-name="P43">1 ТиБ</text:p>
          </table:table-cell>
          <table:table-cell table:style-name="Таблица2.B2" office:value-type="string">
            <text:p text:style-name="P43">1 TiB</text:p>
          </table:table-cell>
          <table:table-cell table:style-name="Таблица2.B2" office:value-type="string">
            <text:p text:style-name="P43">1024 ГиБ</text:p>
          </table:table-cell>
          <table:table-cell table:style-name="Таблица2.B2" office:value-type="string">
            <text:p text:style-name="P43">2<text:span text:style-name="T5">10</text:span> ГиБ</text:p>
          </table:table-cell>
          <table:table-cell table:style-name="Таблица2.B2" office:value-type="string">
            <text:p text:style-name="P43">2<text:span text:style-name="T5">40</text:span> Б</text:p>
          </table:table-cell>
          <table:table-cell table:style-name="Таблица2.J2" office:value-type="string">
            <text:p text:style-name="P43">1024<text:span text:style-name="T5">4</text:span> Б</text:p>
          </table:table-cell>
        </table:table-row>
        <table:table-row>
          <table:table-cell table:style-name="Таблица2.A3" office:value-type="string">
            <text:p text:style-name="P43">Пи</text:p>
          </table:table-cell>
          <table:table-cell table:style-name="Таблица2.B3" office:value-type="string">
            <text:p text:style-name="P43">Pi</text:p>
          </table:table-cell>
          <table:table-cell table:style-name="Таблица2.B3" office:value-type="string">
            <text:p text:style-name="P43">1 ПебиБайт</text:p>
          </table:table-cell>
          <table:table-cell table:style-name="Таблица2.B3" office:value-type="string">
            <text:p text:style-name="P43">1 PebiByte</text:p>
          </table:table-cell>
          <table:table-cell table:style-name="Таблица2.B3" office:value-type="string">
            <text:p text:style-name="P43">1 ПиБ</text:p>
          </table:table-cell>
          <table:table-cell table:style-name="Таблица2.B3" office:value-type="string">
            <text:p text:style-name="P43">1 PiB</text:p>
          </table:table-cell>
          <table:table-cell table:style-name="Таблица2.B3" office:value-type="string">
            <text:p text:style-name="P43">1024 ТиБ</text:p>
          </table:table-cell>
          <table:table-cell table:style-name="Таблица2.B3" office:value-type="string">
            <text:p text:style-name="P43">2<text:span text:style-name="T5">10</text:span> ТиБ</text:p>
          </table:table-cell>
          <table:table-cell table:style-name="Таблица2.B3" office:value-type="string">
            <text:p text:style-name="P43">2<text:span text:style-name="T5">50</text:span> Б</text:p>
          </table:table-cell>
          <table:table-cell table:style-name="Таблица2.J3" office:value-type="string">
            <text:p text:style-name="P43">1024<text:span text:style-name="T5">5</text:span> Б</text:p>
          </table:table-cell>
        </table:table-row>
        <table:table-row>
          <table:table-cell table:style-name="Таблица2.A2" office:value-type="string">
            <text:p text:style-name="P43">Эи</text:p>
          </table:table-cell>
          <table:table-cell table:style-name="Таблица2.B2" office:value-type="string">
            <text:p text:style-name="P43">Ei</text:p>
          </table:table-cell>
          <table:table-cell table:style-name="Таблица2.B2" office:value-type="string">
            <text:p text:style-name="P43">1 ЭксбиБайт</text:p>
          </table:table-cell>
          <table:table-cell table:style-name="Таблица2.B2" office:value-type="string">
            <text:p text:style-name="P43">1 ExbiByte</text:p>
          </table:table-cell>
          <table:table-cell table:style-name="Таблица2.B2" office:value-type="string">
            <text:p text:style-name="P43">1 ЭиБ</text:p>
          </table:table-cell>
          <table:table-cell table:style-name="Таблица2.B2" office:value-type="string">
            <text:p text:style-name="P43">1 EiB</text:p>
          </table:table-cell>
          <table:table-cell table:style-name="Таблица2.B2" office:value-type="string">
            <text:p text:style-name="P43">1024 ПиБ</text:p>
          </table:table-cell>
          <table:table-cell table:style-name="Таблица2.B2" office:value-type="string">
            <text:p text:style-name="P43">2<text:span text:style-name="T5">10</text:span> ПиБ</text:p>
          </table:table-cell>
          <table:table-cell table:style-name="Таблица2.B2" office:value-type="string">
            <text:p text:style-name="P43">2<text:span text:style-name="T5">60</text:span> Б</text:p>
          </table:table-cell>
          <table:table-cell table:style-name="Таблица2.J2" office:value-type="string">
            <text:p text:style-name="P43">1024<text:span text:style-name="T5">6</text:span> Б</text:p>
          </table:table-cell>
        </table:table-row>
        <table:table-row>
          <table:table-cell table:style-name="Таблица2.A3" office:value-type="string">
            <text:p text:style-name="P43">Зи</text:p>
          </table:table-cell>
          <table:table-cell table:style-name="Таблица2.B3" office:value-type="string">
            <text:p text:style-name="P43">Zi</text:p>
          </table:table-cell>
          <table:table-cell table:style-name="Таблица2.B3" office:value-type="string">
            <text:p text:style-name="P43">1 ЗебиБайт</text:p>
          </table:table-cell>
          <table:table-cell table:style-name="Таблица2.B3" office:value-type="string">
            <text:p text:style-name="P43">1 ZebiByte</text:p>
          </table:table-cell>
          <table:table-cell table:style-name="Таблица2.B3" office:value-type="string">
            <text:p text:style-name="P43">1 ЗиБ</text:p>
          </table:table-cell>
          <table:table-cell table:style-name="Таблица2.B3" office:value-type="string">
            <text:p text:style-name="P43">1 ZiB</text:p>
          </table:table-cell>
          <table:table-cell table:style-name="Таблица2.B3" office:value-type="string">
            <text:p text:style-name="P43">1024 ЭиБ</text:p>
          </table:table-cell>
          <table:table-cell table:style-name="Таблица2.B3" office:value-type="string">
            <text:p text:style-name="P43">2<text:span text:style-name="T5">10</text:span> ЭиБ</text:p>
          </table:table-cell>
          <table:table-cell table:style-name="Таблица2.B3" office:value-type="string">
            <text:p text:style-name="P43">2<text:span text:style-name="T5">70</text:span> Б</text:p>
          </table:table-cell>
          <table:table-cell table:style-name="Таблица2.J3" office:value-type="string">
            <text:p text:style-name="P43">1024<text:span text:style-name="T5">7</text:span> Б</text:p>
          </table:table-cell>
        </table:table-row>
        <table:table-row>
          <table:table-cell table:style-name="Таблица2.A10" office:value-type="string">
            <text:p text:style-name="P43">Йи</text:p>
          </table:table-cell>
          <table:table-cell table:style-name="Таблица2.B10" office:value-type="string">
            <text:p text:style-name="P43">Yi</text:p>
          </table:table-cell>
          <table:table-cell table:style-name="Таблица2.B10" office:value-type="string">
            <text:p text:style-name="P43">1 ЙобиБайт</text:p>
          </table:table-cell>
          <table:table-cell table:style-name="Таблица2.B10" office:value-type="string">
            <text:p text:style-name="P43">1 YobiByte</text:p>
          </table:table-cell>
          <table:table-cell table:style-name="Таблица2.B10" office:value-type="string">
            <text:p text:style-name="P43">1 ЙиБ</text:p>
          </table:table-cell>
          <table:table-cell table:style-name="Таблица2.B10" office:value-type="string">
            <text:p text:style-name="P43">1 YiB</text:p>
          </table:table-cell>
          <table:table-cell table:style-name="Таблица2.B10" office:value-type="string">
            <text:p text:style-name="P43">1024 ЗиБ</text:p>
          </table:table-cell>
          <table:table-cell table:style-name="Таблица2.B10" office:value-type="string">
            <text:p text:style-name="P43">2<text:span text:style-name="T5">10</text:span> ЗиБ</text:p>
          </table:table-cell>
          <table:table-cell table:style-name="Таблица2.B10" office:value-type="string">
            <text:p text:style-name="P43">2<text:span text:style-name="T5">80</text:span> Б</text:p>
          </table:table-cell>
          <table:table-cell table:style-name="Таблица2.J10" office:value-type="string">
            <text:p text:style-name="P43">1024<text:span text:style-name="T5">8</text:span> Б</text:p>
          </table:table-cell>
        </table:table-row>
      </table:table>
      <text:p text:style-name="Text_20_body"><text:soft-page-break/></text:p>
      <text:p text:style-name="Standard"><text:s/><text:span text:style-name="T1">КОНЕЦ "Единицы измерения количества данных"</text:span></text:p>
      <text:p text:style-name="P1">КОНЕЦ "Базовые понятия"</text:p>
      <text:p text:style-name="Standard"/>
      <text:h text:style-name="Heading_20_1" text:outline-level="1"><text:bookmark-start text:name="__RefHeading___Toc4300_549679178"/>"Как вводить команды"<text:bookmark-end text:name="__RefHeading___Toc4300_549679178"/></text:h>
      <text:p text:style-name="P30">Для ввода команд нужно открыть эмулятор терминала или переключиться в виртуальную консоль. Эмулятор терминала можно найти в меню программ (нажать кнопку, аналогичную кнопке "Пуск", найти эмулятор терминала). На виртуальную консоль можно переключиться нажатием одной из комбинаций: от Ctrl+Alt+F1 до Ctrl+Alt+F12 (обычно до F6). Для возврата в графический режим жмём Alt+F7 или Alt+F1 (или <text:span text:style-name="T46">комбинацию с </text:span><text:span text:style-name="T45">F с другим </text:span>номер<text:span text:style-name="T45">ом</text:span>).</text:p>
      <text:p text:style-name="P32"><text:tab/>В командной строке отображается некоторая информация, затем символ «$» (знак доллара, для обычного пользователя) или символ «#» (решётка, для суперпользователя (root)), затем пробел.</text:p>
      <text:p text:style-name="P32"><text:tab/>Далее можно вводить команду с заданием переменных окружения и аргументов. Сначала идут задания переменных окружения в виде пар ИМЯ=ЗНАЧЕНИЕ, потом команда, потом аргументы. Всё это разделяется пробелами.</text:p>
      <text:p text:style-name="P30"><text:span text:style-name="T47">Е</text:span>сть 6 типов команд:</text:p>
      <text:p text:style-name="P30"><text:s text:c="5"/>1. Встроенные команды "bash".</text:p>
      <text:p text:style-name="P30"><text:s text:c="5"/>2. Псевдонимы (aliases).</text:p>
      <text:p text:style-name="P30"><text:s text:c="5"/>3. Исполняемые программы, находимые в путях, заданных в переменной окружения "PATH".</text:p>
      <text:p text:style-name="P30"><text:s text:c="5"/>4. Определённые пользователем (в том числе, заданные в системных файлах настройки "bash") функции "bash".</text:p>
      <text:p text:style-name="P30"><text:s text:c="5"/>5. Исполняемые порграммы, указанные через абсолютный путь (смотрите далее) к исполняемому файлу.</text:p>
      <text:p text:style-name="P30"><text:s text:c="5"/>6. Исполняемые программы, указанные через относительный путь (смотрите далее) к исполняемому файлу. Нельзя использовать непосредственно имя файла из текущего каталога (папки, директории).</text:p>
      <text:p text:style-name="P30">Пример:</text:p>
      <text:p text:style-name="P14">$ LC_ALL=C ls -lapt /dev</text:p>
      <text:p text:style-name="P30">(Знак доллара вводить не надо, он будет в терминале обычного пользователя (не суперпользователь root) после информационной строки. Если команду нужно запускать от имени root, вместо знака $ ставится знак #. Его тоже вводить не надо и он тоже появляется на экране.)</text:p>
      <text:p text:style-name="P30"><text:s/>Здесь указана одна переменная окружения (LC_ALL со значением «C»), введена команда "ls" и задано два аргумента: "-lapt" и "/dev/".</text:p>
      <text:p text:style-name="P30"><text:s/>(Переменная окружения LC_ALL, выставленная в значение "C", говорит программе игнорировать все остальные</text:p>
      <text:p text:style-name="P30"><text:s/>настройки региона и использовать английский язык для вывода информации и прочие настройки,</text:p>
      <text:p text:style-name="P30"><text:s/>соответствующие "C" (формат времени и другое).)</text:p>
      <text:p text:style-name="P30"/>
      <text:p text:style-name="P30"><text:s/>Аргументы, начинающиеся с знака "минус" ("-"), являются модификаторами поведения команды (их называют флаги).</text:p>
      <text:p text:style-name="P30"><text:s/>Один из стандартных подходов - это использование одного знака "-" перед однобуквенными модификаторами</text:p>
      <text:p text:style-name="P30"><text:s/>и двойного знака "минус" ("--") перед словесными модификаторами. В предыдущем примере команде "ls"</text:p>
      <text:p text:style-name="P30"><text:s/>передан аргумент "-lapt", который она воспринимает как 4 однобуквенных модификатора ("l", "a", "p", "t").</text:p>
      <text:p text:style-name="P30"><text:soft-page-break/><text:s/>Указанная команда эквивалентна следующей:</text:p>
      <text:p text:style-name="Standard"><text:span text:style-name="Source_20_Text"><text:span text:style-name="T6"><text:s text:c="2"/>$ LC_ALL=C ls -l -a -p -t /dev/</text:span></text:span></text:p>
      <text:p text:style-name="P30"><text:s/>Опция "-a" команды "ls" является эквивалентом опции "--all". Поэтому можно то же самое сделать так:</text:p>
      <text:p text:style-name="P12"><text:span text:style-name="Source_20_Text"><text:s text:c="2"/>$ ls -lpt --all /dev</text:span></text:p>
      <text:p text:style-name="Standard"><text:s/></text:p>
      <text:p text:style-name="P30"><text:s/>Выполняемая программа/команда может получать данные, вводимые пользователем в терминале, через чтение потока stdin.</text:p>
      <text:p text:style-name="P30"><text:s/>Данные, записанные программой в stdout и stderr, попадают в терминал <text:span text:style-name="T26">(но можно перенаправить)</text:span>.</text:p>
      <text:p text:style-name="Standard"><text:s/></text:p>
      <text:h text:style-name="Heading_20_2" text:outline-level="2"><text:bookmark-start text:name="__RefHeading___Toc4302_549679178"/>Код завершения<text:bookmark-end text:name="__RefHeading___Toc4302_549679178"/></text:h>
      <text:p text:style-name="P30">Каждая команда при завершении завершается с кодом завершения (return code, exit code). Через этот код команда может передавать информацию об успешности своего выполнения. Код 0 означает успешное выполнение команды, коды больше 0 означают неуспешное выполнение команды. Если запускать конвейер (несколько команд с pipe, т.е. перенаправление stdout в stdin, то результатом выполнения всей команды будет код завершения последней подкоманды (той, что идёт после последнего символа '|')).</text:p>
      <text:p text:style-name="P30">Пример:</text:p>
      <text:p text:style-name="P12"><text:span text:style-name="Source_20_Text">$ false | true</text:span></text:p>
      <text:p text:style-name="P30">вернёт success (код завершения 0), т.к. false всегда возвращает неудачу/failure (не 0), true всегда возвращает успех/success (код завершения 0) и берётся код из последней части ("true").</text:p>
      <text:p text:style-name="P30">Пример:</text:p>
      <text:p text:style-name="Standard"><text:span text:style-name="Source_20_Text"><text:span text:style-name="T7">$ true | true | false</text:span></text:span></text:p>
      <text:p text:style-name="P30">вернёт неуспех/failure (не 0), т.к. false ео вернёт. Аналогично с выполнение команд списком через точку с запятой: кодом завершения будет код завершения последней команды. Пример:</text:p>
      <text:p text:style-name="Standard"><text:span text:style-name="Source_20_Text"><text:span text:style-name="T7">$ false ; true; false</text:span></text:span></text:p>
      <text:p text:style-name="P30">— код завершения не-0 (неуспех/failure).</text:p>
      <text:p text:style-name="P1">КОНЕЦ "Код завершения"</text:p>
      <text:p text:style-name="Standard"><text:s/></text:p>
      <text:p text:style-name="P30">В некоторых случаях если программе указать имя файла "-", она использует stdin или stdout вместо файла с именем</text:p>
      <text:p text:style-name="P30"><text:s/>"-". Если нужен файл с этим именем, можно писать "./-" или указывать абсолютный путь (пример: "/home/user/dir1/-")</text:p>
      <text:p text:style-name="Standard"><text:s/></text:p>
      <text:h text:style-name="Heading_20_2" text:outline-level="2"><text:bookmark-start text:name="__RefHeading___Toc4304_549679178"/>Перенаправление вывода и ввода команд<text:bookmark-end text:name="__RefHeading___Toc4304_549679178"/></text:h>
      <text:p text:style-name="P30">Каждый работающий процесс имеет стандартный поток ввода (файловый дескриптор 0, stdin), стандартный поток вывода (файловый дескриптор 1, stdout) и стандартный поток ошибок (файловый дескриптор 2, stderr). Основную информацию для пользователя (не об ошибках) принято выводить в stdout. При обычном запуске направленный программой в stdout текст (точнее, поток байт) появляется в терминале. Его можно перенаправить на ввод другой программе с использованием "pipe" (pipe = канал), если использовать символ вертикальной черты («|»).</text:p>
      <text:p text:style-name="P30">Пример:</text:p>
      <text:p text:style-name="Standard"><text:span text:style-name="Source_20_Text"><text:span text:style-name="T7">$ man -k ls | less -i</text:span></text:span></text:p>
      <text:p text:style-name="P1">КОНЕЦ "Перенаправление вывода и ввода команд"</text:p>
      <text:p text:style-name="P1">КОНЕЦ "Как вводить команды"</text:p>
      <text:p text:style-name="Standard"/>
      <text:h text:style-name="Heading_20_1" text:outline-level="1"><text:bookmark-start text:name="__RefHeading___Toc4306_549679178"/><text:soft-page-break/>"Переменные среды (окружения) и переменные bash"<text:bookmark-end text:name="__RefHeading___Toc4306_549679178"/></text:h>
      <text:p text:style-name="P30"><text:s/>Переменные среды (окружения) - это строки вида ИМЯ=ЗНАЧЕНИЕ, доступные выполняемым программам.</text:p>
      <text:p text:style-name="P30"><text:s/>При порождении дочерних процессов переменные среды наследуются от родительского процесса. В</text:p>
      <text:p text:style-name="P30"><text:s/>интерпретаторе bash есть экспортируемые и неэкспортируемые переменные. Экспортируемые переменные</text:p>
      <text:p text:style-name="P30"><text:s/>будут переменными окружения (среды) в запускаемых из bash программах. Чтобы сделать перемнную bash</text:p>
      <text:p text:style-name="P30"><text:s/>экспортируемой, можно использовать команду:</text:p>
      <text:p text:style-name="Standard"><text:span text:style-name="Source_20_Text"><text:span text:style-name="T7"><text:s/>$ export ИМЯ_ПЕРЕМЕННОЙ</text:span></text:span></text:p>
      <text:p text:style-name="P30"><text:s/>Например,</text:p>
      <text:p text:style-name="Standard"><text:span text:style-name="Source_20_Text"><text:span text:style-name="T7"><text:s/>$ LC_ALL=C</text:span></text:span></text:p>
      <text:p text:style-name="Standard"><text:span text:style-name="Source_20_Text"><text:span text:style-name="T7"><text:s/>$ export LC_ALL</text:span></text:span></text:p>
      <text:p text:style-name="P30"><text:s/>Того же результата можно добиться одной командой:</text:p>
      <text:p text:style-name="P12"><text:s/>$ export LC_ALL=C</text:p>
      <text:p text:style-name="P30"><text:s/>Можно переопределить несколько переменных среды для одной запускаемой команды, указав несколько пар<text:span text:style-name="T14"> </text:span><text:span text:style-name="Source_20_Text"><text:span text:style-name="T7">ИМЯ=ЗНАЧЕНИЕ</text:span></text:span> перед командой. Пример:</text:p>
      <text:p text:style-name="Standard"><text:span text:style-name="Source_20_Text"><text:span text:style-name="T7"><text:s/>$ LC_ALL=C man bash</text:span></text:span></text:p>
      <text:p text:style-name="P1">КОНЕЦ "Переменные среды (окружения) и переменные bash"</text:p>
      <text:p text:style-name="Standard"/>
      <text:h text:style-name="Heading_20_1" text:outline-level="1"><text:bookmark-start text:name="__RefHeading___Toc4308_549679178"/>"Подстановки с тильдой (~)"<text:bookmark-end text:name="__RefHeading___Toc4308_549679178"/></text:h>
      <text:p text:style-name="P30"><text:s/>"bash" заменяет отдельное "~" на абсолютный путь к домашнему каталогу текущего пользователя, а</text:p>
      <text:p text:style-name="P30"><text:s/>"~ИМЯ_ПОЛЬЗОВАТЕЛЯ" - на абсолютный путь к домашнему каталогу пользователя с именем "ИМЯ_ПОЛЬЗОВАТЕЛЯ".</text:p>
      <text:p text:style-name="P1">КОНЕЦ "Подстановки с тильдой (~)"</text:p>
      <text:p text:style-name="Standard"/>
      <text:h text:style-name="Heading_20_1" text:outline-level="1"><text:bookmark-start text:name="__RefHeading___Toc4310_549679178"/>"Папка ~/bin"<text:bookmark-end text:name="__RefHeading___Toc4310_549679178"/></text:h>
      <text:p text:style-name="P30"><text:s/>В папку ~/bin можно положить исполняемые файлы. Если при входе пользователя эта папка существует, она</text:p>
      <text:p text:style-name="P30"><text:s/>будет добавлена в переменную среды PATH и можно будет использовать команды с именами такими же, как</text:p>
      <text:p text:style-name="P30"><text:s/>имена исполняемых файлов в ~/bin</text:p>
      <text:p text:style-name="P30"><text:s/></text:p>
      <text:p text:style-name="P30"><text:s/>Вот этот код из файла ~/.profile добавляет папку ~/bin :</text:p>
      <text:p text:style-name="Standard"><text:s/><text:span text:style-name="Source_20_Text"><text:span text:style-name="T7">if [ -d "$HOME/bin" ] ; then</text:span></text:span></text:p>
      <text:p text:style-name="Standard"><text:span text:style-name="Source_20_Text"><text:span text:style-name="T7"><text:s text:c="4"/>PATH="$HOME/bin:$PATH"</text:span></text:span></text:p>
      <text:p text:style-name="Standard"><text:span text:style-name="Source_20_Text"><text:span text:style-name="T7"><text:s/>fi</text:span></text:span></text:p>
      <text:p text:style-name="Standard"><text:s/>(см. <text:span text:style-name="Source_20_Text"><text:span text:style-name="T7">man test</text:span></text:span>,<text:span text:style-name="T14"> </text:span><text:span text:style-name="Source_20_Text"><text:span text:style-name="T7">man [</text:span></text:span><text:span text:style-name="T14">, </text:span><text:span text:style-name="Source_20_Text"><text:span text:style-name="T9">help test</text:span></text:span><text:span text:style-name="T15">, </text:span><text:span text:style-name="Source_20_Text"><text:span text:style-name="T9">help [</text:span></text:span>)</text:p>
      <text:p text:style-name="P1">КОНЕЦ "Пака ~/bin"</text:p>
      <text:p text:style-name="Standard"/>
      <text:h text:style-name="Heading_20_1" text:outline-level="1"><text:bookmark-start text:name="__RefHeading___Toc4312_549679178"/><text:soft-page-break/>"Базовые команды"<text:bookmark-end text:name="__RefHeading___Toc4312_549679178"/></text:h>
      <text:h text:style-name="Heading_20_2" text:outline-level="2"><text:bookmark-start text:name="__RefHeading___Toc4314_549679178"/><text:s/>Команда cd<text:bookmark-end text:name="__RefHeading___Toc4314_549679178"/></text:h>
      <text:p text:style-name="P30"><text:s text:c="2"/>"cd" (Change Directory) заменяет текущий каталог интерпретатора команд каталогом, указанным в первом аргументе. Например,</text:p>
      <text:p text:style-name="Standard"><text:span text:style-name="Source_20_Text"><text:span text:style-name="T7"><text:s text:c="2"/>$ cd dir1</text:span></text:span></text:p>
      <text:p text:style-name="P30"><text:s text:c="2"/>заставляет "bash" перейти в каталог "dir1", находящийся в текущем каталоге. "cd" - встроенная команда "bash". "cd" без аргументов:</text:p>
      <text:p text:style-name="Standard"><text:span text:style-name="Source_20_Text"><text:span text:style-name="T7"><text:s text:c="2"/>$ cd</text:span></text:span></text:p>
      <text:p text:style-name="P30"><text:s text:c="2"/>переводит "bash" в домашнюю папку пользователя. Того же резальтата можно добиться так:</text:p>
      <text:p text:style-name="Standard"><text:span text:style-name="Source_20_Text"><text:span text:style-name="T7"><text:s text:c="2"/>$ cd ~</text:span></text:span></text:p>
      <text:p text:style-name="Standard"><text:s text:c="2"/>или</text:p>
      <text:p text:style-name="Standard"><text:span text:style-name="Source_20_Text"><text:span text:style-name="T7"><text:s text:c="2"/>$ cd ~ИМЯ_ПОЛЬЗОВАТЕЛЯ</text:span></text:span></text:p>
      <text:p text:style-name="Standard"><text:s/><text:span text:style-name="T1">КОНЕЦ "cd"</text:span></text:p>
      <text:p text:style-name="Standard"><text:s/></text:p>
      <text:h text:style-name="Heading_20_2" text:outline-level="2"><text:bookmark-start text:name="__RefHeading___Toc4316_549679178"/><text:s/>Команда ls<text:bookmark-end text:name="__RefHeading___Toc4316_549679178"/></text:h>
      <text:p text:style-name="P30"><text:s text:c="2"/>Команда ls выводит список содержимого указанных в аргументах каталогов, информацию об указанных в аргументах файлах и других</text:p>
      <text:p text:style-name="P30"><text:s text:c="2"/>объектах файловой системы. Если аргументов, отличных от модификаторов поведения, нету, выводится содержимое текущего каталога</text:p>
      <text:p text:style-name="P30"><text:s text:c="2"/>(текущего каталога для процесса интерпретатора вводимых команд; часто интерпретатором команд является программа "bash"</text:p>
      <text:p text:style-name="P30"><text:s text:c="2"/>(Bourne-Again Shell)).</text:p>
      <text:p text:style-name="P30"><text:s text:c="2"/>Примеры:</text:p>
      <text:p text:style-name="Standard"><text:span text:style-name="Source_20_Text"><text:span text:style-name="T7"><text:s text:c="3"/>$ ls dir1</text:span></text:span></text:p>
      <text:p text:style-name="Standard"><text:s text:c="2"/>- вывести содержимое каталога dir1</text:p>
      <text:p text:style-name="Standard"><text:span text:style-name="Source_20_Text"><text:span text:style-name="T7"><text:s text:c="3"/>$ ls -a dir1</text:span></text:span></text:p>
      <text:p text:style-name="Standard"><text:s text:c="2"/>- вывести содержимое каталога dir1, включая скрытые объекты файловой системы (т.е. те объекты, имена</text:p>
      <text:p text:style-name="Standard"><text:s text:c="2"/>которых начинаются на точку ('.'))</text:p>
      <text:p text:style-name="Standard"><text:span text:style-name="Source_20_Text"><text:span text:style-name="T7"><text:s text:c="3"/>$ ls -d dir1</text:span></text:span></text:p>
      <text:p text:style-name="Standard"><text:s text:c="2"/>- вывести информацию о каталоге dir1</text:p>
      <text:p text:style-name="Standard"><text:span text:style-name="Source_20_Text"><text:span text:style-name="T7"><text:s text:c="3"/>$ ls -ld dir1</text:span></text:span></text:p>
      <text:p text:style-name="Standard"><text:s text:c="2"/>вывести ту же информацию в длинном формате</text:p>
      <text:p text:style-name="Standard"><text:span text:style-name="Source_20_Text"><text:span text:style-name="T7"><text:s text:c="3"/>$ ls -l symlink1</text:span></text:span></text:p>
      <text:p text:style-name="Standard"><text:s text:c="2"/>- вывести информацию о символический ссылке symlink1 в длнном формате (включая путь к объекту, на который указывает</text:p>
      <text:p text:style-name="Standard"><text:s text:c="2"/>эта ссылка)</text:p>
      <text:p text:style-name="Standard"><text:span text:style-name="Source_20_Text"><text:span text:style-name="T7"><text:s text:c="3"/>$ ls -l symlinkToDir1/</text:span></text:span></text:p>
      <text:p text:style-name="Standard"><text:s text:c="2"/>- вывести содержимое каталога (в длинном формате), на который указывает ссылка symlinkToDir1</text:p>
      <text:p text:style-name="Standard"><text:span text:style-name="Source_20_Text"><text:span text:style-name="T7"><text:s text:c="3"/>$ ls -ld symlinkToDir1/</text:span></text:span></text:p>
      <text:p text:style-name="Standard"><text:s text:c="2"/>- вывести в длинном формате информацию о цели символической ссылки symlinkToDir1 (если она ссылается на каталог)</text:p>
      <text:p text:style-name="Standard"><text:span text:style-name="Source_20_Text"><text:span text:style-name="T7"><text:s text:c="3"/>$ ls -Hd symLink1</text:span></text:span></text:p>
      <text:p text:style-name="Standard"><text:s text:c="2"/>- вывести информацию о цели символической ссылки symLink1</text:p>
      <text:p text:style-name="Standard"><text:s/><text:span text:style-name="T1">КОНЕЦ "Команда ls"</text:span></text:p>
      <text:p text:style-name="Standard"><text:s/></text:p>
      <text:h text:style-name="Heading_20_2" text:outline-level="2"><text:bookmark-start text:name="__RefHeading___Toc4318_549679178"/><text:soft-page-break/><text:s/>"Команда cat"<text:bookmark-end text:name="__RefHeading___Toc4318_549679178"/></text:h>
      <text:p text:style-name="Standard"><text:span text:style-name="Source_20_Text"><text:span text:style-name="T7"><text:s text:c="3"/>$ cat имя_файла1 ... имя_файлаN</text:span></text:span></text:p>
      <text:p text:style-name="Standard"><text:s text:c="2"/><text:span text:style-name="T16">в</text:span>ыводит на stdout по очереди содержимое всех файлов c именами "имя_файла1", ..., "имя_файлаN".</text:p>
      <text:p text:style-name="Standard"><text:s text:c="2"/>Если таких имён нету ("cat" без аргументов), то данные из stdin выводятся на stdout. Имя "cat" - сокращение</text:p>
      <text:p text:style-name="Standard"><text:s text:c="2"/>от conCATenation (сцепление, объединение последовательностей).</text:p>
      <text:p text:style-name="Standard"><text:s/><text:span text:style-name="T1">КОНЕЦ "Команда cat"</text:span></text:p>
      <text:p text:style-name="Standard"><text:s/></text:p>
      <text:h text:style-name="Heading_20_2" text:outline-level="2"><text:bookmark-start text:name="__RefHeading___Toc4320_549679178"/><text:s/>"Команда cp"<text:bookmark-end text:name="__RefHeading___Toc4320_549679178"/></text:h>
      <text:p text:style-name="Standard"><text:span text:style-name="Source_20_Text"><text:span text:style-name="T7"><text:s text:c="3"/>$ cp путь1 путь2</text:span></text:span></text:p>
      <text:p text:style-name="Standard"><text:s text:c="2"/>создаёт файл "путь2" с содержимым из файла "путь1". Например,</text:p>
      <text:p text:style-name="Standard"><text:span text:style-name="Source_20_Text"><text:span text:style-name="T7"><text:s text:c="2"/>$ cp 2.txt /home/user/dir/4.txt</text:span></text:span></text:p>
      <text:p text:style-name="Standard"><text:s text:c="2"/>скопирует файл "./2.txt" в папку "/home/user/dir" под именем "4.txt". Чтобы "cp" копировало</text:p>
      <text:p text:style-name="Standard"><text:s text:c="2"/>каталоги рекурсивно, используем ключ "-r":</text:p>
      <text:p text:style-name="Standard"><text:span text:style-name="Source_20_Text"><text:span text:style-name="T7"><text:s text:c="2"/>$ cp -r /home/user/dir1 /home/user/backup/dir1</text:span></text:span></text:p>
      <text:p text:style-name="Standard"><text:s text:c="2"/>Чтобы скопировать несколько файлов и/или каталогов в один каталог под исходными именами, указываем</text:p>
      <text:p text:style-name="Standard"><text:s text:c="2"/>сначала копируемые объекты, потом каталог-назначение со знаком "слэш" ("/") в конце:</text:p>
      <text:p text:style-name="Standard"><text:span text:style-name="Source_20_Text"><text:span text:style-name="T7"><text:s text:c="2"/>$ cp -r /home/user/dir1 ./2.txt /home/user/backup/</text:span></text:span></text:p>
      <text:p text:style-name="Standard"><text:s/><text:span text:style-name="T1">КОНЕЦ "Команда cp"</text:span></text:p>
      <text:p text:style-name="Standard"><text:s/></text:p>
      <text:h text:style-name="Heading_20_2" text:outline-level="2"><text:bookmark-start text:name="__RefHeading___Toc4322_549679178"/><text:s/>"Команды less и man"<text:bookmark-end text:name="__RefHeading___Toc4322_549679178"/></text:h>
      <text:p text:style-name="Standard"><text:s text:c="2"/>Примеры:</text:p>
      <text:p text:style-name="Standard"><text:span text:style-name="Source_20_Text"><text:span text:style-name="T7">$ cat /var/log/syslog | less -i</text:span></text:span></text:p>
      <text:p text:style-name="Standard"><text:span text:style-name="Source_20_Text"><text:span text:style-name="T7">$ less -</text:span></text:span><text:span text:style-name="Source_20_Text"><text:span text:style-name="T8">i</text:span></text:span><text:span text:style-name="Source_20_Text"><text:span text:style-name="T7"> /var/log/syslog</text:span></text:span></text:p>
      <text:p text:style-name="Standard"><text:s text:c="2"/>(эти две команды открывают один и тот же файл) <text:s/></text:p>
      <text:p text:style-name="Standard"><text:span text:style-name="Source_20_Text"><text:span text:style-name="T7">$ man -k ls | less -i</text:span></text:span></text:p>
      <text:p text:style-name="P33">запустит процесс "man" с аргументами "-k" и "ls" и запустит процесс "less" с аргументом "-i". Поток stdout процесса "man" будет связан с потоком stdin процесса "less". (Поток stdout процесса "less" будет связан с текущим терминалом, как и поток stdin процесса "man").</text:p>
      <text:p text:style-name="P33"/>
      <text:p text:style-name="P33">Команда less отображает текст, полученный ей через её stdin, так же, как его отображает</text:p>
      <text:p text:style-name="P30">"man" при просмотре одной страницы ("man -k ИМЯ" - это поиск, а не просмотр, "man ИМЯ" — это просмотр). Можно нажать "q" для выхода, двигаться по тексту стрелками "Вверх" и "Вниз", ВЛЕВО и ВПРАВО и кнопками PgUp, PgDn, пробел. Можно искать текст через "/", затем "САМ_ТЕКСТ" (или регулярное выражение), затем Enter.</text:p>
      <text:p text:style-name="P30">Команда</text:p>
      <text:p text:style-name="P12"><text:span text:style-name="Source_20_Text">$ man ИМЯ</text:span></text:p>
      <text:p text:style-name="P33">находит в одном из разделов руководств man страницу с именем ИМЯ и отображает её так же, ка кэто делает ls (доступен поиск по "/", РЕГУЛЯРНОЕ_ВЫРАЖЕНИЕ_ИЛИ_ПРОСТО_СТРОКА, Enter; доступен выход по кнопке q; доступна прокрутка через ВВЕРХ, ВНИЗ, ВЛЕВО, ВПРАВО, PgUp, PgDn, пробел, Home, End).</text:p>
      <text:p text:style-name="P33">Команда</text:p>
      <text:p text:style-name="Standard"><text:span text:style-name="Source_20_Text"><text:span text:style-name="T7">$ man НОМЕР ИМЯ</text:span></text:span></text:p>
      <text:p text:style-name="P30">отображает страницу документации man с именем ИМЯ из раздела с номером НОМЕР.</text:p>
      <text:p text:style-name="P30">Номера <text:s/>справочных <text:s/>разделов <text:s/>и описание их содержимого <text:span text:style-name="T49">(см. </text:span><text:span text:style-name="Source_20_Text"><text:span text:style-name="T12">$ man man</text:span></text:span><text:span text:style-name="T49">)</text:span>:</text:p>
      <text:list text:style-name="L1">
        <text:list-item>
          <text:p text:style-name="P96">Исполняемые программы или команды оболочки (shell)</text:p>
        </text:list-item>
        <text:list-item>
          <text:p text:style-name="P96"><text:soft-page-break/>Системные вызовы (функции, предоставляемые ядром)</text:p>
        </text:list-item>
        <text:list-item>
          <text:p text:style-name="P96">Библиотечные <text:s text:c="2"/>вызовы <text:s text:c="2"/>(функции, <text:s text:c="2"/>предоставляемые <text:s text:c="3"/>программными библиотеками)</text:p>
        </text:list-item>
        <text:list-item>
          <text:p text:style-name="P96">Специальные файлы (обычно находящиеся в каталоге /dev)</text:p>
        </text:list-item>
        <text:list-item>
          <text:p text:style-name="P96">Форматы файлов и соглашения, например о /etc/passwd</text:p>
        </text:list-item>
        <text:list-item>
          <text:p text:style-name="P96">Игры</text:p>
        </text:list-item>
        <text:list-item>
          <text:p text:style-name="P96">Разное <text:s/>(включает <text:s/>пакеты <text:s/>макросов и соглашения), например man(7), groff(7)</text:p>
        </text:list-item>
        <text:list-item>
          <text:p text:style-name="P96">Команды <text:s/>администрирования <text:s/>системы <text:s/>(обычно, <text:s/>запускаемые <text:s text:c="2"/>только суперпользователем)</text:p>
        </text:list-item>
        <text:list-item>
          <text:p text:style-name="P96">Процедуры ядра [нестандартный раздел]</text:p>
        </text:list-item>
      </text:list>
      <text:h text:style-name="Heading_20_3" text:outline-level="3"><text:bookmark-start text:name="__RefHeading___Toc4324_549679178"/><text:s text:c="2"/><text:span text:style-name="T1">"Отдельно о команде man"</text:span><text:bookmark-end text:name="__RefHeading___Toc4324_549679178"/></text:h>
      <text:p text:style-name="P30">"man" - стандартный для Unix способ получения справки (manual) о команде или чём-то ещё. "man" используется и в GNU/Linux. Для получения справки по команде "ls", пишем:</text:p>
      <text:p text:style-name="Standard"><text:span text:style-name="Source_20_Text"><text:span text:style-name="T7">$ man ls</text:span></text:span></text:p>
      <text:p text:style-name="P34">Пока запущен man, можно прокручивать текст стрелками ↑ и ↓, стрелками ← и → <text:s/>или кнопками: PgUp, PgDn, пробел, Home, End.</text:p>
      <text:p text:style-name="P34">Можно искать текст, нажав "/", набрав искомый текст и нажав Enter (вместо такста можно использовать регулярное выражение <text:span text:style-name="T17">(regular expression, не путать с шаблонами — wildcards)</text:span>).</text:p>
      <text:p text:style-name="P34">Выйти из "man" можно кнопкой "q". Команда:</text:p>
      <text:p text:style-name="Standard"><text:span text:style-name="Source_20_Text"><text:span text:style-name="T7">$ man -k регулярное_выражение</text:span></text:span></text:p>
      <text:p text:style-name="P30">«Ищет в кратких описаниях справочных страниц ключевые слова и показывает любые совпадения». Например:</text:p>
      <text:p text:style-name="Standard"><text:span text:style-name="Source_20_Text"><text:span text:style-name="T7">$ man -k ls</text:span></text:span></text:p>
      <text:p text:style-name="P30">выдаёт много строк, включая такую:</text:p>
      <text:p text:style-name="Standard"><text:span text:style-name="Source_20_Text"><text:span text:style-name="T7">ls (1) - list directory contents</text:span></text:span></text:p>
      <text:p text:style-name="P30">Это значит, что в разделе 1 руководств "man" есть страница с именем "ls". Её можно получить, набрав:</text:p>
      <text:p text:style-name="Standard"><text:span text:style-name="Source_20_Text"><text:span text:style-name="T7">$ man 1 ls</text:span></text:span></text:p>
      <text:p text:style-name="P30">Если просто набрать "man ls", будет выдана одна из страниц "ls", если такая есть (страницы руководств «man» с одинаковыми именами могут быть в разных разделах).</text:p>
      <text:p text:style-name="P1">КОНЕЦ "Отдельно о команде man"</text:p>
      <text:p text:style-name="P1">КОНЕЦ "Команды less и man"</text:p>
      <text:p text:style-name="P1"><text:s/></text:p>
      <text:h text:style-name="Heading_20_2" text:outline-level="2"><text:bookmark-start text:name="__RefHeading___Toc4326_549679178"/>Команда mkdir<text:bookmark-end text:name="__RefHeading___Toc4326_549679178"/></text:h>
      <text:p text:style-name="P30">Команда "mkdir ИМЯ" создаёт каталог с именем ИМЯ. Например,</text:p>
      <text:p text:style-name="Standard"><text:span text:style-name="Source_20_Text"><text:span text:style-name="T7">$ mkdir dir1</text:span></text:span></text:p>
      <text:p text:style-name="Standard">(отноистельный путь) и</text:p>
      <text:p text:style-name="Standard"><text:span text:style-name="Source_20_Text"><text:span text:style-name="T7">$ mkdir /home/user/dir2</text:span></text:span></text:p>
      <text:p text:style-name="Standard">(абсолютный путь).</text:p>
      <text:p text:style-name="Standard">Можно создать каталог со всеми несуществующими родительскими каталогами:</text:p>
      <text:p text:style-name="Standard"><text:span text:style-name="Source_20_Text"><text:span text:style-name="T7">$ mkdir -p 1/2/3/4</text:span></text:span></text:p>
      <text:p text:style-name="Standard">создаст каталоги 1, 1/2, 1/2/3, 1/2/3/4, если ни одного из них ещё нет.</text:p>
      <text:p text:style-name="Standard">Фрагмент man-страницы mkdir:</text:p>
      <text:p text:style-name="Standard"><text:span text:style-name="Source_20_Text"><text:span text:style-name="T7"><text:s text:c="3"/>-p, --parents</text:span></text:span></text:p>
      <text:p text:style-name="Standard"><text:span text:style-name="Source_20_Text"><text:span text:style-name="T7"><text:s text:c="14"/>no error if existing, make parent directories as needed</text:span></text:span></text:p>
      <text:p text:style-name="P1">КОНЕЦ "Команда mkdir"</text:p>
      <text:h text:style-name="Heading_20_2" text:outline-level="2"><text:bookmark-start text:name="__RefHeading___Toc4328_549679178"/><text:soft-page-break/>Команда info<text:bookmark-end text:name="__RefHeading___Toc4328_549679178"/></text:h>
      <text:p text:style-name="P30">В проекте GNU есть своя программа просмотра документации - "info". Для просмотра страницы документации "grub" можно ввести команду:</text:p>
      <text:p text:style-name="Standard"><text:span text:style-name="Source_20_Text"><text:span text:style-name="T7">$ info grub</text:span></text:span></text:p>
      <text:p text:style-name="P30">По тексту можно перемещаться стрелками "Вверх" и "Вниз", стрелками &lt;-- и --&gt; кнопками PgUp и PgDn (page up, page down), кнопками пробел, Home, End. При наведении курсора на ссылку, можно нажать Enter и перейти к соответствующему тексту info. Для выхода из info можно нажать кнопку "q".</text:p>
      <text:p text:style-name="P1">КОНЕЦ "Команда info"</text:p>
      <text:h text:style-name="Heading_20_2" text:outline-level="2"><text:bookmark-start text:name="__RefHeading___Toc4330_549679178"/>Команда help<text:bookmark-end text:name="__RefHeading___Toc4330_549679178"/></text:h>
      <text:p text:style-name="P30"><text:span text:style-name="T50">Д</text:span>ля некоторых встроенных команд и ключевых слов "bash" доступна справка через "help". Например, команда</text:p>
      <text:p text:style-name="Standard"><text:span text:style-name="Source_20_Text"><text:span text:style-name="T7">$ help cd</text:span></text:span></text:p>
      <text:p text:style-name="Standard">выдаёт текст:</text:p>
      <text:p text:style-name="Standard"><text:span text:style-name="Source_20_Text"><text:span text:style-name="T7"><text:s text:c="3"/>cd: cd [-L|[-P [-e]] [-@]] [каталог]</text:span></text:span></text:p>
      <text:p text:style-name="Standard"><text:span text:style-name="Source_20_Text"><text:span text:style-name="T7"><text:s text:c="5"/>Change the shell working directory.</text:span></text:span></text:p>
      <text:p text:style-name="Standard"><text:span text:style-name="Source_20_Text"><text:span text:style-name="T7"><text:s text:c="5"/>…</text:span></text:span></text:p>
      <text:p text:style-name="P1">КОНЕЦ "Команда help"</text:p>
      <text:h text:style-name="Heading_20_2" text:outline-level="2"><text:bookmark-start text:name="__RefHeading___Toc4332_549679178"/>Команда mv<text:bookmark-end text:name="__RefHeading___Toc4332_549679178"/></text:h>
      <text:p text:style-name="Standard"><text:span text:style-name="Source_20_Text"><text:span text:style-name="T7">$ mv путь1 путь2</text:span></text:span></text:p>
      <text:p text:style-name="Standard">перемещает(move)/переименовывает файл "путь1", чтобы он был доступен по пути "путь2". Например,</text:p>
      <text:p text:style-name="Standard"><text:span text:style-name="Source_20_Text"><text:span text:style-name="T7">$ mv 2.txt /home/user/backup/2.txt</text:span></text:span></text:p>
      <text:p text:style-name="Standard">перемещает файл "2.txt" из текущей папки в папку "/home/user/backup".</text:p>
      <text:p text:style-name="Standard"><text:span text:style-name="Source_20_Text"><text:span text:style-name="T7">$ mv путь1 ... путьN путь_к_папке/</text:span></text:span></text:p>
      <text:p text:style-name="Standard">— перемещение N объектов в папку "путь_к_папке", аналогично команде "cp":</text:p>
      <text:p text:style-name="Standard"><text:span text:style-name="Source_20_Text"><text:span text:style-name="T7">$ mv 2.txt 3.txt /home/user/backup/</text:span></text:span></text:p>
      <text:p text:style-name="Standard">Если файл по новому адресу (куда перемещается старый файл) существует, mv его заменит без предупрежджений.</text:p>
      <text:p text:style-name="Standard">Чтобы mv спрашивал перед заменой, добавляем флаг -i:</text:p>
      <text:p text:style-name="Standard"><text:span text:style-name="Source_20_Text"><text:span text:style-name="T7">$ mv -i 1.txt 2.txt</text:span></text:span></text:p>
      <text:p text:style-name="Standard"><text:span text:style-name="Source_20_Text"><text:span text:style-name="T7">$ mv -i dir1/* /mnt/1TB/old_files/</text:span></text:span></text:p>
      <text:p text:style-name="P1">КОНЕЦ "Команда mv"</text:p>
      <text:h text:style-name="Heading_20_2" text:outline-level="2"><text:bookmark-start text:name="__RefHeading___Toc4334_549679178"/>Команда exit<text:bookmark-end text:name="__RefHeading___Toc4334_549679178"/></text:h>
      <text:p text:style-name="P30">«exit» завершает текущий процесс «bash» (при этом может закрыться окно эмулятора</text:p>
      <text:p text:style-name="P30">терминала). Команде можно передать в качестве аргумента код завершения интерпретатора команд:</text:p>
      <text:p text:style-name="Standard"><text:span text:style-name="Source_20_Text"><text:span text:style-name="T7">$ exit 0</text:span></text:span></text:p>
      <text:p text:style-name="Standard">Если использовать "exit" без аргументов, кодом завершения интерпретатора команд будет код завершения</text:p>
      <text:p text:style-name="Standard">последней выполненной команды, который доступен через переменную "$?":</text:p>
      <text:p text:style-name="Standard"><text:span text:style-name="Source_20_Text"><text:span text:style-name="T7">$ exit</text:span></text:span></text:p>
      <text:p text:style-name="Standard">эквивалентно</text:p>
      <text:p text:style-name="Standard"><text:span text:style-name="Source_20_Text"><text:span text:style-name="T7">$ exit $?</text:span></text:span></text:p>
      <text:p text:style-name="P1">КОНЕЦ "Команда exit"</text:p>
      <text:h text:style-name="Heading_20_2" text:outline-level="2"><text:bookmark-start text:name="__RefHeading___Toc4336_549679178"/><text:soft-page-break/>Команда pwd<text:bookmark-end text:name="__RefHeading___Toc4336_549679178"/></text:h>
      <text:p text:style-name="P30">«pwd» расшифровывается так: «Print Working Directory». Эта команда печатает на stdout полный путь к текущему рабочему каталогу. Пример:</text:p>
      <text:p text:style-name="Standard"><text:span text:style-name="Source_20_Text"><text:span text:style-name="T7">$ pwd</text:span></text:span></text:p>
      <text:p text:style-name="Standard"><text:span text:style-name="T51">В</text:span>ыводит:</text:p>
      <text:p text:style-name="Standard"><text:span text:style-name="Source_20_Text"><text:span text:style-name="T7">/home/username</text:span></text:span></text:p>
      <text:p text:style-name="Standard">, если запущена из этого каталога</text:p>
      <text:p text:style-name="P1">КОНЕЦ "Команда pwd"</text:p>
      <text:h text:style-name="Heading_20_2" text:outline-level="2"><text:bookmark-start text:name="__RefHeading___Toc4338_549679178"/>Команда rm<text:bookmark-end text:name="__RefHeading___Toc4338_549679178"/></text:h>
      <text:p text:style-name="Standard"><text:span text:style-name="Source_20_Text"><text:span text:style-name="T7">$ rm путь1 путь2 ... путьN</text:span></text:span></text:p>
      <text:p text:style-name="P30">удаляет указанные файлы. Чтобы удалять каталоги рекурсивно (т.е. со всем, что лежит внутри) без запроса на подтверждение, пишем:</text:p>
      <text:p text:style-name="Standard"><text:span text:style-name="Source_20_Text"><text:span text:style-name="T7">$ rm -r -f путь1 ... путьN</text:span></text:span></text:p>
      <text:p text:style-name="Standard">(-r = рекурсивно, -f = без вопросов)</text:p>
      <text:p text:style-name="P1">КОНЕЦ "Команда rm"</text:p>
      <text:h text:style-name="Heading_20_2" text:outline-level="2"><text:bookmark-start text:name="__RefHeading___Toc4340_549679178"/>Команда rmdir<text:bookmark-end text:name="__RefHeading___Toc4340_549679178"/></text:h>
      <text:p text:style-name="Standard"><text:span text:style-name="Source_20_Text"><text:span text:style-name="T7">$ rmdir имя_каталога</text:span></text:span></text:p>
      <text:p text:style-name="Standard">удаляет указанный каталог, если он пустой. Например,</text:p>
      <text:p text:style-name="P19"><text:span text:style-name="Source_20_Text"><text:span text:style-name="T7">$ rmdir /home/user/dir1</text:span></text:span></text:p>
      <text:p text:style-name="P19">Можно удалить каталог со всеми родительскими, если они останутся пустыми:</text:p>
      <text:p text:style-name="Standard"><text:span text:style-name="Source_20_Text"><text:span text:style-name="T7">$ rmdir -p a/b/c</text:span></text:span></text:p>
      <text:p text:style-name="Standard">— это как если набрать</text:p>
      <text:p text:style-name="Standard"><text:span text:style-name="Source_20_Text"><text:span text:style-name="T7">$ rmdir a/b/c a/b a</text:span></text:span></text:p>
      <text:p text:style-name="Standard"><text:s/><text:span text:style-name="T1">КОНЕЦ "Команда rmdir"</text:span></text:p>
      <text:h text:style-name="Heading_20_2" text:outline-level="2"><text:bookmark-start text:name="__RefHeading___Toc4342_549679178"/>Команда alias<text:bookmark-end text:name="__RefHeading___Toc4342_549679178"/></text:h>
      <text:p text:style-name="Standard">«alias» без аргументов выдаёт список настроенных псевдонимов:</text:p>
      <text:p text:style-name="Standard"><text:span text:style-name="Source_20_Text"><text:span text:style-name="T7">$ alias</text:span></text:span></text:p>
      <text:p text:style-name="Standard">выводит</text:p>
      <text:p text:style-name="Standard"><text:span text:style-name="Source_20_Text"><text:span text:style-name="T7">alias alert='notify-send --urgency=low -i "$([ $? = 0 ] &amp;&amp; echo terminal || echo error)" "$(history|tail -n1|sed -e '\''s/^\s*[0-9]\+\s*//;s/[;&amp;|]\s*alert$//'\'')"'</text:span></text:span></text:p>
      <text:p text:style-name="Standard"><text:span text:style-name="Source_20_Text"><text:span text:style-name="T7">alias egrep='egrep --color=auto'</text:span></text:span></text:p>
      <text:p text:style-name="Standard"><text:span text:style-name="Source_20_Text"><text:span text:style-name="T7">alias fgrep='fgrep --color=auto'</text:span></text:span></text:p>
      <text:p text:style-name="Standard"><text:span text:style-name="Source_20_Text"><text:span text:style-name="T7">alias grep='grep --color=auto'</text:span></text:span></text:p>
      <text:p text:style-name="Standard"><text:span text:style-name="Source_20_Text"><text:span text:style-name="T7">alias l='ls -CF'</text:span></text:span></text:p>
      <text:p text:style-name="Standard"><text:span text:style-name="Source_20_Text"><text:span text:style-name="T7">alias la='ls -A'</text:span></text:span></text:p>
      <text:p text:style-name="Standard"><text:span text:style-name="Source_20_Text"><text:span text:style-name="T7">alias ll='ls -alF'</text:span></text:span></text:p>
      <text:p text:style-name="Standard"><text:span text:style-name="Source_20_Text"><text:span text:style-name="T7">alias ls='ls --color=auto'</text:span></text:span></text:p>
      <text:p text:style-name="Standard">Чтобы добавить псевдоним, пишем:</text:p>
      <text:p text:style-name="Standard"><text:span text:style-name="Source_20_Text"><text:span text:style-name="T7">$ alias "имя=команда аргумент1 аргумент2 ... аргументN"</text:span></text:span></text:p>
      <text:p text:style-name="Standard">Например,</text:p>
      <text:p text:style-name="Standard"><text:span text:style-name="Source_20_Text"><text:span text:style-name="T7">$ alias "lslapt=ls -lapt"</text:span></text:span></text:p>
      <text:p text:style-name="P1">КОНЕЦ "Команда alias"</text:p>
      <text:h text:style-name="Heading_20_2" text:outline-level="2"><text:bookmark-start text:name="__RefHeading___Toc4344_549679178"/>Команд unalias<text:bookmark-end text:name="__RefHeading___Toc4344_549679178"/></text:h>
      <text:p text:style-name="Standard">Чтобы отменить задание псевдонима, используем команду "unalias ИМЯ_ПСЕВДОНИМА". Например:</text:p>
      <text:p text:style-name="Standard"><text:soft-page-break/><text:span text:style-name="Source_20_Text"><text:span text:style-name="T7">$ unalias lslapt</text:span></text:span></text:p>
      <text:p text:style-name="P1">КОНЕЦ "Команд unalias"</text:p>
      <text:h text:style-name="Heading_20_2" text:outline-level="2"><text:bookmark-start text:name="__RefHeading___Toc4346_549679178"/>Команда touch<text:bookmark-end text:name="__RefHeading___Toc4346_549679178"/></text:h>
      <text:p text:style-name="Standard">Команда "touch" заменяет метки времени доступа и модификации на указанных файлах на текущее время (если файл не существует, создаётся пустой файл с соответствующим именем):</text:p>
      <text:p text:style-name="Standard"><text:span text:style-name="Source_20_Text"><text:span text:style-name="T7">$ touch 1.txt 2.txt</text:span></text:span></text:p>
      <text:p text:style-name="P1">КОНЕЦ "Команда touch"</text:p>
      <text:h text:style-name="Heading_20_2" text:outline-level="2"><text:bookmark-start text:name="__RefHeading___Toc4348_549679178"/>Команда type<text:bookmark-end text:name="__RefHeading___Toc4348_549679178"/></text:h>
      <text:p text:style-name="Standard">Чтобы узнать тип команды "команда", вводим "type команда". Например, для "ls":</text:p>
      <text:p text:style-name="Standard"><text:span text:style-name="Source_20_Text"><text:span text:style-name="T7">$ type ls</text:span></text:span></text:p>
      <text:p text:style-name="Standard">Это выдаёт вывод:</text:p>
      <text:p text:style-name="Standard"><text:span text:style-name="Source_20_Text"><text:span text:style-name="T7">ls — это псевдонимом для «ls --color=auto»</text:span></text:span></text:p>
      <text:p text:style-name="Standard">Или для "for":</text:p>
      <text:p text:style-name="Standard"><text:span text:style-name="Source_20_Text"><text:span text:style-name="T7">$ type for</text:span></text:span></text:p>
      <text:p text:style-name="Standard">выдаёт:</text:p>
      <text:p text:style-name="Standard"><text:span text:style-name="Source_20_Text"><text:span text:style-name="T7">for — это ключевое слово командного процессора</text:span></text:span></text:p>
      <text:p text:style-name="Standard">Ещё пример:</text:p>
      <text:p text:style-name="Standard"><text:span text:style-name="Source_20_Text"><text:span text:style-name="T7">$ type man</text:span></text:span></text:p>
      <text:p text:style-name="Standard">выдаёт:</text:p>
      <text:p text:style-name="Standard"><text:span text:style-name="Source_20_Text"><text:span text:style-name="T7">man является /usr/bin/man</text:span></text:span></text:p>
      <text:p text:style-name="Standard">Ещё:</text:p>
      <text:p text:style-name="Standard"><text:span text:style-name="Source_20_Text"><text:span text:style-name="T7">$ type help</text:span></text:span></text:p>
      <text:p text:style-name="Standard">выдаёт:</text:p>
      <text:p text:style-name="Standard"><text:span text:style-name="Source_20_Text"><text:span text:style-name="T7">help — это встроенная команда bash</text:span></text:span></text:p>
      <text:p text:style-name="Standard"><text:s/><text:span text:style-name="T1">КОНЕЦ "Команда type"</text:span></text:p>
      <text:h text:style-name="Heading_20_2" text:outline-level="2"><text:bookmark-start text:name="__RefHeading___Toc4350_549679178"/>Команда which<text:bookmark-end text:name="__RefHeading___Toc4350_549679178"/></text:h>
      <text:p text:style-name="Standard">«which» ищет исполняемый файл <text:span text:style-name="T51">(не встроенную команду bash, не функцию bash, не псевдоним bash)</text:span> в каталогах, заданных в переменной PATH:</text:p>
      <text:p text:style-name="Standard"><text:span text:style-name="Source_20_Text"><text:span text:style-name="T7">$ which info</text:span></text:span></text:p>
      <text:p text:style-name="Standard">выдаёт:</text:p>
      <text:p text:style-name="Standard"><text:span text:style-name="Source_20_Text"><text:span text:style-name="T7">/usr/bin/info</text:span></text:span></text:p>
      <text:p text:style-name="P1">КОНЕЦ "Команда which"</text:p>
      <text:h text:style-name="Heading_20_2" text:outline-level="2"><text:bookmark-start text:name="__RefHeading___Toc4352_549679178"/>Команда more<text:bookmark-end text:name="__RefHeading___Toc4352_549679178"/></text:h>
      <text:p text:style-name="Standard">«more» работает аналогично «less». При запущенном «more»: q = выход, пробел = прокрутить дальше.</text:p>
      <text:p text:style-name="Standard">Примеры:</text:p>
      <text:p text:style-name="Standard"><text:span text:style-name="Source_20_Text"><text:span text:style-name="T7">$ cat /var/log/dmesg | more</text:span></text:span></text:p>
      <text:p text:style-name="Standard"><text:span text:style-name="Source_20_Text"><text:span text:style-name="T7">$ more /var/log/dmesg</text:span></text:span></text:p>
      <text:p text:style-name="P1">КОНЕЦ "Команда more"</text:p>
      <text:p text:style-name="P1">КОНЕЦ "Базовые команды"</text:p>
      <text:h text:style-name="Heading_20_1" text:outline-level="1"><text:bookmark-start text:name="__RefHeading___Toc4354_549679178"/><text:soft-page-break/>Перенаправлени<text:span text:style-name="T24">е</text:span> ввода из файлов и вывода в файлы<text:bookmark-end text:name="__RefHeading___Toc4354_549679178"/></text:h>
      <text:p text:style-name="Standard">Вывод stdout можно перенаправить в файл с именем "ИМЯ", если приписать "&gt; ИМЯ" к команде. Например,</text:p>
      <text:p text:style-name="Standard"><text:span text:style-name="Source_20_Text"><text:span text:style-name="T7">$ ls -l -apt &gt; 2.txt</text:span></text:span></text:p>
      <text:p text:style-name="Standard">выведет содержимое текущего каталога (кроме скрытых файлов, т.е. файлов, имена которых начинаются с символа ".") в файл 2.txt. Старое содержимое файла при этом заменится выводом указанной команды.</text:p>
      <text:p text:style-name="Standard">Можно сделать так же, но с дописыванием вывода указанной команды в конец файла (после имеющихся в нём данных). Для этого используется последовательность символов "&gt;&gt;":</text:p>
      <text:p text:style-name="Standard"><text:span text:style-name="Source_20_Text"><text:span text:style-name="T7">$ ls -lapt &gt;&gt; 2.txt</text:span></text:span></text:p>
      <text:p text:style-name="P30">Если файл «2.txt» не существует, он будет создан в текущей папке (создан пустым и примет направленный в него поток байт). Аналогично со значком "&gt;" (если файла нет, он сначала создаётся пустым; если файл есть, он сначала превращается в пустой).</text:p>
      <text:p text:style-name="P30">Можно привязать stdin процесса к содержимому файла. Например,</text:p>
      <text:p text:style-name="P12"><text:span text:style-name="Source_20_Text">$ less -i &lt; 2.txt</text:span></text:p>
      <text:p text:style-name="P30">По этой команде будет запущен процесс "less", который покажет содержимое файла "2.txt" в терминале (он получит это содержимое через stdin). Аналогичный результат даёт команда:</text:p>
      <text:p text:style-name="Standard"><text:span text:style-name="Source_20_Text"><text:span text:style-name="T7">$ cat 2.txt | less -i</text:span></text:span></text:p>
      <text:p text:style-name="Standard">То же самое можно получить и так:</text:p>
      <text:p text:style-name="Standard"><text:span text:style-name="Source_20_Text"><text:span text:style-name="T7">$ cat &lt; 2.txt | less -i</text:span></text:span></text:p>
      <text:p text:style-name="Standard">И так:</text:p>
      <text:p text:style-name="Standard"><text:span text:style-name="Source_20_Text"><text:span text:style-name="T7">$ less -i 2.txt</text:span></text:span></text:p>
      <text:p text:style-name="Standard">Для получения подробностей введите:</text:p>
      <text:p text:style-name="Standard"><text:span text:style-name="Source_20_Text"><text:span text:style-name="T7">$ man less</text:span></text:span></text:p>
      <text:p text:style-name="Standard">и</text:p>
      <text:p text:style-name="Standard"><text:span text:style-name="Source_20_Text"><text:span text:style-name="T7">$ man cat</text:span></text:span></text:p>
      <text:p text:style-name="P1">КОНЕЦ «Перенаправлени<text:span text:style-name="T25">е</text:span> ввода из файлов и вывода в файлы»</text:p>
      <text:p text:style-name="Standard"/>
      <text:h text:style-name="Heading_20_1" text:outline-level="1"><text:bookmark-start text:name="__RefHeading___Toc4356_549679178"/>Абсолютные и относительные пути<text:bookmark-end text:name="__RefHeading___Toc4356_549679178"/></text:h>
      <text:p text:style-name="P30">Абсолютный путь - это указание полного пути к файлу/каталогу, начиная с корня (корень - каталог с именем "/"). Например файл</text:p>
      <text:p text:style-name="Standard"><text:span text:style-name="Source_20_Text"><text:span text:style-name="T7">/dev/sda</text:span></text:span></text:p>
      <text:p text:style-name="P30">имеет имя "sda" и находится в каталоге с именем "dev", который находится в корневом каталоге ("/"). Пути, не начинающиеся с "/", являются относительными и неявно начинаются с текущего каталога (у каждого работающего процесса в каждый момент времени есть текущий каталог, который может измениться через время). Например, в команде</text:p>
      <text:p text:style-name="Standard"><text:span text:style-name="Source_20_Text"><text:span text:style-name="T7">$ cat 2.txt</text:span></text:span></text:p>
      <text:p text:style-name="P30">и<text:span text:style-name="T27">с</text:span>пользуется относительный путь к файлу. Это файл с именем "2.txt" в текущем каталоге. Содержимое этого же файла можно вывести командой:</text:p>
      <text:p text:style-name="Standard"><text:span text:style-name="Source_20_Text"><text:span text:style-name="T7">$ cat ./2.txt</text:span></text:span></text:p>
      <text:p text:style-name="P1">КОНЕЦ "Абсолютные и относительные пути"</text:p>
      <text:p text:style-name="Standard"/>
      <text:h text:style-name="Heading_20_1" text:outline-level="1"><text:bookmark-start text:name="__RefHeading___Toc4358_549679178"/>Текстовые файлы и комментарии<text:bookmark-end text:name="__RefHeading___Toc4358_549679178"/></text:h>
      <text:p text:style-name="P30"><text:s/>В GNU/Linux некоторые настройки хранятся в текстовых файлах, которые можно редактировать (изменять) текстовым редактором, например, nano, mousepad, pluma, xed, gedit, kate, kwrite, mcedit, <text:span text:style-name="T28">vi, vim, </text:span><text:span text:style-name="T29">pico, </text:span><text:span text:style-name="T30">g</text:span><text:span text:style-name="T31">e</text:span><text:span text:style-name="T30">any</text:span>. В некоторых файлах разрешаются комментарии, <text:soft-page-break/>начинающиеся с символа '#'. <text:span text:style-name="T32">Случаях комментариев</text:span> символ '#' и всё, что идёт после него до конца строки, считается комментарием и игнорируется обрабатывающими файл программами.</text:p>
      <text:p text:style-name="P1">КОНЕЦ <text:s/>"Текстовые файлы и комментарии"</text:p>
      <text:p text:style-name="Standard"/>
      <text:h text:style-name="Heading_20_1" text:outline-level="1"><text:bookmark-start text:name="__RefHeading___Toc4360_549679178"/>"Создание скриптов на bash и работа в интерактивном режиме bash"<text:bookmark-end text:name="__RefHeading___Toc4360_549679178"/></text:h>
      <text:h text:style-name="Heading_20_2" text:outline-level="2"><text:bookmark-start text:name="__RefHeading___Toc4362_549679178"/><text:s/>"Про комментарии в командной строке bash и скриптах bash"<text:bookmark-end text:name="__RefHeading___Toc4362_549679178"/></text:h>
      <text:p text:style-name="P30"><text:s text:c="2"/>Если в строке файла-скрипта или в строке, введённой пользователем в интерактивно запущенном bash,</text:p>
      <text:p text:style-name="P30"><text:s text:c="2"/>есть слово, начинающееся с символа '#', то оно и всё, что идёт после него до конца строки,</text:p>
      <text:p text:style-name="P30"><text:s text:c="2"/>является комментарием и игнорируется bash'эм. </text:p>
      <text:p text:style-name="Standard"><text:s/><text:span text:style-name="T1">КОНЕЦ "Про комментарии в командной строке bash и скриптах bash"</text:span></text:p>
      <text:p text:style-name="Standard"><text:s/></text:p>
      <text:p text:style-name="P30">Скрипт bash — текстовый файл, содержащий инструкции интерпретатора команд bash. В начале этого файла идёт комментарий "#!/bin/bash", задающий путь к интерпретатору bash. По этому комментарию система понимает, что файл нужно запускать через интерпретатор bash (запускается процесс из файла /bin/bash и первым аргументом ему передаётся путь к файлу запускаемого скрипта). Отдельные команды bash можно разделять точкой с запятой (";") или символом перевода строки (нажимать Enter, что даёт вставку символа '\n', имеющего код 0x0a (равно 10) <text:span text:style-name="T33">(см. </text:span><text:span text:style-name="Source_20_Text"><text:span text:style-name="T10">man ascii</text:span></text:span><text:span text:style-name="T33">)</text:span>).</text:p>
      <text:p text:style-name="P30"><text:s/></text:p>
      <text:p text:style-name="P30"><text:s/>Все команды, вводимые в интерактивный bash, записываются в файл ~/.bash_history. Их можно посмотреть, введя команду "history". Чтобы очистить историю, вводим "history -c".</text:p>
      <text:p text:style-name="P30"><text:s/>Можно напрямую посмотреть ~/.bash_history:</text:p>
      <text:p text:style-name="Standard"><text:span text:style-name="Source_20_Text"><text:span text:style-name="T7">$ less -i ~/.bash_history</text:span></text:span></text:p>
      <text:p text:style-name="Standard"><text:s/>или</text:p>
      <text:p text:style-name="Standard"><text:span text:style-name="Source_20_Text"><text:span text:style-name="T7">$ more ~/.bash_history</text:span></text:span></text:p>
      <text:p text:style-name="Standard">Можно вывести историю через less:</text:p>
      <text:p text:style-name="Standard"><text:span text:style-name="Source_20_Text"><text:span text:style-name="T7">$ history | less -i</text:span></text:span></text:p>
      <text:p text:style-name="P17">Если в начале выполняемой команды стоит пробел, команда не записывается в историю:</text:p>
      <text:p text:style-name="P17"><text:span text:style-name="Source_20_Text"><text:span text:style-name="T7">$ <text:s/>history | less -i</text:span></text:span></text:p>
      <text:h text:style-name="Heading_20_2" text:outline-level="2"><text:bookmark-start text:name="__RefHeading___Toc4364_549679178"/>Управляющие конструкции bash<text:bookmark-end text:name="__RefHeading___Toc4364_549679178"/></text:h>
      <text:p text:style-name="P30"><text:s text:c="2"/>В bash можно использовать стандартные для программирования управляющие конструкции.</text:p>
      <text:p text:style-name="P30"><text:s text:c="2"/></text:p>
      <text:p text:style-name="P30"><text:s text:c="2"/>Для удобства чтения скриптов (кодов) на bash можно выравнивать строки символами табуляции или пробела (ставить эти символы в начале строк, bash их проигнорирует)</text:p>
      <text:p text:style-name="Standard"><text:s text:c="2"/></text:p>
      <text:h text:style-name="Heading_20_3" text:outline-level="3"><text:bookmark-start text:name="__RefHeading___Toc4366_549679178"/><text:s text:c="2"/>"Ветвление (условное выполнение, if)"<text:bookmark-end text:name="__RefHeading___Toc4366_549679178"/></text:h>
      <text:p text:style-name="Standard">По команде</text:p>
      <text:p text:style-name="Standard"><text:span text:style-name="Source_20_Text"><text:span text:style-name="T7">$ help if</text:span></text:span></text:p>
      <text:p text:style-name="Standard">получаем описание конструкции if, в котором говорится:</text:p>
      <text:p text:style-name="Standard"><text:span text:style-name="Source_20_Text"><text:span text:style-name="T7">if: if КОМАНДЫ; then КОМАНДЫ; [ elif КОМАНДЫ; then КОМАНДЫ; ]... [ else КОМАНДЫ; ] fi</text:span></text:span></text:p>
      <text:p text:style-name="Standard"><text:span text:style-name="Source_20_Text"><text:span text:style-name="T7"><text:s text:c="4"/>Выполнение команд в зависимости от условий.</text:span></text:span></text:p>
      <text:p text:style-name="Standard"><text:soft-page-break/><text:span text:style-name="Source_20_Text"><text:span text:style-name="T7"><text:s text:c="4"/></text:span></text:span></text:p>
      <text:p text:style-name="Standard"><text:span text:style-name="Source_20_Text"><text:span text:style-name="T7"><text:s text:c="4"/>Сначала выполняется список «if КОМАНДЫ». <text:s/>Если состояние выхода нулевое,</text:span></text:span></text:p>
      <text:p text:style-name="Standard"><text:span text:style-name="Source_20_Text"><text:span text:style-name="T7"><text:s text:c="4"/>выполняется список «then КОМАНДЫ». <text:s/>В противном случае выполняется по очереди</text:span></text:span></text:p>
      <text:p text:style-name="Standard"><text:span text:style-name="Source_20_Text"><text:span text:style-name="T7"><text:s text:c="4"/>все списки «elif КОМАНДЫ», и если их состояние выхода будет нулевым,</text:span></text:span></text:p>
      <text:p text:style-name="Standard"><text:span text:style-name="Source_20_Text"><text:span text:style-name="T7"><text:s text:c="4"/>выполнится список «then КОМАНДЫ», и команда if завершится. <text:s/>В противном случае</text:span></text:span></text:p>
      <text:p text:style-name="Standard"><text:span text:style-name="Source_20_Text"><text:span text:style-name="T7"><text:s text:c="4"/>выполнится список «else КОМАНДЫ», если он указан. <text:s/>Состояние выхода всей</text:span></text:span></text:p>
      <text:p text:style-name="Standard"><text:span text:style-name="Source_20_Text"><text:span text:style-name="T7"><text:s text:c="4"/>конструкции соответствует состоянию выхода последней выполненной команды или будет нулевым,</text:span></text:span></text:p>
      <text:p text:style-name="Standard"><text:span text:style-name="Source_20_Text"><text:span text:style-name="T7"><text:s text:c="4"/>если ни одна проверка условия не возвратила истину.</text:span></text:span></text:p>
      <text:p text:style-name="Standard"><text:span text:style-name="Source_20_Text"><text:span text:style-name="T7"><text:s text:c="4"/></text:span></text:span></text:p>
      <text:p text:style-name="Standard"><text:span text:style-name="Source_20_Text"><text:span text:style-name="T7"><text:s text:c="4"/>Состояние выхода:</text:span></text:span></text:p>
      <text:p text:style-name="Standard"><text:span text:style-name="Source_20_Text"><text:span text:style-name="T7"><text:s text:c="4"/>Возвращает состояние последней выполненной команды.</text:span></text:span></text:p>
      <text:p text:style-name="P30"><text:s text:c="3"/>Ветвление (условное выполнение, if) - выполнение одной из частей кода в зависимости от условий.</text:p>
      <text:p text:style-name="P30"><text:s text:c="3"/>Если написать команду вида "if КОМАНДЫ_1; then КОМАНДЫ_2; [ elif КОМАНДЫ_3; then КОМАНДЫ_4; ]... [ else КОМАНДЫ_else; ] fi", bash сначала выполнил список команд КОМАНДЫ_1. Если эта операция завершилось успешно (код завершения 0), bash выполнит КОМАНДЫ_2 и выйдет из if. Скобки [...] говорят о том, что то, что в скобках, может присутствовать или отсутствовать. <text:s/>После КОМАНДЫ_2 могут идти несколько блоков "elif КОМАНДЫ_elif_условие ; then КОМАНДЫ_elif_выоплнить ; ", после которых может идти блок "else КОМАНДЫ_else ;". В конце идёт ключевое слово "fi".</text:p>
      <text:p text:style-name="P30"><text:s text:c="3"/>Если не выполнено первое условие (КОМАНДЫ_1 завершились с кодом не 0), bash выполняет по очереди все блоки "КОМАНДЫ_elif_условие", пока не найдёт условие выполненное. Если найдёт, он выполняет соответствующий блок "КОМАНДЫ_elif_выоплнить" и выходит из "if". Если не найдёт, он выполняет (при наличии) "КОМАНДЫ_else" и выходит из "if".</text:p>
      <text:h text:style-name="Heading_20_4" text:outline-level="4"><text:bookmark-start text:name="__RefHeading___Toc6221_1855652721"/>Пример if<text:bookmark-end text:name="__RefHeading___Toc6221_1855652721"/></text:h>
      <text:p text:style-name="P81">Вот пример (немного модифицированный) применённого когда-то скрипта с ветвлением (некоторые значения переменных изменены):</text:p>
      <text:p text:style-name="Preformatted_20_Text"><text:span text:style-name="Source_20_Text"><text:span text:style-name="T7">#!/bin/bash</text:span></text:span></text:p>
      <text:p text:style-name="Preformatted_20_Text"><text:span text:style-name="Source_20_Text"/></text:p>
      <text:p text:style-name="Preformatted_20_Text"><text:span text:style-name="Source_20_Text"><text:span text:style-name="T7">myvar_mountpoint="/mnt/cryptsetup/hostname/cryptsetup-00"</text:span></text:span></text:p>
      <text:p text:style-name="Preformatted_20_Text"><text:span text:style-name="Source_20_Text"><text:span text:style-name="T7">myvar_partition="/mnt/storage/cs/cs-00.bin"</text:span></text:span></text:p>
      <text:p text:style-name="Preformatted_20_Text"><text:span text:style-name="Source_20_Text"><text:span text:style-name="T7">myvar_device_name="cs-00"</text:span></text:span></text:p>
      <text:p text:style-name="Preformatted_20_Text"><text:span text:style-name="Source_20_Text"/></text:p>
      <text:p text:style-name="Preformatted_20_Text"><text:span text:style-name="Source_20_Text"><text:span text:style-name="T7">mkdir -p "${myvar_mountpoint}"</text:span></text:span></text:p>
      <text:p text:style-name="Preformatted_20_Text"><text:span text:style-name="Source_20_Text"/></text:p>
      <text:p text:style-name="Preformatted_20_Text"><text:span text:style-name="Source_20_Text"><text:span text:style-name="T7">if mountpoint "${myvar_mountpoint}" ; then</text:span></text:span></text:p>
      <text:p text:style-name="Preformatted_20_Text"><text:span text:style-name="Source_20_Text"><text:span text:style-name="T7"><text:s text:c="8"/>echo "Уже подключено. Нажмите Ctrl+D для выхода из этого скрипта"</text:span></text:span></text:p>
      <text:p text:style-name="Preformatted_20_Text"><text:span text:style-name="Source_20_Text"><text:span text:style-name="T7"><text:s text:c="8"/>cat</text:span></text:span></text:p>
      <text:p text:style-name="Preformatted_20_Text"><text:span text:style-name="Source_20_Text"><text:span text:style-name="T7"><text:s text:c="8"/>exit 0</text:span></text:span></text:p>
      <text:p text:style-name="Preformatted_20_Text"><text:span text:style-name="Source_20_Text"><text:span text:style-name="T7">else</text:span></text:span></text:p>
      <text:p text:style-name="Preformatted_20_Text"><text:span text:style-name="Source_20_Text"><text:span text:style-name="T7"><text:s text:c="8"/>mkdir -p "${myvar_mountpoint}"</text:span></text:span></text:p>
      <text:p text:style-name="Preformatted_20_Text"><text:span text:style-name="Source_20_Text"><text:span text:style-name="T7"><text:s text:c="8"/>echo "Создаём устройство. После появления сообщения о вводе парольной фразы или пароля (с двоеточием в конце) введите пароль ДВА РАЗА (пароль, Enter, пароль, Enter). При вводе пароля пароль отображаться не будет (и звёздочек тоже не должно быть). Щёлкать мышкой перед вводом пароля никуда не надо"</text:span></text:span></text:p>
      <text:p text:style-name="Preformatted_20_Text"><text:span text:style-name="Source_20_Text"><text:span text:style-name="T7"><text:s text:c="8"/>if cryptsetup -y open --type plain "${myvar_partition}" "${myvar_device_name}"</text:span></text:span></text:p>
      <text:p text:style-name="Preformatted_20_Text"><text:span text:style-name="Source_20_Text"><text:span text:style-name="T7">; then</text:span></text:span></text:p>
      <text:p text:style-name="Preformatted_20_Text"><text:soft-page-break/><text:span text:style-name="Source_20_Text"><text:span text:style-name="T7"><text:s text:c="16"/>echo "Устройство создано. Проверяем файловую систему на устройстве"</text:span></text:span></text:p>
      <text:p text:style-name="Preformatted_20_Text"><text:span text:style-name="Source_20_Text"><text:span text:style-name="T7"><text:s text:c="16"/>fsck.ext4 -f -y "/dev/mapper/${myvar_device_name}"</text:span></text:span></text:p>
      <text:p text:style-name="Preformatted_20_Text"><text:span text:style-name="Source_20_Text"><text:span text:style-name="T7"><text:s text:c="16"/>echo -e "\\n\\nЕщё раз проверяем файловую систему на устройстве"</text:span></text:span></text:p>
      <text:p text:style-name="Preformatted_20_Text"><text:span text:style-name="Source_20_Text"><text:span text:style-name="T7"><text:s text:c="16"/>if fsck.ext4 -f -y "/dev/mapper/${myvar_device_name}" ; then</text:span></text:span></text:p>
      <text:p text:style-name="Preformatted_20_Text"><text:span text:style-name="Source_20_Text"><text:span text:style-name="T7"><text:s text:c="24"/>echo "Проверено. Подключаем"</text:span></text:span></text:p>
      <text:p text:style-name="Preformatted_20_Text"><text:span text:style-name="Source_20_Text"><text:span text:style-name="T7"><text:s text:c="24"/>mkdir -p "${myvar_mountpoint}"</text:span></text:span></text:p>
      <text:p text:style-name="Preformatted_20_Text"><text:span text:style-name="Source_20_Text"><text:span text:style-name="T7"><text:s text:c="24"/>if mount -t ext4 "/dev/mapper/${myvar_device_name}" "${myvar_mountpoint}" ; then</text:span></text:span></text:p>
      <text:p text:style-name="Preformatted_20_Text"><text:span text:style-name="Source_20_Text"><text:span text:style-name="T7"><text:s text:c="32"/>echo "Подключено. Точка монтирования: \"${myvar_mountpoint}\". Нажмите Ctrl+D для выхода из этого скрипта"</text:span></text:span></text:p>
      <text:p text:style-name="Preformatted_20_Text"><text:span text:style-name="Source_20_Text"><text:span text:style-name="T7"><text:s text:c="32"/>cat</text:span></text:span></text:p>
      <text:p text:style-name="Preformatted_20_Text"><text:span text:style-name="Source_20_Text"><text:span text:style-name="T7"><text:s text:c="32"/>exit 0</text:span></text:span></text:p>
      <text:p text:style-name="Preformatted_20_Text"><text:span text:style-name="Source_20_Text"><text:span text:style-name="T7"><text:s text:c="24"/>else</text:span></text:span></text:p>
      <text:p text:style-name="Preformatted_20_Text"><text:span text:style-name="Source_20_Text"><text:span text:style-name="T7"><text:s text:c="32"/>echo "Не удалось подключить. Удаляем устройство"</text:span></text:span></text:p>
      <text:p text:style-name="Preformatted_20_Text"><text:span text:style-name="Source_20_Text"><text:span text:style-name="T7"><text:s text:c="32"/>if cryptsetup close "${myvar_device_name}" ; then</text:span></text:span></text:p>
      <text:p text:style-name="Preformatted_20_Text"><text:span text:style-name="Source_20_Text"><text:span text:style-name="T7"><text:s text:c="40"/>echo "Удалено. Нажмите Ctrl+D для выхода"</text:span></text:span></text:p>
      <text:p text:style-name="Preformatted_20_Text"><text:span text:style-name="Source_20_Text"><text:span text:style-name="T7"><text:s text:c="40"/>cat</text:span></text:span></text:p>
      <text:p text:style-name="Preformatted_20_Text"><text:span text:style-name="Source_20_Text"><text:span text:style-name="T7"><text:s text:c="40"/>exit 2</text:span></text:span></text:p>
      <text:p text:style-name="Preformatted_20_Text"><text:span text:style-name="Source_20_Text"><text:span text:style-name="T7"><text:s text:c="32"/>else</text:span></text:span></text:p>
      <text:p text:style-name="Preformatted_20_Text"><text:span text:style-name="Source_20_Text"><text:span text:style-name="T7"><text:s text:c="40"/>echo "Не удалось удалить. Нажмите Ctrl+D для выхода"</text:span></text:span></text:p>
      <text:p text:style-name="Preformatted_20_Text"><text:span text:style-name="Source_20_Text"><text:span text:style-name="T7"><text:s text:c="40"/>cat</text:span></text:span></text:p>
      <text:p text:style-name="Preformatted_20_Text"><text:span text:style-name="Source_20_Text"><text:span text:style-name="T7"><text:s text:c="40"/>exit 3</text:span></text:span></text:p>
      <text:p text:style-name="Preformatted_20_Text"><text:span text:style-name="Source_20_Text"><text:span text:style-name="T7"><text:s text:c="32"/>fi</text:span></text:span></text:p>
      <text:p text:style-name="Preformatted_20_Text"><text:span text:style-name="Source_20_Text"><text:span text:style-name="T7"><text:s text:c="24"/>fi</text:span></text:span></text:p>
      <text:p text:style-name="Preformatted_20_Text"><text:span text:style-name="Source_20_Text"><text:span text:style-name="T7"><text:s text:c="16"/>else</text:span></text:span></text:p>
      <text:p text:style-name="Preformatted_20_Text"><text:span text:style-name="Source_20_Text"><text:span text:style-name="T7"><text:s text:c="24"/>echo "Не удалось проверить файловую систему на устройстве. Удаляем устройство"</text:span></text:span></text:p>
      <text:p text:style-name="Preformatted_20_Text"><text:span text:style-name="Source_20_Text"><text:span text:style-name="T7"><text:s text:c="24"/>if cryptsetup close "${myvar_device_name}" ; then</text:span></text:span></text:p>
      <text:p text:style-name="Preformatted_20_Text"><text:span text:style-name="Source_20_Text"><text:span text:style-name="T7"><text:s text:c="32"/>echo "Удалено. Нажмите Ctrl+D для выхода"</text:span></text:span></text:p>
      <text:p text:style-name="Preformatted_20_Text"><text:span text:style-name="Source_20_Text"><text:span text:style-name="T7"><text:s text:c="32"/>cat</text:span></text:span></text:p>
      <text:p text:style-name="Preformatted_20_Text"><text:span text:style-name="Source_20_Text"><text:span text:style-name="T7"><text:s text:c="32"/>exit 4</text:span></text:span></text:p>
      <text:p text:style-name="Preformatted_20_Text"><text:span text:style-name="Source_20_Text"><text:span text:style-name="T7"><text:s text:c="24"/>else</text:span></text:span></text:p>
      <text:p text:style-name="Preformatted_20_Text"><text:span text:style-name="Source_20_Text"><text:span text:style-name="T7"><text:s text:c="32"/>echo "Не удалось удалить. Нажмите Ctrl+D для выхода"</text:span></text:span></text:p>
      <text:p text:style-name="Preformatted_20_Text"><text:span text:style-name="Source_20_Text"><text:span text:style-name="T7"><text:s text:c="32"/>cat</text:span></text:span></text:p>
      <text:p text:style-name="Preformatted_20_Text"><text:span text:style-name="Source_20_Text"><text:span text:style-name="T7"><text:s text:c="32"/>exit 5</text:span></text:span></text:p>
      <text:p text:style-name="Preformatted_20_Text"><text:span text:style-name="Source_20_Text"><text:span text:style-name="T7"><text:s text:c="24"/>fi</text:span></text:span></text:p>
      <text:p text:style-name="Preformatted_20_Text"><text:span text:style-name="Source_20_Text"><text:span text:style-name="T7"><text:s text:c="16"/>fi</text:span></text:span></text:p>
      <text:p text:style-name="Preformatted_20_Text"><text:span text:style-name="Source_20_Text"><text:span text:style-name="T7"><text:s text:c="8"/>else</text:span></text:span></text:p>
      <text:p text:style-name="Preformatted_20_Text"><text:span text:style-name="Source_20_Text"><text:span text:style-name="T7"><text:s text:c="16"/>echo "Не удалось создать устройство. Нажмите Ctrl+D для выхода"</text:span></text:span></text:p>
      <text:p text:style-name="Preformatted_20_Text"><text:span text:style-name="Source_20_Text"><text:span text:style-name="T7"><text:s text:c="16"/>cat</text:span></text:span></text:p>
      <text:p text:style-name="Preformatted_20_Text"><text:span text:style-name="Source_20_Text"><text:span text:style-name="T7"><text:s text:c="16"/>exit 1</text:span></text:span></text:p>
      <text:p text:style-name="Preformatted_20_Text"><text:span text:style-name="Source_20_Text"><text:span text:style-name="T7"><text:s text:c="8"/>fi</text:span></text:span></text:p>
      <text:p text:style-name="P47"><text:span text:style-name="Source_20_Text"><text:span text:style-name="T7">fi</text:span></text:span></text:p>
      <text:p text:style-name="P2">КОНЕЦ «Пример if»</text:p>
      <text:h text:style-name="Heading_20_4" text:outline-level="4"><text:bookmark-start text:name="__RefHeading___Toc6223_1855652721"/>Другой пример: if, <text:span text:style-name="T38">case, </text:span><text:span text:style-name="T39">for in, </text:span><text:span text:style-name="T40">export, return, </text:span><text:span text:style-name="T41">комментарии</text:span><text:bookmark-end text:name="__RefHeading___Toc6223_1855652721"/></text:h>
      <text:p text:style-name="P18">Вот файл «/etc/profile.d/95custom.sh»:</text:p>
      <text:p text:style-name="P18"><text:span text:style-name="Source_20_Text"><text:span text:style-name="T7">#!/bin/bash</text:span></text:span></text:p>
      <text:p text:style-name="P18"><text:span text:style-name="Source_20_Text"/></text:p>
      <text:p text:style-name="P18"><text:span text:style-name="Source_20_Text"><text:span text:style-name="T7">for i in /opt/custom/* ; do</text:span></text:span></text:p>
      <text:p text:style-name="P18"><text:span text:style-name="Source_20_Text"><text:span text:style-name="T7"><text:s/>case "$i" in</text:span></text:span></text:p>
      <text:p text:style-name="P18"><text:span text:style-name="Source_20_Text"><text:span text:style-name="T7"><text:s/>"/opt/custom/*" )</text:span></text:span></text:p>
      <text:p text:style-name="P18"><text:span text:style-name="Source_20_Text"><text:span text:style-name="T7"><text:s text:c="2"/>echo -en</text:span></text:span></text:p>
      <text:p text:style-name="P18"><text:span text:style-name="Source_20_Text"><text:span text:style-name="T7"><text:s text:c="2"/>;;</text:span></text:span></text:p>
      <text:p text:style-name="P18"><text:span text:style-name="Source_20_Text"><text:span text:style-name="T7"><text:s/>*)</text:span></text:span></text:p>
      <text:p text:style-name="P18"><text:soft-page-break/><text:span text:style-name="Source_20_Text"><text:span text:style-name="T7"><text:s text:c="2"/>if test -d "${i}/include" ; then </text:span></text:span></text:p>
      <text:p text:style-name="P18"><text:span text:style-name="Source_20_Text"><text:span text:style-name="T7"><text:s text:c="3"/>if test "x$CPPFLAGS" = "x" ; then</text:span></text:span></text:p>
      <text:p text:style-name="P18"><text:span text:style-name="Source_20_Text"><text:span text:style-name="T7"><text:s text:c="4"/>CPPFLAGS="-I${i}/include"</text:span></text:span></text:p>
      <text:p text:style-name="P18"><text:span text:style-name="Source_20_Text"><text:span text:style-name="T7"><text:s text:c="3"/>else</text:span></text:span></text:p>
      <text:p text:style-name="P18"><text:span text:style-name="Source_20_Text"><text:span text:style-name="T7"><text:s text:c="4"/>CPPFLAGS="-I${i}/include ${CPPFLAGS}"</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x86_64-linux-gnu" ; then</text:span></text:span></text:p>
      <text:p text:style-name="P18"><text:span text:style-name="Source_20_Text"><text:span text:style-name="T7"><text:s text:c="3"/>if test "x$LDFLAGS" = "x" ; then</text:span></text:span></text:p>
      <text:p text:style-name="P18"><text:span text:style-name="Source_20_Text"><text:span text:style-name="T7"><text:s text:c="4"/>LDFLAGS="-L${i}/lib/x86_64-linux-gnu"</text:span></text:span></text:p>
      <text:p text:style-name="P18"><text:span text:style-name="Source_20_Text"><text:span text:style-name="T7"><text:s text:c="3"/>else</text:span></text:span></text:p>
      <text:p text:style-name="P18"><text:span text:style-name="Source_20_Text"><text:span text:style-name="T7"><text:s text:c="4"/>LDFLAGS="-L${i}/lib/x86_64-linux-gnu ${LDFLAGS}"</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 ; then</text:span></text:span></text:p>
      <text:p text:style-name="P18"><text:span text:style-name="Source_20_Text"><text:span text:style-name="T7"><text:s text:c="3"/>if test "x$LDFLAGS" = "x" ; then</text:span></text:span></text:p>
      <text:p text:style-name="P18"><text:span text:style-name="Source_20_Text"><text:span text:style-name="T7"><text:s text:c="4"/>LDFLAGS="-L${i}/lib"</text:span></text:span></text:p>
      <text:p text:style-name="P18"><text:span text:style-name="Source_20_Text"><text:span text:style-name="T7"><text:s text:c="3"/>else</text:span></text:span></text:p>
      <text:p text:style-name="P18"><text:span text:style-name="Source_20_Text"><text:span text:style-name="T7"><text:s text:c="4"/>LDFLAGS="-L${i}/lib ${LDFLAGS}"</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x86_64-linux-gnu/pkgconfig" ; then</text:span></text:span></text:p>
      <text:p text:style-name="P18"><text:span text:style-name="Source_20_Text"><text:span text:style-name="T7"><text:s text:c="3"/>if test "x$PKG_CONFIG_PATH" = "x" ; then</text:span></text:span></text:p>
      <text:p text:style-name="P18"><text:span text:style-name="Source_20_Text"><text:span text:style-name="T7"><text:s text:c="4"/>PKG_CONFIG_PATH="${i}/lib/x86_64-linux-gnu/pkgconfig"</text:span></text:span></text:p>
      <text:p text:style-name="P18"><text:span text:style-name="Source_20_Text"><text:span text:style-name="T7"><text:s text:c="3"/>else</text:span></text:span></text:p>
      <text:p text:style-name="P18"><text:span text:style-name="Source_20_Text"><text:span text:style-name="T7"><text:s text:c="4"/>PKG_CONFIG_PATH="${i}/lib/x86_64-linux-gnu/pkgconfig:${PKG_CONFIG_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pkgconfig" ; then</text:span></text:span></text:p>
      <text:p text:style-name="P18"><text:span text:style-name="Source_20_Text"><text:span text:style-name="T7"><text:s text:c="3"/>if test "x$PKG_CONFIG_PATH" = "x" ; then</text:span></text:span></text:p>
      <text:p text:style-name="P18"><text:span text:style-name="Source_20_Text"><text:span text:style-name="T7"><text:s text:c="4"/>PKG_CONFIG_PATH="${i}/lib/pkgconfig"</text:span></text:span></text:p>
      <text:p text:style-name="P18"><text:span text:style-name="Source_20_Text"><text:span text:style-name="T7"><text:s text:c="3"/>else</text:span></text:span></text:p>
      <text:p text:style-name="P18"><text:span text:style-name="Source_20_Text"><text:span text:style-name="T7"><text:s text:c="4"/>PKG_CONFIG_PATH="${i}/lib/pkgconfig:${PKG_CONFIG_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x86_64-linux-gnu" ; then</text:span></text:span></text:p>
      <text:p text:style-name="P18"><text:span text:style-name="Source_20_Text"><text:span text:style-name="T7"><text:s text:c="3"/>if test "x${LD_LIBRARY_PATH}" = "x" ; then</text:span></text:span></text:p>
      <text:p text:style-name="P18"><text:span text:style-name="Source_20_Text"><text:span text:style-name="T7"><text:s text:c="4"/>LD_LIBRARY_PATH="${i}/lib/x86_64-linux-gnu"</text:span></text:span></text:p>
      <text:p text:style-name="P18"><text:span text:style-name="Source_20_Text"><text:span text:style-name="T7"><text:s text:c="3"/>else</text:span></text:span></text:p>
      <text:p text:style-name="P18"><text:span text:style-name="Source_20_Text"><text:span text:style-name="T7"><text:s text:c="4"/>LD_LIBRARY_PATH="${i}/lib/x86_64-linux-gnu:${LD_LIBRARY_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lib" ; then</text:span></text:span></text:p>
      <text:p text:style-name="P18"><text:span text:style-name="Source_20_Text"><text:span text:style-name="T7"><text:s text:c="3"/>if test "x${LD_LIBRARY_PATH}" = "x" ; then</text:span></text:span></text:p>
      <text:p text:style-name="P18"><text:span text:style-name="Source_20_Text"><text:span text:style-name="T7"><text:s text:c="4"/>LD_LIBRARY_PATH="${i}/lib"</text:span></text:span></text:p>
      <text:p text:style-name="P18"><text:span text:style-name="Source_20_Text"><text:span text:style-name="T7"><text:s text:c="3"/>else</text:span></text:span></text:p>
      <text:p text:style-name="P18"><text:span text:style-name="Source_20_Text"><text:span text:style-name="T7"><text:s text:c="4"/>LD_LIBRARY_PATH="${i}/lib:${LD_LIBRARY_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bin" ; then</text:span></text:span></text:p>
      <text:p text:style-name="P18"><text:span text:style-name="Source_20_Text"><text:span text:style-name="T7"><text:s text:c="3"/>if test "x$PATH" = "x" ; then</text:span></text:span></text:p>
      <text:p text:style-name="P18"><text:span text:style-name="Source_20_Text"><text:span text:style-name="T7"><text:tab/> <text:s text:c="2"/>PATH="${i}/bin"</text:span></text:span></text:p>
      <text:p text:style-name="P18"><text:soft-page-break/><text:span text:style-name="Source_20_Text"><text:span text:style-name="T7"><text:s text:c="3"/>else</text:span></text:span></text:p>
      <text:p text:style-name="P18"><text:span text:style-name="Source_20_Text"><text:span text:style-name="T7"><text:tab/> <text:s text:c="2"/>PATH="${i}/bin:${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if test -d "${i}/sbin" ; then</text:span></text:span></text:p>
      <text:p text:style-name="P18"><text:span text:style-name="Source_20_Text"><text:span text:style-name="T7"><text:s text:c="3"/>if test "x$PATH" = "x" ; then</text:span></text:span></text:p>
      <text:p text:style-name="P18"><text:span text:style-name="Source_20_Text"><text:span text:style-name="T7"><text:tab/> <text:s text:c="2"/>PATH="${i}/sbin"</text:span></text:span></text:p>
      <text:p text:style-name="P18"><text:span text:style-name="Source_20_Text"><text:span text:style-name="T7"><text:s text:c="3"/>else</text:span></text:span></text:p>
      <text:p text:style-name="P18"><text:span text:style-name="Source_20_Text"><text:span text:style-name="T7"><text:tab/> <text:s text:c="2"/>PATH="${i}/sbin:${PATH}"</text:span></text:span></text:p>
      <text:p text:style-name="P18"><text:span text:style-name="Source_20_Text"><text:span text:style-name="T7"><text:s text:c="3"/>fi</text:span></text:span></text:p>
      <text:p text:style-name="P18"><text:span text:style-name="Source_20_Text"><text:span text:style-name="T7"><text:s text:c="2"/>fi</text:span></text:span></text:p>
      <text:p text:style-name="P18"><text:span text:style-name="Source_20_Text"><text:span text:style-name="T7"><text:s text:c="2"/>;;</text:span></text:span></text:p>
      <text:p text:style-name="P18"><text:span text:style-name="Source_20_Text"><text:span text:style-name="T7"><text:s/>esac</text:span></text:span></text:p>
      <text:p text:style-name="P18"><text:span text:style-name="Source_20_Text"><text:span text:style-name="T7">done</text:span></text:span></text:p>
      <text:p text:style-name="P18"><text:span text:style-name="Source_20_Text"/></text:p>
      <text:p text:style-name="P18"><text:span text:style-name="Source_20_Text"><text:span text:style-name="T7">export CPPFLAGS LDFLAGS PKG_CONFIG_PATH</text:span></text:span></text:p>
      <text:p text:style-name="P18"><text:span text:style-name="Source_20_Text"/></text:p>
      <text:p text:style-name="P18"><text:span text:style-name="Source_20_Text"><text:span text:style-name="T7">export LD_LIBRARY_PATH PATH</text:span></text:span></text:p>
      <text:p text:style-name="P18"><text:span text:style-name="Source_20_Text"/></text:p>
      <text:p text:style-name="P18"><text:span text:style-name="Source_20_Text"><text:span text:style-name="T7">return 0</text:span></text:span></text:p>
      <text:p text:style-name="P18"><text:span text:style-name="Source_20_Text"/></text:p>
      <text:p text:style-name="P18"><text:span text:style-name="Source_20_Text"><text:span text:style-name="T7">#LD_LIBRARY_PATH="/opt/custom/lib/x86_64-linux-gnu:/opt/custom/lib"</text:span></text:span></text:p>
      <text:p text:style-name="P18"><text:span text:style-name="Source_20_Text"/></text:p>
      <text:p text:style-name="P18"><text:span text:style-name="Source_20_Text"><text:span text:style-name="T7">#CPPFLAGS="-I/opt/custom/include"</text:span></text:span></text:p>
      <text:p text:style-name="P18"><text:span text:style-name="Source_20_Text"><text:span text:style-name="T7">#LDFLAGS="-L/opt/custom/lib/x86_64-linux-gnu -L/opt/custom/lib"</text:span></text:span></text:p>
      <text:p text:style-name="P18"><text:span text:style-name="Source_20_Text"><text:span text:style-name="T7">#PKG_CONFIG_PATH="/opt/custom/lib/x86_64-linux-gnu/pkgconfig:/opt/custom/lib/pkgconfig"</text:span></text:span></text:p>
      <text:p text:style-name="P18"><text:span text:style-name="Source_20_Text"/></text:p>
      <text:p text:style-name="P18"><text:span text:style-name="Source_20_Text"><text:span text:style-name="T7">#export CPPFLAGS LDFLAGS PKG_CONFIG_PATH</text:span></text:span></text:p>
      <text:p text:style-name="P18"><text:span text:style-name="Source_20_Text"/></text:p>
      <text:p text:style-name="P18"><text:span text:style-name="Source_20_Text"/></text:p>
      <text:p text:style-name="P18"><text:span text:style-name="Source_20_Text"><text:span text:style-name="T7">#LD_LIBRARY_PATH="/opt/custom/lib/x86_64-linux-gnu:/opt/custom/lib"</text:span></text:span></text:p>
      <text:p text:style-name="P18"><text:span text:style-name="Source_20_Text"><text:span text:style-name="T7">#if test "x$PATH" = "x" ; then</text:span></text:span></text:p>
      <text:p text:style-name="P18"><text:span text:style-name="Source_20_Text"><text:span text:style-name="T7">#<text:tab/>PATH="/opt/custom/bin:/opt/custom/sbin"</text:span></text:span></text:p>
      <text:p text:style-name="P18"><text:span text:style-name="Source_20_Text"><text:span text:style-name="T7">#else</text:span></text:span></text:p>
      <text:p text:style-name="P18"><text:span text:style-name="Source_20_Text"><text:span text:style-name="T7">#<text:tab/>PATH="/opt/custom/bin:/opt/custom/sbin:$PATH"</text:span></text:span></text:p>
      <text:p text:style-name="P18"><text:span text:style-name="Source_20_Text"><text:span text:style-name="T7">#fi</text:span></text:span></text:p>
      <text:p text:style-name="P18"><text:span text:style-name="Source_20_Text"><text:span text:style-name="T7">#export LD_LIBRARY_PATH PATH</text:span></text:span></text:p>
      <text:p text:style-name="P18"><text:span text:style-name="Source_20_Text"/></text:p>
      <text:p text:style-name="P18"><text:span text:style-name="Source_20_Text"/></text:p>
      <text:p text:style-name="P18"><text:span text:style-name="Source_20_Text"/></text:p>
      <text:p text:style-name="P18"><text:span text:style-name="Source_20_Text"><text:span text:style-name="T7">#CPPFLAGS="-I/opt/gobject-introspection/include -I/opt/atk/include -I/opt/gdk-pixbuf/include -I/opt/glib-2.72.0/include -I/opt/libepoxy-1.5.9/include -I/opt/libsigc++-3.0.7/include -I/opt/pango-1.50.6/include -I/opt/gtk-4.6.2/include -I/opt/cairo-git/include -I/opt/cairomm-git/include -I/opt/pixman-git/include -I/opt/glibmm-git/include -I/opt/pangomm-git/include -I/opt/graphene-git/include -I/opt/gtkmm-4.6.1/include"</text:span></text:span></text:p>
      <text:p text:style-name="P18"><text:span text:style-name="Source_20_Text"><text:span text:style-name="T7">#LDFLAGS="-L/opt/gobject-introspection/lib/x86_64-linux-gnu -L/opt/atk/lib/x86_64-linux-gnu -L/opt/gdk-pixbuf/lib/x86_64-linux-gnu -L/opt/glib-2.72.0/lib/x86_64-linux-gnu -L/opt/libepoxy-</text:span></text:span><text:soft-page-break/><text:span text:style-name="Source_20_Text"><text:span text:style-name="T7">1.5.9/lib/x86_64-linux-gnu -L/opt/libsigc++-3.0.7/lib/x86_64-linux-gnu -L/opt/pango-1.50.6/lib/x86_64-linux-gnu -L/opt/gtk-4.6.2/lib/x86_64-linux-gnu -L/opt/cairo-git/lib/x86_64-linux-gnu -L/opt/cairomm-git/lib/x86_64-linux-gnu -L/opt/pixman-git/lib/x86_64-linux-gnu -L/opt/glibmm-git/lib -L/opt/pangomm-git/lib/x86_64-linux-gnu -L/opt/graphene-git/lib/x86_64-linux-gnu -L/opt/gtkmm-4.6.1/lib/x86_64-linux-gnu"</text:span></text:span></text:p>
      <text:p text:style-name="P18"><text:span text:style-name="Source_20_Text"><text:span text:style-name="T7">#PKG_CONFIG_PATH="/opt/gobject-introspection/lib/x86_64-linux-gnu/pkgconfig:/opt/atk/lib/x86_64-linux-gnu/pkgconfig:/opt/gdk-pixbuf/lib/x86_64-linux-gnu/pkgconfig:/opt/glib-2.72.0/lib/x86_64-linux-gnu/pkgconfig:/opt/libepoxy-1.5.9/lib/x86_64-linux-gnu/pkgconfig:/opt/libsigc++-3.0.7/lib/x86_64-linux-gnu/pkgconfig:/opt/pango-1.50.6/lib/x86_64-linux-gnu/pkgconfig:/opt/gtk-4.6.2/lib/x86_64-linux-gnu/pkgconfig:/opt/cairo-git/lib/x86_64-linux-gnu/pkgconfig:/opt/cairomm-git/lib/x86_64-linux-gnu/pkgconfig:/opt/pixman-git/lib/x86_64-linux-gnu/pkgconfig:/opt/glibmm-git/lib/pkgconfig:/opt/pangomm-git/lib/x86_64-linux-gnu/pkgconfig:/opt/graphene-git/lib/x86_64-linux-gnu/pkgconfig:/opt/gtkmm-4.6.1/lib/x86_64-linux-gnu/pkgconfig"</text:span></text:span></text:p>
      <text:p text:style-name="P18"><text:span text:style-name="Source_20_Text"/></text:p>
      <text:p text:style-name="P18"><text:span text:style-name="Source_20_Text"/></text:p>
      <text:p text:style-name="P18"><text:span text:style-name="Source_20_Text"/></text:p>
      <text:p text:style-name="P18"><text:span text:style-name="Source_20_Text"><text:span text:style-name="T7">#export CPPFLAGS LDFLAGS PKG_CONFIG_PATH</text:span></text:span></text:p>
      <text:p text:style-name="P18"><text:span text:style-name="Source_20_Text"/></text:p>
      <text:p text:style-name="P18"><text:span text:style-name="Source_20_Text"><text:span text:style-name="T7">#LD_LIBRARY_PATH="/opt/gobject-introspection/lib/x86_64-linux-gnu:/opt/atk/lib/x86_64-linux-gnu:/opt/gdk-pixbuf/lib/x86_64-linux-gnu:/opt/glib-2.72.0/lib/x86_64-linux-gnu:/opt/libepoxy-1.5.9/lib/x86_64-linux-gnu:/opt/libsigc++-3.0.7/lib/x86_64-linux-gnu:/opt/pango-1.50.6/lib/x86_64-linux-gnu:/opt/gtk-4.6.2/lib/x86_64-linux-gnu:/opt/cairo-git/lib/x86_64-linux-gnu:/opt/cairomm-git/lib/x86_64-linux-gnu:/opt/pixman-git/lib/x86_64-linux-gnu:/opt/glibmm-git/lib:/opt/pangomm-git/lib/x86_64-linux-gnu:/opt/graphene-git/lib/x86_64-linux-gnu:/opt/gtkmm-4.6.1/lib/x86_64-linux-gnu"</text:span></text:span></text:p>
      <text:p text:style-name="P18"><text:span text:style-name="Source_20_Text"><text:span text:style-name="T7">#if test "x$PATH" = "x" ; then</text:span></text:span></text:p>
      <text:p text:style-name="P18"><text:span text:style-name="Source_20_Text"><text:span text:style-name="T7">#<text:tab/>PATH="/opt/gobject-introspection/bin:/opt/atk/bin:/opt/gdk-pixbuf/bin:/opt/glib-2.72.0/bin:/opt/libepoxy-1.5.9/bin:/opt/libsigc++-3.0.7/bin:/opt/pango-1.50.6/bin:/opt/gtk-4.6.2/bin:/opt/cairo-git/bin:/opt/cairomm-git/bin:/opt/pixman-git/bin"</text:span></text:span></text:p>
      <text:p text:style-name="P18"><text:span text:style-name="Source_20_Text"><text:span text:style-name="T7">#else</text:span></text:span></text:p>
      <text:p text:style-name="P18"><text:span text:style-name="Source_20_Text"><text:span text:style-name="T7">#<text:tab/>PATH="/opt/gobject-introspection/bin:/opt/atk/bin:/opt/gdk-pixbuf/bin:/opt/glib-2.72.0/bin:/opt/libepoxy-1.5.9/bin:/opt/libsigc++-3.0.7/bin:/opt/pango-1.50.6/bin:/opt/gtk-4.6.2/bin:/opt/cairo-git/bin:/opt/cairomm-git/bin:/opt/pixman-git/bin:$PATH"</text:span></text:span></text:p>
      <text:p text:style-name="P18"><text:span text:style-name="Source_20_Text"><text:span text:style-name="T7">#fi</text:span></text:span></text:p>
      <text:p text:style-name="P18"><text:span text:style-name="Source_20_Text"><text:span text:style-name="T7">#export LD_LIBRARY_PATH PATH</text:span></text:span></text:p>
      <text:p text:style-name="P3">КОНЕЦ «Другой пример if»</text:p>
      <text:p text:style-name="P1">КОНЕЦ "Ветвление (условное выполнение, if)"</text:p>
      <text:p text:style-name="Standard"><text:s text:c="2"/></text:p>
      <text:p text:style-name="Standard"><text:s text:c="2"/>В bash два варианта цикла for</text:p>
      <text:h text:style-name="Heading_20_3" text:outline-level="3"><text:bookmark-start text:name="__RefHeading___Toc4368_549679178"/><text:soft-page-break/>Цикл for как в C++<text:bookmark-end text:name="__RefHeading___Toc4368_549679178"/></text:h>
      <text:p text:style-name="P30">Этот вариант работает как аналогичный цикл for в языке программирования C++</text:p>
      <text:p text:style-name="P30">Вот что говорит "man bash" на эту тему:</text:p>
      <text:p text:style-name="Standard"><text:span text:style-name="Source_20_Text"><text:span text:style-name="T7">for (( expr1 ; expr2 ; expr3 )) ; do list ; done</text:span></text:span></text:p>
      <text:p text:style-name="Standard"><text:span text:style-name="Source_20_Text"><text:span text:style-name="T7"><text:s text:c="8"/>First, the arithmetic expression expr1 is evaluated according to the rules described below under ARITHMETIC <text:s/>EVALUATION. <text:s text:c="2"/>The <text:s/>arithmetic <text:s/>expression</text:span></text:span></text:p>
      <text:p text:style-name="Standard"><text:span text:style-name="Source_20_Text"><text:span text:style-name="T7"><text:s text:c="8"/>expr2 is then evaluated repeatedly until it evaluates to zero. <text:s/>Each time expr2 evaluates to a non-zero value, list is executed and the arithmetic ex‐</text:span></text:span></text:p>
      <text:p text:style-name="Standard"><text:span text:style-name="Source_20_Text"><text:span text:style-name="T7"><text:s text:c="8"/>pression expr3 is evaluated. <text:s/>If any expression is omitted, it behaves as if it evaluates to 1. <text:s/>The return value is the exit status of the last <text:s/>com‐</text:span></text:span></text:p>
      <text:p text:style-name="Standard"><text:span text:style-name="Source_20_Text"><text:span text:style-name="T7"><text:s text:c="8"/>mand in list that is executed, or false if any of the expressions is invalid.</text:span></text:span></text:p>
      <text:p text:style-name="P30">Тело цикла идёт между "do" и "done". Сначала выполняется expr1, потом expr2. Если <text:span text:style-name="T34">рещультат выполнения </text:span>expr2 ложный (false), цикл завершается. Если истинный, выполняется тело цикла и потом expr3 и возвра<text:span text:style-name="T35">щ</text:span>аемся к проверке expr2. На это этапе снова проверяется expr2 и в зависимости от результата, поведение такое же. Цикл закончится, как только первый раз результат выполнения expr2 будет ложным.</text:p>
      <text:p text:style-name="Standard">Пример:</text:p>
      <text:p text:style-name="Standard"><text:span text:style-name="Source_20_Text"><text:span text:style-name="T7">$ for ((i=0;i&lt;4;++i)) ; do touch ${i}.txt; done</text:span></text:span></text:p>
      <text:p text:style-name="Standard">Этот цикл создаст файлы 0.txt, 1.txt, 2.txt, 3.txt.</text:p>
      <text:p text:style-name="P1">КОНЕЦ "Цикл for как в C++"</text:p>
      <text:h text:style-name="Heading_20_3" text:outline-level="3"><text:bookmark-start text:name="__RefHeading___Toc4370_549679178"/>Цикл for in<text:bookmark-end text:name="__RefHeading___Toc4370_549679178"/></text:h>
      <text:p text:style-name="Standard">Вот что говорится в "man bash":</text:p>
      <text:p text:style-name="Standard"><text:span text:style-name="Source_20_Text"><text:span text:style-name="T7">for name [ [ in [ word ... ] ] ; ] do list ; done</text:span></text:span></text:p>
      <text:p text:style-name="Standard"><text:span text:style-name="Source_20_Text"><text:span text:style-name="T7"><text:s text:c="14"/>The <text:s/>list <text:s/>of <text:s/>words following in is expanded, generating a list of items. <text:s/>The variable name is set to each element of this list in turn, and list is</text:span></text:span></text:p>
      <text:p text:style-name="Standard"><text:span text:style-name="Source_20_Text"><text:span text:style-name="T7"><text:s text:c="14"/>executed each time. <text:s/>If the in word is omitted, the for command executes list once for each positional parameter that is set (see <text:s/>PARAMETERS <text:s/>below).</text:span></text:span></text:p>
      <text:p text:style-name="Standard"><text:span text:style-name="Source_20_Text"><text:span text:style-name="T7"><text:s text:c="14"/>The <text:s/>return status is the exit status of the last command that executes. <text:s/>If the expansion of the items following in results in an empty list, no com‐</text:span></text:span></text:p>
      <text:p text:style-name="Standard"><text:span text:style-name="Source_20_Text"><text:span text:style-name="T7"><text:s text:c="14"/>mands are executed, and the return status is 0.</text:span></text:span></text:p>
      <text:p text:style-name="Standard"><text:span text:style-name="T36">П</text:span>ример:</text:p>
      <text:p text:style-name="Standard"><text:span text:style-name="Source_20_Text"><text:span text:style-name="T7">$ for i in *.txt ; do rm -fv $i ; done</text:span></text:span></text:p>
      <text:p text:style-name="P30">*.txt раскроется в список всех файлов, чьи имена заканчиваются на ".txt" (кроме скрытых файлов (это файлы, имена которых начинаются на точку ('.'))). Переменная $i Будет пробегать все полученные имена файлов и для каждого значения $i будет выполнено по одноу разу тело цикла (тело — между "do" и "done"). Этот цикл удалит без предупреждения все файлы с расширением ".txt", кроме скрытых.</text:p>
      <text:p text:style-name="Standard"><text:s text:c="2"/><text:span text:style-name="T1">КОНЕЦ "Цикл for in"</text:span></text:p>
      <text:h text:style-name="Heading_20_3" text:outline-level="3"><text:bookmark-start text:name="__RefHeading___Toc4372_549679178"/>Инструкция return<text:bookmark-end text:name="__RefHeading___Toc4372_549679178"/></text:h>
      <text:p text:style-name="Standard"><text:span text:style-name="Source_20_Text"><text:span text:style-name="T7">$ return</text:span></text:span></text:p>
      <text:p text:style-name="P30">говорит bash закончить выполнение текущей функции (вызванной по имени функции) или скрипта (вызванной командой «source» или «.»).</text:p>
      <text:p text:style-name="P30"><text:span text:style-name="T37">Текст</text:span> из <text:span text:style-name="Source_20_Text"><text:span text:style-name="T13">$ </text:span></text:span><text:span text:style-name="Source_20_Text"><text:span text:style-name="T7">help return</text:span></text:span>:</text:p>
      <text:p text:style-name="Standard"><text:soft-page-break/><text:span text:style-name="Source_20_Text"><text:span text:style-name="T7">return: return [n]</text:span></text:span></text:p>
      <text:p text:style-name="Standard"><text:span text:style-name="Source_20_Text"><text:span text:style-name="T7"><text:s text:c="4"/>Возврат из функции командного процессора.</text:span></text:span></text:p>
      <text:p text:style-name="Standard"><text:span text:style-name="Source_20_Text"><text:span text:style-name="T7"><text:s text:c="4"/></text:span></text:span></text:p>
      <text:p text:style-name="Standard"><text:span text:style-name="Source_20_Text"><text:span text:style-name="T7"><text:s text:c="4"/>Выполняет выход из функции или исходного скрипта со значением возврата,</text:span></text:span></text:p>
      <text:p text:style-name="Standard"><text:span text:style-name="Source_20_Text"><text:span text:style-name="T7"><text:s text:c="4"/>указанным как N. Если N не указан, используется состояние возврата</text:span></text:span></text:p>
      <text:p text:style-name="Standard"><text:span text:style-name="Source_20_Text"><text:span text:style-name="T7"><text:s text:c="4"/>последней команды, выполненной в функции или скрипте.</text:span></text:span></text:p>
      <text:p text:style-name="Standard"><text:span text:style-name="Source_20_Text"><text:span text:style-name="T7"><text:s text:c="4"/></text:span></text:span></text:p>
      <text:p text:style-name="Standard"><text:span text:style-name="Source_20_Text"><text:span text:style-name="T7"><text:s text:c="4"/>Состояние выхода:</text:span></text:span></text:p>
      <text:p text:style-name="Standard"><text:span text:style-name="Source_20_Text"><text:span text:style-name="T7"><text:s text:c="4"/>Возвращает N или ошибку, если командный процессор не выполняет функцию или скрипт.</text:span></text:span></text:p>
      <text:p text:style-name="P1"><text:s text:c="2"/>КОНЕЦ "Инструкция return"</text:p>
      <text:h text:style-name="Heading_20_3" text:outline-level="3"><text:bookmark-start text:name="__RefHeading___Toc4374_549679178"/><text:s text:c="2"/>"Циклы while, until"<text:bookmark-end text:name="__RefHeading___Toc4374_549679178"/></text:h>
      <text:p text:style-name="P30"><text:s text:c="3"/>Цикл while работает аналогично чиклу while C++ (который является упрощённым вариантом циалв for C++). Отличие цикла while от упрощённого варианта bash-цикла for (варианта C++-style) - использование списка команд, а не выражения expt2. Вот что говорится в "man bash":</text:p>
      <text:p text:style-name="Standard"><text:s text:c="4"/><text:span text:style-name="Source_20_Text"><text:span text:style-name="T7">while list-1; do list-2; done</text:span></text:span></text:p>
      <text:p text:style-name="Standard"><text:span text:style-name="Source_20_Text"><text:span text:style-name="T7"><text:s text:c="7"/>until list-1; do list-2; done</text:span></text:span></text:p>
      <text:p text:style-name="Standard"><text:span text:style-name="Source_20_Text"><text:span text:style-name="T7"><text:s text:c="14"/>The while command continuously executes the list list-2 as <text:s/>long</text:span></text:span></text:p>
      <text:p text:style-name="Standard"><text:span text:style-name="Source_20_Text"><text:span text:style-name="T7"><text:s text:c="14"/>as the last command in the list list-1 returns an exit status of</text:span></text:span></text:p>
      <text:p text:style-name="Standard"><text:span text:style-name="Source_20_Text"><text:span text:style-name="T7"><text:s text:c="14"/>zero. <text:s/>The until command is identical to the while command, <text:s/>ex‐</text:span></text:span></text:p>
      <text:p text:style-name="Standard"><text:span text:style-name="Source_20_Text"><text:span text:style-name="T7"><text:s text:c="14"/>cept that the test is negated: list-2 is executed as long as the</text:span></text:span></text:p>
      <text:p text:style-name="Standard"><text:span text:style-name="Source_20_Text"><text:span text:style-name="T7"><text:s text:c="14"/>last command in list-1 returns a non-zero exit status. <text:s/>The exit</text:span></text:span></text:p>
      <text:p text:style-name="Standard"><text:span text:style-name="Source_20_Text"><text:span text:style-name="T7"><text:s text:c="14"/>status of the while and until commands is the exit status of the</text:span></text:span></text:p>
      <text:p text:style-name="Standard"><text:span text:style-name="Source_20_Text"><text:span text:style-name="T7"><text:s text:c="14"/>last command executed in list-2, or zero if none was executed</text:span></text:span></text:p>
      <text:p text:style-name="Standard"><text:s text:c="3"/></text:p>
      <text:p text:style-name="Standard"><text:s text:c="3"/>Выполняется list-1 (здесь это список команд, а в for C++-style - используется выражение expr2, не список команд).</text:p>
      <text:p text:style-name="P82"><text:s text:c="3"/>Если результат 0 (успех), выполняется list2 и обратно к выполнению list-1. Когда первый раз будет неуспех в list-1, цикл while завершится.</text:p>
      <text:p text:style-name="P82">until работает аналогично, но цикл завершается при первом успехе.</text:p>
      <text:p text:style-name="Standard"><text:s text:c="2"/><text:span text:style-name="T1">КОНЕЦ "Циклы while, until"</text:span></text:p>
      <text:p text:style-name="Standard"><text:s text:c="2"/></text:p>
      <text:h text:style-name="Heading_20_3" text:outline-level="3"><text:bookmark-start text:name="__RefHeading___Toc4376_549679178"/><text:s text:c="2"/>"Ключевое слово break"<text:bookmark-end text:name="__RefHeading___Toc4376_549679178"/></text:h>
      <text:p text:style-name="P30">Из циклов можно выходить досрочно, если выплнить инструкцию "break". Вот что говорится в "man bash":</text:p>
      <text:p text:style-name="Standard"><text:s text:c="4"/><text:span text:style-name="Source_20_Text"><text:span text:style-name="T7">break [n]</text:span></text:span></text:p>
      <text:p text:style-name="Standard"><text:span text:style-name="Source_20_Text"><text:span text:style-name="T7"><text:s text:c="14"/>Exit from within a for, while, until, or select loop. <text:s/>If <text:s/>n <text:s/>is</text:span></text:span></text:p>
      <text:p text:style-name="Standard"><text:span text:style-name="Source_20_Text"><text:span text:style-name="T7"><text:s text:c="14"/>specified, break n levels. <text:s/>n must be ≥ 1. <text:s/>If n is greater than</text:span></text:span></text:p>
      <text:p text:style-name="Standard"><text:soft-page-break/><text:span text:style-name="Source_20_Text"><text:span text:style-name="T7"><text:s text:c="14"/>the number of enclosing loops, all enclosing loops <text:s/>are <text:s/>exited.</text:span></text:span></text:p>
      <text:p text:style-name="Standard"><text:span text:style-name="Source_20_Text"><text:span text:style-name="T7"><text:s text:c="14"/>The <text:s/>return <text:s/>value is 0 unless n is not greater than or equal to</text:span></text:span></text:p>
      <text:p text:style-name="Standard"><text:span text:style-name="Source_20_Text"><text:span text:style-name="T7"><text:s text:c="14"/>1</text:span></text:span></text:p>
      <text:p text:style-name="Standard"><text:s text:c="2"/><text:span text:style-name="T1">КОНЕЦ "Ключевое слово break"</text:span></text:p>
      <text:h text:style-name="Heading_20_3" text:outline-level="3"><text:bookmark-start text:name="__RefHeading___Toc4378_549679178"/><text:s text:c="2"/>"Ключевое слово continue"<text:bookmark-end text:name="__RefHeading___Toc4378_549679178"/></text:h>
      <text:p text:style-name="Standard"><text:s text:c="3"/>Вот что говорится в "man bash":</text:p>
      <text:p text:style-name="Standard"><text:s text:c="3"/><text:span text:style-name="Source_20_Text"><text:span text:style-name="T7">continue [n]</text:span></text:span></text:p>
      <text:p text:style-name="Standard"><text:span text:style-name="Source_20_Text"><text:span text:style-name="T7"><text:s text:c="14"/>Resume the next iteration of the enclosing for, while, until, or</text:span></text:span></text:p>
      <text:p text:style-name="Standard"><text:span text:style-name="Source_20_Text"><text:span text:style-name="T7"><text:s text:c="14"/>select <text:s/>loop. <text:s text:c="2"/>If <text:s/>n <text:s/>is specified, resume at the nth enclosing</text:span></text:span></text:p>
      <text:p text:style-name="Standard"><text:span text:style-name="Source_20_Text"><text:span text:style-name="T7"><text:s text:c="14"/>loop. <text:s/>n must be ≥ 1. <text:s/>If n is greater than the <text:s/>number <text:s/>of <text:s/>en‐</text:span></text:span></text:p>
      <text:p text:style-name="Standard"><text:span text:style-name="Source_20_Text"><text:span text:style-name="T7"><text:s text:c="14"/>closing <text:s/>loops, the last enclosing loop (the ``top-level'' loop)</text:span></text:span></text:p>
      <text:p text:style-name="Standard"><text:span text:style-name="Source_20_Text"><text:span text:style-name="T7"><text:s text:c="14"/>is resumed. <text:s/>The return value is 0 unless n is not greater <text:s/>than</text:span></text:span></text:p>
      <text:p text:style-name="Standard"><text:span text:style-name="Source_20_Text"><text:span text:style-name="T7"><text:s text:c="14"/>or equal to 1</text:span></text:span></text:p>
      <text:p text:style-name="P30"><text:s text:c="3"/>continue делает переход к следующей итерации цикла (в while и until это переводит к проверке условия (list-1), в for C++-style - к выполнению expr3, после чего идёт проверка условия (expr2), в for in $i принимает следующее значение и начинается следующая итерация (а если нет следующего значения, цикл завершается))</text:p>
      <text:p text:style-name="Standard"><text:s text:c="2"/><text:span text:style-name="T1">КОНЕЦ "Ключевое слово continue"</text:span></text:p>
      <text:h text:style-name="Heading_20_3" text:outline-level="3"><text:bookmark-start text:name="__RefHeading___Toc6225_1855652721"/>Определение функции<text:bookmark-end text:name="__RefHeading___Toc6225_1855652721"/></text:h>
      <text:p text:style-name="P48">Вот что говорит <text:span text:style-name="Source_20_Text"><text:span text:style-name="T7">$ help function</text:span></text:span>:</text:p>
      <text:p text:style-name="P48"><text:span text:style-name="Source_20_Text"><text:span text:style-name="T7">function: function ИМЯ { КОМАНДЫ ; } или ИМЯ () { КОМАНДЫ ; }</text:span></text:span></text:p>
      <text:p text:style-name="P48"><text:span text:style-name="Source_20_Text"><text:span text:style-name="T7"><text:s text:c="4"/>Определение функции командного процессора.</text:span></text:span></text:p>
      <text:p text:style-name="P48"><text:span text:style-name="Source_20_Text"><text:span text:style-name="T7"><text:s text:c="4"/></text:span></text:span></text:p>
      <text:p text:style-name="P48"><text:span text:style-name="Source_20_Text"><text:span text:style-name="T7"><text:s text:c="4"/>Создаёт функцию командного процессора с указанным именем. <text:s/>При запуске в качестве простой команды</text:span></text:span></text:p>
      <text:p text:style-name="P48"><text:span text:style-name="Source_20_Text"><text:span text:style-name="T7"><text:s text:c="4"/>ИМЯ выполняет КОМАНДЫ в контексте вызывающего их командного процессора. <text:s/>При вызове ИМЕНИ</text:span></text:span></text:p>
      <text:p text:style-name="P48"><text:span text:style-name="Source_20_Text"><text:span text:style-name="T7"><text:s text:c="4"/>аргументы передаются в функцию как $1...$n, а функция получает</text:span></text:span></text:p>
      <text:p text:style-name="P48"><text:span text:style-name="Source_20_Text"><text:span text:style-name="T7"><text:s text:c="4"/>название $FUNCNAME.</text:span></text:span></text:p>
      <text:p text:style-name="P48"><text:span text:style-name="Source_20_Text"><text:span text:style-name="T7"><text:s text:c="4"/></text:span></text:span></text:p>
      <text:p text:style-name="P48"><text:span text:style-name="Source_20_Text"><text:span text:style-name="T7"><text:s text:c="4"/>Состояние выхода:</text:span></text:span></text:p>
      <text:p text:style-name="P48"><text:span text:style-name="Source_20_Text"><text:span text:style-name="T7"><text:s text:c="4"/>Возвращает успех, если переменная ИМЯ доступно для записи.</text:span></text:span></text:p>
      <text:p text:style-name="P4">КОНЕЦ «Определение функции»</text:p>
      <text:h text:style-name="Heading_20_3" text:outline-level="3"><text:bookmark-start text:name="__RefHeading___Toc4380_549679178"/><text:soft-page-break/><text:s text:c="2"/>"Инструкция exec"<text:bookmark-end text:name="__RefHeading___Toc4380_549679178"/></text:h>
      <text:p text:style-name="P30"><text:s text:c="3"/>Команда exec позволяет заменить текущий процесс bash процессом выполнения заданной команды</text:p>
      <text:p text:style-name="P30"><text:s text:c="3"/>Вот что говорится в "man bash":</text:p>
      <text:p text:style-name="Standard"><text:s text:c="4"/><text:span text:style-name="Source_20_Text"><text:span text:style-name="T7">exec [-cl] [-a name] [command [arguments]]</text:span></text:span></text:p>
      <text:p text:style-name="Standard"><text:span text:style-name="Source_20_Text"><text:span text:style-name="T7"><text:s text:c="14"/>If command is specified, it replaces the shell. <text:s/>No new <text:s/>process</text:span></text:span></text:p>
      <text:p text:style-name="Standard"><text:span text:style-name="Source_20_Text"><text:span text:style-name="T7"><text:s text:c="14"/>is <text:s/>created. <text:s/>The arguments become the arguments to command. <text:s/>If</text:span></text:span></text:p>
      <text:p text:style-name="Standard"><text:span text:style-name="Source_20_Text"><text:span text:style-name="T7"><text:s text:c="14"/>the -l option is supplied, the shell places a dash at the begin‐</text:span></text:span></text:p>
      <text:p text:style-name="Standard"><text:span text:style-name="Source_20_Text"><text:span text:style-name="T7"><text:s text:c="14"/>ning of the zeroth argument passed to command. <text:s/>This is what lo‐</text:span></text:span></text:p>
      <text:p text:style-name="Standard"><text:span text:style-name="Source_20_Text"><text:span text:style-name="T7"><text:s text:c="14"/>gin(1) does. <text:s/>The -c option causes command to be <text:s/>executed <text:s/>with</text:span></text:span></text:p>
      <text:p text:style-name="Standard"><text:span text:style-name="Source_20_Text"><text:span text:style-name="T7"><text:s text:c="14"/>an <text:s/>empty environment. <text:s/>If -a is supplied, the shell passes name</text:span></text:span></text:p>
      <text:p text:style-name="Standard"><text:span text:style-name="Source_20_Text"><text:span text:style-name="T7"><text:s text:c="14"/>as the zeroth argument to the executed command. <text:s/>If command can‐</text:span></text:span></text:p>
      <text:p text:style-name="Standard"><text:span text:style-name="Source_20_Text"><text:span text:style-name="T7"><text:s text:c="14"/>not <text:s/>be executed for some reason, a non-interactive shell exits,</text:span></text:span></text:p>
      <text:p text:style-name="Standard"><text:span text:style-name="Source_20_Text"><text:span text:style-name="T7"><text:s text:c="14"/>unless the execfail shell option is enabled. <text:s/>In that <text:s/>case, <text:s/>it</text:span></text:span></text:p>
      <text:p text:style-name="Standard"><text:span text:style-name="Source_20_Text"><text:span text:style-name="T7"><text:s text:c="14"/>returns <text:s/>failure. <text:s text:c="2"/>An <text:s/>interactive shell returns failure if the</text:span></text:span></text:p>
      <text:p text:style-name="Standard"><text:span text:style-name="Source_20_Text"><text:span text:style-name="T7"><text:s text:c="14"/>file cannot be executed. <text:s/>A subshell <text:s/>exits <text:s/>unconditionally <text:s/>if</text:span></text:span></text:p>
      <text:p text:style-name="Standard"><text:span text:style-name="Source_20_Text"><text:span text:style-name="T7"><text:s text:c="14"/>exec <text:s/>fails. <text:s/>If command is not specified, any redirections take</text:span></text:span></text:p>
      <text:p text:style-name="Standard"><text:span text:style-name="Source_20_Text"><text:span text:style-name="T7"><text:s text:c="14"/>effect in the current shell, and the return <text:s/>status <text:s/>is <text:s/>0. <text:s text:c="2"/>If</text:span></text:span></text:p>
      <text:p text:style-name="Standard"><text:span text:style-name="Source_20_Text"><text:span text:style-name="T7"><text:s text:c="14"/>there is a redirection error, the return status is 1</text:span></text:span></text:p>
      <text:p text:style-name="Standard"><text:s text:c="2"/><text:span text:style-name="T1">КОНЕЦ "Инструкция exec"</text:span></text:p>
      <text:h text:style-name="Heading_20_3" text:outline-level="3"><text:bookmark-start text:name="__RefHeading___Toc4382_549679178"/><text:s text:c="2"/>"Ключевое слово case"<text:bookmark-end text:name="__RefHeading___Toc4382_549679178"/></text:h>
      <text:p text:style-name="P35"><text:s text:c="3"/>case позволяет выполнять разные блоки кода в зависимости от соответствия строки разным шаблонам (не путать с регулярными выражениями). Вот что говорится в "man bash":</text:p>
      <text:p text:style-name="Standard"><text:s text:c="4"/><text:span text:style-name="Source_20_Text"><text:span text:style-name="T7">case word in [ [(] pattern [ | pattern ] ... ) list ;; ] ... esac</text:span></text:span></text:p>
      <text:p text:style-name="Standard"><text:span text:style-name="Source_20_Text"><text:span text:style-name="T7"><text:s text:c="14"/>A case command first expands word, and tries to match it against each pattern in turn, using the matching rules described under Pattern <text:s/>Matching <text:s/>be‐</text:span></text:span></text:p>
      <text:p text:style-name="Standard"><text:span text:style-name="Source_20_Text"><text:span text:style-name="T7"><text:s text:c="14"/>low. <text:s text:c="2"/>The <text:s/>word is expanded using tilde expansion, parameter and variable expansion, arithmetic expansion, command substitution, process substitution</text:span></text:span></text:p>
      <text:p text:style-name="Standard"><text:span text:style-name="Source_20_Text"><text:span text:style-name="T7"><text:s text:c="14"/>and quote removal. <text:s/>Each pattern examined is expanded using tilde expansion, parameter and variable expansion, arithmetic expansion, command substitu‐</text:span></text:span></text:p>
      <text:p text:style-name="Standard"><text:span text:style-name="Source_20_Text"><text:span text:style-name="T7"><text:s text:c="14"/>tion, <text:s/>and <text:s/>process substitution. <text:s/>If the nocasematch shell option is enabled, the match is performed without regard to the case of alphabetic charac‐</text:span></text:span></text:p>
      <text:p text:style-name="Standard"><text:soft-page-break/><text:span text:style-name="Source_20_Text"><text:span text:style-name="T7"><text:s text:c="14"/>ters. <text:s/>When a match is found, the corresponding list is executed. <text:s/>If the ;; operator is used, no subsequent matches are <text:s/>attempted <text:s/>after <text:s/>the <text:s/>first</text:span></text:span></text:p>
      <text:p text:style-name="Standard"><text:span text:style-name="Source_20_Text"><text:span text:style-name="T7"><text:s text:c="14"/>pattern match. <text:s/>Using ;&amp; in place of ;; causes execution to continue with the list associated with the next set of patterns. <text:s/>Using ;;&amp; in place of ;;</text:span></text:span></text:p>
      <text:p text:style-name="Standard"><text:span text:style-name="Source_20_Text"><text:span text:style-name="T7"><text:s text:c="14"/>causes the shell to test the next pattern list in the statement, if any, and execute any associated list on a successful match. <text:s/>The <text:s/>exit <text:s/>status <text:s/>is</text:span></text:span></text:p>
      <text:p text:style-name="Standard"><text:span text:style-name="Source_20_Text"><text:span text:style-name="T7"><text:s text:c="14"/>zero if no pattern matches. <text:s/>Otherwise, it is the exit status of the last command executed in list</text:span></text:span></text:p>
      <text:p text:style-name="Standard"><text:s text:c="3"/>Пример:</text:p>
      <text:p text:style-name="Standard"><text:s text:c="4"/>for i in * ; do</text:p>
      <text:p text:style-name="Standard"><text:s text:c="5"/>case $i in</text:p>
      <text:p text:style-name="Standard"><text:s text:c="6"/>backup )</text:p>
      <text:p text:style-name="Standard"><text:s text:c="7"/>echo "Ignoring $i" ;;</text:p>
      <text:p text:style-name="Standard"><text:s text:c="6"/>*) rsync -aH --progress "$i" /mnt/backup/ ; sync ;;</text:p>
      <text:p text:style-name="Standard"><text:s text:c="5"/>esac</text:p>
      <text:p text:style-name="Standard"><text:s text:c="4"/>done</text:p>
      <text:p text:style-name="Standard"><text:s text:c="3"/>Здесь переменная $i будет пробегать все файлы (в текущей папке), кроме скрытых, и в случае $i = "backup" копирование выполняться</text:p>
      <text:p text:style-name="Standard"><text:s text:c="3"/>не будет, а в других случаях будет выполняться копирование в папку /mnt/backup</text:p>
      <text:p text:style-name="Standard"><text:s text:c="2"/><text:span text:style-name="T1">КОНЕЦ "Ключевое слово case"</text:span></text:p>
      <text:h text:style-name="Heading_20_3" text:outline-level="3"><text:bookmark-start text:name="__RefHeading___Toc4384_549679178"/><text:s text:c="2"/>"Ключевое слово test"<text:bookmark-end text:name="__RefHeading___Toc4384_549679178"/></text:h>
      <text:p text:style-name="Standard"><text:s text:c="3"/>в конструкциях if, while, until можно использовать команду test для проверки условий. Смотрите "help test | less -i" для</text:p>
      <text:p text:style-name="Standard"><text:s text:c="3"/>подробного описания. Пример:</text:p>
      <text:p text:style-name="Standard"><text:s text:c="4"/><text:span text:style-name="Source_20_Text"><text:span text:style-name="T7">$ for i in * ; do</text:span></text:span></text:p>
      <text:p text:style-name="Standard"><text:span text:style-name="Source_20_Text"><text:span text:style-name="T7"><text:s text:c="5"/>if test -d "$i" ; then</text:span></text:span></text:p>
      <text:p text:style-name="Standard"><text:span text:style-name="Source_20_Text"><text:span text:style-name="T7"><text:s text:c="6"/>echo "$i is a directory"</text:span></text:span></text:p>
      <text:p text:style-name="Standard"><text:span text:style-name="Source_20_Text"><text:span text:style-name="T7"><text:s text:c="5"/>else</text:span></text:span></text:p>
      <text:p text:style-name="Standard"><text:span text:style-name="Source_20_Text"><text:span text:style-name="T7"><text:s text:c="6"/>echo "$i is not a directory"</text:span></text:span></text:p>
      <text:p text:style-name="Standard"><text:span text:style-name="Source_20_Text"><text:span text:style-name="T7"><text:s text:c="5"/>fi</text:span></text:span></text:p>
      <text:p text:style-name="Standard"><text:span text:style-name="Source_20_Text"><text:span text:style-name="T7"><text:s text:c="4"/>done</text:span></text:span></text:p>
      <text:p text:style-name="Standard"><text:s text:c="2"/><text:span text:style-name="T1">КОНЕЦ "Ключевое слово test"</text:span></text:p>
      <text:p text:style-name="Standard"><text:s/><text:span text:style-name="T1">КОНЕЦ "Управляющие конструкции bash"</text:span></text:p>
      <text:h text:style-name="Heading_20_2" text:outline-level="2"><text:bookmark-start text:name="__RefHeading___Toc4386_549679178"/><text:s/>"Экранирование символов в bash"<text:bookmark-end text:name="__RefHeading___Toc4386_549679178"/></text:h>
      <text:p text:style-name="P30">Для включения в команду специальных символов нужно ставить перед ними обратный слэш ('\', backslash). К специальным символам относятся: '$', '\', '#', '*', '?', '[', ']', '{', '}', '(', ')', ' ' (пробел), "'" (одинарная кавычка), '"' (двойная кавычка), '=', '!', '&lt;', '&gt;', '|', ';', '~' (тильда), '&amp;' (амперсанд). Например, для удаления файла "Фото 1 [море].jpg" можно написать:</text:p>
      <text:p text:style-name="Standard"><text:s text:c="3"/>$ rm -fv Фото\ 1\ \[море\].jpg</text:p>
      <text:p text:style-name="Standard"><text:s text:c="2"/>Чтобы вывести строку "\*\", пишем:</text:p>
      <text:p text:style-name="Standard"><text:s text:c="3"/>$ echo \\\*\\</text:p>
      <text:p text:style-name="Standard"><text:s text:c="2"/>("\\" превращается в "\", "\*" в "*", "\\" в "\")</text:p>
      <text:p text:style-name="Standard"><text:s text:c="2"/></text:p>
      <text:p text:style-name="P30"><text:s text:c="2"/>Если строка взята в кавычки (двойные: "строка"), то кавычки не являются частью строки, а символы '*', '?', ' ' (пробел) в ней можно не экранировать. Кроме того, строку можно брать в кавычки одинарные ('строка'), тогда '$' тоже перестаёт быть специальным символом</text:p>
      <text:p text:style-name="Standard"><text:s text:c="2"/></text:p>
      <text:p text:style-name="Standard"><text:soft-page-break/><text:s text:c="2"/>Например,</text:p>
      <text:p text:style-name="Standard"><text:s text:c="3"/>$ echo "$BASHPID"</text:p>
      <text:p text:style-name="Standard"><text:s text:c="2"/>может вывести</text:p>
      <text:p text:style-name="Standard"><text:s text:c="3"/>29298</text:p>
      <text:p text:style-name="Standard"><text:s text:c="2"/>, а</text:p>
      <text:p text:style-name="Standard"><text:s text:c="3"/>$ echo '$BASHPID'</text:p>
      <text:p text:style-name="Standard"><text:s text:c="2"/>выведет</text:p>
      <text:p text:style-name="Standard"><text:s text:c="3"/>$BASHPID</text:p>
      <text:p text:style-name="Standard"><text:s text:c="2"/>(в одинарных кавычках символ '$' (знак доллара) не имеет специального значения)</text:p>
      <text:p text:style-name="Standard"><text:s/><text:span text:style-name="T1">КОНЕЦ "Экранирование символов в bash"</text:span></text:p>
      <text:h text:style-name="Heading_20_2" text:outline-level="2"><text:bookmark-start text:name="__RefHeading___Toc4388_549679178"/><text:s/>"here-документы"<text:bookmark-end text:name="__RefHeading___Toc4388_549679178"/></text:h>
      <text:p text:style-name="Standard"><text:s text:c="2"/>можно задать содержимое потока stdin команды так:</text:p>
      <text:p text:style-name="Standard"><text:s text:c="3"/>$ команда &lt;&lt;СЛОВО</text:p>
      <text:p text:style-name="Standard"><text:s text:c="4"/>ТЕКСТ</text:p>
      <text:p text:style-name="Standard"><text:s text:c="4"/>ТЕКСТ</text:p>
      <text:p text:style-name="Standard"><text:s text:c="4"/>ТЕКСТ</text:p>
      <text:p text:style-name="Standard"><text:s text:c="4"/>СЛОВО</text:p>
      <text:p text:style-name="Standard"><text:s text:c="2"/>"СЛОВО" в конце должно совпадать с "СЛОВО" в начале. И перед ним не должно быть символов в начале строки.</text:p>
      <text:p text:style-name="Standard"><text:s text:c="2"/>Тогда на ввод команде попадёт весь текст от начала до "СЛОВО" (не включая "СЛОВО").</text:p>
      <text:p text:style-name="Standard"><text:s text:c="2"/>Пример:</text:p>
      <text:p text:style-name="Standard"><text:s text:c="3"/>$ cat &gt; 1.txt &lt;&lt;EOF</text:p>
      <text:p text:style-name="Standard"><text:s text:c="3"/>строка 1</text:p>
      <text:p text:style-name="Standard"><text:s text:c="3"/>строка 2</text:p>
      <text:p text:style-name="Standard"><text:s text:c="3"/>EOF</text:p>
      <text:p text:style-name="Standard"><text:s text:c="2"/>Этот код запишет строки 1 и 2 в файл 1.txt (вывод команды cat перенаправлен в 1.txt)</text:p>
      <text:p text:style-name="Standard"><text:s/><text:span text:style-name="T1">КОНЕЦ "here-документы"</text:span></text:p>
      <text:h text:style-name="Heading_20_2" text:outline-level="2"><text:bookmark-start text:name="__RefHeading___Toc4390_549679178"/><text:s/>"Многострочые команды"<text:bookmark-end text:name="__RefHeading___Toc4390_549679178"/></text:h>
      <text:p text:style-name="Standard"><text:s text:c="2"/>В скрипте или интерактивном bash символом перевода строки (клавиша Enter) завершается текущая команда</text:p>
      <text:p text:style-name="Standard"><text:s text:c="2"/>(другой способ разделения команд - точка с запятой (';')). Можно поставить в конце строки (перед символом</text:p>
      <text:p text:style-name="Standard"><text:s text:c="2"/>перевода строки: '\n') обратный слэш ('\'), тогда символ перевода строки проигнорируется, и можно будет</text:p>
      <text:p text:style-name="Standard"><text:s text:c="2"/>продолжать команду на следующей строке. Можно использовать более 2-х строк. Пример</text:p>
      <text:p text:style-name="Standard"><text:span text:style-name="Source_20_Text"><text:span text:style-name="T7"><text:s text:c="3"/>#!/bin/bash</text:span></text:span></text:p>
      <text:p text:style-name="Standard"><text:span text:style-name="Source_20_Text"><text:span text:style-name="T7"><text:s text:c="3"/>echo <text:s/>слово1 <text:s/>слово 2 \</text:span></text:span></text:p>
      <text:p text:style-name="Standard"><text:span text:style-name="Source_20_Text"><text:span text:style-name="T7"><text:s text:c="4"/>слово 3 \</text:span></text:span></text:p>
      <text:p text:style-name="Standard"><text:span text:style-name="Source_20_Text"><text:span text:style-name="T7"><text:s text:c="4"/>слово4</text:span></text:span></text:p>
      <text:p text:style-name="Standard"><text:s/><text:span text:style-name="T1">КОНЕЦ "Многострочые команды"</text:span></text:p>
      <text:h text:style-name="Heading_20_2" text:outline-level="2"><text:bookmark-start text:name="__RefHeading___Toc4392_549679178"/><text:s/>"Переменные bash"<text:bookmark-end text:name="__RefHeading___Toc4392_549679178"/></text:h>
      <text:p text:style-name="Standard"><text:s text:c="2"/>Переменная bash $? содержит код завершения последней выполненной команды</text:p>
      <text:p text:style-name="Standard"><text:s text:c="2"/>(если выполнялся конвейер (использовался pipe) вида "cmd_1 | cmd_2 | ... | cmd_n",</text:p>
      <text:p text:style-name="Standard"><text:s text:c="2"/>то $? будет содержать результат выполнения cmd_n)</text:p>
      <text:p text:style-name="Standard"><text:s text:c="2"/></text:p>
      <text:p text:style-name="Standard"><text:s text:c="3"/>$ exit</text:p>
      <text:p text:style-name="Standard"><text:s text:c="2"/>эквивалентно</text:p>
      <text:p text:style-name="Standard"><text:s text:c="3"/>$ exit $?</text:p>
      <text:p text:style-name="Standard"><text:soft-page-break/><text:s text:c="2"/></text:p>
      <text:p text:style-name="Standard"><text:s text:c="2"/>Переменая $BASHPID содержит идентификатор процесса (PID, Process ID) интерпретатора bash.</text:p>
      <text:p text:style-name="Standard"><text:s text:c="2"/>Переменная $BASH_SUBSHELL содержит 1, если команда выполняется в subshell и 0, если нет.</text:p>
      <text:p text:style-name="Standard"><text:s text:c="2"/>Примеры:</text:p>
      <text:p text:style-name="Standard"><text:s text:c="3"/>$ (echo $BASH_SUBSHELL)</text:p>
      <text:p text:style-name="Standard"><text:s text:c="2"/>выведет</text:p>
      <text:p text:style-name="Standard"><text:s text:c="3"/>1</text:p>
      <text:p text:style-name="Standard"><text:s text:c="2"/>, но</text:p>
      <text:p text:style-name="Standard"><text:s text:c="3"/>$ echo $BASH_SUBSHELL</text:p>
      <text:p text:style-name="Standard"><text:s text:c="2"/>выведет</text:p>
      <text:p text:style-name="Standard"><text:s text:c="3"/>0</text:p>
      <text:p text:style-name="Standard"><text:s text:c="2"/>(subshell выполняет код в скобках)</text:p>
      <text:p text:style-name="Standard"><text:s text:c="2"/></text:p>
      <text:p text:style-name="Standard"><text:s text:c="2"/>Переменные $1, $2, $3, ... содержат аргументы переданные скрипту при его запуске.</text:p>
      <text:p text:style-name="Standard"><text:s text:c="2"/>$0 - имя скрипта. "$@" - эта строка преобразуется во все аргументы по отдельности.</text:p>
      <text:p text:style-name="Standard"><text:s text:c="2"/>"$*" - эта строка преобразуется во все аргументы одной строкой (склеенные).</text:p>
      <text:p text:style-name="Standard"><text:s text:c="2"/>(при запуске bash интерактивно тоже можно задавать значения переменных $1, $2, ...)</text:p>
      <text:p text:style-name="Standard"><text:s text:c="2"/></text:p>
      <text:p text:style-name="Standard"><text:s text:c="2"/>Переменная $# содержит количество определённых переменных в ряду $1, $2, $3, ... (без $0)</text:p>
      <text:p text:style-name="Standard"><text:s text:c="2"/>Вот скрипт, который выводит $#:</text:p>
      <text:p text:style-name="Standard"><text:s text:c="3"/>#!/bin/bash</text:p>
      <text:p text:style-name="Standard"><text:s text:c="3"/>echo "\$#: $#"</text:p>
      <text:p text:style-name="Standard"><text:s text:c="2"/>(конец скрипта)</text:p>
      <text:p text:style-name="Standard"><text:s text:c="2"/></text:p>
      <text:p text:style-name="Standard"><text:s text:c="2"/>Например, если запустить скрипт 1.bash так:</text:p>
      <text:p text:style-name="Standard"><text:s text:c="3"/>$ ./1.bash str1</text:p>
      <text:p text:style-name="Standard"><text:s text:c="2"/>, то переменная $1 будет содержать строку "str1"</text:p>
      <text:p text:style-name="Standard"><text:s text:c="2"/></text:p>
      <text:p text:style-name="Standard"><text:s text:c="2"/>Командой shift в скрипте или в интерактивном bash можно сместить значения переменных</text:p>
      <text:p text:style-name="Standard"><text:s text:c="2"/>$1, $2, ... влево. Например, если были заданы $1="q", $2="a", $3="z", $4 не определено, то после</text:p>
      <text:p text:style-name="Standard"><text:s text:c="2"/>команды "shift" $3 будет не определено, $2 будет ="z", $1 будет равно "a".</text:p>
      <text:p text:style-name="Standard"><text:s text:c="2"/>Значение переменой $0 не изменится.</text:p>
      <text:p text:style-name="Standard"><text:s text:c="2"/>Вот что говорится в "man bash":</text:p>
      <text:p text:style-name="Standard"><text:s text:c="3"/>shift [n]</text:p>
      <text:p text:style-name="Standard"><text:s text:c="6"/>The positional parameters from n+1 ... are renamed <text:s/>to <text:s/>$1 <text:s/>....</text:p>
      <text:p text:style-name="Standard"><text:s text:c="6"/>Parameters <text:s/>represented by the numbers $# down to $#-n+1 are un‐</text:p>
      <text:p text:style-name="Standard"><text:s text:c="6"/>set. <text:s/>n must be a non-negative number less than or equal to <text:s/>$#.</text:p>
      <text:p text:style-name="Standard"><text:s text:c="6"/>If <text:s/>n is 0, no parameters are changed. <text:s/>If n is not given, it is</text:p>
      <text:p text:style-name="Standard"><text:s text:c="6"/>assumed to be 1. <text:s/>If n is greater than $#, the positional param‐</text:p>
      <text:p text:style-name="Standard"><text:s text:c="6"/>eters <text:s/>are <text:s/>not changed. <text:s/>The return status is greater than zero</text:p>
      <text:p text:style-name="Standard"><text:s text:c="6"/>if n is greater than $# or less than zero; otherwise 0</text:p>
      <text:p text:style-name="Standard"><text:s/>(можно после shift указать число n)</text:p>
      <text:p text:style-name="P1"><text:s/>КОНЕЦ "Переменные bash"</text:p>
      <text:h text:style-name="Heading_20_2" text:outline-level="2"><text:bookmark-start text:name="__RefHeading___Toc6439_3778804287"/>Шаблоны bash<text:bookmark-end text:name="__RefHeading___Toc6439_3778804287"/></text:h>
      <text:p text:style-name="P36">В аргументах команд можно использовать шаблоны (<text:span text:style-name="T94">это globbing с использованием </text:span>wildcards; не путать с регулярными выражениями: regular expressions <text:span text:style-name="T42">(см. </text:span><text:span text:style-name="Source_20_Text"><text:span text:style-name="T11">$ man 7 regex</text:span></text:span><text:span text:style-name="T42">)</text:span>):</text:p>
      <text:list text:style-name="L2">
        <text:list-item>
          <text:p text:style-name="P99">* (звёздочка, asterisk) </text:p>
        </text:list-item>
        <text:list-item>
          <text:p text:style-name="P99"><text:soft-page-break/>? (вопросительный знак, question mark) </text:p>
        </text:list-item>
        <text:list-item>
          <text:p text:style-name="P100">[] (блоки с квадратными скобками (square brackets)) </text:p>
        </text:list-item>
      </text:list>
      <text:list text:style-name="L3">
        <text:list-item>
          <text:p text:style-name="P101"><text:span text:style-name="Source_20_Text"><text:span text:style-name="T7">*</text:span></text:span> соответствует любой (в том числе, пустой) последовательности символов.</text:p>
        </text:list-item>
        <text:list-item>
          <text:p text:style-name="P102"><text:span text:style-name="Source_20_Text"><text:span text:style-name="T7">?</text:span></text:span> соответствует любому одному символу.</text:p>
        </text:list-item>
        <text:list-item>
          <text:p text:style-name="P103">блок с квадратными скобками соответствует одному из символов из перечисленных в квадратных скобках символов и диапазонов (пример: [a-c,f] соответствует любому из символов a, b, c, f). <text:span text:style-name="T43">Если первым в квадратных скобках идёт символ '^', блок соответствует любому символу, кроме перечисленных.</text:span></text:p>
        </text:list-item>
      </text:list>
      <text:p text:style-name="P37">Например,</text:p>
      <text:p text:style-name="P47"><text:span text:style-name="Source_20_Text"><text:span text:style-name="T7">$ ls -d photo-*.png</text:span></text:span></text:p>
      <text:p text:style-name="Text_20_body">Выведет информацию обо всех объектах файловой системы в текущей папке, чьи имена начинаются на "photo-" и заканчиваются на ".png".</text:p>
      <text:p text:style-name="Text_20_body"/>
      <text:h text:style-name="Heading_20_3" text:outline-level="3"><text:bookmark-start text:name="__RefHeading___Toc6441_3778804287"/>Примеры шаблонов bash<text:bookmark-end text:name="__RefHeading___Toc6441_3778804287"/></text:h>
      <text:p text:style-name="Text_20_body">Пример: путь к файлу (или другому объекту файловой системы) соответствует шаблону (wildcard)</text:p>
      <text:p text:style-name="P47"><text:span text:style-name="Source_20_Text"><text:span text:style-name="T7">*photo*.png</text:span></text:span></text:p>
      <text:p text:style-name="Text_20_body">, если существуют такие строки str1 и str2, что этот путь является результатом объединения строк str1, "photo", str2 и ".png" в указанном порядке.</text:p>
      <text:p text:style-name="Text_20_body">Пример: путь соответствует шаблону </text:p>
      <text:p text:style-name="P47"><text:span text:style-name="Source_20_Text"><text:span text:style-name="T7">photo.p[pg]m</text:span></text:span></text:p>
      <text:p text:style-name="Text_20_body">, если существует <text:span text:style-name="T44">такая </text:span>строка str1, состоящая из одного символа 'p' или 'g', что путь представим как объединение (сцепление, конкатенация) строк "photo.p", str1 и "m" в указанном порядке. Этому шаблону соответствуют два пути: "photo.ppm" и "photo.pgm".</text:p>
      <text:p text:style-name="Text_20_body">Пример: путь соответствует шаблону </text:p>
      <text:p text:style-name="P47"><text:span text:style-name="Source_20_Text"><text:span text:style-name="T7">photo-??.p[pg]m</text:span></text:span></text:p>
      <text:p text:style-name="Text_20_body">, если существуют такие строки str1, str2, str3, что str1 и str2 являются строками из одного символа, str3 - строка из одного символа \'p\' или \'g\' и указанный путь представим как результат склеивания (конкатенации) строк "photo-", str1, str2, ".p", str3, "m" в указанном порядке. </text:p>
      <text:p text:style-name="P6">КОНЕЦ «Примеры шаблонов bash»</text:p>
      <text:p text:style-name="P5">КОНЕЦ «Шаблоны bash»</text:p>
      <text:p text:style-name="P1">КОНЕЦ "Создание скриптов на bash"</text:p>
      <text:p text:style-name="Standard"/>
      <text:h text:style-name="Heading_20_1" text:outline-level="1"><text:bookmark-start text:name="__RefHeading___Toc6227_1855652721"/><text:soft-page-break/>Разделы жёсткого диска<text:bookmark-end text:name="__RefHeading___Toc6227_1855652721"/></text:h>
      <text:p text:style-name="Text_20_body">Содержимое жёсткого диска - конечная последовательность байт. Обычно в начале жёсткого диска создаётся таблица разделов (обычно это таблица разделов MBR (она же - msdos) или GPT (GUID Partition Table)). При использовании таблицы разделов GPT первый сектор диска (первые 512 байт) будут заняты защитной (protective) таблицей разделов MBR, в которой всё место, кроме таблицы разделов MBR (первого сектора), выделено под раздел типа "0xEE". При таком подходе программы, не распознающие таблицу разделов GPT, будут считать, что место выделено под что-то, и не будут изменять данные на диске. Для таблицы разделов GPT копии её главного заголовка (второй сектор) и данных о разделах (сектора с номерами 3-34) хранятся в конце диска. При использовании таблицы разделов на диске выделяются непрерывные непересекающиеся блоки, называемые разделами. Например, на жёстком диске размером 1024 GiB можно создать таблицу разделов GPT, один раздел размером около 32 GiB и один раздел размером около 992 GiB (вся таблица разделов GPT (включая копии в конце диска) должна занимать 33.5 KiB).</text:p>
      <text:p text:style-name="P7">КОНЕЦ «Разделы жёсткого диска»</text:p>
      <text:h text:style-name="Heading_20_1" text:outline-level="1"><text:bookmark-start text:name="__RefHeading___Toc6443_3778804287"/>Безопасность<text:bookmark-end text:name="__RefHeading___Toc6443_3778804287"/></text:h>
      <text:h text:style-name="Heading_20_2" text:outline-level="2"><text:bookmark-start text:name="__RefHeading___Toc6445_3778804287"/>Базовые права на объекты файловой системы <text:span text:style-name="T95">(раздел не доработан; </text:span><text:span text:style-name="T96">см. английский текст по этой теме в этом файле</text:span><text:span text:style-name="T95">)</text:span><text:bookmark-end text:name="__RefHeading___Toc6445_3778804287"/></text:h>
      <text:p text:style-name="P49">Базовые права доступа на файлы и каталоги (папки) описываются последовательностью из 12 бит, разделённой на 4 группы по 3 бита:</text:p>
      <text:p text:style-name="P10">Биты базовых прав доступа</text:p>
      <table:table table:name="Таблица3" table:style-name="Таблица3">
        <table:table-column table:style-name="Таблица3.A"/>
        <table:table-column table:style-name="Таблица3.B"/>
        <table:table-column table:style-name="Таблица3.C"/>
        <table:table-column table:style-name="Таблица3.A"/>
        <table:table-column table:style-name="Таблица3.E"/>
        <table:table-column table:style-name="Таблица3.B" table:number-columns-repeated="2"/>
        <table:table-header-rows>
          <table:table-row table:style-name="Таблица3.1">
            <table:table-cell table:style-name="Таблица3.A1" office:value-type="string">
              <text:p text:style-name="P72"/>
            </table:table-cell>
            <table:table-cell table:style-name="Таблица3.A1" table:number-columns-spanned="3" office:value-type="string">
              <text:p text:style-name="Table_20_Heading">Дополнительно</text:p>
            </table:table-cell>
            <table:covered-table-cell/>
            <table:covered-table-cell/>
            <table:table-cell table:style-name="Таблица3.A1" table:number-columns-spanned="3" office:value-type="string">
              <text:p text:style-name="Table_20_Heading">user (владелец)</text:p>
            </table:table-cell>
            <table:covered-table-cell/>
            <table:covered-table-cell/>
          </table:table-row>
          <table:table-row table:style-name="Таблица3.1">
            <table:table-cell table:style-name="Таблица3.A1" office:value-type="string">
              <text:p text:style-name="P72"/>
            </table:table-cell>
            <table:table-cell table:style-name="Таблица3.A1" office:value-type="string">
              <text:p text:style-name="Table_20_Heading">Set UID (утсановить User Id)</text:p>
            </table:table-cell>
            <table:table-cell table:style-name="Таблица3.A1" office:value-type="string">
              <text:p text:style-name="Table_20_Heading">Set GID (установить Group ID)</text:p>
            </table:table-cell>
            <table:table-cell table:style-name="Таблица3.A1" office:value-type="string">
              <text:p text:style-name="Table_20_Heading">Sticky bit</text:p>
            </table:table-cell>
            <table:table-cell table:style-name="Таблица3.A1" office:value-type="string">
              <text:p text:style-name="Table_20_Heading">Read (чтение)</text:p>
            </table:table-cell>
            <table:table-cell table:style-name="Таблица3.A1" office:value-type="string">
              <text:p text:style-name="Table_20_Heading">Write (запись)</text:p>
            </table:table-cell>
            <table:table-cell table:style-name="Таблица3.A1" office:value-type="string">
              <text:p text:style-name="Table_20_Heading">Execute (исполнение)</text:p>
            </table:table-cell>
          </table:table-row>
        </table:table-header-rows>
        <table:table-row table:style-name="Таблица3.1">
          <table:table-cell table:style-name="Таблица3.A1" office:value-type="string">
            <text:p text:style-name="Table_20_Contents">Номер бита</text:p>
          </table:table-cell>
          <table:table-cell table:style-name="Таблица3.A1" office:value-type="string">
            <text:p text:style-name="Table_20_Contents">1</text:p>
          </table:table-cell>
          <table:table-cell table:style-name="Таблица3.A1" office:value-type="string">
            <text:p text:style-name="Table_20_Contents">2</text:p>
          </table:table-cell>
          <table:table-cell table:style-name="Таблица3.A1" office:value-type="string">
            <text:p text:style-name="Table_20_Contents">3</text:p>
          </table:table-cell>
          <table:table-cell table:style-name="Таблица3.A1" office:value-type="string">
            <text:p text:style-name="Table_20_Contents">4</text:p>
          </table:table-cell>
          <table:table-cell table:style-name="Таблица3.A1" office:value-type="string">
            <text:p text:style-name="Table_20_Contents">5</text:p>
          </table:table-cell>
          <table:table-cell table:style-name="Таблица3.A1" office:value-type="string">
            <text:p text:style-name="Table_20_Contents">6</text:p>
          </table:table-cell>
        </table:table-row>
      </table:table>
      <text:p text:style-name="P4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office:value-type="string">
              <text:p text:style-name="P73"/>
            </table:table-cell>
            <table:table-cell table:style-name="Таблица4.A1" table:number-columns-spanned="3" office:value-type="string">
              <text:p text:style-name="P46">group (группа-владелец)</text:p>
            </table:table-cell>
            <table:covered-table-cell/>
            <table:covered-table-cell/>
            <table:table-cell table:style-name="Таблица4.A1" table:number-columns-spanned="3" office:value-type="string">
              <text:p text:style-name="P46">others (остальные)</text:p>
            </table:table-cell>
            <table:covered-table-cell/>
            <table:covered-table-cell/>
          </table:table-row>
          <table:table-row table:style-name="Таблица4.1">
            <table:table-cell table:style-name="Таблица4.A1" office:value-type="string">
              <text:p text:style-name="P73"/>
            </table:table-cell>
            <table:table-cell table:style-name="Таблица4.A1" office:value-type="string">
              <text:p text:style-name="P46">Read (чтение)</text:p>
            </table:table-cell>
            <table:table-cell table:style-name="Таблица4.A1" office:value-type="string">
              <text:p text:style-name="P46">Write (запись)</text:p>
            </table:table-cell>
            <table:table-cell table:style-name="Таблица4.A1" office:value-type="string">
              <text:p text:style-name="P46">Execute (исполнение)</text:p>
            </table:table-cell>
            <table:table-cell table:style-name="Таблица4.A1" office:value-type="string">
              <text:p text:style-name="P46">Read (чтение)</text:p>
            </table:table-cell>
            <table:table-cell table:style-name="Таблица4.A1" office:value-type="string">
              <text:p text:style-name="P46">Write (запись)</text:p>
            </table:table-cell>
            <table:table-cell table:style-name="Таблица4.A1" office:value-type="string">
              <text:p text:style-name="P46">Execute (исполнение)</text:p>
            </table:table-cell>
          </table:table-row>
        </table:table-header-rows>
        <table:table-row table:style-name="Таблица4.1">
          <table:table-cell table:style-name="Таблица4.A1" office:value-type="string">
            <text:p text:style-name="P44">Номер бита</text:p>
          </table:table-cell>
          <table:table-cell table:style-name="Таблица4.A1" office:value-type="string">
            <text:p text:style-name="P44">7</text:p>
          </table:table-cell>
          <table:table-cell table:style-name="Таблица4.A1" office:value-type="string">
            <text:p text:style-name="P44">8</text:p>
          </table:table-cell>
          <table:table-cell table:style-name="Таблица4.A1" office:value-type="string">
            <text:p text:style-name="P44">9</text:p>
          </table:table-cell>
          <table:table-cell table:style-name="Таблица4.A1" office:value-type="string">
            <text:p text:style-name="P44">10</text:p>
          </table:table-cell>
          <table:table-cell table:style-name="Таблица4.A1" office:value-type="string">
            <text:p text:style-name="P44">11</text:p>
          </table:table-cell>
          <table:table-cell table:style-name="Таблица4.A1" office:value-type="string">
            <text:p text:style-name="P44">12</text:p>
          </table:table-cell>
        </table:table-row>
      </table:table>
      <text:p text:style-name="P45">У каждого объекта файловой системы есть владелец (он же - пользователь-владелец, привязанный по числовому идентификатору UID (User Identificator)) и группа-владелец, привязанная по числовому идентификатору группы (GID, Group ID).</text:p>
      <text:p text:style-name="Text_20_body">Биты 4-6 определяют права на доступ к объекту файловой системы от имени пользователя-владельца файлы. Биты 7-9 - от имени всех пользователей-членов группы.</text:p>
      <text:p text:style-name="Text_20_body"/>
      <text:p text:style-name="P9"><text:soft-page-break/>КОНЕЦ «<text:span text:style-name="T48">Базовые права на объекты файловой системы</text:span>»</text:p>
      <text:p text:style-name="P8">КОНЕЦ «Безопасность»</text:p>
      <text:p text:style-name="P7"/>
      <text:h text:style-name="Heading_20_1" text:outline-level="1"><text:bookmark-start text:name="__RefHeading___Toc4394_549679178"/>Краткий сбор команд, комбинаций клавиш и другого<text:bookmark-end text:name="__RefHeading___Toc4394_549679178"/></text:h>
      <text:h text:style-name="Heading_20_2" text:outline-level="2"><text:bookmark-start text:name="__RefHeading___Toc4396_549679178"/>Большой список команд командной строки, без аргументов<text:bookmark-end text:name="__RefHeading___Toc4396_549679178"/></text:h>
      <text:p text:style-name="P28">gnome-disks <text:span text:style-name="T87">pmount</text:span> cd ls mkdir rmdir rm cp mv echo type declare man help info touch cat less htop vlock pwgen apt-get apt apt-cache calc brasero xorrisofs xfburn gimp vlc top ps free lsblk blkid id w who du df find mount umount mkfs.x e2label tune2fs swaplabel ntfslabel dd xz bzip2 gzip gunzip bunzip2 7z rsync ssh scp aqemu xscreensaver-demo xfce4-appearance-settings xfwm4-settings xfwm4-tweaks-settings dm-tool set env screen mc mcedit mcview vim vi mknod file lvm2 mkisofs gparted parted iptables telnet cryptsetup partprobe nano aptitude useradd groupadd userdel groupdel adduser addgroup usermod sync time date update-grub grub-install update-initramfs which locate poweroff halt reboot swapon swapoff read test ln dir sed awk python c++ gdb make modprobe depmod rmmod lsattr chattr gpasswd galculator chgrp chmod chown newgrp cut x11vnc remmina xsane nmap traceroute tracepath mtr ping host gucharmap dig pix geeqie simple-scan unzip zip tar lsof diff patch hexdump bash su sudo lshw lsusb lsmod lspci hwinfo wget curl timedatectl eject source . : uname ulimit uptime wc grep lins lynx glxinfo alsamixer sudoedit whoami basename dirname alias unalias more dpkg dpkg-reconfigure rpm onboard journalctl systemctl tr mintupdate-cli inxi pastebin synaptic mintinstall xflock4 tee shred joe mugshot xfce4-settings-manager menulibre xfce4-appfinder login kill killall xkill fdisk truncate head tail stty base64 keyctl shift pushd popd pkexec exec valgrind guvcview whatis whereis ldd lshal? ldconfig cal openssl openvpn tmux lsb_release hostname last dmesg lsdev watch dmidecode iotop mousepad shutdown chkconfig service init update-rc.d groupmod pmap sar blockdev fuser renice nice ionice jobs fg bg nohup pkill umask hdparm smartctl smbclient cdrecord losetup tcptraceroute ethtool tty netstat netcat nc ip ifconfig iwconfig iwlist routel route arp socklist nslookup tcpdump tc domainname gdisk findmnt xinit ypdomainname nisdomainname dnsdomainname pv insmod mkfifo groups users apropos l ll lp lpr lpq lpadmin simplescreenrecorder recordmydesktop kazam pidgin phototonic peek pavucontrol nmapsi4 minicom linuxvnc ledit laptop-detect kate kwrite kamera kpartx kdenlive cvt rename xfce4-mouse-settings mkfs.ext4 xfce4-keyboard-settings xfce4-power-manager-settings neofetch cmp gcc g++ java wall talk mesg <text:s/>write emacs mysqldump mysql mkpasswd whois paste rev factor <text:s/>xaos seq script yes aview asciiview nl shuf ss tree pstree stat column at look tac strace disown getconf tput reset convert dstat bind pdftk startx updatedb ac sa lastcomm tasksel dselect dpkg-deb dpkg-split nethogs pidof vmstat iostat monit nethogs iftop monitorix arpwatch vnstat nagios4 nmon collectl glances sarg pidstat icinga2 wireshark shar ar cpio clonezilla partimage fsarchiver declone lftp hw-probe daemonize dialog meson ninja select apachetop ftptop mytop ntopng clear let eval bc command finger iconv socket arch clock logout pwck grck uniq readlink badblocks testdisk geany indent xev lslogins cpuid rfkill apt-file VboxManage printenv local compgen comm grep egrep fgrep rgrep lscpu lsmem <text:s/>lslogins <text:s/>lslocks <text:s/>lsof <text:s/>lspci lspcmcia lsusb lsdiff lsattr lsb_release imvirt time-admin sfdisk <text:span text:style-name="T58">sgdisk cfsidk cgdisk</text:span> partx flock hwclock <text:s/>ssh-copy-id startxfce4 mcopy pico xterm uudecode uuencode unarj conntrack <text:span text:style-name="T22">xhost udevadm setxkbmap </text:span><text:span text:style-name="T59">split ecryptfs-wrap-passphrase ecryptfs-insert-wrapped-passphrase-into-keyring </text:span><text:span text:style-name="T61">fallocate </text:span><text:span text:style-name="T63">a2ensite a2dissite a2enmod </text:span><text:span text:style-name="T64">watch </text:span><text:span text:style-name="T66">what-provides autokey-gtk </text:span><text:span text:style-name="T67">netwatch <text:s/></text:span><text:span text:style-name="T68">lxc-create lxc-ls lxc-start lxc-info lxc-execute lxc-monitor lxc-wait lxc-stop lxc-console ddrescue </text:span><text:span text:style-name="T71">nm-applet nm-connection-editor <text:s/>nmcli ssh-keygen xrandr gtf</text:span><text:span text:style-name="T73"> cvt wipefs stat </text:span><text:span text:style-name="T76">ssh-add </text:span><text:span text:style-name="T78">nproc xargs</text:span></text:p>
      <text:p text:style-name="Standard"/>
      <text:h text:style-name="Heading_20_3" text:outline-level="3"><text:bookmark-start text:name="__RefHeading___Toc6690_719203436"/><text:soft-page-break/>Команды для развлечения<text:bookmark-end text:name="__RefHeading___Toc6690_719203436"/></text:h>
      <text:p text:style-name="P20">sl fortune cowsay xcowsay cowthink xcowthink toilet cmatrix oneko espeak aafire bb rig xeyes </text:p>
      <text:h text:style-name="Heading_20_4" text:outline-level="4"><text:bookmark-start text:name="__RefHeading___Toc6692_719203436"/>Сторонние команды для развлечения<text:bookmark-end text:name="__RefHeading___Toc6692_719203436"/></text:h>
      <text:p text:style-name="P20">asciiquarium</text:p>
      <text:p text:style-name="Standard"/>
      <text:h text:style-name="Heading_20_2" text:outline-level="2"><text:bookmark-start text:name="__RefHeading___Toc4398_549679178"/>Команды с аргументами <text:span text:style-name="T18">(часть информации взята из интернета и не проверена, </text:span><text:span text:style-name="T19">в т.ч., там, где об этом явно не говорится</text:span><text:span text:style-name="T18">)</text:span><text:bookmark-end text:name="__RefHeading___Toc4398_549679178"/></text:h>
      <text:p text:style-name="P41">## узнать число доступных процессоров (see number of available processors):</text:p>
      <text:p text:style-name="P40">$ nproc</text:p>
      <text:p text:style-name="P29"/>
      <text:p text:style-name="P66">## добавить ключ в SSH-агент (чтобы пароль много раз не вводить):</text:p>
      <text:p text:style-name="P66">$ <text:span text:style-name="T76">ssh-add </text:span>~/.ssh/id_ed25519</text:p>
      <text:p text:style-name="P66"/>
      <text:p text:style-name="P65">## инфа о файле/папке/…</text:p>
      <text:p text:style-name="P65">$ stat /</text:p>
      <text:p text:style-name="P65">$ stat .</text:p>
      <text:p text:style-name="P65">$ stat ~/.bashrc</text:p>
      <text:p text:style-name="P65">...</text:p>
      <text:p text:style-name="P64">## удалить ФС — <text:span text:style-name="T75">можно </text:span>через wipefs</text:p>
      <text:p text:style-name="Text_20_body"><text:span text:style-name="T74">$ </text:span>gtf 1280 720 75</text:p>
      <text:p text:style-name="Text_20_body"><text:span text:style-name="T74">$ </text:span>cvt 1280 720 <text:span text:style-name="T74"># haven't tested</text:span></text:p>
      <text:p text:style-name="Text_20_body"><text:span text:style-name="T74">$ </text:span>xrandr --newmode "1280x1024_75.00" <text:s/>138.54 <text:s/>1280 1368 1504 1728 <text:s/>1024 1025 1028 1069 <text:s/>-HSync +Vsync <text:span text:style-name="T74"># <text:s/>gtf's output in this command line</text:span></text:p>
      <text:p text:style-name="Text_20_body"><text:span text:style-name="T74">$ </text:span>xrandr --addmode VGA-1 "1280x1024_75.00"</text:p>
      <text:p text:style-name="Text_20_body"><text:span text:style-name="T74">$ </text:span>xrandr --output VGA-1 --mode "1280x1024_75.00"</text:p>
      <text:p text:style-name="Text_20_body"/>
      <text:p text:style-name="P63">$ ssh-keygen -t ed25519</text:p>
      <text:p text:style-name="Text_20_body"><text:span text:style-name="T71">$ </text:span>nmcli connection modify &lt;connection-name&gt; ipv4.route-metric Х</text:p>
      <text:p text:style-name="Text_20_body"><text:span text:style-name="T69"># </text:span>truncate -r /dev/sdf /mnt/backup/sdf.img</text:p>
      <text:p text:style-name="Text_20_body"><text:span text:style-name="T69"># </text:span>dd if=/dev/sdf of=/mnt/backup/sdf.img iflag=fullblock conv=sparse,notrunc,noerror,sync status=progress bs=512</text:p>
      <text:p text:style-name="P60">or</text:p>
      <text:p text:style-name="P62"><text:span text:style-name="T69"># </text:span>ddrescue --sparse /dev/sdf /mnt/backup/sdf.img /root/sdf-backup.map</text:p>
      <text:p text:style-name="P62"><text:soft-page-break/></text:p>
      <text:p text:style-name="P60">if /mnt/backup/sdf.img already has zeroes and is not sparse:</text:p>
      <text:p text:style-name="P62"><text:span text:style-name="T69"># </text:span>fallocate -d /mnt/backup/sdf.img</text:p>
      <text:p text:style-name="P60"># ls -s --block-size 1 /mnt/backup/sdf.img</text:p>
      <text:p text:style-name="P60"># du -sm /mnt/backup/sdf.img</text:p>
      <text:p text:style-name="P60"># du -sm --apparent-size /mnt/backup/sdf.img</text:p>
      <text:p text:style-name="Text_20_body"/>
      <text:p text:style-name="P60"># lsblk -o +fstype,uuid,rota,MIN-IO,PHY-SEC,LOG-SEC</text:p>
      <text:p text:style-name="P60"/>
      <text:p text:style-name="P60"/>
      <text:p text:style-name="P60"><text:span text:style-name="T70">$ </text:span>qemu-system-x86_64 -monitor stdio -machine accel=kvm <text:s/>-m 2048 <text:s/>-boot menu=on <text:s/>-rtc base=utc -name "sparky-dokuwiki" <text:s/>-nodefaults -vga virtio -chardev vc,id=vc0 -mon chardev=vc0 <text:s/>-usb -device usb-tablet -device usb-ehci,id=ehci0 <text:s/>-drive file=cdrom.iso,if=none,media=cdrom,readonly=on,format=raw,id=cdrom0 <text:s/>-drive file=Snapshots/current_state.qcow2,if=none,media=disk,format=qcow2,id=currhdd <text:s/>-drive file=zvC9-swap.qcow2,if=none,media=disk,format=qcow2,id=swap0 <text:s/>-device ide-cd,drive=cdrom0,bootindex=1,unit=1 <text:s/>-device ide-hd,drive=currhdd,bootindex=2,unit=0 <text:s/>-device virtio-blk-pci,drive=swap0,bootindex=3 <text:s/>-netdev user,id=usernet0,ipv6=off -device e1000,netdev=usernet0,bootindex=4 <text:s/>-bios <text:span text:style-name="T70"><text:s/>/usr/share/qemu/OVMF.fd</text:span></text:p>
      <text:p text:style-name="P60"/>
      <text:p text:style-name="P61"><text:span text:style-name="T70">$ </text:span>qemu-system-x86_64 -monitor stdio -machine accel=tcg <text:s/>-m 2048 <text:s/>-boot menu=on <text:s/>-rtc base=utc -name "sparky-dokuwiki" <text:s/>-nodefaults -vga virtio -chardev vc,id=vc0 -mon chardev=vc0 <text:s/>-usb -device usb-tablet -device usb-ehci,id=ehci0 <text:s/>-drive file=cdrom.iso,if=none,media=cdrom,readonly=on,format=raw,id=cdrom0 <text:s/>-drive file=Snapshots/current_state.qcow2,if=none,media=disk,format=qcow2,id=currhdd <text:s/>-drive file=zvC9-swap.qcow2,if=none,media=disk,format=qcow2,id=swap0 <text:s/>-device ide-cd,drive=cdrom0,bootindex=1,unit=1 <text:s/>-device ide-hd,drive=currhdd,bootindex=2,unit=0 <text:s/>-device virtio-blk-pci,drive=swap0,bootindex=3 <text:s/>-netdev user,id=usernet0,ipv6=off -device e1000,netdev=usernet0,bootindex=4 <text:s/>-bios <text:span text:style-name="T70"><text:s/>/usr/share/qemu/OVMF.fd</text:span></text:p>
      <text:p text:style-name="Text_20_body"/>
      <text:p text:style-name="P59"># DOWNLOAD_KEYSERVER="hkp://keyserver.ubuntu.com" lxc-create -t download -n test</text:p>
      <text:p text:style-name="P59"># lxc-ls</text:p>
      <text:p text:style-name="P59"># lxc-start test</text:p>
      <text:p text:style-name="P59"># lxc-info test</text:p>
      <text:p text:style-name="P59"># lxc-execute test /bin./bash</text:p>
      <text:p text:style-name="P59"># lxc-monitor</text:p>
      <text:p text:style-name="P59"># lxc-wait […]</text:p>
      <text:p text:style-name="P59"><text:soft-page-break/># lxc-stop test</text:p>
      <text:p text:style-name="P59"># lxc-console -n test</text:p>
      <text:p text:style-name="P59">(Ctrl-a q, to disconnect)</text:p>
      <text:p text:style-name="P27"><text:span text:style-name="T65"># </text:span><text:span text:style-name="T64">watch </text:span><text:span text:style-name="T65">lsusb</text:span></text:p>
      <text:p text:style-name="P58"># <text:span text:style-name="T63">a2enmod </text:span>rewrite</text:p>
      <text:p text:style-name="P56">$ fallocate -l 12GiB <text:span text:style-name="T62">12</text:span>.bin</text:p>
      <text:p text:style-name="P57">$ <text:s/>truncate --size 4GiB 4.bin</text:p>
      <text:p text:style-name="P52">Create wrapped passphrase:</text:p>
      <text:p text:style-name="P52"># mkdir ~/.ecryptfs</text:p>
      <text:p text:style-name="P52"><text:s text:c="8"/>( stty -echo; printf "Passphrase: " 1&gt;&amp;2; read PASSWORD; stty echo; echo 1&gt;&amp;2; head -c 48 /dev/random | base64; echo "$PASSWORD"; ) \</text:p>
      <text:p text:style-name="P52"><text:s text:c="8"/>| ecryptfs-wrap-passphrase ~/.ecryptfs/wrapped-passphrase &gt;/dev/null</text:p>
      <text:p text:style-name="Text_20_body"/>
      <text:p text:style-name="P53">Insert wrapped passphrase:</text:p>
      <text:p text:style-name="P53"># ( stty -echo; printf "Passphrase: " 1&gt;&amp;2; read PASSWORD; stty echo; echo "$PASSWORD"; ) | ecryptfs-insert-wrapped-passphrase-into-keyring ~/.ecryptfs/wrapped-passphrase -</text:p>
      <text:p text:style-name="P53"/>
      <text:p text:style-name="P54">mount with unwrapped key:</text:p>
      <text:p text:style-name="P54"># KEY_SIG="<text:span text:style-name="T60">0123456789abcdef"</text:span></text:p>
      <text:p text:style-name="P54">mount -i -t ecryptfs /<text:span text:style-name="T60">path</text:span>/.private /<text:span text:style-name="T60">path</text:span>/private -o ecryptfs_sig=${KEY_SIG},ecryptfs_fnek_sig=${KEY_SIG},ecryptfs_cipher=aes,ecryptfs_key_bytes=32,ecryptfs_unlink_sigs</text:p>
      <text:p text:style-name="Text_20_body"/>
      <text:p text:style-name="P55">list keys in keyring:</text:p>
      <text:p text:style-name="P51"># <text:s/>keyctl list @u</text:p>
      <text:p text:style-name="P50"/>
      <text:p text:style-name="Text_20_body"># udevadm info /dev/sd<text:span text:style-name="T57">b</text:span></text:p>
      <text:p text:style-name="Standard"><text:s/># conntrack -L</text:p>
      <text:p text:style-name="Standard"><text:s/></text:p>
      <text:p text:style-name="Standard"><text:s/>распаковать arj-архив (опасность, не проверено):</text:p>
      <text:p text:style-name="Standard"><text:s/>$ unarj e filename.arj</text:p>
      <text:p text:style-name="Standard"/>
      <text:p text:style-name="Standard"><text:s/>кодировать/декодировать любой файл в ascii:</text:p>
      <text:p text:style-name="Standard"><text:s/>$ uuencode ...</text:p>
      <text:p text:style-name="Standard"><text:s/>$ udecode ...</text:p>
      <text:p text:style-name="Standard"><text:s/></text:p>
      <text:p text:style-name="Standard"><text:s/>редактирование текстовых файлов:</text:p>
      <text:p text:style-name="Standard"><text:s/>$ nano 1.txt</text:p>
      <text:p text:style-name="Standard"><text:soft-page-break/><text:s/>$ xed 1.txt</text:p>
      <text:p text:style-name="Standard"><text:s/>$ pico 1.txt</text:p>
      <text:p text:style-name="Standard"><text:s/>$ mousepad 1.txt</text:p>
      <text:p text:style-name="Standard"><text:s/>$ pluma 1.txt</text:p>
      <text:p text:style-name="Standard"><text:s/>$ gedit 1.txt</text:p>
      <text:p text:style-name="Standard"><text:s/>$ vi <text:s/>1.txt</text:p>
      <text:p text:style-name="Standard"><text:s/>$ vim 1.txt</text:p>
      <text:p text:style-name="Standard"><text:s/></text:p>
      <text:p text:style-name="Standard"><text:s/>запуск X Server:</text:p>
      <text:p text:style-name="Standard"><text:s/>$ startx</text:p>
      <text:p text:style-name="Standard"><text:s/>$ startx -- :1</text:p>
      <text:p text:style-name="Standard"><text:s/>или без менеджера окон:</text:p>
      <text:p text:style-name="Standard"><text:s/>$ xinit</text:p>
      <text:p text:style-name="Standard"><text:s/></text:p>
      <text:p text:style-name="Standard"><text:s/>терминал:</text:p>
      <text:p text:style-name="Standard"><text:s/>$ xfce4-terminal</text:p>
      <text:p text:style-name="Standard"><text:s/>$ xterm</text:p>
      <text:p text:style-name="Standard"><text:s/></text:p>
      <text:p text:style-name="Standard"><text:s/>копирование на/из немонтированную DOS FS:</text:p>
      <text:p text:style-name="Standard"><text:s/>$ mcopy ...</text:p>
      <text:p text:style-name="Standard"><text:s/>измерить время выполнения:</text:p>
      <text:p text:style-name="Standard"><text:s/>$ time command arguments...</text:p>
      <text:p text:style-name="Standard"><text:s/>считать:</text:p>
      <text:p text:style-name="Standard"><text:s/>$ echo "2048 / 8" | bc</text:p>
      <text:p text:style-name="Standard"><text:s/>$ echo "2048 / 8" | calc</text:p>
      <text:p text:style-name="Standard"><text:s/>запуск sfdisk с исключительной блокировкой устройства:</text:p>
      <text:p text:style-name="Standard"><text:s/># flock /dev/sdc sfdisk /dev/sdc</text:p>
      <text:p text:style-name="Standard"><text:s/>дамп и восстановление таблицы разделов:</text:p>
      <text:p text:style-name="Standard"><text:s/># sfdisk -d /dev/nvme0n1 &gt; gpt.txt</text:p>
      <text:p text:style-name="Standard"><text:s/># cat gpt.txt &gt; sfdisk /dev/nvme0n1</text:p>
      <text:p text:style-name="Standard"><text:s/># partprobe /dev/nvme0n1</text:p>
      <text:p text:style-name="Standard"><text:s/></text:p>
      <text:p text:style-name="Standard"><text:s/>опасность:</text:p>
      <text:p text:style-name="Standard"><text:s/># blkdiscard /dev/sdb</text:p>
      <text:p text:style-name="Standard"><text:s/># blkdiscard /dev/sdb3</text:p>
      <text:p text:style-name="Standard"><text:s/># fstrim /mnt/mount_point</text:p>
      <text:p text:style-name="Standard"><text:s/></text:p>
      <text:p text:style-name="Standard"><text:s/>настройка времени в mint</text:p>
      <text:p text:style-name="Standard"><text:s/>$ time-admin</text:p>
      <text:p text:style-name="Standard"><text:s/></text:p>
      <text:p text:style-name="Standard"><text:s/>перевести mint linux на хранение локального времени (вместо времени UTC (GMT)) в материнской плате:</text:p>
      <text:p text:style-name="Standard"><text:s/># timedatectl set-local-rtc 1</text:p>
      <text:p text:style-name="Standard"><text:s/></text:p>
      <text:p text:style-name="Standard"><text:s/>установить текущее системное время в материнскую плату:</text:p>
      <text:p text:style-name="Standard"><text:s/># hwclock -w</text:p>
      <text:p text:style-name="Standard"><text:s/>обратно:</text:p>
      <text:p text:style-name="Standard"><text:s/># hwclock -s</text:p>
      <text:p text:style-name="Standard"><text:s/></text:p>
      <text:p text:style-name="Standard"><text:s/>настройка часового пояса:</text:p>
      <text:p text:style-name="Standard"><text:s/># dpkg-reconfigure tzdata</text:p>
      <text:p text:style-name="Standard"><text:s/></text:p>
      <text:p text:style-name="Standard"><text:soft-page-break/><text:s/>настройка комбинации переключения между латинской/национальной раскладкой:</text:p>
      <text:p text:style-name="Standard"><text:s/># dpkg-reconfigure keyboard-configuration</text:p>
      <text:p text:style-name="Standard"><text:s/></text:p>
      <text:p text:style-name="Standard"><text:s/>узнать, HDD или SSD:</text:p>
      <text:p text:style-name="Standard"><text:s/># lsblk -d -o <text:span text:style-name="T52">+</text:span>name,rota /dev/sda</text:p>
      <text:p text:style-name="P21">(если rota = 1, то это HDD. Если rota = 0, это не HDD)</text:p>
      <text:p text:style-name="Standard"><text:s/># cat /sys/block/sda/queue/rotational</text:p>
      <text:p text:style-name="Standard"><text:s/>(заменить sda на имя диска. Спикок дисков получить командой lsblk)</text:p>
      <text:p text:style-name="Standard"><text:s/></text:p>
      <text:p text:style-name="Standard"><text:s/></text:p>
      <text:p text:style-name="Standard"><text:s/>определить, работаем ли из виртуальной машины:</text:p>
      <text:p text:style-name="Standard"><text:s/>$ imvirt</text:p>
      <text:p text:style-name="Standard"><text:s/></text:p>
      <text:p text:style-name="Standard"><text:s/>информация о процессоре:</text:p>
      <text:p text:style-name="Standard"><text:s/>$ lscpu</text:p>
      <text:p text:style-name="Standard"><text:s/>$ cat /proc/cpuinfo</text:p>
      <text:p text:style-name="Standard"><text:s/>$ cpuid</text:p>
      <text:p text:style-name="Standard"><text:s/>установка частоты (уточнить, в каких единицах задаётся частота. В КГц?):</text:p>
      <text:p text:style-name="Standard"><text:s/>$ cpufreq-set -c 0 -f 1200000</text:p>
      <text:p text:style-name="Standard"><text:s/>узнать частоту:</text:p>
      <text:p text:style-name="Standard"><text:s/>$ less /proc/cpuinfo </text:p>
      <text:p text:style-name="Standard"><text:s/>$ cat /proc/cpuinfo </text:p>
      <text:p text:style-name="Standard"><text:s/>$ cpufreq-info</text:p>
      <text:p text:style-name="Standard"><text:s/></text:p>
      <text:p text:style-name="Standard"><text:s/>опасность (не проверено):</text:p>
      <text:p text:style-name="Standard"><text:s/>$ before=$(set -o posix; set | sort)</text:p>
      <text:p text:style-name="Standard"><text:s/>опасность (не проверено, часть 2):</text:p>
      <text:p text:style-name="Standard"><text:s/>$ comm -13 &lt;(printf %s "$before") &lt;(set -o posix; set | sort | uniq) </text:p>
      <text:p text:style-name="Standard"><text:s/></text:p>
      <text:p text:style-name="Standard"><text:s/>опасность (не проверено):</text:p>
      <text:p text:style-name="Standard"><text:s/>$ eval "printf '%q\n' $(printf ' "${!%s@}"' _ {a..z} {A..Z})"</text:p>
      <text:p text:style-name="Standard"><text:s/></text:p>
      <text:p text:style-name="Standard"><text:s/>опасность (не проверено):</text:p>
      <text:p text:style-name="Standard"><text:s/>$ diff <text:s/>&lt;(echo "$set_before") &lt;(echo "$set_after") | sed -e 's/^&gt; //' -e '/^[[:digit:]].*/d'</text:p>
      <text:p text:style-name="Standard"><text:s/></text:p>
      <text:p text:style-name="Standard"><text:s/>опасность (не проверено):</text:p>
      <text:p text:style-name="Standard"><text:s/>$ before=$(set -o posix; set); dosomestuff; diff &lt;(echo "$before") &lt;(set -o posix; set)</text:p>
      <text:p text:style-name="Standard"><text:s/></text:p>
      <text:p text:style-name="Standard"><text:s/>опасность (не проверено):</text:p>
      <text:p text:style-name="Standard"><text:s/>$ for i in _ {a..z} {A..Z}; do eval "echo \${!$i@}" ; done | xargs printf "%s\n"</text:p>
      <text:p text:style-name="Standard"><text:s/></text:p>
      <text:p text:style-name="Standard"><text:s/>страницы документации на kill в разных разделах:</text:p>
      <text:p text:style-name="Standard"><text:s/>$ man 1 kill</text:p>
      <text:p text:style-name="Standard"><text:s/>$ man 2 kill</text:p>
      <text:p text:style-name="Standard"><text:s/>$ man "kill(1)"</text:p>
      <text:p text:style-name="Standard"><text:s/>$ man "kill(2)"</text:p>
      <text:p text:style-name="Standard"><text:s/></text:p>
      <text:p text:style-name="Standard"><text:s/>ещё документация:</text:p>
      <text:p text:style-name="Standard"><text:s/>(man - способ, взятый из Unix)</text:p>
      <text:p text:style-name="Standard"><text:s/>$ man bash</text:p>
      <text:p text:style-name="Standard"><text:s/>(info - документация программой из GNU )</text:p>
      <text:p text:style-name="Standard"><text:s/>$ info kill</text:p>
      <text:p text:style-name="Standard"><text:soft-page-break/><text:s/>(help - документация на встроенные команды и ключевые слова bash)</text:p>
      <text:p text:style-name="Standard"><text:s/>$ help cd</text:p>
      <text:p text:style-name="Standard"><text:s/>(type - определить тип команды или ключевого слова bash или псевдонима (alias))</text:p>
      <text:p text:style-name="Standard"><text:s/>$ type cd</text:p>
      <text:p text:style-name="Standard"><text:s/>$ type man</text:p>
      <text:p text:style-name="Standard"><text:s/>$ type if</text:p>
      <text:p text:style-name="Standard"><text:s/></text:p>
      <text:p text:style-name="Standard"><text:s/>выдать список псевдонимов:</text:p>
      <text:p text:style-name="Standard"><text:s/>$ alias</text:p>
      <text:p text:style-name="Standard"><text:s/>задать псевдоним:</text:p>
      <text:p text:style-name="Standard"><text:s/>$ alias "lslapt=ls -lapt"</text:p>
      <text:p text:style-name="Standard"><text:s/></text:p>
      <text:p text:style-name="Standard"><text:s/>опасность (не проверено):</text:p>
      <text:p text:style-name="Standard"><text:s/>$ function dump_vars { local VARNAME ; compgen -v | while read -r VARNAME; do printf "$VARNAME=%q\n" "${!VARNAME}" ; done <text:s/>}</text:p>
      <text:p text:style-name="Standard"><text:s/></text:p>
      <text:p text:style-name="Standard">вывести переменные окружения</text:p>
      <text:p text:style-name="Standard"><text:span text:style-name="Source_20_Text">$ ( set -o posix <text:s/>; set ) | less -i</text:span></text:p>
      <text:p text:style-name="Standard"><text:span text:style-name="Source_20_Text">$ env</text:span></text:p>
      <text:p text:style-name="Standard"><text:span text:style-name="Source_20_Text">$ declare</text:span></text:p>
      <text:p text:style-name="Standard"><text:span text:style-name="Source_20_Text">$ </text:span><text:span text:style-name="Source_20_Text"><text:span text:style-name="T53">d</text:span></text:span><text:span text:style-name="Source_20_Text">eclare -p</text:span></text:p>
      <text:p text:style-name="Standard"><text:span text:style-name="Source_20_Text">$ declare -xp</text:span></text:p>
      <text:p text:style-name="Standard"><text:span text:style-name="Source_20_Text">$ printenv</text:span></text:p>
      <text:p text:style-name="Standard"><text:s/></text:p>
      <text:p text:style-name="Standard"><text:s/>create vbox vmdk attached to HDD:</text:p>
      <text:p text:style-name="Standard"><text:s/>создать VirtualBox .vmdk-файл, привязанный к диску sda (найти диск через lsblk):</text:p>
      <text:p text:style-name="Standard"><text:s/><text:span text:style-name="Source_20_Text">$ VBoxManage internalcommands createrawvmdk -filename /path/to/sda.vmdk -rawdisk /dev/sda</text:span></text:p>
      <text:p text:style-name="Standard"><text:s/>для sdb, sdc, nvme0n1:</text:p>
      <text:p text:style-name="Standard"><text:s/><text:span text:style-name="Source_20_Text">$ VBoxManage internalcommands createrawvmdk -filename /path/to/disk.vmdk -rawdisk /dev/sdb</text:span></text:p>
      <text:p text:style-name="Standard"><text:span text:style-name="Source_20_Text"><text:s/>$ VBoxManage internalcommands createrawvmdk -filename /path/to/disk.vmdk -rawdisk /dev/sdc</text:span></text:p>
      <text:p text:style-name="Standard"><text:span text:style-name="Source_20_Text"><text:s/>...</text:span></text:p>
      <text:p text:style-name="Standard"><text:span text:style-name="Source_20_Text"><text:s/>$ VBoxManage internalcommands createrawvmdk -filename /path/to/disk.vmdk -rawdisk /dev/nvme0n1</text:span></text:p>
      <text:p text:style-name="Standard"><text:span text:style-name="Source_20_Text"><text:s/>$ VBoxManage internalcommands createrawvmdk -filename /path/to/disk.vmdk -rawdisk /dev/nvme1n1</text:span></text:p>
      <text:p text:style-name="Standard"><text:span text:style-name="Source_20_Text"><text:s/>...</text:span></text:p>
      <text:p text:style-name="Standard"><text:s/>то же, под windows:</text:p>
      <text:p text:style-name="Standard"><text:span text:style-name="Source_20_Text"><text:s/>$ VBoxManage internalcommands createrawvmdk -filename C:\sda.vmdk -rawdisk \\.\PhysicalDrive0</text:span></text:p>
      <text:p text:style-name="Standard"><text:s/>или для другого диска:</text:p>
      <text:p text:style-name="Standard"><text:span text:style-name="Source_20_Text"><text:s/>$ VBoxManage internalcommands createrawvmdk -filename C:\sda.vmdk -rawdisk \\.\PhysicalDrive1</text:span></text:p>
      <text:p text:style-name="Standard"><text:span text:style-name="Source_20_Text"><text:s/>$ VBoxManage internalcommands createrawvmdk -filename C:\sda.vmdk -rawdisk \\.\PhysicalDrive2</text:span></text:p>
      <text:p text:style-name="Standard"><text:span text:style-name="Source_20_Text"><text:s/>...</text:span></text:p>
      <text:p text:style-name="Standard"><text:s/></text:p>
      <text:p text:style-name="P22">запуск <text:span text:style-name="T54">виртуальной машины в </text:span>qemu в режиме UEFI:</text:p>
      <text:p text:style-name="P22"><text:span text:style-name="Source_20_Text">$ qemu-system-x86_64 … -bios /usr/share/qemu/OVMF.fd</text:span></text:p>
      <text:p text:style-name="P23"><text:soft-page-break/>(VirtualBox тоже умеет запускать UEFI-машины (виртуальные), <text:span text:style-name="T55">см. «EFI» в настройках машины</text:span>)</text:p>
      <text:p text:style-name="Standard"/>
      <text:p text:style-name="Standard"><text:s/>что-то про файл:</text:p>
      <text:p text:style-name="Standard"><text:span text:style-name="Source_20_Text"><text:s/>$ apt-file search ovmf</text:span></text:p>
      <text:p text:style-name="Standard"><text:s/></text:p>
      <text:p text:style-name="Standard"><text:s/>что-то про включение/выключение беспроводных устройств:</text:p>
      <text:p text:style-name="Standard"><text:span text:style-name="Source_20_Text"><text:s/>$ rfkill</text:span></text:p>
      <text:p text:style-name="Standard"><text:s/></text:p>
      <text:p text:style-name="Standard"><text:s/>можно смотреть диски и разделы и данные S.M.A.R.T.:</text:p>
      <text:p text:style-name="Standard"><text:span text:style-name="Source_20_Text"><text:s/>$ gnome-disks</text:span></text:p>
      <text:p text:style-name="Standard"><text:s/></text:p>
      <text:p text:style-name="Standard"><text:s/>сообщать о событиях X:</text:p>
      <text:p text:style-name="Standard"><text:span text:style-name="Source_20_Text"><text:s/>$ xev</text:span></text:p>
      <text:p text:style-name="Standard"><text:s/></text:p>
      <text:p text:style-name="Standard"><text:s/>что-то про известных пользователей в системе:</text:p>
      <text:p text:style-name="Standard"><text:span text:style-name="Source_20_Text"><text:s/>$ lslogins</text:span></text:p>
      <text:p text:style-name="Standard"><text:s/></text:p>
      <text:p text:style-name="Standard"><text:s/>сборка программы из исходного кода:</text:p>
      <text:p text:style-name="Standard"><text:span text:style-name="Source_20_Text"><text:s/>$ cd src-prog-1.0.1</text:span></text:p>
      <text:p text:style-name="Standard"><text:span text:style-name="Source_20_Text"><text:s/>$ ./configure --prefix=/opt/custom ; make ; sudo make install</text:span></text:p>
      <text:p text:style-name="Standard"><text:s text:c="2"/>или</text:p>
      <text:p text:style-name="Standard"><text:span text:style-name="Source_20_Text"><text:s/>$ meson --prefix=/opt/custom my-builddir ; cd my-builddir ; ninja ; sudo ninja install</text:span></text:p>
      <text:p text:style-name="Standard"><text:s/></text:p>
      <text:p text:style-name="Standard"><text:s/>перезагрузка</text:p>
      <text:p text:style-name="Standard"><text:span text:style-name="Source_20_Text"><text:s/>$ reboot</text:span></text:p>
      <text:p text:style-name="Standard"><text:s/>выключение:</text:p>
      <text:p text:style-name="Standard"><text:span text:style-name="Source_20_Text"><text:s/>$ poweroff</text:span></text:p>
      <text:p text:style-name="Standard"><text:s/></text:p>
      <text:p text:style-name="Standard"><text:s/></text:p>
      <text:p text:style-name="Standard"><text:s/>перезагрузка в настройки UEFI</text:p>
      <text:p text:style-name="Standard"><text:span text:style-name="Source_20_Text"><text:s/># systemctl reboot --firmware-setup</text:span></text:p>
      <text:p text:style-name="Standard"><text:s/>выключение с указанием запуска настройки UEFI после включения</text:p>
      <text:p text:style-name="Standard"><text:span text:style-name="Source_20_Text"><text:s/># systemctl poweroff --firmware-setup</text:span></text:p>
      <text:p text:style-name="Standard"><text:s/></text:p>
      <text:p text:style-name="Standard"><text:s/>узнать, какая цель (target) запускается при загрузке системы (аналог runlevel)</text:p>
      <text:p text:style-name="Standard"><text:span text:style-name="Source_20_Text"><text:s/># systemctl get-default</text:span></text:p>
      <text:p text:style-name="Standard"><text:s/>установить цель при загрузке системы (текстовый режим):</text:p>
      <text:p text:style-name="Standard"><text:span text:style-name="Source_20_Text"><text:s/># systemctl set-default multi-user.target</text:span></text:p>
      <text:p text:style-name="Standard"><text:s/>установить цель при загрузке системы (графический режим):</text:p>
      <text:p text:style-name="Standard"><text:span text:style-name="Source_20_Text"><text:s/># systemctl set-default graphical.target</text:span></text:p>
      <text:p text:style-name="Standard"><text:s/></text:p>
      <text:p text:style-name="Standard"><text:s/>отключить автозапуск ssh server:</text:p>
      <text:p text:style-name="P25"><text:span text:style-name="Source_20_Text"><text:s/># systemctl disable ssh</text:span></text:p>
      <text:p text:style-name="Standard"><text:s/>включить автозапуск ssh server:</text:p>
      <text:p text:style-name="Standard"><text:span text:style-name="Source_20_Text"><text:s/># systemctl enable ssh</text:span></text:p>
      <text:p text:style-name="Standard"><text:s/></text:p>
      <text:p text:style-name="P24">остановить ssh server:</text:p>
      <text:p text:style-name="P24"><text:span text:style-name="Source_20_Text"><text:s/># systemctl stop ssh</text:span></text:p>
      <text:p text:style-name="P24">запустить ssh server:</text:p>
      <text:p text:style-name="P24"><text:span text:style-name="Source_20_Text"><text:s/># systemctl start ssh</text:span></text:p>
      <text:p text:style-name="Standard"/>
      <text:p text:style-name="Standard"><text:soft-page-break/><text:s/>отключить автозапуск менеджера дисплеев (окно входа)</text:p>
      <text:p text:style-name="Standard"><text:span text:style-name="Source_20_Text"><text:s/># systemctl disable lightdm.target</text:span></text:p>
      <text:p text:style-name="Standard"><text:s/>другие менеджеры дисплеев: gdm, lxdm, ...</text:p>
      <text:p text:style-name="Standard"><text:s/></text:p>
      <text:p text:style-name="Standard"><text:s/>заменить текущий интерпретатор команд bash выполнение<text:span text:style-name="T56">м</text:span> заданной команды:</text:p>
      <text:p text:style-name="Standard"><text:span text:style-name="Source_20_Text"><text:s/>$ exec [-cl] [-a name] [command [arguments]]</text:span></text:p>
      <text:p text:style-name="Standard"><text:s/></text:p>
      <text:p text:style-name="Standard"><text:s/>узнать о видеокартах:</text:p>
      <text:p text:style-name="Standard"><text:span text:style-name="Source_20_Text"><text:s/>$ inxi -G</text:span></text:p>
      <text:p text:style-name="Standard"><text:s/></text:p>
      <text:p text:style-name="Standard"><text:s/>represent 1024 as a product of prime numbers</text:p>
      <text:p text:style-name="Standard"><text:s/>разложить на простые множители:</text:p>
      <text:p text:style-name="Standard"><text:span text:style-name="Source_20_Text"><text:s/>$ factor 1024 </text:span></text:p>
      <text:p text:style-name="Standard"><text:s/></text:p>
      <text:p text:style-name="Standard"><text:s/>очистить экран:</text:p>
      <text:p text:style-name="Standard"><text:span text:style-name="Source_20_Text"><text:s/>$ clea</text:span><text:span text:style-name="Source_20_Text"><text:span text:style-name="T56">r</text:span></text:span></text:p>
      <text:p text:style-name="Standard"><text:s/>или</text:p>
      <text:p text:style-name="Standard"><text:s/>Ctrl+l</text:p>
      <text:p text:style-name="Standard"><text:s/></text:p>
      <text:p text:style-name="Standard"><text:s/>show current architecture</text:p>
      <text:p text:style-name="Standard"><text:s/>узнать архитектуру:</text:p>
      <text:p text:style-name="Standard"><text:span text:style-name="Source_20_Text"><text:s/>$ arch</text:span></text:p>
      <text:p text:style-name="Standard"><text:s/>узнать ядро и архитектуру:</text:p>
      <text:p text:style-name="Standard"><text:span text:style-name="Source_20_Text"><text:s/>$ uname -a</text:span></text:p>
      <text:p text:style-name="Standard"><text:s/>узнать ядро:</text:p>
      <text:p text:style-name="Standard"><text:span text:style-name="Source_20_Text"><text:s/>$ uname -r</text:span></text:p>
      <text:p text:style-name="Standard"><text:s/>узнать как запускалось ядро:</text:p>
      <text:p text:style-name="Standard"><text:span text:style-name="Source_20_Text"><text:s/>$ cat /proc/cmdline</text:span></text:p>
      <text:p text:style-name="Standard"><text:s/></text:p>
      <text:p text:style-name="Standard"><text:s/>создать блочное устройство (/dev/loop0 или /dev/loop1 или ...) с содержимым файла:</text:p>
      <text:p text:style-name="Standard"><text:span text:style-name="Source_20_Text"><text:s/># losetup --find /path/to/disk_image.img</text:span></text:p>
      <text:p text:style-name="Standard"><text:span text:style-name="Source_20_Text"><text:s/># losetup --find /path/to/disk_image.img --sector-size 512</text:span></text:p>
      <text:p text:style-name="Standard"><text:s/>создать также устройства разделов (/dev/loop0p1, /dev/loop0p2, ...):</text:p>
      <text:p text:style-name="Standard"><text:span text:style-name="Source_20_Text"><text:s/># losetup --find /path/to/disk_image.img --sector-size 512 --partscan</text:span></text:p>
      <text:p text:style-name="Standard">то же самое, в режиме только чтения:</text:p>
      <text:p text:style-name="Standard"><text:span text:style-name="Source_20_Text"><text:s/># losetup --find /path/to/disk_image.img --sector-size 512 --partscan --read-only</text:span></text:p>
      <text:p text:style-name="Standard"><text:s/>узнать какие устройства /dev/loopX привязаны к файлам:</text:p>
      <text:p text:style-name="Standard"><text:span text:style-name="Source_20_Text"><text:s/># losetup --list</text:span></text:p>
      <text:p text:style-name="Standard"><text:s/>удалить устройство loop0:</text:p>
      <text:p text:style-name="Standard"><text:span text:style-name="Source_20_Text"><text:s/># losetup --detach /dev/loop0</text:span></text:p>
      <text:p text:style-name="Standard"><text:s/>удалить все такие устройства:</text:p>
      <text:p text:style-name="Standard"><text:span text:style-name="Source_20_Text"><text:s/># losetup --detach-all</text:span></text:p>
      <text:p text:style-name="Standard"><text:s/></text:p>
      <text:p text:style-name="Standard"><text:s/>редактирование таблицы разделов, создание файловых систем, форматирование, задание флагов, имён разделов, меток тома:</text:p>
      <text:p text:style-name="Standard"><text:span text:style-name="Source_20_Text"><text:s/># gparted</text:span></text:p>
      <text:p text:style-name="Standard"><text:span text:style-name="Source_20_Text"><text:s/># gparted /dev/sda</text:span></text:p>
      <text:p text:style-name="Standard"><text:s/></text:p>
      <text:p text:style-name="Standard"><text:s/>работа с таблицей разделов:</text:p>
      <text:p text:style-name="Standard"><text:span text:style-name="Source_20_Text"><text:s/># parted /dev/sda</text:span></text:p>
      <text:p text:style-name="Standard"><text:s/>напечатать информацию:</text:p>
      <text:p text:style-name="Standard"><text:soft-page-break/><text:span text:style-name="Source_20_Text"><text:s/># parted /dev/sda print</text:span></text:p>
      <text:p text:style-name="Standard"><text:s/>"комады в интерактивном режиме parted":</text:p>
      <text:p text:style-name="Standard"><text:s text:c="2"/><text:span text:style-name="Source_20_Text">print</text:span></text:p>
      <text:p text:style-name="Standard"><text:span text:style-name="Source_20_Text"><text:s text:c="2"/>print free</text:span></text:p>
      <text:p text:style-name="Standard"><text:span text:style-name="Source_20_Text"><text:s text:c="2"/>mktable gpt</text:span></text:p>
      <text:p text:style-name="Standard"><text:span text:style-name="Source_20_Text"><text:s text:c="2"/>mktable msdos</text:span></text:p>
      <text:p text:style-name="Standard"><text:span text:style-name="Source_20_Text"><text:s text:c="2"/>unit MiB</text:span></text:p>
      <text:p text:style-name="Standard"><text:span text:style-name="Source_20_Text"><text:s text:c="2"/>unit B</text:span></text:p>
      <text:p text:style-name="P26">for MBR (msdos) partition table:</text:p>
      <text:p text:style-name="Standard"><text:span text:style-name="Source_20_Text"><text:s text:c="2"/>mkpart primary ext4 1048576 32000MiB</text:span></text:p>
      <text:p text:style-name="P26">for GPT partition table</text:p>
      <text:p text:style-name="Standard"><text:span text:style-name="Source_20_Text"><text:s text:c="2"/>mkpart grub 1MiB 9MiB</text:span></text:p>
      <text:p text:style-name="Standard"><text:span text:style-name="Source_20_Text"><text:s text:c="2"/></text:span><text:span text:style-name="Source_20_Text"><text:span text:style-name="T56">print</text:span></text:span></text:p>
      <text:p text:style-name="Standard"><text:span text:style-name="Source_20_Text"><text:s text:c="2"/>set 1 bios_grub on</text:span></text:p>
      <text:p text:style-name="Standard"><text:span text:style-name="Source_20_Text"><text:s text:c="2"/>rm 1</text:span></text:p>
      <text:p text:style-name="Standard"><text:s/>КОНЕЦ "комады в интерактивном режиме parted"</text:p>
      <text:p text:style-name="Standard"><text:s/>другие программы для работы с таблицей разделов:</text:p>
      <text:p text:style-name="Standard"><text:span text:style-name="Source_20_Text"><text:s/># fdisk /dev/sda</text:span></text:p>
      <text:p text:style-name="Standard"><text:span text:style-name="Source_20_Text"><text:s/># sfdisk /dev/sda</text:span></text:p>
      <text:p text:style-name="Standard"><text:s/>(gdisk - для GPT)</text:p>
      <text:p text:style-name="Standard"><text:span text:style-name="Source_20_Text"><text:s/># gdisk /dev/sda </text:span></text:p>
      <text:p text:style-name="Standard"><text:s/>выдать список устройств и разделов:</text:p>
      <text:p text:style-name="Standard"><text:span text:style-name="Source_20_Text"><text:s/># fdisk -l</text:span></text:p>
      <text:p text:style-name="Standard"><text:s/>или</text:p>
      <text:p text:style-name="Standard"><text:span text:style-name="Source_20_Text"><text:s/>$ lsblk</text:span></text:p>
      <text:p text:style-name="Standard"><text:span text:style-name="Source_20_Text"><text:s/>$ lsblk -f</text:span></text:p>
      <text:p text:style-name="Standard"><text:s/>только разделы (выдать список):</text:p>
      <text:p text:style-name="Standard"><text:span text:style-name="Source_20_Text"><text:s/># blkid</text:span></text:p>
      <text:p text:style-name="Standard"><text:s/></text:p>
      <text:p text:style-name="Standard"><text:s/>некоторые страницы документации</text:p>
      <text:p text:style-name="Standard"><text:s/>(иерархия файловой системы)</text:p>
      <text:p text:style-name="Standard"><text:span text:style-name="Source_20_Text"><text:s/>$ man hier</text:span></text:p>
      <text:p text:style-name="Standard"><text:span text:style-name="Source_20_Text"><text:s/>$ man file-hierarchy</text:span></text:p>
      <text:p text:style-name="Standard"/>
      <text:p text:style-name="Standard"><text:s/>(кодировка ascii, набор символов unicode)</text:p>
      <text:p text:style-name="Standard"><text:s/>$ man ascii</text:p>
      <text:p text:style-name="Standard"><text:s/>$ man unicode</text:p>
      <text:p text:style-name="Standard"/>
      <text:p text:style-name="Standard"><text:s/>$ man utf-8</text:p>
      <text:p text:style-name="P16"><text:s/>(кодировка UTF-8)</text:p>
      <text:p text:style-name="P15"><text:s/>$ man charsets</text:p>
      <text:p text:style-name="P16"><text:s/>(кодировки)</text:p>
      <text:p text:style-name="P16"/>
      <text:p text:style-name="Standard"><text:s/>$ man 7 regex</text:p>
      <text:p text:style-name="Standard"><text:s/>(регулярные выражения)</text:p>
      <text:p text:style-name="Standard"><text:s/></text:p>
      <text:p text:style-name="Standard"><text:s/>Архивирование и сжатие файлов</text:p>
      <text:p text:style-name="Standard"><text:s/>архивирование rsync:</text:p>
      <text:p text:style-name="Standard"><text:s/>$ rsync -aH --progress /home/user1 /home/user2 /mnt/backup/ ; sync</text:p>
      <text:p text:style-name="Standard"><text:s/>что-то архивное через cp:</text:p>
      <text:p text:style-name="Standard"><text:s/>$ cp -a dir1 dir2 /mnt/backup/</text:p>
      <text:p text:style-name="Standard"><text:s/></text:p>
      <text:p text:style-name="Standard"><text:s/>разжимает файл 'file1.gz'</text:p>
      <text:p text:style-name="Standard"><text:soft-page-break/><text:s/>$ bunzip2 file1.bz2</text:p>
      <text:p text:style-name="Standard"><text:s/>раздать file1.gz:</text:p>
      <text:p text:style-name="Standard"><text:s/>$ gunzip file1.gz</text:p>
      <text:p text:style-name="Standard"><text:s/>сжать file1:</text:p>
      <text:p text:style-name="Standard"><text:s/>$ gzip file1</text:p>
      <text:p text:style-name="Standard"><text:s/>$ bzip2 file1</text:p>
      <text:p text:style-name="Standard"><text:s/>сжать file1 с максимальным сжатием:</text:p>
      <text:p text:style-name="Standard"><text:s/>$ gzip -9 file1<text:tab/></text:p>
      <text:p text:style-name="Standard"><text:s/></text:p>
      <text:p text:style-name="Standard"><text:s/>опасность (не проверено):</text:p>
      <text:p text:style-name="Standard"><text:s/>rar a file1.rar test_file<text:tab/>создать rar-архив 'file1.rar' и включить в него файл test_file</text:p>
      <text:p text:style-name="Standard"><text:s/>rar a file1.rar file1 file2 dir1<text:tab/>создать rar-архив 'file1.rar' и включить в него file1, file2 и dir1</text:p>
      <text:p text:style-name="Standard"><text:s/>rar x file1.rar<text:tab/>распаковать rar-архив</text:p>
      <text:p text:style-name="Standard"><text:s/>unrar x file1.rar</text:p>
      <text:p text:style-name="Standard"><text:s/></text:p>
      <text:p text:style-name="Standard"><text:s/>работа с tar-архивами:</text:p>
      <text:p text:style-name="Standard"><text:s/>создать tar-архив archive.tar, содержащий файл file1:</text:p>
      <text:p text:style-name="Standard"><text:s/>$ tar -cvf archive.tar file1</text:p>
      <text:p text:style-name="Standard"><text:s/>создать tar-архив archive.tar, содержащий файл file1, file2 и папку dir1:</text:p>
      <text:p text:style-name="Standard"><text:s/>$ tar -cvf archive.tar file1 file2 dir1</text:p>
      <text:p text:style-name="Standard"><text:s/>показать содержимое архива archive.tar:</text:p>
      <text:p text:style-name="Standard"><text:s/>$ tar -tf archive.tar</text:p>
      <text:p text:style-name="Standard"><text:s/>распаковать архив archive.tar:</text:p>
      <text:p text:style-name="Standard"><text:s/>$ tar -xvf archive.tar<text:tab/></text:p>
      <text:p text:style-name="Standard"><text:s/>распаковать архив archive.tar в папку /tmp:</text:p>
      <text:p text:style-name="Standard"><text:s/>$ tar -xvf archive.tar -C /tmp<text:tab/></text:p>
      <text:p text:style-name="Standard"><text:s/>создать архив archive.tar.bz2 со сжатием с помощью bzip2 (Прим.переводчика. ключ -j работает не во всех *nix системах):</text:p>
      <text:p text:style-name="Standard"><text:s/>$ tar -cvfj archive.tar.bz2 dir1<text:tab/></text:p>
      <text:p text:style-name="Standard"><text:s/>разжать с помощью bunzip2 архив archive.tar.bz2 и распаковать его (Прим.переводчика. ключ -j работает не во всех *nix системах):</text:p>
      <text:p text:style-name="Standard"><text:s/>$ tar -xvfj archive.tar.bz2<text:tab/></text:p>
      <text:p text:style-name="Standard"><text:s/>создать архив archive.tar.gz со сжатием с помощью gzip:</text:p>
      <text:p text:style-name="Standard"><text:s/>$ tar -cvfz archive.tar.gz dir1<text:tab/>file1 dir2</text:p>
      <text:p text:style-name="Standard"><text:s/>разжать архив archive.tar.gz через gunzip и распаковать его:</text:p>
      <text:p text:style-name="Standard"><text:s/>$ tar -xvfz archive.tar.gz</text:p>
      <text:p text:style-name="Standard"><text:s/>создать архив archive.tar.xz со сжатием с помощью xz:</text:p>
      <text:p text:style-name="Standard"><text:s/>$ tar -cvfJ archive.tar.xz dir1<text:tab/>file1 dir2</text:p>
      <text:p text:style-name="Standard"><text:s/>разжать архив archive.tar.xz через "xz -d" и распаковать его:</text:p>
      <text:p text:style-name="Standard"><text:s/>$ tar -xvfJ archive.tar.xz</text:p>
      <text:p text:style-name="Standard"><text:s/></text:p>
      <text:p text:style-name="Standard"><text:s/>zip-архивы</text:p>
      <text:p text:style-name="Standard"><text:s/>не проверено:</text:p>
      <text:p text:style-name="Standard"><text:s/>$ zip -r file1.zip file1<text:tab/>создать сжатый zip-архив</text:p>
      <text:p text:style-name="Standard"><text:s/>создать сжатый zip-архив и со включением в него нескольких файлов и/или директорий</text:p>
      <text:p text:style-name="Standard"><text:s/>$ zip -r archive.zip file1 file2 dir1<text:tab/></text:p>
      <text:p text:style-name="Standard"><text:s/>или</text:p>
      <text:p text:style-name="Standard"><text:s/>$ 7z -tzip a archive.zip file1 file2 dir1</text:p>
      <text:p text:style-name="Standard"><text:s/>распаковать:</text:p>
      <text:p text:style-name="Standard"><text:s/>$ unzip file1.zip</text:p>
      <text:p text:style-name="Standard"><text:s/>или</text:p>
      <text:p text:style-name="Standard"><text:s/>$ 7z x file1.zip</text:p>
      <text:p text:style-name="Standard"><text:soft-page-break/><text:s/></text:p>
      <text:p text:style-name="Standard"><text:s/>Специальные атрибуты файлов</text:p>
      <text:p text:style-name="Standard"><text:s/>опасность (не проверено):</text:p>
      <text:p text:style-name="Standard"><text:s/>(здесь символ #, если он не является первым непробельным символом, начинает комментарий)</text:p>
      <text:p text:style-name="Standard"><text:s/>$ chattr +a file1<text:tab/># позволить открывать файл на запись только в режиме добавления</text:p>
      <text:p text:style-name="Standard"><text:s/>$ chattr +c file1<text:tab/># позволяет ядру автоматически сжимать/разжимать содержимое файла.</text:p>
      <text:p text:style-name="Standard"><text:s/>$ chattr +d file1<text:tab/># указавет утилите dump игнорировать данный файл во время выполнения backup'а</text:p>
      <text:p text:style-name="Standard"><text:s/>$ chattr +i file1<text:tab/># делает файл недоступным для любых изменений: редактирование, удаление, перемещение, создание линков на него.</text:p>
      <text:p text:style-name="Standard"><text:s/>$ chattr +s file1<text:tab/># позволяет сделать удаление файла безопасным, т.е. выставленный атрибут s говорит о том, что при удалении файла, место, занимаемое файлом на диске заполняется нулями, что предотвращяет возможность восстановления данных.</text:p>
      <text:p text:style-name="Standard"><text:s/>$ chattr +S file1<text:tab/># указывает, что, при сохранении изменений, будет произведена синхронизация, как при выполнении команды sync</text:p>
      <text:p text:style-name="Standard"><text:s/>$ chattr +u file1<text:tab/># данный атрибут указывает, что при удалении файла содержимое его будет сохранено и при необходимости пользователь сможет его восстановить</text:p>
      <text:p text:style-name="Standard"><text:s/>$ lsattr<text:tab/># показать атрибуты файлов</text:p>
      <text:p text:style-name="Standard"><text:s/></text:p>
      <text:p text:style-name="Standard"><text:s/>touch -t 0712250000 fileditest<text:tab/>модифицировать дату и время создания файла, при его отсутствии, создать файл с указанными датой и временем (YYMMDDhhmm)</text:p>
      <text:p text:style-name="Standard"><text:s/>find / -name file1<text:tab/>найти файлы и директории с именем file1. Поиск начать с корня (/)</text:p>
      <text:p text:style-name="Standard"><text:s/>find / -user user1<text:tab/>найти файл и директорию принадлежащие пользователю user1. Поиск начать с корня (/)</text:p>
      <text:p text:style-name="Standard"><text:s/>find /home/user1 -name "*.bin"<text:tab/>Найти все файлы и директории, имена которых оканчиваются на '. bin'. Поиск начать с '/ home/user1'</text:p>
      <text:p text:style-name="Standard"><text:s/>find /usr/bin -type f -atime +100<text:tab/>найти все файлы в '/usr/bin', время последнего обращения к которым <text:s/>более 100 дней</text:p>
      <text:p text:style-name="Standard"><text:s/>find /usr/bin -type f -mtime -10<text:tab/>найти все файлы в '/usr/bin', созданные или изменённые в течении последних 10 дней</text:p>
      <text:p text:style-name="Standard"><text:s/>find / -name *.rpm -exec chmod 755 '{}' \;<text:tab/>найти все фалы и директории, имена которых оканчиваются на '.rpm', и изменить права доступа к ним</text:p>
      <text:p text:style-name="Standard"><text:s/>find / -xdev -name "*.rpm"<text:tab/>найти все фалы и директории, имена которых оканчиваются на '.rpm', игнорируя съёмные носители, такие как cdrom, floppy и т.п.</text:p>
      <text:p text:style-name="Standard"><text:s/>locate "*.ps"<text:tab/>найти все файлы, сожержащие в имени '.ps'. Предварительно рекомендуется выполнить команду 'updatedb'</text:p>
      <text:p text:style-name="Standard"><text:s/>whereis halt<text:tab/>показывает размещение бинарных файлов, исходных кодов и руководств, относящихся к файлу 'halt'</text:p>
      <text:p text:style-name="Standard"><text:s/>which halt<text:tab/>отображает полный путь к файлу 'halt'</text:p>
      <text:p text:style-name="Standard"><text:s/>fuser -km /mnt/hda2<text:tab/>принудительное размонтирование раздела. Применяется в случае, когда раздел занят каким-либо пользователем</text:p>
      <text:p text:style-name="Standard"><text:s/>umount -n /mnt/hda2<text:tab/>выполнить размонитрование без занесения информации в /etc/mtab. Полезно когда файл имеет атрибуты "только чтение" или недостаточно места на диске</text:p>
      <text:p text:style-name="Standard"><text:s/>df -h<text:tab/>отображает информацию о смонтированных разделах с отображением общего, доступного и используемого пространства (Прим.переводчика. ключ -h работает не во всех *nix системах)</text:p>
      <text:p text:style-name="Standard"><text:s/>ls -lSr |more<text:tab/>выдаёт список файлов и директорий рекурсивно с сортировкой по возрастанию размера и позволяет осуществлять постраничный просмотр</text:p>
      <text:p text:style-name="Standard"><text:s/>du -sh dir1<text:tab/>подсчитывает и выводит размер, занимаемый директорией 'dir1' (Прим.переводчика. ключ -h работает не во всех *nix системах)</text:p>
      <text:p text:style-name="Standard"><text:soft-page-break/><text:s/>du -sk * | sort -rn <text:tab/>отображает размер и имена файлов и директорий, с соритровкой по размеру</text:p>
      <text:p text:style-name="Standard"><text:s/>rpm -q -a --qf '%10{SIZE}t%{NAME}n' | sort -k1,1n<text:tab/>показывает размер используемого дискового пространства, занимаемое файлами rpm-пакета, с сортировкой по размеру (fedora, redhat и т.п.)</text:p>
      <text:p text:style-name="Standard"><text:s/>dpkg-query -W -f='${Installed-Size;10}t${Package}n' | sort -k1,1n<text:tab/>показывает размер используемого дискового пространства, занимаемое файлами deb-пакета, с сортировкой по размеру (ubuntu, debian т.п.)</text:p>
      <text:p text:style-name="Standard"><text:s/>cal 2022</text:p>
      <text:p text:style-name="Standard"><text:s/>cat /proc/cpuinfo<text:tab/>отобразить информацию о процессоре</text:p>
      <text:p text:style-name="Standard"><text:s/>cat /proc/interrupts<text:tab/>показать прерывания</text:p>
      <text:p text:style-name="Standard"><text:s/>cat /proc/meminfo<text:tab/>проверить использование памяти</text:p>
      <text:p text:style-name="Standard"><text:s/>cat /proc/swaps<text:tab/>показать файл(ы) подкачки</text:p>
      <text:p text:style-name="Standard"><text:s/>cat /proc/version<text:tab/>вывести версию ядра</text:p>
      <text:p text:style-name="Standard"><text:s/>cat /proc/net/dev<text:tab/>показать сетевые интерфейсы и статистику по ним</text:p>
      <text:p text:style-name="Standard"><text:s/>cat /proc/mounts<text:tab/>отобразить смонтированные файловые системы</text:p>
      <text:p text:style-name="Standard"><text:s/>date 041217002007.00 <text:tab/>установить системные дату и время ММДДЧЧммГГГГ.СС (МесяцДеньЧасМинутыГод.Секунды)</text:p>
      <text:p text:style-name="Standard"><text:s/>clock -w<text:tab/># сохранить системное время в BIOS</text:p>
      <text:p text:style-name="Standard"><text:s/>shutdown -h now<text:tab/># Остановить систему</text:p>
      <text:p text:style-name="Standard"><text:s/>init 0</text:p>
      <text:p text:style-name="Standard"><text:s/>telinit 0</text:p>
      <text:p text:style-name="Standard"><text:s/>shutdown -h hours:minutes #<text:tab/>запланировать остановку системы на указанное время</text:p>
      <text:p text:style-name="Standard"><text:s/>shutdown -c<text:tab/># отменить запланированную по расписанию остановку системы</text:p>
      <text:p text:style-name="Standard"><text:s/>shutdown -r now<text:tab/># перегрузить систему</text:p>
      <text:p text:style-name="Standard"><text:s/>dmidecode -q # показать аппаратные системные компоненты - (SMBIOS / DMI)</text:p>
      <text:p text:style-name="Standard"><text:s/>hdparm -i /dev/hda<text:tab/># вывести характеристики жесткого диска</text:p>
      <text:p text:style-name="Standard"><text:s/>hdparm -tT /dev/sda<text:tab/># протестировать производительность чтения данных с жесткого диска</text:p>
      <text:p text:style-name="Standard"><text:s/>chmod --reference=RFILE FILE...</text:p>
      <text:p text:style-name="Standard"><text:s/>mount -l</text:p>
      <text:p text:style-name="Standard"><text:s/>ifconfig -a</text:p>
      <text:p text:style-name="Standard"><text:s/>ip addr show</text:p>
      <text:p text:style-name="Standard"><text:s/>whois domain</text:p>
      <text:p text:style-name="Standard"><text:s/>dig domain</text:p>
      <text:p text:style-name="Standard"><text:s/>dig -x host</text:p>
      <text:p text:style-name="Standard"><text:s/>wget file</text:p>
      <text:p text:style-name="Standard"><text:s/>wget -c file</text:p>
      <text:p text:style-name="Standard"><text:s/>gzip file</text:p>
      <text:p text:style-name="Standard"><text:s/>tar -c -J -f 1.tar.xz DIR1 FILE2 ... </text:p>
      <text:p text:style-name="Standard"><text:s/>man 1 bash</text:p>
      <text:p text:style-name="Standard"><text:s/>apropos string</text:p>
      <text:p text:style-name="Standard"><text:s/>which app</text:p>
      <text:p text:style-name="Standard"><text:s/>whereis app</text:p>
      <text:p text:style-name="Standard"><text:s/>whatis app</text:p>
      <text:p text:style-name="Standard"><text:s/>uname -a</text:p>
      <text:p text:style-name="Standard"><text:s/>uname -r</text:p>
      <text:p text:style-name="Standard"><text:s/>finger user</text:p>
      <text:p text:style-name="Standard"><text:s/>locate file</text:p>
      <text:p text:style-name="Standard"><text:s/>ssh user@host</text:p>
      <text:p text:style-name="Standard"><text:s/>ssh-copy-id user@host</text:p>
      <text:p text:style-name="Standard"><text:s/>ssh -p PORT user@host</text:p>
      <text:p text:style-name="Standard"><text:s/>grep -r pattern DIR</text:p>
      <text:p text:style-name="Standard"><text:soft-page-break/><text:s/>grep pattern FILES...</text:p>
      <text:p text:style-name="Standard"><text:s/></text:p>
      <text:p text:style-name="Standard"><text:s/>fg 1</text:p>
      <text:p text:style-name="Standard"><text:s/>tail -f</text:p>
      <text:p text:style-name="Standard"><text:s/>apt-get --download-only install</text:p>
      <text:p text:style-name="Standard"><text:s/>apt download packageName</text:p>
      <text:p text:style-name="Standard"><text:s/></text:p>
      <text:p text:style-name="Standard"><text:s/># apt-cache pkgnames</text:p>
      <text:p text:style-name="Standard"><text:s/># apt-cache search vsftpd</text:p>
      <text:p text:style-name="Standard"><text:s/># apt-cache pkgnames vsftpd</text:p>
      <text:p text:style-name="Standard"><text:s/># apt-cache show netcat</text:p>
      <text:p text:style-name="Standard"><text:s/># apt-cache showpkg vsftpd</text:p>
      <text:p text:style-name="Standard"><text:s/># apt-cache stats</text:p>
      <text:p text:style-name="Standard"><text:s/># apt-get update</text:p>
      <text:p text:style-name="Standard"><text:s/># apt-get update</text:p>
      <text:p text:style-name="Standard"><text:s/># apt-get dist-upgrade</text:p>
      <text:p text:style-name="Standard"><text:s/># mintupdate-cli upgrade</text:p>
      <text:p text:style-name="Standard"><text:s/># apt-get install netcat vsftpd</text:p>
      <text:p text:style-name="Standard"><text:s/># apt-get install "netca*"</text:p>
      <text:p text:style-name="Standard"><text:s/># apt-get install packageName --no-upgrade</text:p>
      <text:p text:style-name="Standard"><text:s/># apt-get install packageName --only-upgrade</text:p>
      <text:p text:style-name="Standard"><text:s/># apt-get install vsftpd=2.3.5-3ubuntu1</text:p>
      <text:p text:style-name="Standard"><text:s/># apt-get remove vsftpd</text:p>
      <text:p text:style-name="Standard"><text:s/># apt-get purge vsftpd</text:p>
      <text:p text:style-name="Standard"><text:s/># apt-get remove --purge vsftpd</text:p>
      <text:p text:style-name="Standard"><text:s/># apt-get clean</text:p>
      <text:p text:style-name="Standard"><text:s/># apt-get --download-only source vsftpd</text:p>
      <text:p text:style-name="Standard"><text:s/># apt-get source vsftpd</text:p>
      <text:p text:style-name="Standard"><text:s/># apt-get --compile source goaccess</text:p>
      <text:p text:style-name="Standard"><text:s/># apt-get download nethogs</text:p>
      <text:p text:style-name="Standard"><text:s/># apt-get changelog vsftpd</text:p>
      <text:p text:style-name="Standard"><text:s/># apt-get check</text:p>
      <text:p text:style-name="Standard"><text:s/># apt-get build-dep netcat</text:p>
      <text:p text:style-name="Standard"><text:s/># apt-get autoclean</text:p>
      <text:p text:style-name="Standard"><text:s/># apt-get clean</text:p>
      <text:p text:style-name="Standard"><text:s/># apt-get autoremove vsftpd</text:p>
      <text:p text:style-name="Standard"><text:s/></text:p>
      <text:p text:style-name="Standard"><text:s/># dpkg -i packageName.deb # install</text:p>
      <text:p text:style-name="Standard"><text:s/># dpkg-deb -f packageName.deb # info from file</text:p>
      <text:p text:style-name="Standard"><text:s/># dpkg -l</text:p>
      <text:p text:style-name="Standard"><text:s/># dkpg -l apache2</text:p>
      <text:p text:style-name="Standard"><text:s/># dpkg -r apache2 # remove</text:p>
      <text:p text:style-name="Standard"><text:s/># dpkg -p apache2</text:p>
      <text:p text:style-name="Standard"><text:s/># dpkg -c packageName.deb</text:p>
      <text:p text:style-name="Standard"><text:s/># dpkg -s packageName # check if it's installed</text:p>
      <text:p text:style-name="Standard"><text:s/># dpkg -L packageName # check locations?</text:p>
      <text:p text:style-name="Standard"><text:s/># dpkg -R --install directory-debs <text:s/># install all debs from directory</text:p>
      <text:p text:style-name="Standard"><text:s/># dpkg --unpack packageName.deb # unpack, don't configure</text:p>
      <text:p text:style-name="Standard"><text:s/># dpkg --configure packageName # configure unpacked package</text:p>
      <text:p text:style-name="Standard"><text:s/># dpkg --uptade-avail packageName # what?</text:p>
      <text:p text:style-name="Standard"><text:s/># dpkg --clear-avail # ?</text:p>
      <text:p text:style-name="Standard"><text:s/># dpkg --forget-old-unavail # ?</text:p>
      <text:p text:style-name="Standard"><text:soft-page-break/><text:s/># dpkg --license</text:p>
      <text:p text:style-name="Standard"><text:s/># dpkg --version</text:p>
      <text:p text:style-name="Standard"><text:s/># dpkg --help</text:p>
      <text:p text:style-name="Standard"><text:s/># dpkg --status packageName</text:p>
      <text:p text:style-name="Standard"><text:s/># dpkg --search fileName # which package owns that file</text:p>
      <text:p text:style-name="Standard"><text:s/></text:p>
      <text:p text:style-name="Standard"><text:s/># aptitude update</text:p>
      <text:p text:style-name="Standard"><text:s/># aptitude install packageName</text:p>
      <text:p text:style-name="Standard"><text:s/># aptitude show birthday</text:p>
      <text:p text:style-name="Standard"><text:s/># aptitude search packageName</text:p>
      <text:p text:style-name="Standard"><text:s/></text:p>
      <text:p text:style-name="Standard"><text:s/>информация об NTFS-разделе:</text:p>
      <text:p text:style-name="Standard"><text:s/>(опасность, не проверено)</text:p>
      <text:p text:style-name="Standard"><text:s/># ntfsinfo -m /dev/nvme0n1p4</text:p>
      <text:p text:style-name="Standard"><text:s/></text:p>
      <text:p text:style-name="Standard"><text:s/>перемещение lvm pv:</text:p>
      <text:p text:style-name="Standard"><text:s/>(могут быть разные размеры секторов на устройствах)</text:p>
      <text:p text:style-name="Standard"><text:s/>в /etc/lvm/lvm.conf (на случай разных размеров секторов):</text:p>
      <text:p text:style-name="Standard"><text:s/>allow_mixed_block_sizes = 1</text:p>
      <text:p text:style-name="Standard"><text:s/>далее:</text:p>
      <text:p text:style-name="Standard"><text:s/># pvcreate /dev/nvme0n1p9</text:p>
      <text:p text:style-name="Standard"><text:s/># vgextend vg_name /dev/nvme0n1p9</text:p>
      <text:p text:style-name="Standard"><text:s/># pvmove /dev/nvme1n1p9 /dev/nvme0n1p9</text:p>
      <text:p text:style-name="Standard"><text:s/># vgreduce vg_name /dev/nvme1n1p9</text:p>
      <text:p text:style-name="Standard"><text:s/></text:p>
      <text:p text:style-name="Standard"/>
      <text:p text:style-name="Standard">heredoc</text:p>
      <text:p text:style-name="Standard"/>
      <text:h text:style-name="Heading_20_2" text:outline-level="2"><text:bookmark-start text:name="__RefHeading___Toc4400_549679178"/>Остальное<text:bookmark-end text:name="__RefHeading___Toc4400_549679178"/></text:h>
      <text:h text:style-name="Heading_20_3" text:outline-level="3"><text:bookmark-start text:name="__RefHeading___Toc4402_549679178"/>Установка пакетов в Mint<text:bookmark-end text:name="__RefHeading___Toc4402_549679178"/></text:h>
      <text:p text:style-name="Standard"><text:s text:c="4"/><text:span text:style-name="T20">Основной список для mint</text:span>:</text:p>
      <text:p text:style-name="Standard"><text:s text:c="4"/># apt install <text:span text:style-name="T20">nmap nmapsi4 </text:span>geany htop vlock pwgen screen mc qbittorrent rtorrent memtest86+ aqemu calc florence galculator qtcreator g++ gcc gcc-doc autoconf automake libtool libtool-doc autoconf-doc gimp gparted gimp-help-ru hplip-gui build-essential aptitude shotcut openshot flowblade kdenlive xplayer mplayer smplayer dragonplayer mint-meta-mate mint-meta-cinnamon vlc remmina remmina-plugin-nx remmina-plugin-spice remmina-plugin-rdp keepass2 keepass2-doc keepassx keepassxc fritzing pidgin gajim kopete kde-telepathy parted gdisk fdisk powertop iotop dnstop x11vnc linuxvnc ssvnc tigervnc-viewer tigervnc-standalone-server imagemagick imagemagick-doc <text:s/>ansible ansible-doc kde-full lxde lxdm lxqt enlightenment ephoto efl-doc terminology mousepad xed pluma gedit kate kwrite joe vim vim-doc shotwell gnome lxmusic kdepim kinfocenter kwave audacity flac moc qmmp timidity lame lame-doc ffmpeg ffmpeg-doc kmplayer brasero xfburn xorriso genisoimage kaffeine k3b lxlock <text:s/>x11vnc xscreensaver peek kazam simplescreenrecorder recordmydesktop tilda vokoscreen-ng valgrind gdb <text:s/>xfce4-xkb-plugin whois procinfo hwinfo x2vnc wireless-tools wget warpinator vtgrab vmtouch traceroute transmission-gtk syslinux-utils squashfs-tools squashfs-tools-ng smbclient smartmontools sweeper sudo simple-scan shotcut sensible-utils sed rsync reiserfsprogs qt5-gtk2-platformtheme pv psmisc procps procinfo phototonic pavucontrol alsamixer patch xsane testdisk gddrescue</text:p>
      <text:p text:style-name="Standard"><text:s text:c="4"/>big list:</text:p>
      <text:p text:style-name="Standard"><text:s text:c="4"/># apt install geany htop vlock pwgen screen mc qbittorrent rtorrent memtest86+ aqemu calc florence galculator qtcreator g++ gcc gcc-doc autoconf automake libtool libtool-doc autoconf-doc <text:soft-page-break/>gimp gparted gimp-help-ru hplip-gui build-essential aptitude shotcut openshot flowblade kdenlive xplayer mplayer smplayer dragonplayer mint-meta-mate mint-meta-cinnamon vlc remmina remmina-plugin-nx remmina-plugin-spice remmina-plugin-rdp keepass2 keepass2-doc keepassx keepassxc fritzing pidgin gajim kopete kde-telepathy parted gdisk fdisk powertop iotop dnstop x11vnc linuxvnc ssvnc tigervnc-viewer tigervnc-standalone-server imagemagick imagemagick-doc <text:s/>ansible ansible-doc kde-full lxde lxdm lxqt enlightenment ephoto efl-doc terminology mousepad xed pluma gedit kate kwrite joe vim vim-doc shotwell gnome lxmusic kdepim kinfocenter kwave audacity flac moc qmmp timidity lame lame-doc ffmpeg ffmpeg-doc kmplayer brasero xfburn xorriso genisoimage kaffeine k3b lxlock <text:s/>x11vnc xscreensaver peek kazam simplescreenrecorder recordmydesktop tilda vokoscreen-ng valgrind gdb <text:s/>xfce4-xkb-plugin whois procinfo hwinfo x2vnc wireless-tools wget warpinator vtgrab vmtouch traceroute transmission-gtk syslinux-utils squashfs-tools squashfs-tools-ng smbclient smartmontools sweeper sudo simple-scan shotcut sensible-utils sed rsync reiserfsprogs qt5-gtk2-platformtheme pv psmisc procps procinfo phototonic pavucontrol alsamixer patch xsane testdisk gddrescue</text:p>
      <text:p text:style-name="Standard"><text:s text:c="4"/></text:p>
      <text:p text:style-name="Standard"><text:s text:c="4"/>additional packages:</text:p>
      <text:p text:style-name="Standard"><text:s text:c="4"/># apt install </text:p>
      <text:p text:style-name="Standard"><text:s text:c="4"/># чтобы собрать qemu-7.0.0: </text:p>
      <text:p text:style-name="Standard"><text:s text:c="4"/># apt install libsdl2-dev libsdl2-image-dev libgtk3.0-cil-dev python3-sphinx python3-sphinx-bootstrap-theme libgnutls28-dev libusb-1.0-0-dev libopenusb-dev \</text:p>
      <text:p text:style-name="Standard"><text:s text:c="8"/>libvde-dev libvncserver-dev libvdeplug-dev libgtkmm-3.0-dev libusb-1.0-0-dev libcap-ng-dev libattr1-dev python3-sphinx-rtd-theme </text:p>
      <text:p text:style-name="Standard"><text:s text:c="4"/># apt-get install htop vlock pwgen screen mc xorriso aptitude vlc gimp gimp-help-ru gparted aqemu qbittorrent rtorrent hplip-gui geeqie imagemagick-doc g++ gcc-doc xscreensaver memtest86+ brasero xfburn guvcview recordmydesktop pidgin gajim kopete <text:s/>mint-meta-cinnamon mint-meta-mate mint-meta-codecs</text:p>
      <text:p text:style-name="Standard"><text:s text:c="4"/># apt-get install peek kazam simplescreenrecorder recordmydesktop vokoscreen-ng valgrind procinfo xviewer xreader xrdp xplayer smplayer smplayer-l10n smtube smplayer-themes xed mousepad joe nano x2vnc wireless-tools wget warpinator vtgrab vmtouch traceroute transmission-gtk syslinux-utils ssvnc squashfs-tools squashfs-tools-ng smbclient smartmontools simplescreenrecorder sweeper sudo simple-scan shotcut sensible-utils sed rsync remmina remmina-plugin-nx remmina-plugin-spice reiserfsprogs qtcreator qt5-default qt5-gtk2-platformtheme qemu qemu-utils pv psmisc procps procinfo powertop pix phototonic pavucontrol alsamixer patch parted p7zip-full openvpn openshot onboard okular ntfs-3g ntp ntpdate nmap nmapsi4 net-tools mugshot minicom make lsof lshw linuxvnc ledit laptop-detect kate kwrite kdenlive kpartx kamera</text:p>
      <text:p text:style-name="Standard"><text:s text:c="4"/># apt install <text:s/>geany htop vlock pwgen screen mc qbittorrent rtorrent memtest86+ aqemu calc florence galculator qtcreator g++ gcc gcc-doc autoconf automake libtool libtool-doc autoconf-doc gimp gparted gimp-help-ru hplip-gui build-essential aptitude shotcut openshot flowblade kdenlive xplayer mplayer smplayer dragonplayer mint-meta-mate mint-meta-cinnamon vlc remmina remmina-plugin-nx remmina-plugin-spice remmina-plugin-rdp keepass2 keepass2-doc keepassx keepassxc fritzing pidgin gajim kopete kde-telepathy parted gdisk fdisk powertop iotop dnstop x11vnc linuxvnc ssvnc tigervnc-viewer tigervnc-standalone-server imagemagick imagemagick-doc <text:s/>ansible ansible-doc kde-full lxde lxdm lxqt enlightenment ephoto efl-doc terminology mousepad xed pluma gedit kate kwrite joe vim vim-doc shotwell gnome lxmusic kdepim kinfocenter kwave audacity flac moc qmmp timidity lame lame-doc ffmpeg ffmpeg-doc kmplayer brasero xfburn xorriso genisoimage kaffeine k3b lxlock <text:s/>x11vnc xscreensaver peek kazam simplescreenrecorder recordmydesktop tilda vokoscreen-ng valgrind gdb <text:s/>xfce4-xkb-plugin whois procinfo hwinfo x2vnc wireless-tools wget warpinator vtgrab vmtouch traceroute transmission-gtk syslinux-utils squashfs-tools squashfs-tools-ng smbclient smartmontools sweeper sudo simple-scan shotcut sensible-utils sed rsync reiserfsprogs qt5-gtk2-platformtheme pv psmisc procps procinfo phototonic pavucontrol alsamixer patch xsane</text:p>
      <text:p text:style-name="Standard"><text:soft-page-break/><text:s text:c="4"/># apt-get --download-only install samba openssh-server vsftpd ftpd apache2 libapache2-mod-php funny-manpages xviewer xreader atril evince xrdp smtube</text:p>
      <text:p text:style-name="Standard"><text:s text:c="4"/></text:p>
      <text:p text:style-name="Standard"/>
      <text:p text:style-name="Standard"/>
      <text:h text:style-name="Heading_20_3" text:outline-level="3"><text:bookmark-start text:name="__RefHeading___Toc4404_549679178"/>GrUB<text:bookmark-end text:name="__RefHeading___Toc4404_549679178"/></text:h>
      <text:h text:style-name="Heading_20_4" text:outline-level="4"><text:bookmark-start text:name="__RefHeading___Toc4406_549679178"/><text:s/>Установка GrUB:<text:bookmark-end text:name="__RefHeading___Toc4406_549679178"/></text:h>
      <text:p text:style-name="Standard"><text:s text:c="2"/>sudo grub-install /dev/sda --target i386-pc</text:p>
      <text:p text:style-name="Standard"><text:s text:c="2"/>sudo grub-install /dev/sda --target x86_64-efi</text:p>
      <text:h text:style-name="Heading_20_4" text:outline-level="4"><text:bookmark-start text:name="__RefHeading___Toc4408_549679178"/><text:s/>grub rescue commands:<text:bookmark-end text:name="__RefHeading___Toc4408_549679178"/></text:h>
      <text:p text:style-name="Standard"><text:s text:c="4"/>ls</text:p>
      <text:p text:style-name="Standard"><text:s text:c="4"/>ls (hd0,3)/</text:p>
      <text:p text:style-name="Standard"><text:s text:c="4"/>ls (hd0,3)/boot/</text:p>
      <text:p text:style-name="Standard"><text:s text:c="4"/>ls (hd0,3)/boot/grub</text:p>
      <text:p text:style-name="Standard"><text:s text:c="4"/>set root=(hd0,3)</text:p>
      <text:p text:style-name="Standard"><text:s text:c="4"/>set prefix=(hd0,3)/boot/grub</text:p>
      <text:p text:style-name="Standard"><text:s text:c="4"/>insmod normal</text:p>
      <text:p text:style-name="Standard"><text:s text:c="4"/>normal</text:p>
      <text:h text:style-name="Heading_20_4" text:outline-level="4"><text:bookmark-start text:name="__RefHeading___Toc4410_549679178"/><text:s/>grub commands<text:bookmark-end text:name="__RefHeading___Toc4410_549679178"/></text:h>
      <text:p text:style-name="Standard"><text:s text:c="4"/>halt</text:p>
      <text:p text:style-name="Standard"><text:s text:c="4"/>reboot</text:p>
      <text:p text:style-name="Standard"><text:s text:c="4"/>loopback loop0 (hd0,4)/1.iso</text:p>
      <text:p text:style-name="Standard"><text:s text:c="4"/>set root=(hd0,3)</text:p>
      <text:h text:style-name="Heading_20_4" text:outline-level="4"><text:bookmark-start text:name="__RefHeading___Toc4412_549679178"/><text:s/>/etc/default/grub:<text:bookmark-end text:name="__RefHeading___Toc4412_549679178"/></text:h>
      <text:p text:style-name="Standard"><text:s text:c="4"/>GRUB_DEFAULT=0</text:p>
      <text:p text:style-name="Standard"><text:s text:c="4"/>#GRUB_TIMEOUT_STYLE=hidden</text:p>
      <text:p text:style-name="Standard"><text:s text:c="4"/>GRUB_TIMEOUT_STYLE=menu</text:p>
      <text:p text:style-name="Standard"><text:s text:c="4"/>GRUB_TIMEOUT=7200</text:p>
      <text:p text:style-name="Standard"><text:s text:c="4"/>GRUB_DISTRIBUTOR=`lsb_release -i -s 2&gt; /dev/null || echo Debian`</text:p>
      <text:p text:style-name="Standard"><text:s text:c="4"/>#GRUB_CMDLINE_LINUX_DEFAULT="quiet splash"</text:p>
      <text:p text:style-name="Standard"><text:s text:c="4"/>GRUB_CMDLINE_LINUX_DEFAULT=""</text:p>
      <text:p text:style-name="Standard"><text:s text:c="4"/>GRUB_CMDLINE_LINUX=""</text:p>
      <text:p text:style-name="Standard"><text:s text:c="4"/></text:p>
      <text:h text:style-name="Heading_20_2" text:outline-level="2"><text:bookmark-start text:name="__RefHeading___Toc4414_549679178"/>env<text:bookmark-end text:name="__RefHeading___Toc4414_549679178"/></text:h>
      <text:p text:style-name="Standard"><text:s text:c="4"/>DISPLAY=:0.0 HOME LOGNAME LC_ALL</text:p>
      <text:p text:style-name="Standard"/>
      <text:p text:style-name="Standard">ссылки: symbolic, hard</text:p>
      <text:p text:style-name="Standard"/>
      <text:p text:style-name="Standard">программирование в bash</text:p>
      <text:p text:style-name="Standard"><text:tab/>for, while, if-then-elif-else-fi, case-in-esac, until, do-while?, do-until?</text:p>
      <text:p text:style-name="Standard"><text:s text:c="4"/>'\' в конце строки в скрипте</text:p>
      <text:p text:style-name="Standard"><text:s text:c="4"/>$(()), $[], $(), ``,, ., source, :, true, false, test, [ ]</text:p>
      <text:p text:style-name="Standard"><text:s text:c="4"/>trap - захват сигналов и других событий</text:p>
      <text:p text:style-name="Standard"><text:s text:c="4"/>function f() {list;} g(){list;} function h{list;}</text:p>
      <text:p text:style-name="Standard"><text:s text:c="4"/>shift</text:p>
      <text:p text:style-name="Standard"><text:s text:c="4"/>"$*", "$@", $@, $*, $#, $0, $1, $2, ...</text:p>
      <text:p text:style-name="Standard"><text:soft-page-break/></text:p>
      <text:p text:style-name="Standard">bash:</text:p>
      <text:p text:style-name="Standard"><text:s/>!! - повторить последнюю команду</text:p>
      <text:p text:style-name="Standard"/>
      <text:p text:style-name="Standard">запуск bash:</text:p>
      <text:p text:style-name="Standard"><text:s/>bash -x</text:p>
      <text:p text:style-name="Standard"><text:s/>bash -c "echo 123"</text:p>
      <text:p text:style-name="Standard"/>
      <text:p text:style-name="Standard">sed:</text:p>
      <text:p text:style-name="Standard"><text:s/>sed "s/to_be_replaces/new_string/g"</text:p>
      <text:p text:style-name="Standard"/>
      <text:h text:style-name="Heading_20_2" text:outline-level="2"><text:bookmark-start text:name="__RefHeading___Toc4416_549679178"/><text:span text:style-name="T21">GNU </text:span>screen. <text:s/>комбинации клавиш<text:bookmark-end text:name="__RefHeading___Toc4416_549679178"/></text:h>
      <text:p text:style-name="Standard"><text:s text:c="4"/>Ctrl+A_Ctrl+D</text:p>
      <text:p text:style-name="Standard"/>
      <text:p text:style-name="Standard">шаблоны bash</text:p>
      <text:p text:style-name="Standard"><text:tab/>*, ?</text:p>
      <text:p text:style-name="Standard"/>
      <text:h text:style-name="Heading_20_2" text:outline-level="2"><text:bookmark-start text:name="__RefHeading___Toc4418_549679178"/>таблицы разделов<text:bookmark-end text:name="__RefHeading___Toc4418_549679178"/></text:h>
      <text:p text:style-name="Standard"><text:tab/>gpt msdos(MBR)</text:p>
      <text:p text:style-name="Standard"/>
      <text:p text:style-name="Standard">создание скриптов</text:p>
      <text:p text:style-name="Standard"><text:tab/>#!/path/to/interpreter argument1</text:p>
      <text:p text:style-name="Standard"/>
      <text:h text:style-name="Heading_20_2" text:outline-level="2"><text:bookmark-start text:name="__RefHeading___Toc4420_549679178"/>Файлы<text:bookmark-end text:name="__RefHeading___Toc4420_549679178"/></text:h>
      <text:p text:style-name="Standard"><text:tab/>/etc/passwd /etc/group /etc/fstab /etc/issue /etc/os-release /etc/services /etc/protocols</text:p>
      <text:p text:style-name="Standard"><text:tab/>/etc/hostname /etc/lsb-release /etc/hosts /etc/shadow /etc/network/interfaces</text:p>
      <text:p text:style-name="Standard"><text:s text:c="4"/>/etc/resolv.conf</text:p>
      <text:p text:style-name="Standard"><text:s text:c="4"/>/dev/sda /dev/sda1 /dev/sr0 /dev/disk/by-.../...</text:p>
      <text:p text:style-name="Standard"><text:s text:c="4"/></text:p>
      <text:p text:style-name="Standard"><text:s text:c="4"/>/etc/default/grub</text:p>
      <text:p text:style-name="Standard"><text:s text:c="4"/>/etc/grub.d/40_custom</text:p>
      <text:p text:style-name="Standard"><text:s text:c="4"/></text:p>
      <text:p text:style-name="Standard"><text:s text:c="4"/>/dev/mem</text:p>
      <text:p text:style-name="Standard"><text:s text:c="4"/>/dev/md0</text:p>
      <text:p text:style-name="Standard"><text:s text:c="4"/>/dev/mapper/...</text:p>
      <text:p text:style-name="Standard"><text:s text:c="4"/>/proc/cpuinfo /proc/meminfo /proc/devices</text:p>
      <text:p text:style-name="Standard"><text:s text:c="4"/></text:p>
      <text:p text:style-name="Standard"><text:s text:c="4"/>/proc/cmdline - как запущено ядро</text:p>
      <text:p text:style-name="Standard"><text:s text:c="4"/></text:p>
      <text:p text:style-name="Standard"><text:s text:c="4"/>/sys/firmware/efi <text:s/>- present if booted in UEFI mode</text:p>
      <text:p text:style-name="Standard"><text:s text:c="4"/>/sys/firmware/efi/efivars - EFI variables</text:p>
      <text:p text:style-name="Standard"><text:s text:c="4"/></text:p>
      <text:p text:style-name="Standard"><text:s text:c="4"/>/sys/block/&lt;имя_диска&gt;/queue/rotational - 0, если не HDD, 1, если HDD</text:p>
      <text:p text:style-name="Standard"><text:s text:c="4"/>например, # cat /sys/block/sdc/queue/rotational</text:p>
      <text:p text:style-name="Standard"/>
      <text:h text:style-name="Heading_20_2" text:outline-level="2"><text:bookmark-start text:name="__RefHeading___Toc4422_549679178"/><text:soft-page-break/>Кнопки при работе с bash<text:bookmark-end text:name="__RefHeading___Toc4422_549679178"/></text:h>
      <text:p text:style-name="Standard"><text:tab/>Tab: дописать оставшуюся часть команды или аргумента команды (путь к файлу или другое)</text:p>
      <text:p text:style-name="Standard"><text:tab/>Tab несколько раз: показать кандидаты на дополнение текущей части командной строки</text:p>
      <text:p text:style-name="Standard"><text:tab/>Стрелка вверх: перемещение по истории команд к более ранним</text:p>
      <text:p text:style-name="Standard"><text:tab/>Стрелка вниз: перемещение по истории команд к более поздним</text:p>
      <text:p text:style-name="Standard"><text:tab/>Ctrl+c: отменить ввод командной строки или прервать выполняющуюся команду (послать сигнал SigINT)</text:p>
      <text:p text:style-name="Standard"><text:tab/>Ctrl+l (или команда clear): очистить экран</text:p>
      <text:p text:style-name="Standard"><text:tab/>Ctrl+d: конец воода (EOF, end of file) или выход из bash</text:p>
      <text:p text:style-name="Standard"><text:s/>Ctrl+z: поставить текущую команду на паузу (fg НОМЕР - вернуть из паузы (например, fg 1; по команде jobs можно смотреть список задач, поставленных на паузу))</text:p>
      <text:p text:style-name="Standard"/>
      <text:h text:style-name="Heading_20_2" text:outline-level="2"><text:bookmark-start text:name="__RefHeading___Toc4424_549679178"/>Переменные среды<text:bookmark-end text:name="__RefHeading___Toc4424_549679178"/></text:h>
      <text:p text:style-name="Standard"><text:s/>LD_LIBRARY_PATH, PATH, HOME, PKG_CONFIG_PATH, CPPFLAGS, LDFLAGS</text:p>
      <text:p text:style-name="Standard"><text:s/>Можно определить и экспортировать LC_ALL=C (команда «export LC_ALL=C»), так будут перкрываться все заданные в других местах настройки языка и форматов вывода</text:p>
      <text:p text:style-name="Standard"/>
      <text:p text:style-name="Standard"><text:s/>LC_ALL LANG LANGUAGE</text:p>
      <text:p text:style-name="Standard"><text:s/>LC_ADDRESS <text:s text:c="8"/>LC_MONETARY <text:s text:c="7"/>LC_PAPER <text:s text:c="4"/>LC_IDENTIFICATION <text:s text:c="3"/>LC_NAME <text:s text:c="11"/>LC_TELEPHONE <text:s text:c="3"/>LC_MEASUREMENT <text:s text:c="4"/>LC_NUMERIC <text:s text:c="8"/>LC_TIME</text:p>
      <text:p text:style-name="Standard"><text:s/></text:p>
      <text:p text:style-name="Standard"/>
      <text:h text:style-name="Heading_20_2" text:outline-level="2"><text:bookmark-start text:name="__RefHeading___Toc4426_549679178"/>Комбинации клавиш<text:bookmark-end text:name="__RefHeading___Toc4426_549679178"/></text:h>
      <text:p text:style-name="Standard"><text:s/>В виртуальной текстовой консоли: Ctrl+Alt+Del = перезагрузка</text:p>
      <text:p text:style-name="Standard"><text:s/>В графическом режиме (виртуальная графическая консоль): Ctrl+Alt+Backspace = убить X-сервер</text:p>
      <text:p text:style-name="Standard"><text:s/>В терминалах и текстовой консоли (виртуальной): Ctrl+d - конец ввода (EOF) или выход из bash. Ctrl+c: прервать процесс (послать сигнал SigINT). Ctrl+Z: поставить процесс на паузу (fg 1, fg 2, fg ... - чтобы вернуть процесс из паузы)</text:p>
      <text:p text:style-name="Standard"><text:s text:c="3"/>Ctrl+l - очистить экран</text:p>
      <text:p text:style-name="Standard"><text:s/>В любом режиме:</text:p>
      <text:p text:style-name="Standard"><text:s text:c="2"/>От Ctrl+Alt+F1 до Ctrl+Alt+F12: переключение на vt (виртуальную консоль) с указанным номером</text:p>
      <text:p text:style-name="Standard"><text:s text:c="2"/>Ctrl+Alt+SysRq+S - сбросить кэш записи на диск. Ctrl+Alt+SysRQ+U - Отмонтировать все файловые системы и те, что нельзя отмонтировать, перемонтировать в</text:p>
      <text:p text:style-name="Standard"><text:s text:c="4"/>режим только чтение. Ctrl+Alt+SysRQ+B - мгновенная перезагрузка. Ctrl+Alt+SysRQ+O - мгновенное выключение ПК.</text:p>
      <text:p text:style-name="Standard"><text:s/>В графическом режиме:</text:p>
      <text:p text:style-name="Standard"><text:s text:c="4"/>Alt+Tab <text:s/>- переключение между окнами</text:p>
      <text:p text:style-name="Standard"><text:s text:c="4"/>Alt+F4 - закрыть текущее окно</text:p>
      <text:p text:style-name="Standard"><text:s text:c="4"/>Alt+F10 - развернуть/восстановить текущее окно</text:p>
      <text:p text:style-name="Standard"><text:s text:c="4"/>Alt+F9 - свернуть текущее окно</text:p>
      <text:p text:style-name="Standard"><text:s text:c="4"/>Alt+зажать_правой_конпкой_мыши_на_окне_и_тянуть - изменение размера окна</text:p>
      <text:p text:style-name="Standard"><text:s text:c="4"/>Alt+перемещение_левой_кнопкой_мыши - переместить окно за любую точку внутри окна</text:p>
      <text:p text:style-name="Standard"><text:s text:c="4"/>Ctrl+Shift+u, затем код символа unicode (шестнадцатиричный), затем пробел <text:s text:c="5"/>= <text:s text:c="4"/>ввод символа по коду (unicode). Например, код a0 - неразрывный пробел</text:p>
      <text:p text:style-name="Standard"><text:s text:c="4"/>(символы и коды смотреть в программе gucharmap)</text:p>
      <text:p text:style-name="Standard"><text:soft-page-break/><text:s text:c="4"/>Ctrl+Alt+T = запустить эмулятор терминала (работает в Xfce, cinnamon, gnome, mate, kde; не работает в enlightenment, LXDE, OpenBox)</text:p>
      <text:p text:style-name="Standard"><text:s text:c="4"/>Ctrl+C - скопировать текст в буфер обмена</text:p>
      <text:p text:style-name="Standard"><text:s text:c="4"/>Ctrl+Z - отменить предыдущее изменение в редакторе</text:p>
      <text:p text:style-name="Standard"><text:s text:c="4"/>Ctrl+D, Ctrl+L, Ctrl+W, Ctrl+U</text:p>
      <text:p text:style-name="Standard"/>
      <text:p text:style-name="Standard">В некоторых файлах можно писать комментарии, начинающиеся с символа '#' (решётка). Программы, обрабатывающие файлы, игнорируют комментарии.</text:p>
      <text:p text:style-name="Standard">В bash слово, начинающееся с символа '#', и всё, что идёт в строке после этого слова, - комментарий. Если символ '#' идёт внутри слова, он не начинает комментарий</text:p>
      <text:p text:style-name="Standard"/>
      <text:h text:style-name="Heading_20_2" text:outline-level="2"><text:bookmark-start text:name="__RefHeading___Toc7012_3855655547"/>Пакеты Debian/<text:span text:style-name="T72">MX_Linux (не Mint Linux)</text:span><text:bookmark-end text:name="__RefHeading___Toc7012_3855655547"/></text:h>
      <text:p text:style-name="P39">isenkram isenkram-cli</text:p>
      <text:p text:style-name="P38"/>
      <text:h text:style-name="Heading_20_2" text:outline-level="2"><text:bookmark-start text:name="__RefHeading___Toc7203_1860346415"/>Talks about using octal mode with chmod <text:span text:style-name="T77">and about permissions</text:span><text:bookmark-end text:name="__RefHeading___Toc7203_1860346415"/></text:h>
      <text:p text:style-name="Standard">you have 3 bits special and 3 groups of 3 bits each for user(owner), group, others. so, 3+3*3=12 bits:</text:p>
      <text:p text:style-name="Standard">SUID, SGID, Sticky bit,       ownerR, ownerW, ownerX,       groupR, groupW, gourpX,       other<text:span text:style-name="Strong_20_Emphasis">s</text:span>R, othersW, othersX</text:p>
      <text:p text:style-name="Standard"> </text:p>
      <text:p text:style-name="Standard">mode 7654 sets 7 for SUID, SGID, StickyBit, 6 for user(owner) RWX, 5 for group RWX, 4 for others RWX</text:p>
      <text:p text:style-name="Standard">7=0b111, 6=0b110, 5=0b101, 4=0b100, so bits are 111 110 101 100</text:p>
      <text:p text:style-name="Standard">Special = 111 = SUIG on, SGID on, Sticky Bit on</text:p>
      <text:p text:style-name="Standard">User(owner) = 110 = R on, W on, X off</text:p>
      <text:p text:style-name="Standard">Group = 101 = R on, W off, X on</text:p>
      <text:p text:style-name="Standard">Others = 100 = R on, W off, X off</text:p>
      <text:p text:style-name="Text_20_body"/>
      <text:p text:style-name="Text_20_body"/>
      <text:p text:style-name="P38">«chmod 0640» is rw, 0440 is ro. Detailed mode:</text:p>
      <text:p text:style-name="Standard">0640 = rw-r---- (rw for user, r for group and nothing for others, 3 blocks of 3 bits (3 bits user, 3 bits group, 3 bits others))</text:p>
      <text:p text:style-name="Standard">0440 = r--r----</text:p>
      <text:p text:style-name="Standard">here, 6=0b110, 110 corresponds to rwx for owner (u), so r=1, w=1, x=0</text:p>
      <text:p text:style-name="Standard">in 0640, 4=0b100 (rwx), for group, so group r=1, group w=0, group x=0 (group mode is r--)</text:p>
      <text:p text:style-name="Standard">in 0640, 2nd 0 = 0b000 (rwx), for others, so other r=w=x=0</text:p>
      <text:p text:style-name="Standard"> </text:p>
      <text:p text:style-name="Standard">(r=read, w=write, x=execute file or use forlder (cd into it or work with it's contents))</text:p>
      <text:p text:style-name="Standard"> </text:p>
      <text:p text:style-name="Standard">in 0750, we have same order: special, user, group, others. Special = 0b000 (setuid, setgui, sticky bit),</text:p>
      <text:p text:style-name="Standard">so suid=sgit=sticky=0. user(owner)=7=0b111 (rwx), so r=w=x=1. group=5=0b101 (rwx), so r=1, w=0, x=1</text:p>
      <text:p text:style-name="Standard">so, 0750 = rwxr-x--- (see ls -l)</text:p>
      <text:p text:style-name="Standard"> </text:p>
      <text:p text:style-name="Standard"> </text:p>
      <text:p text:style-name="Standard"><text:soft-page-break/>1st digit means SUID, SGID, StickyBit, so</text:p>
      <text:p text:style-name="Standard">7750 = rwsr-s--T</text:p>
      <text:p text:style-name="Standard">7751 = rwsr-s--t</text:p>
      <text:p text:style-name="Standard">5751 = rwsr-x--t</text:p>
      <text:p text:style-name="Standard">5741 = rwsr----t</text:p>
      <text:p text:style-name="Standard">5740 = rwsr----T</text:p>
      <text:p text:style-name="Standard"> </text:p>
      <text:p text:style-name="Standard">7651 = rwSr-s--t</text:p>
      <text:p text:style-name="Standard"> </text:p>
      <text:p text:style-name="Standard">(yu have 12 bits permissions: suid, sgid, sticky, ownerR, ownerW, ownerX, groupR, groupW, gourpX, otherxR, othersW, othersX;</text:p>
      <text:p text:style-name="Standard">suid = Set  User ID, SGID = Set Group ID. If you have SUID on executable, any user able to execute it will get UID of the owner of the executable for that process (launched form the executable);</text:p>
      <text:p text:style-name="Standard">run "$ sudo find / -type f -perm /4000" to see all SUID files)</text:p>
      <text:p text:style-name="P38"/>
      <text:p text:style-name="P38">disable write for all (-R = recursively):</text:p>
      <text:p text:style-name="Standard">$ chmod -c -R a-w dir_or_file</text:p>
      <text:p text:style-name="Standard">enable write for owner (-R = recursively):</text:p>
      <text:p text:style-name="Standard">$ chmod -c -R u+w dir_or_file</text:p>
      <text:p text:style-name="Standard">change owner to $USER and group to it's primary group (-R = recursively):</text:p>
      <text:p text:style-name="Standard">$ sudo chown -c -R ${USER}: dir_or_file</text:p>
      <text:p text:style-name="Standard">(notice colon after username)</text:p>
      <text:p text:style-name="Standard">change owner to $USER (-R = recursively):</text:p>
      <text:p text:style-name="Standard">$ sudo chown -c -R ${USER} dir_or_file</text:p>
      <text:p text:style-name="Standard">change group (-R = recursively):</text:p>
      <text:p text:style-name="Standard">$ sudo chgrp -c -R sudo   dir_or_file</text:p>
      <text:p text:style-name="Standard"> </text:p>
      <text:p text:style-name="Standard">disable access to others:</text:p>
      <text:p text:style-name="Standard">$ chmod -c -R o=  dir_or_file</text:p>
      <text:p text:style-name="Standard">or</text:p>
      <text:p text:style-name="Standard">$ chmod -c -R o-rwxst dir_or_file</text:p>
      <text:p text:style-name="Standard"> </text:p>
      <text:p text:style-name="Standard"> </text:p>
      <text:p text:style-name="Standard">gain membership in some group:</text:p>
      <text:p text:style-name="Standard">$ newgrp sudo</text:p>
      <text:p text:style-name="Standard">$ newgrp kvm</text:p>
      <text:p text:style-name="Standard">(it can ask for group password; also, your GID becomes kvm's ID (run "id"))</text:p>
      <text:p text:style-name="Standard">set group password:</text:p>
      <text:p text:style-name="Standard">$ sudo gpasswd kvm</text:p>
      <text:p text:style-name="Standard">delete group password (will be unable to newgrp with password):</text:p>
      <text:p text:style-name="Standard">$ sudo gpasswd -r kvm</text:p>
      <text:p text:style-name="Standard"> </text:p>
      <text:p text:style-name="Standard"> </text:p>
      <text:p text:style-name="Standard">also, there are other permission-related settings, I don't use them ("$ man getfacl", "$ man setfacl")</text:p>
      <text:p text:style-name="P38"/>
      <text:p text:style-name="Standard"/>
      <text:h text:style-name="Heading_20_1" text:outline-level="1"><text:bookmark-start text:name="__RefHeading___Toc6732_3395833612"/>Ссылки<text:bookmark-end text:name="__RefHeading___Toc6732_3395833612"/></text:h>
      <text:list text:style-name="L4">
        <text:list-item>
          <text:p text:style-name="P97">Сборник на английском: <text:a xlink:type="simple" xlink:href="https://www.tecmint.com/free-online-linux-learning-guide-for-beginners/" text:style-name="Internet_20_link" text:visited-style-name="Visited_20_Internet_20_Link">https://www.tecmint.com/free-online-linux-learning-guide-for-beginners/</text:a></text:p>
        </text:list-item>
        <text:list-item>
          <text:p text:style-name="P97"><text:soft-page-break/>«Что нужно знать юзверям и не только...: Повесть о вопросах и запросах». Автор acetone <text:a xlink:type="simple" xlink:href="https://linuxmint.com.ru/viewtopic.php?f=24&amp;t=35" text:style-name="Internet_20_link" text:visited-style-name="Visited_20_Internet_20_Link">https://linuxmint.com.ru/viewtopic.php?f=24&amp;t=35</text:a></text:p>
        </text:list-item>
        <text:list-item>
          <text:p text:style-name="P97">Основные команды консоли#: Справочник команд с их описанием на русском находится по адресу <text:a xlink:type="simple" xlink:href="http://www.zabrosov.ru/" text:style-name="Internet_20_link" text:visited-style-name="Visited_20_Internet_20_Link">http://www.zabrosov.ru</text:a> так же можете посмотреть тему на нашем форуме <text:span text:style-name="T88">(примечание: данный фрагмент текста откуда-то копировался)</text:span> находящуюся по адресу <text:a xlink:type="simple" xlink:href="https://linuxmint.com.ru/viewtopic.php?f=37&amp;t=37" text:style-name="Internet_20_link" text:visited-style-name="Visited_20_Internet_20_Link">https://linuxmint.com.ru/viewtopic.php?f=37&amp;t=37</text:a> еще можно посмотреть <text:a xlink:type="simple" xlink:href="http://qps.ru/rDozs" text:style-name="Internet_20_link" text:visited-style-name="Visited_20_Internet_20_Link">http://qps.ru/rDozs</text:a> <text:s/><text:a xlink:type="simple" xlink:href="https://clck.ru/HkobX" text:style-name="Internet_20_link" text:visited-style-name="Visited_20_Internet_20_Link">https://clck.ru/HkobX</text:a></text:p>
        </text:list-item>
        <text:list-item>
          <text:p text:style-name="P97">Основные рекоммендации по ускорению работы Linux Mint на слабых ПК: Тюнинг использования ОЗУ, настройки окружения и программ <text:a xlink:type="simple" xlink:href="https://linuxmint.com.ru/viewtopic.php?f=45&amp;t=173" text:style-name="Internet_20_link" text:visited-style-name="Visited_20_Internet_20_Link">https://linuxmint.com.ru/viewtopic.php?f=45&amp;t=173</text:a></text:p>
        </text:list-item>
        <text:list-item>
          <text:p text:style-name="P97">Базовая установка видеодрайвера в Linux Mint: <text:a xlink:type="simple" xlink:href="https://linuxmint.com.ru/viewtopic.php?t=46" text:style-name="Internet_20_link" text:visited-style-name="Visited_20_Internet_20_Link">https://linuxmint.com.ru/viewtopic.php?t=46</text:a></text:p>
        </text:list-item>
        <text:list-item>
          <text:p text:style-name="P98">Учебные материалы Uneex (в т.ч., видеозаписи лекций на факультете ВМиК (ВМК) МГУ им. М.В. Ломоносова и местами тексты к ним; в т.ч., лекции по разработке программ): <text:a xlink:type="simple" xlink:href="https://uneex.ru/" text:style-name="Internet_20_link" text:visited-style-name="Visited_20_Internet_20_Link">https://uneex.ru/</text:a></text:p>
        </text:list-item>
        <text:list-item>
          <text:p text:style-name="P98">Учебные материалы школы 179, г. Москва: <text:a xlink:type="simple" xlink:href="https://server.179.ru/" text:style-name="Internet_20_link" text:visited-style-name="Visited_20_Internet_20_Link">https://server.179.ru/</text:a></text:p>
        </text:list-item>
      </text:list>
      <text:p text:style-name="P80"/>
      <text:h text:style-name="P94" text:outline-level="2"><text:bookmark-start text:name="__RefHeading___Toc7418_2778591242"/><text:span text:style-name="T87">Ссылки, взятые со страницы от </text:span>acetone<text:bookmark-end text:name="__RefHeading___Toc7418_2778591242"/></text:h>
      <text:h text:style-name="Heading_20_3" text:outline-level="3"><text:bookmark-start text:name="__RefHeading___Toc7420_2778591242"/><text:span text:style-name="T87">Первая част</text:span><text:span text:style-name="T88">ь</text:span><text:bookmark-end text:name="__RefHeading___Toc7420_2778591242"/></text:h>
      <text:list text:style-name="L5">
        <text:list-item>
          <text:p text:style-name="P104"><text:span text:style-name="T88">Р</text:span>уководство Mint 17.3 (pdf): <text:a xlink:type="simple" xlink:href="https://goo.gl/UNlFFn" text:style-name="Internet_20_link" text:visited-style-name="Visited_20_Internet_20_Link">https://goo.gl/UNlFFn</text:a></text:p>
        </text:list-item>
        <text:list-item>
          <text:p text:style-name="P104">Введение в Ubuntu: <text:a xlink:type="simple" xlink:href="http://help.ubuntu.ru/wiki/руководство_по_ubuntu_desktop_14_04/введение" text:style-name="Internet_20_link" text:visited-style-name="Visited_20_Internet_20_Link">http://help.ubuntu.ru/wiki/руководство_по_ubuntu_desktop_14_04/введение</text:a></text:p>
        </text:list-item>
        <text:list-item>
          <text:p text:style-name="P104">Ubuntu 14.04: <text:a xlink:type="simple" xlink:href="http://help.ubuntu.ru/wiki/руководство_по_ubuntu_desktop_14_04" text:style-name="Internet_20_link" text:visited-style-name="Visited_20_Internet_20_Link">http://help.ubuntu.ru/wiki/руководство_по_ubuntu_desktop_14_04</text:a></text:p>
        </text:list-item>
      </text:list>
      <text:h text:style-name="P95" text:outline-level="3"><text:bookmark-start text:name="__RefHeading___Toc7422_2778591242"/><text:span text:style-name="T88">В</text:span><text:span text:style-name="T87">торая часть</text:span><text:bookmark-end text:name="__RefHeading___Toc7422_2778591242"/></text:h>
      <text:list text:style-name="L6">
        <text:list-item>
          <text:p text:style-name="P105"><text:span text:style-name="T88">Загрузчик GrUB</text:span>: <text:a xlink:type="simple" xlink:href="http://help.ubuntu.ru/wiki/grub" text:style-name="Internet_20_link" text:visited-style-name="Visited_20_Internet_20_Link">http://help.ubuntu.ru/wiki/grub</text:a></text:p>
        </text:list-item>
        <text:list-item>
          <text:p text:style-name="P105">Восстановление G<text:span text:style-name="T88">r</text:span>UB: <text:a xlink:type="simple" xlink:href="http://help.ubuntu.ru/wiki/восстановление_grub" text:style-name="Internet_20_link" text:visited-style-name="Visited_20_Internet_20_Link">http://help.ubuntu.ru/wiki/восстановление_grub</text:a></text:p>
        </text:list-item>
        <text:list-item>
          <text:p text:style-name="P105">Подробнее: <text:a xlink:type="simple" xlink:href="http://forum.ubuntu.ru/?topic=74165.0/" text:style-name="Internet_20_link" text:visited-style-name="Visited_20_Internet_20_Link">http://forum.ubuntu.ru/?topic=74165.0/</text:a></text:p>
        </text:list-item>
      </text:list>
      <text:h text:style-name="P95" text:outline-level="3"><text:bookmark-start text:name="__RefHeading___Toc7424_2778591242"/><text:span text:style-name="T88">Т</text:span><text:span text:style-name="T87">ретья част</text:span><text:span text:style-name="T88">ь</text:span><text:bookmark-end text:name="__RefHeading___Toc7424_2778591242"/></text:h>
      <text:list xml:id="list1931222279" text:style-name="L7">
        <text:list-item>
          <text:p text:style-name="P106"><text:span text:style-name="T88">Н</text:span>астройка сети (детально): <text:a xlink:type="simple" xlink:href="http://help.ubuntu.ru/wiki/настройка_сети_вручную/" text:style-name="Internet_20_link" text:visited-style-name="Visited_20_Internet_20_Link">http://help.ubuntu.ru/wiki/настройка_сети_вручную/</text:a></text:p>
        </text:list-item>
        <text:list-item>
          <text:p text:style-name="P106">Настройка роутеров: <text:a xlink:type="simple" xlink:href="http://rudevice.ru/" text:style-name="Internet_20_link" text:visited-style-name="Visited_20_Internet_20_Link">http://rudevice.ru/</text:a></text:p>
        </text:list-item>
        <text:list-item>
          <text:p text:style-name="P106">Список терминальных команд: <text:a xlink:type="simple" xlink:href="http://help.ubuntu.ru/wiki/командная_строка?&amp;#шпаргалка_команд" text:style-name="Internet_20_link" text:visited-style-name="Visited_20_Internet_20_Link">http://help.ubuntu.ru/wiki/командная_строка?&amp;#шпаргалка_команд</text:a><text:line-break/><text:line-break/></text:p>
        </text:list-item>
      </text:list>
      <text:h text:style-name="Heading_20_3" text:outline-level="3"><text:bookmark-start text:name="__RefHeading___Toc7426_2778591242"/><text:span text:style-name="Strong_20_Emphasis">Дополнительно</text:span><text:bookmark-end text:name="__RefHeading___Toc7426_2778591242"/></text:h>
      <text:list xml:id="list70634333081858" text:continue-numbering="true" text:style-name="L7">
        <text:list-item>
          <text:p text:style-name="P106"><text:span text:style-name="Strong_20_Emphasis"><text:span text:style-name="T90">с</text:span></text:span><text:span text:style-name="T87">траницы man: </text:span><text:a xlink:type="simple" xlink:href="http://www.opennet.ru/man_1.shtml" text:style-name="Internet_20_link" text:visited-style-name="Visited_20_Internet_20_Link"><text:span text:style-name="T87">http://www.opennet.ru/man_1.shtml</text:span></text:a></text:p>
        </text:list-item>
        <text:list-item>
          <text:p text:style-name="P106"><text:span text:style-name="T87">пакеты Ubuntu: </text:span><text:a xlink:type="simple" xlink:href="http://packages.ubuntu.com/" text:style-name="Internet_20_link" text:visited-style-name="Visited_20_Internet_20_Link"><text:span text:style-name="T87">http://packages.ubuntu.com/</text:span></text:a></text:p>
        </text:list-item>
        <text:list-item>
          <text:p text:style-name="P106"><text:span text:style-name="T87">другие пакеты: </text:span><text:a xlink:type="simple" xlink:href="http://pkgs.org/" text:style-name="Internet_20_link" text:visited-style-name="Visited_20_Internet_20_Link"><text:span text:style-name="T87">http://pkgs.org/</text:span></text:a></text:p>
        </text:list-item>
        <text:list-item>
          <text:p text:style-name="P106"><text:soft-page-break/><text:span text:style-name="T87">что-то про драйвера (коллекция драйверов?):</text:span> <text:a xlink:type="simple" xlink:href="https://driverscollection.com/" text:style-name="Internet_20_link" text:visited-style-name="Visited_20_Internet_20_Link">https://driverscollection.com/</text:a></text:p>
        </text:list-item>
      </text:list>
      <text:h text:style-name="Heading_20_3" text:outline-level="3"><text:bookmark-start text:name="__RefHeading___Toc7428_2778591242"/><text:span text:style-name="T87">что-то про Nvidia</text:span> <text:a xlink:type="simple" xlink:href="http://help.ubuntu.ru/совместимость/nvidia" text:style-name="Internet_20_link" text:visited-style-name="Visited_20_Internet_20_Link">http://help.ubuntu.ru/совместимость/nvidia</text:a><text:line-break/><text:line-break/><text:line-break/><text:span text:style-name="Strong_20_Emphasis"><text:span text:style-name="T89">Форумы Родственников Минта </text:span></text:span><text:span text:style-name="Strong_20_Emphasis"><text:span text:style-name="T90">(дистрибутивов?)</text:span></text:span><text:bookmark-end text:name="__RefHeading___Toc7428_2778591242"/></text:h>
      <text:list text:style-name="L8">
        <text:list-item>
          <text:p text:style-name="P107"><text:span text:style-name="Strong_20_Emphasis"><text:span text:style-name="T91">U</text:span></text:span>buntu: <text:a xlink:type="simple" xlink:href="http://forum.ubuntu.ru/" text:style-name="Internet_20_link" text:visited-style-name="Visited_20_Internet_20_Link">http://forum.ubuntu.ru/</text:a></text:p>
        </text:list-item>
        <text:list-item>
          <text:p text:style-name="P107">Gentos: <text:a xlink:type="simple" xlink:href="http://www.rhelforum.ru/" text:style-name="Internet_20_link" text:visited-style-name="Visited_20_Internet_20_Link">http://www.rhelforum.ru/</text:a></text:p>
        </text:list-item>
        <text:list-item>
          <text:p text:style-name="P107">OpenSUSE: <text:a xlink:type="simple" xlink:href="http://open-suse.ru/forum" text:style-name="Internet_20_link" text:visited-style-name="Visited_20_Internet_20_Link">http://open-suse.ru/forum</text:a></text:p>
        </text:list-item>
        <text:list-item>
          <text:p text:style-name="P107">Debian: <text:a xlink:type="simple" xlink:href="http://debianforum.ru/" text:style-name="Internet_20_link" text:visited-style-name="Visited_20_Internet_20_Link">http://debianforum.ru/</text:a></text:p>
        </text:list-item>
        <text:list-item>
          <text:p text:style-name="P107">SlackWare: <text:a xlink:type="simple" xlink:href="http://www.slackware.ru/forum/" text:style-name="Internet_20_link" text:visited-style-name="Visited_20_Internet_20_Link">http://www.slackware.ru/forum/</text:a></text:p>
        </text:list-item>
        <text:list-item>
          <text:p text:style-name="P107">Gentoo: <text:a xlink:type="simple" xlink:href="http://forums.gentoo.org/index.php" text:style-name="Internet_20_link" text:visited-style-name="Visited_20_Internet_20_Link">http://forums.gentoo.org/index.php</text:a></text:p>
        </text:list-item>
        <text:list-item>
          <text:p text:style-name="P107">ArchLinux: <text:a xlink:type="simple" xlink:href="http://archlinux.org.ru/forum/" text:style-name="Internet_20_link" text:visited-style-name="Visited_20_Internet_20_Link">http://archlinux.org.ru/forum/</text:a></text:p>
        </text:list-item>
        <text:list-item>
          <text:p text:style-name="P107">Fedora: <text:a xlink:type="simple" xlink:href="http://russianfedora.pro/" text:style-name="Internet_20_link" text:visited-style-name="Visited_20_Internet_20_Link">http://russianfedora.pro/</text:a></text:p>
        </text:list-item>
        <text:list-item>
          <text:p text:style-name="P107">Xubuntu: <text:a xlink:type="simple" xlink:href="http://forum.xubuntu-ru.net/index.php" text:style-name="Internet_20_link" text:visited-style-name="Visited_20_Internet_20_Link">http://forum.xubuntu-ru.net/index.php</text:a></text:p>
        </text:list-item>
        <text:list-item>
          <text:p text:style-name="P107">Lubuntu: <text:a xlink:type="simple" xlink:href="http://www.lubuntu.ru/forum" text:style-name="Internet_20_link" text:visited-style-name="Visited_20_Internet_20_Link">http://www.lubuntu.ru/forum</text:a><text:line-break/><text:line-break/></text:p>
        </text:list-item>
      </text:list>
      <text:h text:style-name="Heading_20_3" text:outline-level="3"><text:bookmark-start text:name="__RefHeading___Toc7430_2778591242"/>Разное<text:bookmark-end text:name="__RefHeading___Toc7430_2778591242"/></text:h>
      <text:list text:style-name="L9">
        <text:list-item>
          <text:p text:style-name="P108"><text:span text:style-name="T88">Р</text:span>уководства и статьи: <text:a xlink:type="simple" xlink:href="http://help.ubuntu.ru/wiki/howto" text:style-name="Internet_20_link" text:visited-style-name="Visited_20_Internet_20_Link">http://help.ubuntu.ru/wiki/howto</text:a></text:p>
        </text:list-item>
        <text:list-item>
          <text:p text:style-name="P108">Команды терминала: <text:a xlink:type="simple" xlink:href="http://www.f-notes.info/linux:linux_command" text:style-name="Internet_20_link" text:visited-style-name="Visited_20_Internet_20_Link">http://www.f-notes.info/linux:linux_command</text:a></text:p>
        </text:list-item>
        <text:list-item>
          <text:p text:style-name="P108">Шпаргалка: <text:a xlink:type="simple" xlink:href="http://forum.ubuntu.ru/index.php?topic=14535.0" text:style-name="Internet_20_link" text:visited-style-name="Visited_20_Internet_20_Link">http://forum.ubuntu.ru/index.php?topic=14535.0</text:a></text:p>
        </text:list-item>
        <text:list-item>
          <text:p text:style-name="P108">Bash: <text:a xlink:type="simple" xlink:href="http://rus-linux.net/MyLDP/HOWTO-ru/Bash-Progr-Intro-HOWTO/Bash-Prog-Intro-HOWTO.html#toc14" text:style-name="Internet_20_link" text:visited-style-name="Visited_20_Internet_20_Link">http://rus-linux.net/MyLDP/HOWTO-ru/Bash-Progr-Intro-HOWTO/Bash-Prog-Intro-HOWTO.html#toc14</text:a></text:p>
        </text:list-item>
        <text:list-item>
          <text:p text:style-name="P108">Дистрибутивы Linux Mint: <text:a xlink:type="simple" xlink:href="https://www.linuxmint.com/download_all.php" text:style-name="Internet_20_link" text:visited-style-name="Visited_20_Internet_20_Link">https://www.linuxmint.com/download_all.php</text:a></text:p>
        </text:list-item>
        <text:list-item>
          <text:p text:style-name="P108">Дистрибутивы на любой вкус: <text:a xlink:type="simple" xlink:href="http://releases.ubuntu.com/" text:style-name="Internet_20_link" text:visited-style-name="Visited_20_Internet_20_Link">http://releases.ubuntu.com/</text:a></text:p>
        </text:list-item>
        <text:list-item>
          <text:p text:style-name="P108">Форум JAVA: <text:a xlink:type="simple" xlink:href="http://javatalks.ru/" text:style-name="Internet_20_link" text:visited-style-name="Visited_20_Internet_20_Link">http://javatalks.ru/</text:a></text:p>
        </text:list-item>
        <text:list-item>
          <text:p text:style-name="P108">Большая шпаргалка: <text:a xlink:type="simple" xlink:href="http://wiki.fornex.com/index.php/Команды_Linux" text:style-name="Internet_20_link" text:visited-style-name="Visited_20_Internet_20_Link">http://wiki.fornex.com/index.php/Команды_Linux</text:a></text:p>
        </text:list-item>
        <text:list-item>
          <text:p text:style-name="P108">Что-то про создание загрузочных флешек: <text:a xlink:type="simple" xlink:href="http://help.ubuntu.ru/wiki/unetbootin" text:style-name="Internet_20_link" text:visited-style-name="Visited_20_Internet_20_Link">http://help.ubuntu.ru/wiki/unetbootin</text:a></text:p>
        </text:list-item>
      </text:list>
      <text:h text:style-name="Heading_20_3" text:outline-level="3"><text:bookmark-start text:name="__RefHeading___Toc7432_2778591242"/>О программировании<text:bookmark-end text:name="__RefHeading___Toc7432_2778591242"/></text:h>
      <text:list text:style-name="L10">
        <text:list-item>
          <text:p text:style-name="P109"><text:span text:style-name="T88">S</text:span>hell: <text:a xlink:type="simple" xlink:href="http://www.codenet.ru/progr/other/sh/" text:style-name="Internet_20_link" text:visited-style-name="Visited_20_Internet_20_Link">http://www.codenet.ru/progr/other/sh/</text:a></text:p>
        </text:list-item>
        <text:list-item>
          <text:p text:style-name="P109">Bash: <text:a xlink:type="simple" xlink:href="http://rus-linux.net/MyLDP/HOWTO-ru/Bash-Progr-Intro-HOWTO/Bash-Prog-Intro-HOWTO.html" text:style-name="Internet_20_link" text:visited-style-name="Visited_20_Internet_20_Link">http://rus-linux.net/MyLDP/HOWTO-ru/Bash-Progr-Intro-HOWTO/Bash-Prog-Intro-HOWTO.html</text:a></text:p>
        </text:list-item>
        <text:list-item>
          <text:p text:style-name="P109">C: <text:a xlink:type="simple" xlink:href="http://cpp.com.ru/" text:style-name="Internet_20_link" text:visited-style-name="Visited_20_Internet_20_Link">http://cpp.com.ru/</text:a></text:p>
        </text:list-item>
        <text:list-item>
          <text:p text:style-name="P109"><text:soft-page-break/>С++: <text:a xlink:type="simple" xlink:href="http://cpp.com.ru/" text:style-name="Internet_20_link" text:visited-style-name="Visited_20_Internet_20_Link">http://cpp.com.ru/</text:a></text:p>
        </text:list-item>
        <text:list-item>
          <text:p text:style-name="P109">PHP: <text:a xlink:type="simple" xlink:href="http://i-vd.org.ru/books/php/" text:style-name="Internet_20_link" text:visited-style-name="Visited_20_Internet_20_Link">http://i-vd.org.ru/books/php/</text:a></text:p>
        </text:list-item>
        <text:list-item>
          <text:p text:style-name="P109">Vala: <text:a xlink:type="simple" xlink:href="https://wiki.gnome.org/Projects/Vala/Tutorial/ru" text:style-name="Internet_20_link" text:visited-style-name="Visited_20_Internet_20_Link">https://wiki.gnome.org/Projects/Vala/Tutorial/ru</text:a></text:p>
        </text:list-item>
        <text:list-item>
          <text:p text:style-name="P109">РНР: <text:a xlink:type="simple" xlink:href="http://www.php-spravka.ru/" text:style-name="Internet_20_link" text:visited-style-name="Visited_20_Internet_20_Link">http://www.php-spravka.ru/</text:a></text:p>
        </text:list-item>
      </text:list>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7:15:23.511034998</meta:creation-date>
    <dc:date>2024-02-01T07:06:32.581109466</dc:date>
    <meta:editing-duration>PT5H49M18S</meta:editing-duration>
    <meta:editing-cycles>231</meta:editing-cycles>
    <meta:generator>LibreOffice/7.4.7.2$Linux_X86_64 LibreOffice_project/40$Build-2</meta:generator>
    <meta:document-statistic meta:table-count="4" meta:image-count="0" meta:object-count="0" meta:page-count="57" meta:paragraph-count="2081" meta:word-count="14434" meta:character-count="105853" meta:non-whitespace-character-count="89361"/>
  </office:meta>
</office:document-meta>
</file>